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12.492cm"/>
    </style:style>
    <style:style style:name="co6" style:family="table-column">
      <style:table-column-properties fo:break-before="auto" style:column-width="4.36cm"/>
    </style:style>
    <style:style style:name="co7" style:family="table-column">
      <style:table-column-properties fo:break-before="auto" style:column-width="23.287cm"/>
    </style:style>
    <style:style style:name="co8" style:family="table-column">
      <style:table-column-properties fo:break-before="auto" style:column-width="4.944cm"/>
    </style:style>
    <style:style style:name="co9" style:family="table-column">
      <style:table-column-properties fo:break-before="auto" style:column-width="2.475cm"/>
    </style:style>
    <style:style style:name="co10" style:family="table-column">
      <style:table-column-properties fo:break-before="auto" style:column-width="7.246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3.833cm"/>
    </style:style>
    <style:style style:name="co13" style:family="table-column">
      <style:table-column-properties fo:break-before="auto" style:column-width="6.331cm"/>
    </style:style>
    <style:style style:name="co14" style:family="table-column">
      <style:table-column-properties fo:break-before="auto" style:column-width="2.723cm"/>
    </style:style>
    <style:style style:name="co15" style:family="table-column">
      <style:table-column-properties fo:break-before="auto" style:column-width="5.415cm"/>
    </style:style>
    <style:style style:name="co16" style:family="table-column">
      <style:table-column-properties fo:break-before="auto" style:column-width="4.722cm"/>
    </style:style>
    <style:style style:name="co17" style:family="table-column">
      <style:table-column-properties fo:break-before="auto" style:column-width="13.573cm"/>
    </style:style>
    <style:style style:name="co18" style:family="table-column">
      <style:table-column-properties fo:break-before="auto" style:column-width="20.595cm"/>
    </style:style>
    <style:style style:name="co19" style:family="table-column">
      <style:table-column-properties fo:break-before="auto" style:column-width="6.914cm"/>
    </style:style>
    <style:style style:name="co20" style:family="table-column">
      <style:table-column-properties fo:break-before="auto" style:column-width="2.307cm"/>
    </style:style>
    <style:style style:name="co21" style:family="table-column">
      <style:table-column-properties fo:break-before="auto" style:column-width="5.166cm"/>
    </style:style>
    <style:style style:name="co22" style:family="table-column">
      <style:table-column-properties fo:break-before="auto" style:column-width="3.39cm"/>
    </style:style>
    <style:style style:name="co23" style:family="table-column">
      <style:table-column-properties fo:break-before="auto" style:column-width="2.418cm"/>
    </style:style>
    <style:style style:name="co24" style:family="table-column">
      <style:table-column-properties fo:break-before="auto" style:column-width="5.11cm"/>
    </style:style>
    <style:style style:name="co25" style:family="table-column">
      <style:table-column-properties fo:break-before="auto" style:column-width="4.001cm"/>
    </style:style>
    <style:style style:name="co26" style:family="table-column">
      <style:table-column-properties fo:break-before="auto" style:column-width="4.055cm"/>
    </style:style>
    <style:style style:name="co27" style:family="table-column">
      <style:table-column-properties fo:break-before="auto" style:column-width="2.78cm"/>
    </style:style>
    <style:style style:name="co28" style:family="table-column">
      <style:table-column-properties fo:break-before="auto" style:column-width="2.974cm"/>
    </style:style>
    <style:style style:name="co29" style:family="table-column">
      <style:table-column-properties fo:break-before="auto" style:column-width="4.916cm"/>
    </style:style>
    <style:style style:name="co30" style:family="table-column">
      <style:table-column-properties fo:break-before="auto" style:column-width="6.219cm"/>
    </style:style>
    <style:style style:name="co31" style:family="table-column">
      <style:table-column-properties fo:break-before="auto" style:column-width="5.914cm"/>
    </style:style>
    <style:style style:name="co32" style:family="table-column">
      <style:table-column-properties fo:break-before="auto" style:column-width="4.083cm"/>
    </style:style>
    <style:style style:name="co33" style:family="table-column">
      <style:table-column-properties fo:break-before="auto" style:column-width="1.891cm"/>
    </style:style>
    <style:style style:name="co34" style:family="table-column">
      <style:table-column-properties fo:break-before="auto" style:column-width="5.138cm"/>
    </style:style>
    <style:style style:name="co35" style:family="table-column">
      <style:table-column-properties fo:break-before="auto" style:column-width="2.03cm"/>
    </style:style>
    <style:style style:name="co36" style:family="table-column">
      <style:table-column-properties fo:break-before="auto" style:column-width="3.667cm"/>
    </style:style>
    <style:style style:name="co37" style:family="table-column">
      <style:table-column-properties fo:break-before="auto" style:column-width="5.387cm"/>
    </style:style>
    <style:style style:name="co38" style:family="table-column">
      <style:table-column-properties fo:break-before="auto" style:column-width="9.439cm"/>
    </style:style>
    <style:style style:name="co39" style:family="table-column">
      <style:table-column-properties fo:break-before="auto" style:column-width="1.808cm"/>
    </style:style>
    <style:style style:name="co40" style:family="table-column">
      <style:table-column-properties fo:break-before="auto" style:column-width="3.251cm"/>
    </style:style>
    <style:style style:name="co41" style:family="table-column">
      <style:table-column-properties fo:break-before="auto" style:column-width="1.78cm"/>
    </style:style>
    <style:style style:name="co42" style:family="table-column">
      <style:table-column-properties fo:break-before="auto" style:column-width="2.529cm"/>
    </style:style>
    <style:style style:name="co43" style:family="table-column">
      <style:table-column-properties fo:break-before="auto" style:column-width="2.584cm"/>
    </style:style>
    <style:style style:name="co44" style:family="table-column">
      <style:table-column-properties fo:break-before="auto" style:column-width="1.614cm"/>
    </style:style>
    <style:style style:name="co45" style:family="table-column">
      <style:table-column-properties fo:break-before="auto" style:column-width="1.642cm"/>
    </style:style>
    <style:style style:name="co46" style:family="table-column">
      <style:table-column-properties fo:break-before="auto" style:column-width="1.531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168cm"/>
    </style:style>
    <style:style style:name="co49" style:family="table-column">
      <style:table-column-properties fo:break-before="auto" style:column-width="2.002cm"/>
    </style:style>
    <style:style style:name="co50" style:family="table-column">
      <style:table-column-properties fo:break-before="auto" style:column-width="0.699cm"/>
    </style:style>
    <style:style style:name="co51" style:family="table-column">
      <style:table-column-properties fo:break-before="auto" style:column-width="1.586cm"/>
    </style:style>
    <style:style style:name="co52" style:family="table-column">
      <style:table-column-properties fo:break-before="auto" style:column-width="0.504cm"/>
    </style:style>
    <style:style style:name="co53" style:family="table-column">
      <style:table-column-properties fo:break-before="auto" style:column-width="2.258cm"/>
    </style:style>
    <style:style style:name="co54" style:family="table-column">
      <style:table-column-properties fo:break-before="auto" style:column-width="4.7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43" table:default-cell-style-name="Default"/>
        <table:table-column table:style-name="co21" table:default-cell-style-name="Default"/>
        <table:table-column table:style-name="co9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8" table:default-cell-style-name="Default"/>
        <table:table-column table:style-name="co20" table:default-cell-style-name="Default"/>
        <table:table-column table:style-name="co41" table:default-cell-style-name="Default"/>
        <table:table-column table:style-name="co39" table:number-columns-repeated="2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39" table:number-columns-repeated="2" table:default-cell-style-name="Default"/>
        <table:table-column table:style-name="co44" table:default-cell-style-name="Default"/>
        <table:table-column table:style-name="co39" table:number-columns-repeated="4" table:default-cell-style-name="Default"/>
        <table:table-column table:style-name="co41" table:default-cell-style-name="Default"/>
        <table:table-column table:style-name="co39" table:number-columns-repeated="2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39" table:number-columns-repeated="2" table:default-cell-style-name="Default"/>
        <table:table-column table:style-name="co46" table:default-cell-style-name="Default"/>
        <table:table-column table:style-name="co39" table:number-columns-repeated="3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39" table:number-columns-repeated="2" table:default-cell-style-name="Default"/>
        <table:table-column table:style-name="co47" table:default-cell-style-name="Default"/>
        <table:table-column table:style-name="co41" table:default-cell-style-name="Default"/>
        <table:table-column table:style-name="co39" table:number-columns-repeated="2" table:default-cell-style-name="Default"/>
        <table:table-column table:style-name="co48" table:default-cell-style-name="Default"/>
        <table:table-column table:style-name="co39" table:number-columns-repeated="3" table:default-cell-style-name="Default"/>
        <table:table-column table:style-name="co9" table:default-cell-style-name="Default"/>
        <table:table-column table:style-name="co41" table:default-cell-style-name="Default"/>
        <table:table-column table:style-name="co49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39" table:number-columns-repeated="2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3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39" table:number-columns-repeated="2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3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39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3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39" table:number-columns-repeated="2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3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39" table:number-columns-repeated="2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3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39" table:number-columns-repeated="2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3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39" table:number-columns-repeated="2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3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39" table:number-columns-repeated="2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/>
          <table:table-cell office:value-type="float" office:value="3191" calcext:value-type="float">
            <text:p>3191</text:p>
          </table:table-cell>
          <table:table-cell office:value-type="string" calcext:value-type="string">
            <text:p>RawCode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xtendedEventLoggingHistor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06" calcext:value-type="float">
            <text:p>3006</text:p>
          </table:table-cell>
          <table:table-cell office:value-type="string" calcext:value-type="string">
            <text:p>RawCode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ighEvaporatingHighCondensingDriveD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03" calcext:value-type="float">
            <text:p>3003</text:p>
          </table:table-cell>
          <table:table-cell office:value-type="string" calcext:value-type="string">
            <text:p>RawCode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ighEvaporatingLowCondensingDriveD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RawCode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owEvaporatingHighCondensingDriveD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office:value-type="string" calcext:value-type="string">
            <text:p>RawCode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owEvaporatingLowCondensingDriveD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05" calcext:value-type="float">
            <text:p>3005</text:p>
          </table:table-cell>
          <table:table-cell office:value-type="string" calcext:value-type="string">
            <text:p>RawCode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idEvaporatingHighCondensingDriveD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02" calcext:value-type="float">
            <text:p>3002</text:p>
          </table:table-cell>
          <table:table-cell office:value-type="string" calcext:value-type="string">
            <text:p>RawCode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idEvaporatingLowCondensingDriveD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string" calcext:value-type="string">
            <text:p>O3EComplexTyp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ustomerDetails</text:p>
          </table:table-cell>
          <table:table-cell office:value-type="string" calcext:value-type="string">
            <text:p>O3EUtf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3EUtf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Name</text:p>
          </table:table-cell>
          <table:table-cell office:value-type="string" calcext:value-type="string">
            <text:p>O3EUtf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O3EUtf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eetExtension</text:p>
          </table:table-cell>
          <table:table-cell office:value-type="string" calcext:value-type="string">
            <text:p>O3EUtf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O3EUtf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O3EUtf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3EUtf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ies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dentification Number</text:p>
          </table:table-cell>
          <table:table-cell table:number-columns-repeated="217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O3EComplexTyp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ObjectContactDetails</text:p>
          </table:table-cell>
          <table:table-cell office:value-type="string" calcext:value-type="string">
            <text:p>O3EUtf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3EUtf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Name</text:p>
          </table:table-cell>
          <table:table-cell office:value-type="string" calcext:value-type="string">
            <text:p>O3EUtf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O3EUtf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eetExtension</text:p>
          </table:table-cell>
          <table:table-cell office:value-type="string" calcext:value-type="string">
            <text:p>O3EUtf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O3EUtf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O3EUtf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3EUtf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ies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dentificationNumber</text:p>
          </table:table-cell>
          <table:table-cell table:number-columns-repeated="217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O3EComplexTyp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erviceEngineer</text:p>
          </table:table-cell>
          <table:table-cell office:value-type="string" calcext:value-type="string">
            <text:p>O3EUtf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3EUtf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Name</text:p>
          </table:table-cell>
          <table:table-cell office:value-type="string" calcext:value-type="string">
            <text:p>O3EUtf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O3EUtf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eetExtension</text:p>
          </table:table-cell>
          <table:table-cell office:value-type="string" calcext:value-type="string">
            <text:p>O3EUtf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O3EUtf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O3EUtf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3EUtf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ies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dentification Number</text:p>
          </table:table-cell>
          <table:table-cell table:number-columns-repeated="217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O3EComplexTyp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echnicalSupport</text:p>
          </table:table-cell>
          <table:table-cell office:value-type="string" calcext:value-type="string">
            <text:p>O3EUtf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3EUtf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Name</text:p>
          </table:table-cell>
          <table:table-cell office:value-type="string" calcext:value-type="string">
            <text:p>O3EUtf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O3EUtf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eetExtension</text:p>
          </table:table-cell>
          <table:table-cell office:value-type="string" calcext:value-type="string">
            <text:p>O3EUtf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O3EUtf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O3EUtf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3EUtf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ies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dentification Number</text:p>
          </table:table-cell>
          <table:table-cell table:number-columns-repeated="217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O3ELi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usTopologyMatrix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opologyElement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deID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Propert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Function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-Version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W-Version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N</text:p>
          </table:table-cell>
          <table:table-cell table:number-columns-repeated="226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office:value-type="string" calcext:value-type="string">
            <text:p>O3ELi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usTopologyMatrixFiv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opologyElement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deID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Propert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Function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-Version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W-Version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N</text:p>
          </table:table-cell>
          <table:table-cell table:number-columns-repeated="226"/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office:value-type="string" calcext:value-type="string">
            <text:p>O3ELi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usTopologyMatrixFour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opologyElement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deID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Propert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Function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-Version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W-Version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N</text:p>
          </table:table-cell>
          <table:table-cell table:number-columns-repeated="226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O3ELi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usTopologyMatrixThre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opologyElement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deID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Propert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Function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-Version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W-Version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N</text:p>
          </table:table-cell>
          <table:table-cell table:number-columns-repeated="226"/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O3ELi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usTopologyMatrixTwo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opologyElement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deID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Propert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Function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-Version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W-Version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N</text:p>
          </table:table-cell>
          <table:table-cell table:number-columns-repeated="226"/>
        </table:table-row>
        <table:table-row table:style-name="ro1">
          <table:table-cell/>
          <table:table-cell office:value-type="float" office:value="2536" calcext:value-type="float">
            <text:p>2536</text:p>
          </table:table-cell>
          <table:table-cell office:value-type="string" calcext:value-type="string">
            <text:p>RawCodec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usTopologyMatrixEigh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37" calcext:value-type="float">
            <text:p>2537</text:p>
          </table:table-cell>
          <table:table-cell office:value-type="string" calcext:value-type="string">
            <text:p>RawCodec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usTopologyMatrixNi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35" calcext:value-type="float">
            <text:p>2535</text:p>
          </table:table-cell>
          <table:table-cell office:value-type="string" calcext:value-type="string">
            <text:p>RawCodec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usTopologyMatrixSeve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34" calcext:value-type="float">
            <text:p>2534</text:p>
          </table:table-cell>
          <table:table-cell office:value-type="string" calcext:value-type="string">
            <text:p>RawCodec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usTopologyMatrixS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38" calcext:value-type="float">
            <text:p>2538</text:p>
          </table:table-cell>
          <table:table-cell office:value-type="string" calcext:value-type="string">
            <text:p>RawCodec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usTopologyMatrixTe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93" calcext:value-type="float">
            <text:p>2593</text:p>
          </table:table-cell>
          <table:table-cell office:value-type="string" calcext:value-type="string">
            <text:p>RawCodec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roductMatr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76" calcext:value-type="float">
            <text:p>2776</text:p>
          </table:table-cell>
          <table:table-cell office:value-type="string" calcext:value-type="string">
            <text:p>RawCodec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roductMatrix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RawCodec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eSeriesRecordedFlowTemperatureSensorStepsAndDuration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53" calcext:value-type="float">
            <text:p>1753</text:p>
          </table:table-cell>
          <table:table-cell office:value-type="string" calcext:value-type="string">
            <text:p>RawCodec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eSeriesRecordedFlowTemperatureSensorStepsAndDuration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RawCodec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eSeriesRecordedFlueGasTemperatureSensorStepsAndDuration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office:value-type="string" calcext:value-type="string">
            <text:p>RawCodec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eSeriesRecordedFlueGasTemperatureSensorStepsAndDuration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49" calcext:value-type="float">
            <text:p>1749</text:p>
          </table:table-cell>
          <table:table-cell office:value-type="string" calcext:value-type="string">
            <text:p>RawCodec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eSeriesRecordedModulationCurrentValueStepsAndDuration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string" calcext:value-type="string">
            <text:p>RawCodec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eSeriesRecordedModulationCurrentValueStepsAndDuration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05" calcext:value-type="float">
            <text:p>2805</text:p>
          </table:table-cell>
          <table:table-cell office:value-type="string" calcext:value-type="string">
            <text:p>RawCodec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verterSelfTestResultThre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04" calcext:value-type="float">
            <text:p>2804</text:p>
          </table:table-cell>
          <table:table-cell office:value-type="string" calcext:value-type="string">
            <text:p>RawCodec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verterSelfTestResult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RawCodec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lectricalEnergyMatr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RawCode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lectricalEnergyStorageModuleFiveOperatingData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80" calcext:value-type="float">
            <text:p>1580</text:p>
          </table:table-cell>
          <table:table-cell office:value-type="string" calcext:value-type="string">
            <text:p>RawCode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lectricalEnergyStorageModuleFourOperatingData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RawCode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lectricalEnergyStorageModuleOneOperatingData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82" calcext:value-type="float">
            <text:p>1582</text:p>
          </table:table-cell>
          <table:table-cell office:value-type="string" calcext:value-type="string">
            <text:p>RawCode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lectricalEnergyStorageModuleSixOperatingData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RawCode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lectricalEnergyStorageModuleThreeOperatingData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office:value-type="string" calcext:value-type="string">
            <text:p>RawCode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lectricalEnergyStorageModuleTwoOperatingData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42" calcext:value-type="float">
            <text:p>2942</text:p>
          </table:table-cell>
          <table:table-cell office:value-type="string" calcext:value-type="string">
            <text:p>RawCodec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istOfLayerSettingServiceDevic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52" calcext:value-type="float">
            <text:p>2952</text:p>
          </table:table-cell>
          <table:table-cell office:value-type="string" calcext:value-type="string">
            <text:p>RawCodec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istOfLayerSettingServiceDevices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76" calcext:value-type="float">
            <text:p>2376</text:p>
          </table:table-cell>
          <table:table-cell office:value-type="string" calcext:value-type="string">
            <text:p>RawCodec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arrowBandInternetOfThingsRadi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RawCodec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imeSeriesRecordedFlowTemperatureSensorStepsAndDurationThre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office:value-type="string" calcext:value-type="string">
            <text:p>RawCodec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imeSeriesRecordedFlueGasTemperatureSensorStepsAndDurationThre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  <table:table-cell office:value-type="string" calcext:value-type="string">
            <text:p>RawCodec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imeSeriesRecordedModulationCurrentValueStepsAndDurationThre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89" calcext:value-type="float">
            <text:p>1389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TwoSavings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scale=1</text:p>
          </table:table-cell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nergyConsumptionCentralHeating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524" calcext:value-type="float">
            <text:p>2524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nergyConsumptionCentralHeatingMonthMatrixElectricHeater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nergyConsumptionCooling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11" calcext:value-type="float">
            <text:p>1311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nergyConsumptionDomesticHotWater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515" calcext:value-type="float">
            <text:p>2515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nergyConsumptionDomesticHotWaterMonthMatrixElectricHeater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eedInEnergy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84" calcext:value-type="float">
            <text:p>1384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uelCellBreakdownRate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scale=1</text:p>
          </table:table-cell>
        </table:table-row>
        <table:table-row table:style-name="ro1">
          <table:table-cell/>
          <table:table-cell office:value-type="float" office:value="1349" calcext:value-type="float">
            <text:p>1349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uelCellGasConsumption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uelCellGeneratedHeatOutput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uelCellGeneratedHeatOutput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uelCellOperationTime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scale=1</text:p>
          </table:table-cell>
        </table:table-row>
        <table:table-row table:style-name="ro1">
          <table:table-cell/>
          <table:table-cell office:value-type="float" office:value="1361" calcext:value-type="float">
            <text:p>1361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uelCellRunTime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scale=1</text:p>
          </table:table-cell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asConsumptionCentralHeating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asConsumptionCentralHeating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asConsumptionDomesticHotWater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asConsumptionDomesticHotWater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15" calcext:value-type="float">
            <text:p>1315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eneratedCentralHeatingOutput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527" calcext:value-type="float">
            <text:p>2527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eneratedCoolingOutput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eneratedDomesticHotWaterOutput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13" calcext:value-type="float">
            <text:p>1313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eneratedElectricity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office:value-type="string" calcext:value-type="string">
            <text:p>O3EComplexTyp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olarEnergyYieldMonthMatrix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O3ELis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rrorDtcHistory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dTotal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Entries</text:p>
          </table:table-cell>
          <table:table-cell office:value-type="string" calcext:value-type="string">
            <text:p>O3EE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O3E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O3ELis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arningDtcHistory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dTotal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Entries</text:p>
          </table:table-cell>
          <table:table-cell office:value-type="string" calcext:value-type="string">
            <text:p>O3EE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O3E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office:value-type="string" calcext:value-type="string">
            <text:p>RawCode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lectricalPreHeaterMonthMatr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74" calcext:value-type="float">
            <text:p>2774</text:p>
          </table:table-cell>
          <table:table-cell office:value-type="string" calcext:value-type="string">
            <text:p>RawCode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nergyOwnConsumptionMonthMatr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72" calcext:value-type="float">
            <text:p>2772</text:p>
          </table:table-cell>
          <table:table-cell office:value-type="string" calcext:value-type="string">
            <text:p>RawCode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nergyRecoveredCrossHeatExchangerMonthMatr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RawCode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nergyMe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O3ELis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rrorDtcList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Entries</text:p>
          </table:table-cell>
          <table:table-cell office:value-type="string" calcext:value-type="string">
            <text:p>O3EE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O3E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O3ELis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oDtcHistory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Entries</text:p>
          </table:table-cell>
          <table:table-cell office:value-type="string" calcext:value-type="string">
            <text:p>O3EE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s</text:p>
          </table:table-cell>
          <table:table-cell office:value-type="string" calcext:value-type="string">
            <text:p>O3E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O3ELis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oDtcList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Entries</text:p>
          </table:table-cell>
          <table:table-cell office:value-type="string" calcext:value-type="string">
            <text:p>O3EE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s</text:p>
          </table:table-cell>
          <table:table-cell office:value-type="string" calcext:value-type="string">
            <text:p>O3E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O3ELis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rviceDtcHistory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Entries</text:p>
          </table:table-cell>
          <table:table-cell office:value-type="string" calcext:value-type="string">
            <text:p>O3EE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3E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O3ELis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rviceDtcList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Entries</text:p>
          </table:table-cell>
          <table:table-cell office:value-type="string" calcext:value-type="string">
            <text:p>O3EE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3E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O3ELis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tatusDtcHistory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Entries</text:p>
          </table:table-cell>
          <table:table-cell office:value-type="string" calcext:value-type="string">
            <text:p>O3EE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O3E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O3ELis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tatusDtcList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Entries</text:p>
          </table:table-cell>
          <table:table-cell office:value-type="string" calcext:value-type="string">
            <text:p>O3EE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O3E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O3ELis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arningDtcList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Entries</text:p>
          </table:table-cell>
          <table:table-cell office:value-type="string" calcext:value-type="string">
            <text:p>O3EE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O3E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3EByte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1784" calcext:value-type="float">
            <text:p>1784</text:p>
          </table:table-cell>
          <table:table-cell office:value-type="string" calcext:value-type="string">
            <text:p>RawCode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imeSeriesRecordedDomesticHotWaterBurnerStopEve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office:value-type="string" calcext:value-type="string">
            <text:p>RawCode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imeSeriesRecordedHeatingBurnerStopEve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RawCode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cuResetInformationLi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office:value-type="string" calcext:value-type="string">
            <text:p>RawCode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ZigBeeApartmentOneTopolog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RawCodec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ebusDeviceLi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office:value-type="string" calcext:value-type="string">
            <text:p>RawCodec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ebusDeviceListFiv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91" calcext:value-type="float">
            <text:p>2191</text:p>
          </table:table-cell>
          <table:table-cell office:value-type="string" calcext:value-type="string">
            <text:p>RawCodec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ebusDeviceListFou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90" calcext:value-type="float">
            <text:p>2190</text:p>
          </table:table-cell>
          <table:table-cell office:value-type="string" calcext:value-type="string">
            <text:p>RawCodec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ebusDeviceListThre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 office:value-type="string" calcext:value-type="string">
            <text:p>RawCodec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ebusDeviceList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office:value-type="string" calcext:value-type="string">
            <text:p>RawCodec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ebusOwnInf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02" calcext:value-type="float">
            <text:p>1702</text:p>
          </table:table-cell>
          <table:table-cell office:value-type="string" calcext:value-type="string">
            <text:p>RawCodec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ebusPartnerInf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office:value-type="string" calcext:value-type="string">
            <text:p>O3EComplexTyp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iessmannIdentificationNumberListInternal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N1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N2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N3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N4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N5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N6</text:p>
          </table:table-cell>
          <table:table-cell table:number-columns-repeated="233"/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office:value-type="string" calcext:value-type="string">
            <text:p>RawCodec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draulicMatrix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TwoSavingsYearMatrix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nergyConsumptionCentralHeatingYearMatrix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2525" calcext:value-type="float">
            <text:p>2525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nergyConsumptionCentralHeatingYearMatrixElectricHeater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34" calcext:value-type="float">
            <text:p>1334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nergyConsumptionCoolingYearMatrix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nergyConsumptionDomesticHotWaterYearMatrix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nergyConsumptionDomesticHotWaterYearMatrixElectricHeater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eedInEnergyYearMatrix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41" calcext:value-type="float">
            <text:p>1341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uelCellGeneratedHeatOutputYearMatrix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41" calcext:value-type="float">
            <text:p>1341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uelCellGeneratedHeatOutputYearMatrix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37" calcext:value-type="float">
            <text:p>1337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eneratedCentralHeatingOutputYearMatrix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2528" calcext:value-type="float">
            <text:p>2528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eneratedCoolingOutputYearMatrix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eneratedDomesticHotWaterOutputYearMatrix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35" calcext:value-type="float">
            <text:p>1335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eneratedElectricityYearMatrix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office:value-type="string" calcext:value-type="string">
            <text:p>O3EComplexTyp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olarEnergyYieldYearMatrix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2595" calcext:value-type="float">
            <text:p>2595</text:p>
          </table:table-cell>
          <table:table-cell office:value-type="string" calcext:value-type="string">
            <text:p>RawCode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lectricalPreHeaterYearMatr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75" calcext:value-type="float">
            <text:p>2775</text:p>
          </table:table-cell>
          <table:table-cell office:value-type="string" calcext:value-type="string">
            <text:p>RawCode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nergyOwnConsumptionYearMatr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73" calcext:value-type="float">
            <text:p>2773</text:p>
          </table:table-cell>
          <table:table-cell office:value-type="string" calcext:value-type="string">
            <text:p>RawCode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nergyRecoveredCrossHeatExchangerYearMatr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21" calcext:value-type="float">
            <text:p>2321</text:p>
          </table:table-cell>
          <table:table-cell office:value-type="string" calcext:value-type="string">
            <text:p>RawCodec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ZigBeeApartmentOneDecoupleLi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63" calcext:value-type="float">
            <text:p>2563</text:p>
          </table:table-cell>
          <table:table-cell office:value-type="string" calcext:value-type="string">
            <text:p>RawCodec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ZigBeeDeviceDecoupleLi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partmentOn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Eighteen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05" calcext:value-type="float">
            <text:p>1905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Eight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14" calcext:value-type="float">
            <text:p>1914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Eleven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Fifteen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Fiv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Four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23" calcext:value-type="float">
            <text:p>1923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Fourteen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Nin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38" calcext:value-type="float">
            <text:p>1938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Nineteen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84" calcext:value-type="float">
            <text:p>1884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OneProperty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5cVar</text:p>
          </table:table-cell>
          <table:table-cell office:value-type="string" calcext:value-type="string">
            <text:p>roomTyp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h5cVar</text:p>
          </table:table-cell>
          <table:table-cell office:value-type="string" calcext:value-type="string">
            <text:p>lockMod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5cVar</text:p>
          </table:table-cell>
          <table:table-cell office:value-type="string" calcext:value-type="string">
            <text:p>roomControlAlgorithmTyp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supplyChanne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list2</text:p>
          </table:table-cell>
          <table:table-cell office:value-type="string" calcext:value-type="string">
            <text:p>roomDevices</text:p>
          </table:table-cell>
          <table:table-cell office:value-type="string" calcext:value-type="string">
            <text:p>;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902" calcext:value-type="float">
            <text:p>1902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Seven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Seventeen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Six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Sixteen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Ten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Thirteen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Thre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17" calcext:value-type="float">
            <text:p>1917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Twelv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41" calcext:value-type="float">
            <text:p>1941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Twenty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mTwo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Eight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Eighteen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14" calcext:value-type="float">
            <text:p>2114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Eleven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Fifteen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Five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Four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Fourteen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17" calcext:value-type="float">
            <text:p>2317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Fourty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Nine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Nineteen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One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Seven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Seventeen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Six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Sixteen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en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hirteen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87" calcext:value-type="float">
            <text:p>2287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hirty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11" calcext:value-type="float">
            <text:p>2311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hirtyEight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hirtyFive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99" calcext:value-type="float">
            <text:p>2299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hirtyFour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14" calcext:value-type="float">
            <text:p>2314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hirtyNine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90" calcext:value-type="float">
            <text:p>2290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hirtyOne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08" calcext:value-type="float">
            <text:p>2308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hirtySeven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05" calcext:value-type="float">
            <text:p>2305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hirtySix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96" calcext:value-type="float">
            <text:p>2296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hirtyThree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93" calcext:value-type="float">
            <text:p>2293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hirtyTwo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hree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welve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wenty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81" calcext:value-type="float">
            <text:p>2281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wentyEight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72" calcext:value-type="float">
            <text:p>2272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wentyFive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69" calcext:value-type="float">
            <text:p>2269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wentyFour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84" calcext:value-type="float">
            <text:p>2284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wentyNine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wentyOne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78" calcext:value-type="float">
            <text:p>2278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wentySeven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75" calcext:value-type="float">
            <text:p>2275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wentySix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66" calcext:value-type="float">
            <text:p>2266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wentyThree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63" calcext:value-type="float">
            <text:p>2263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wentyTwo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office:value-type="string" calcext:value-type="string">
            <text:p>RawCode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gBeeTwoDevic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office:value-type="string" calcext:value-type="string">
            <text:p>RawCodec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ustomerDetailsExtension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string" calcext:value-type="string">
            <text:p>O3EComplexTyp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nergyProductionPhotovoltaic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Today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Week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Month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Yea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Total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Today1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Week1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Month1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Year1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Total1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Today2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Week2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Month2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Year2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Total2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Today3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Week3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Month3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Year3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voltaicProductionTotal3</text:p>
          </table:table-cell>
          <table:table-cell table:number-columns-repeated="194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string" calcext:value-type="string">
            <text:p>RawCode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SeriesRecordedIgnitionTimeStep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O3EComplexTyp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atewayApDataSet</text:p>
          </table:table-cell>
          <table:table-cell office:value-type="string" calcext:value-type="string">
            <text:p>O3EUtf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SID_AccessPoint</text:p>
          </table:table-cell>
          <table:table-cell office:value-type="string" calcext:value-type="string">
            <text:p>O3EUtf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ssword_AccessPoint</text:p>
          </table:table-cell>
          <table:table-cell office:value-type="string" calcext:value-type="string">
            <text:p>O3EIp4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P-Address_AccessPoin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O3EUtf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atewayRemoteSsi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string" calcext:value-type="string">
            <text:p>RawCodec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atewayRemoteVisibleFiveS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office:value-type="string" calcext:value-type="string">
            <text:p>RawCodec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atewayRemoteVisibleNineTe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office:value-type="string" calcext:value-type="string">
            <text:p>RawCodec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atewayRemoteVisibleOne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RawCodec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atewayRemoteVisibleSevenEigh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string" calcext:value-type="string">
            <text:p>RawCodec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atewayRemoteVisibleThreeFou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office:value-type="string" calcext:value-type="string">
            <text:p>RawCode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scadeSystem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string" calcext:value-type="string">
            <text:p>O3EComplexTyp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mandCoverageRateMonthMatrix</text:p>
          </table:table-cell>
          <table:table-cell office:value-type="string" calcext:value-type="string">
            <text:p>O3ELi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355" calcext:value-type="float">
            <text:p>1355</text:p>
          </table:table-cell>
          <table:table-cell office:value-type="string" calcext:value-type="string">
            <text:p>O3EComplexTyp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oductionCoverageRateMonthMatrix</text:p>
          </table:table-cell>
          <table:table-cell office:value-type="string" calcext:value-type="string">
            <text:p>O3ELi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O3ELi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554" calcext:value-type="float">
            <text:p>2554</text:p>
          </table:table-cell>
          <table:table-cell office:value-type="string" calcext:value-type="string">
            <text:p>RawCode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ellularModemIdentific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CirculationTimeScheduleFri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CirculationTimeScheduleMon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CirculationTimeScheduleSatur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CirculationTimeScheduleSun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CirculationTimeScheduleThur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CirculationTimeScheduleTue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CirculationTimeScheduleWedne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TimeScheduleFri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TimeScheduleMon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TimeScheduleSatur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TimeScheduleSun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TimeScheduleThur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TimeScheduleTue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mesticHotWaterTimeScheduleWedne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FourCircuitTimeScheduleFri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FourCircuitTimeScheduleMon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FourCircuitTimeScheduleSatur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FourCircuitTimeScheduleSun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FourCircuitTimeScheduleThur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FourCircuitTimeScheduleTue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FourCircuitTimeScheduleWedne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OneCircuitTimeScheduleFri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OneCircuitTimeScheduleMon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OneCircuitTimeScheduleSatur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OneCircuitTimeScheduleSun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OneCircuitTimeScheduleThur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OneCircuitTimeScheduleTue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OneCircuitTimeScheduleWedne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hreeCircuitTimeScheduleFri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hreeCircuitTimeScheduleMon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hreeCircuitTimeScheduleSatur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hreeCircuitTimeScheduleSun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hreeCircuitTimeScheduleThur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hreeCircuitTimeScheduleTue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hreeCircuitTimeScheduleWedne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woCircuitTimeScheduleFri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woCircuitTimeScheduleMon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woCircuitTimeScheduleSatur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woCircuitTimeScheduleSun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woCircuitTimeScheduleThur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woCircuitTimeScheduleTue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O3ELi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xerTwoCircuitTimeScheduleWednesday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Four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07" calcext:value-type="float">
            <text:p>220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Four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12" calcext:value-type="float">
            <text:p>221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Four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Four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Four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08" calcext:value-type="float">
            <text:p>220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Four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09" calcext:value-type="float">
            <text:p>220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Four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hree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hree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05" calcext:value-type="float">
            <text:p>220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hree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hree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hree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01" calcext:value-type="float">
            <text:p>220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hree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hree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97" calcext:value-type="float">
            <text:p>219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wo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93" calcext:value-type="float">
            <text:p>219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wo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98" calcext:value-type="float">
            <text:p>219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wo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99" calcext:value-type="float">
            <text:p>219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wo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96" calcext:value-type="float">
            <text:p>219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wo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94" calcext:value-type="float">
            <text:p>219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wo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95" calcext:value-type="float">
            <text:p>219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SupplyChannelTwo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55" calcext:value-type="float">
            <text:p>185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51" calcext:value-type="float">
            <text:p>185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artmentOne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41" calcext:value-type="float">
            <text:p>304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lectricityPrice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37" calcext:value-type="float">
            <text:p>303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lectricityPrice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42" calcext:value-type="float">
            <text:p>304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lectricityPrice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43" calcext:value-type="float">
            <text:p>304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lectricityPrice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lectricityPrice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38" calcext:value-type="float">
            <text:p>303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lectricityPrice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39" calcext:value-type="float">
            <text:p>303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lectricityPrice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een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een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een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een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een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een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een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ight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leven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leven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leven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leven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leven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leven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Eleven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fteen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fteen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fteen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fteen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fteen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43" calcext:value-type="float">
            <text:p>204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fteen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fteen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ve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ve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ve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ve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ve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ve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ive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een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een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een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een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een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36" calcext:value-type="float">
            <text:p>203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een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een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69" calcext:value-type="float">
            <text:p>196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65" calcext:value-type="float">
            <text:p>196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Four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een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een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een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een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een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een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een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Nine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48" calcext:value-type="float">
            <text:p>194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One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One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49" calcext:value-type="float">
            <text:p>194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One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One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One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45" calcext:value-type="float">
            <text:p>194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One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One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een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een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een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een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een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een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een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even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een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een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een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een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een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een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een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Six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en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en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en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en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en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en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en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irteen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irteen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irteen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irteen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irteen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irteen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irteen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ree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ree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ree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ree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ree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ree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hree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lve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lve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lve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lve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lve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lve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lve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nty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77" calcext:value-type="float">
            <text:p>207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nty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nty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nty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nty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nty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enty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o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o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56" calcext:value-type="float">
            <text:p>195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o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57" calcext:value-type="float">
            <text:p>195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o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o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52" calcext:value-type="float">
            <text:p>195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o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53" calcext:value-type="float">
            <text:p>195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omTwo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Eight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Eighteen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Eleven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Fifteen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Five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Four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Fourteen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19" calcext:value-type="float">
            <text:p>231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Fourty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Nine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Nineteen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One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Seven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Seventeen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01" calcext:value-type="float">
            <text:p>210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Six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Sixteen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en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hirteen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hirty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13" calcext:value-type="float">
            <text:p>231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hirtyEight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04" calcext:value-type="float">
            <text:p>230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hirtyFive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01" calcext:value-type="float">
            <text:p>230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hirtyFour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16" calcext:value-type="float">
            <text:p>231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hirtyNine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92" calcext:value-type="float">
            <text:p>229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hirtyOne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10" calcext:value-type="float">
            <text:p>231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hirtySeven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07" calcext:value-type="float">
            <text:p>230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hirtySix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98" calcext:value-type="float">
            <text:p>229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hirtyThree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95" calcext:value-type="float">
            <text:p>229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hirtyTwo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hree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welve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wenty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83" calcext:value-type="float">
            <text:p>2283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wentyEight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74" calcext:value-type="float">
            <text:p>2274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wentyFive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71" calcext:value-type="float">
            <text:p>2271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wentyFour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86" calcext:value-type="float">
            <text:p>2286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wentyNine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62" calcext:value-type="float">
            <text:p>2262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wentyOne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wentySeven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77" calcext:value-type="float">
            <text:p>2277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wentySix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68" calcext:value-type="float">
            <text:p>2268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wentyThree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65" calcext:value-type="float">
            <text:p>2265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wentyTwo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89" calcext:value-type="float">
            <text:p>2089</text:p>
          </table:table-cell>
          <table:table-cell office:value-type="string" calcext:value-type="string">
            <text:p>RawCode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igBeeTwoDevic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82" calcext:value-type="float">
            <text:p>1782</text:p>
          </table:table-cell>
          <table:table-cell office:value-type="string" calcext:value-type="string">
            <text:p>RawCode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imeSeriesRecordedMonitoringIonizationMaximum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RawCode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SeriesRecordedWaterPressureStagn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RawCod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draulicMatr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string" calcext:value-type="string">
            <text:p>RawCod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eePhaseInverterCurr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49" calcext:value-type="float">
            <text:p>1849</text:p>
          </table:table-cell>
          <table:table-cell office:value-type="string" calcext:value-type="string">
            <text:p>RawCode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artmentOne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85" calcext:value-type="float">
            <text:p>1385</text:p>
          </table:table-cell>
          <table:table-cell office:value-type="string" calcext:value-type="string">
            <text:p>O3EComplexTyp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uelCellBreakdownRateYearMatrix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O3EComplexTyp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uelCellGasConsumptionYearMatrix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string" calcext:value-type="string">
            <text:p>O3EComplexTyp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uelCellOperationTimeYearMatrix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office:value-type="string" calcext:value-type="string">
            <text:p>O3EComplexTyp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uelCellRunTimeYearMatrix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office:value-type="string" calcext:value-type="string">
            <text:p>O3EComplexTyp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asConsumptionCentralHeatingYearMatrix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office:value-type="string" calcext:value-type="string">
            <text:p>O3EComplexTyp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asConsumptionCentralHeatingYearMatrix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office:value-type="string" calcext:value-type="string">
            <text:p>O3EComplexTyp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asConsumptionDomesticHotWaterYearMatrix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office:value-type="string" calcext:value-type="string">
            <text:p>O3EComplexTyp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asConsumptionDomesticHotWaterYearMatrix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Li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0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2378" calcext:value-type="float">
            <text:p>2378</text:p>
          </table:table-cell>
          <table:table-cell office:value-type="string" calcext:value-type="string">
            <text:p>RawCode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volvedUniversalTerrestrialRadioAccessNeighborCell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RawCode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uelCellNetworkSystemProtectionParameter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Eight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37" calcext:value-type="float">
            <text:p>1937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Eighteen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Eleven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Fifteen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Fiv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Four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Fourteen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Nin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Nineteen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On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Seven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34" calcext:value-type="float">
            <text:p>1934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Seventeen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Six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31" calcext:value-type="float">
            <text:p>1931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Sixteen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Ten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Thirteen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Thre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19" calcext:value-type="float">
            <text:p>1919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Twelve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43" calcext:value-type="float">
            <text:p>1943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Twenty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89" calcext:value-type="float">
            <text:p>1889</text:p>
          </table:table-cell>
          <table:table-cell office:value-type="string" calcext:value-type="string">
            <text:p>RawCode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omTwoCurren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77" calcext:value-type="float">
            <text:p>2377</text:p>
          </table:table-cell>
          <table:table-cell office:value-type="string" calcext:value-type="string">
            <text:p>RawCode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volvedUniversalTerrestrialRadioAccessDataLinkInf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O3EInt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lameStatistical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RawCode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seReductionTimeScheduleFri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office:value-type="string" calcext:value-type="string">
            <text:p>RawCode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seReductionTimeScheduleMo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string" calcext:value-type="string">
            <text:p>RawCode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seReductionTimeScheduleSatur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office:value-type="string" calcext:value-type="string">
            <text:p>RawCode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seReductionTimeScheduleSun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42" calcext:value-type="float">
            <text:p>1442</text:p>
          </table:table-cell>
          <table:table-cell office:value-type="string" calcext:value-type="string">
            <text:p>RawCode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seReductionTimeScheduleThur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RawCode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seReductionTimeScheduleTu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RawCode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seReductionTimeScheduleWednes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RawCode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st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O3EComplexTyp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alEnergyStorageEnergyTransferStatistic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ChargeToday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ChargeWeek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ChargeMonth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ChargeYear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ChargeTotal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DischargeToday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DischargeWeek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DischargeMonth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DischargeYear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DischargeTotal</text:p>
          </table:table-cell>
          <table:table-cell office:value-type="string" calcext:value-type="string">
            <text:p>scale=1.0</text:p>
          </table:table-cell>
          <table:table-cell table:number-columns-repeated="214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O3EUtf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entralHeatingFourCircuitNa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O3EUtf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entralHeatingOneCircuitNa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O3EUtf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entralHeatingThreeCircuitNa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O3EUtf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entralHeatingTwoCircuitNa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O3EUtf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oxyUs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39" calcext:value-type="float">
            <text:p>2539</text:p>
          </table:table-cell>
          <table:table-cell office:value-type="string" calcext:value-type="string">
            <text:p>RawCode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ternatingCurrentEnergyStatistic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26" calcext:value-type="float">
            <text:p>2826</text:p>
          </table:table-cell>
          <table:table-cell office:value-type="string" calcext:value-type="string">
            <text:p>RawCode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uelCellNetworkSystemProtectionErrorHistor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RawCode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oxyServ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office:value-type="string" calcext:value-type="string">
            <text:p>RawCode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eriesRecordedCentralHeatingPumpSpee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string" calcext:value-type="string">
            <text:p>RawCode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eriesRecordedCombustionAirInletTemperatur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59" calcext:value-type="float">
            <text:p>1759</text:p>
          </table:table-cell>
          <table:table-cell office:value-type="string" calcext:value-type="string">
            <text:p>RawCode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eriesRecordedDomesticHotWaterOutletTemperatur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85" calcext:value-type="float">
            <text:p>1785</text:p>
          </table:table-cell>
          <table:table-cell office:value-type="string" calcext:value-type="string">
            <text:p>RawCode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eriesRecordedFlameLossModul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office:value-type="string" calcext:value-type="string">
            <text:p>RawCode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bjectTopolog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O3EComplexTyp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sIdentificatio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Addres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Property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Function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-Version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W-Version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N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 office:value-type="string" calcext:value-type="string">
            <text:p>RawCode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eatPumpCompressorEnvelop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RawCode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reeAxisAccelerationSens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41" calcext:value-type="float">
            <text:p>1841</text:p>
          </table:table-cell>
          <table:table-cell office:value-type="string" calcext:value-type="string">
            <text:p>RawCode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intOfCommonCouplingOverview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RawCode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meSeriesRecordedWaterPressurePeak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RawCode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vailableActorSensorCompone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office:value-type="string" calcext:value-type="string">
            <text:p>RawCode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reedDryingProfileDefini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RawCode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nsorActuatorTestGroupDomesticHotWa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string" calcext:value-type="string">
            <text:p>RawCode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nsorActuatorTestGroupFuelCel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string" calcext:value-type="string">
            <text:p>RawCode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nsorActuatorTestGroupHeatEngi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string" calcext:value-type="string">
            <text:p>RawCode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nsorActuatorTestGroupHeatingCircui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string" calcext:value-type="string">
            <text:p>RawCode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nsorActuatorTestGroupSola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Eighteen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06" calcext:value-type="float">
            <text:p>1906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Eight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15" calcext:value-type="float">
            <text:p>1915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Eleven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Fifteen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97" calcext:value-type="float">
            <text:p>1897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Five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94" calcext:value-type="float">
            <text:p>1894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Four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Fourteen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09" calcext:value-type="float">
            <text:p>1909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Nine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Nineteen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85" calcext:value-type="float">
            <text:p>1885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One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Seven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33" calcext:value-type="float">
            <text:p>1933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Seventeen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Six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Sixteen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12" calcext:value-type="float">
            <text:p>1912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Ten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21" calcext:value-type="float">
            <text:p>1921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Thirteen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Three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Twelve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Twenty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office:value-type="string" calcext:value-type="string">
            <text:p>RawCode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omTwoSetpo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08" calcext:value-type="float">
            <text:p>2608</text:p>
          </table:table-cell>
          <table:table-cell office:value-type="string" calcext:value-type="string">
            <text:p>RawCode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ilter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 office:value-type="string" calcext:value-type="string">
            <text:p>RawCode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partmentOn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49" calcext:value-type="float">
            <text:p>2849</text:p>
          </table:table-cell>
          <table:table-cell office:value-type="string" calcext:value-type="string">
            <text:p>RawCode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ankCaseHeaterOnTim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44" calcext:value-type="float">
            <text:p>2244</text:p>
          </table:table-cell>
          <table:table-cell office:value-type="string" calcext:value-type="string">
            <text:p>RawCode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werGridCodeSettingsNormFou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  <table:table-cell office:value-type="string" calcext:value-type="string">
            <text:p>RawCode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werGridCodeSettingsNorm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33" calcext:value-type="float">
            <text:p>2533</text:p>
          </table:table-cell>
          <table:table-cell office:value-type="string" calcext:value-type="string">
            <text:p>RawCode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werGridCodeSettingsNormS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42" calcext:value-type="float">
            <text:p>2242</text:p>
          </table:table-cell>
          <table:table-cell office:value-type="string" calcext:value-type="string">
            <text:p>RawCode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werGridCodeSettingsNorm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23" calcext:value-type="float">
            <text:p>1823</text:p>
          </table:table-cell>
          <table:table-cell office:value-type="string" calcext:value-type="string">
            <text:p>RawCode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reePhaseInverterVoltag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O3EComplexTyp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bjectDetails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scale=1000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cale=1000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ientationHorizontall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ientationVerticall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ingLoadPerSquareMeterPerYea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Fals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alHeatingCylinderSiz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signed=Fals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esticHotWaterCylinderSiz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signed=Fals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erCylinderSiz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signed=Fals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llationRoomSize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signed=Fals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rogenOxide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False</text:p>
          </table:table-cell>
          <table:table-cell table:number-columns-repeated="199"/>
        </table:table-row>
        <table:table-row table:style-name="ro1">
          <table:table-cell/>
          <table:table-cell office:value-type="float" office:value="2246" calcext:value-type="float">
            <text:p>2246</text:p>
          </table:table-cell>
          <table:table-cell office:value-type="string" calcext:value-type="string">
            <text:p>RawCode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ixReactivePowerI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RawCode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igbeeIdentific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string" calcext:value-type="string">
            <text:p>O3EComplex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TwoSavings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Year</text:p>
          </table:table-cell>
          <table:table-cell office:value-type="string" calcext:value-type="string">
            <text:p>scale=10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string" calcext:value-type="string">
            <text:p>O3EComplex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mandCoverageRateYearMatrix</text:p>
          </table:table-cell>
          <table:table-cell office:value-type="string" calcext:value-type="string">
            <text:p>O3ELi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Li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O3EComplex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ergyConsumptionCentralHeating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Year</text:p>
          </table:table-cell>
          <table:table-cell office:value-type="string" calcext:value-type="string">
            <text:p>scale=10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2526" calcext:value-type="float">
            <text:p>2526</text:p>
          </table:table-cell>
          <table:table-cell office:value-type="string" calcext:value-type="string">
            <text:p>O3EComplex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ergyConsumptionCentralHeatingElectricHeate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Year</text:p>
          </table:table-cell>
          <table:table-cell office:value-type="string" calcext:value-type="string">
            <text:p>scale=10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O3EComplex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ergyConsumptionCooling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Year</text:p>
          </table:table-cell>
          <table:table-cell office:value-type="string" calcext:value-type="string">
            <text:p>scale=10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O3EComplex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ergyConsumptionDomesticHotWate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Year</text:p>
          </table:table-cell>
          <table:table-cell office:value-type="string" calcext:value-type="string">
            <text:p>scale=10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2517" calcext:value-type="float">
            <text:p>2517</text:p>
          </table:table-cell>
          <table:table-cell office:value-type="string" calcext:value-type="string">
            <text:p>O3EComplex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ergyConsumptionDomesticHotWaterElectricHeate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Year</text:p>
          </table:table-cell>
          <table:table-cell office:value-type="string" calcext:value-type="string">
            <text:p>scale=10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office:value-type="string" calcext:value-type="string">
            <text:p>O3EComplex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edInEnergy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Year</text:p>
          </table:table-cell>
          <table:table-cell office:value-type="string" calcext:value-type="string">
            <text:p>scale=10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office:value-type="string" calcext:value-type="string">
            <text:p>O3EComplex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eratedCentralHeatingOutput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Year</text:p>
          </table:table-cell>
          <table:table-cell office:value-type="string" calcext:value-type="string">
            <text:p>scale=10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2529" calcext:value-type="float">
            <text:p>2529</text:p>
          </table:table-cell>
          <table:table-cell office:value-type="string" calcext:value-type="string">
            <text:p>O3EComplex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eratedCoolingOutput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Year</text:p>
          </table:table-cell>
          <table:table-cell office:value-type="string" calcext:value-type="string">
            <text:p>scale=10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office:value-type="string" calcext:value-type="string">
            <text:p>O3EComplex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eratedDomesticHotWaterOutput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Year</text:p>
          </table:table-cell>
          <table:table-cell office:value-type="string" calcext:value-type="string">
            <text:p>scale=10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O3EComplex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eratedElectricity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Year</text:p>
          </table:table-cell>
          <table:table-cell office:value-type="string" calcext:value-type="string">
            <text:p>scale=10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office:value-type="string" calcext:value-type="string">
            <text:p>O3EComplex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ductionCoverageRateYearMatrix</text:p>
          </table:table-cell>
          <table:table-cell office:value-type="string" calcext:value-type="string">
            <text:p>O3ELi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Li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_Jan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_Februar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_Marc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_April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_Ma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_June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_Jul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_August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_Sept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Octo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_Novembe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_December</text:p>
          </table:table-cell>
          <table:table-cell office:value-type="string" calcext:value-type="string">
            <text:p>scale=1</text:p>
          </table:table-cell>
          <table:table-cell table:number-columns-repeated="152"/>
        </table:table-row>
        <table:table-row table:style-name="ro1">
          <table:table-cell/>
          <table:table-cell office:value-type="float" office:value="2782" calcext:value-type="float">
            <text:p>2782</text:p>
          </table:table-cell>
          <table:table-cell office:value-type="string" calcext:value-type="string">
            <text:p>RawCode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irVolumeFlow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46" calcext:value-type="float">
            <text:p>2946</text:p>
          </table:table-cell>
          <table:table-cell office:value-type="string" calcext:value-type="string">
            <text:p>RawCode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ergyConsumptionElectricalPreHea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office:value-type="string" calcext:value-type="string">
            <text:p>RawCode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ergyOwnConsump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59" calcext:value-type="float">
            <text:p>2759</text:p>
          </table:table-cell>
          <table:table-cell office:value-type="string" calcext:value-type="string">
            <text:p>RawCode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ergyRecoveredCrossHeatExchang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RawCode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arEnergyYiel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office:value-type="string" calcext:value-type="string">
            <text:p>RawCode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volvedUniversalTerrestrialRadioAccessServingCellInf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RawCode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unctionMatr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office:value-type="string" calcext:value-type="string">
            <text:p>RawCode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vironmentAirQualityTargetValu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RawCode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atewayEthernetConfi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92" calcext:value-type="float">
            <text:p>3092</text:p>
          </table:table-cell>
          <table:table-cell office:value-type="string" calcext:value-type="string">
            <text:p>RawCode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atewayEthernetTwoConfi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office:value-type="string" calcext:value-type="string">
            <text:p>O3EComplexTyp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sProperties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cePerM3.0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.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.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ennwet.3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VolumeCorrectionFactor.4</text:p>
          </table:table-cell>
          <table:table-cell office:value-type="string" calcext:value-type="string">
            <text:p>scale=1000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orificValue.5</text:p>
          </table:table-cell>
          <table:table-cell office:value-type="string" calcext:value-type="string">
            <text:p>scale=10000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O3EComplexTyp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tewayRemoteIp</text:p>
          </table:table-cell>
          <table:table-cell office:value-type="string" calcext:value-type="string">
            <text:p>O3EIp4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LAN_IP-Address</text:p>
          </table:table-cell>
          <table:table-cell office:value-type="string" calcext:value-type="string">
            <text:p>O3EIp4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netMask</text:p>
          </table:table-cell>
          <table:table-cell office:value-type="string" calcext:value-type="string">
            <text:p>O3EIp4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teway_IP-Address</text:p>
          </table:table-cell>
          <table:table-cell office:value-type="string" calcext:value-type="string">
            <text:p>O3EIp4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SServer1</text:p>
          </table:table-cell>
          <table:table-cell office:value-type="string" calcext:value-type="string">
            <text:p>O3EIp4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SServer2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office:value-type="string" calcext:value-type="string">
            <text:p>RawCode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ctricityPric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office:value-type="string" calcext:value-type="string">
            <text:p>RawCode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sProperti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string" calcext:value-type="string">
            <text:p>RawCode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tewayEthernetI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93" calcext:value-type="float">
            <text:p>3093</text:p>
          </table:table-cell>
          <table:table-cell office:value-type="string" calcext:value-type="string">
            <text:p>RawCode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tewayEthernetTwoI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office:value-type="string" calcext:value-type="string">
            <text:p>RawCode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ufacturerProperti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29" calcext:value-type="float">
            <text:p>2829</text:p>
          </table:table-cell>
          <table:table-cell office:value-type="string" calcext:value-type="string">
            <text:p>RawCode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ductIdentific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RawCode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moteWeatherServic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tteryReactivePow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66" calcext:value-type="float">
            <text:p>2466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Eigh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69" calcext:value-type="float">
            <text:p>2469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Eleve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Fiftee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Fiv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62" calcext:value-type="float">
            <text:p>2462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Fou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Fourtee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67" calcext:value-type="float">
            <text:p>2467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Ni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59" calcext:value-type="float">
            <text:p>2459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65" calcext:value-type="float">
            <text:p>2465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Seve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Six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68" calcext:value-type="float">
            <text:p>2468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Te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Thirtee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Thre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Twelv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ag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58" calcext:value-type="float">
            <text:p>2458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cadeDeviceStatusLea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89" calcext:value-type="float">
            <text:p>3089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lectricalEnergyStorageModuleFiveInform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88" calcext:value-type="float">
            <text:p>3088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lectricalEnergyStorageModuleFourInform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85" calcext:value-type="float">
            <text:p>3085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lectricalEnergyStorageModuleOneInform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90" calcext:value-type="float">
            <text:p>3090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lectricalEnergyStorageModuleSixInform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87" calcext:value-type="float">
            <text:p>3087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lectricalEnergyStorageModuleThreeInform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86" calcext:value-type="float">
            <text:p>3086</text:p>
          </table:table-cell>
          <table:table-cell office:value-type="string" calcext:value-type="string">
            <text:p>RawCode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lectricalEnergyStorageModuleTwoInform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office:value-type="string" calcext:value-type="string">
            <text:p>O3EComplexTyp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ectricalEnergySystemPhotovoltaicStatus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Power String 1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tivePower String 1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Power String 2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tivePower String 2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Power String 3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tivePower String 3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Power cumulated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tivePower cumulated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Mode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False</text:p>
          </table:table-cell>
          <table:table-cell table:number-columns-repeated="209"/>
        </table:table-row>
        <table:table-row table:style-name="ro1">
          <table:table-cell/>
          <table:table-cell office:value-type="float" office:value="2380" calcext:value-type="float">
            <text:p>2380</text:p>
          </table:table-cell>
          <table:table-cell office:value-type="string" calcext:value-type="string">
            <text:p>RawCode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volvedUniversalTerrestrialRadioAccessServingCellMeasureme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string" calcext:value-type="string">
            <text:p>O3EComplexTyp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reePhaseInverterCurrentApparentPowe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mulated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True</text:p>
          </table:table-cell>
          <table:table-cell table:number-columns-repeated="234"/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office:value-type="string" calcext:value-type="string">
            <text:p>O3EComplexTyp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reePhaseInverterCurrentPowe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mulated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True</text:p>
          </table:table-cell>
          <table:table-cell table:number-columns-repeated="234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lectronicTraceabilityNumb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O3EUtf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essmannIdentificationNumb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58" calcext:value-type="float">
            <text:p>2158</text:p>
          </table:table-cell>
          <table:table-cell office:value-type="string" calcext:value-type="string">
            <text:p>RawCode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atedFeatur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99" calcext:value-type="float">
            <text:p>1699</text:p>
          </table:table-cell>
          <table:table-cell office:value-type="string" calcext:value-type="string">
            <text:p>RawCode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atedFeaturesTelemetryControlUni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string" calcext:value-type="string">
            <text:p>RawCode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scadeSequenceCurrentBoil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string" calcext:value-type="string">
            <text:p>RawCode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lectricalHeatersOperationHour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85" calcext:value-type="float">
            <text:p>2785</text:p>
          </table:table-cell>
          <table:table-cell office:value-type="string" calcext:value-type="string">
            <text:p>RawCode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lectricalHeaterStar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string" calcext:value-type="string">
            <text:p>RawCode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tEnginePerformanceStatistic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24" calcext:value-type="float">
            <text:p>2224</text:p>
          </table:table-cell>
          <table:table-cell office:value-type="string" calcext:value-type="string">
            <text:p>RawCode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tovoltaicsActivePowerLimit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office:value-type="string" calcext:value-type="string">
            <text:p>RawCode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intOfCommonCouplingAcActiveCurr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string" calcext:value-type="string">
            <text:p>RawCode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pportedFeatur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RawCode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pportedFeaturesTelemetryControlUni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RawCode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imeSeriesRecordedCalibrationCou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office:value-type="string" calcext:value-type="string">
            <text:p>RawCode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tivatedApartmentFeatur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23" calcext:value-type="float">
            <text:p>2223</text:p>
          </table:table-cell>
          <table:table-cell office:value-type="string" calcext:value-type="string">
            <text:p>RawCode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tteryReactivePowerCosinusPhi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83" calcext:value-type="float">
            <text:p>2583</text:p>
          </table:table-cell>
          <table:table-cell office:value-type="string" calcext:value-type="string">
            <text:p>RawCode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xygenProbeProcessValuesBurner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84" calcext:value-type="float">
            <text:p>2584</text:p>
          </table:table-cell>
          <table:table-cell office:value-type="string" calcext:value-type="string">
            <text:p>RawCode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xygenProbeProcessValuesBurner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office:value-type="string" calcext:value-type="string">
            <text:p>RawCode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pportedApartmentFeatur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69" calcext:value-type="float">
            <text:p>2369</text:p>
          </table:table-cell>
          <table:table-cell office:value-type="string" calcext:value-type="string">
            <text:p>O3EComplexTyp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atPumpCompressorStatistical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n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3</text:p>
          </table:table-cell>
          <table:table-cell table:number-columns-repeated="237"/>
        </table:table-row>
        <table:table-row table:style-name="ro1">
          <table:table-cell/>
          <table:table-cell office:value-type="float" office:value="2329" calcext:value-type="float">
            <text:p>2329</text:p>
          </table:table-cell>
          <table:table-cell office:value-type="string" calcext:value-type="string">
            <text:p>RawCode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tteryEnergyUsedAverag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RawCode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mesticHotWaterSetpointMetaData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office:value-type="string" calcext:value-type="string">
            <text:p>RawCode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arCircuitPump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O3EComplexTyp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uelCellStatistical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triebsstunde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ktionsstunde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lStart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Eight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36" calcext:value-type="float">
            <text:p>2136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Eighteen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Eleven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Fifteen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Fiv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Four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Fourteen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18" calcext:value-type="float">
            <text:p>2318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Fourty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Nin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Nineteen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On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Seven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Seventeen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Six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Sixteen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12" calcext:value-type="float">
            <text:p>2112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en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hirteen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88" calcext:value-type="float">
            <text:p>2288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hirty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hirtyEight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03" calcext:value-type="float">
            <text:p>2303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hirtyFiv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hirtyFour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hirtyNin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91" calcext:value-type="float">
            <text:p>2291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hirtyOn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hirtySeven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06" calcext:value-type="float">
            <text:p>2306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hirtySix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97" calcext:value-type="float">
            <text:p>2297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hirtyThre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94" calcext:value-type="float">
            <text:p>2294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hirtyTwo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hre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18" calcext:value-type="float">
            <text:p>2118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welv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wenty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82" calcext:value-type="float">
            <text:p>2282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wentyEight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73" calcext:value-type="float">
            <text:p>2273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wentyFiv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70" calcext:value-type="float">
            <text:p>2270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wentyFour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85" calcext:value-type="float">
            <text:p>2285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wentyNin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61" calcext:value-type="float">
            <text:p>2261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wentyOn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79" calcext:value-type="float">
            <text:p>2279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wentySeven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76" calcext:value-type="float">
            <text:p>2276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wentySix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67" calcext:value-type="float">
            <text:p>2267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wentyThre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64" calcext:value-type="float">
            <text:p>2264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wentyTwo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office:value-type="string" calcext:value-type="string">
            <text:p>RawCod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igBeeTwo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47" calcext:value-type="float">
            <text:p>2247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terRuntim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verdue</text:p>
          </table:table-cell>
          <table:table-cell office:value-type="string" calcext:value-type="string">
            <text:p>scale=1.0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uelCellGasConsumption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tYear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sConsumptionCentralHeating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tYear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sConsumptionDomesticHotWate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tYear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tEngineStatistical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triebsstunde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ennerstunde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ennerstart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ectElectricalEnergyStatistical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enverbrauch?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2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1831" calcext:value-type="float">
            <text:p>1831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otovoltaicCurrentStringPower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1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2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3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otovoltaicStringCurrent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1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2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3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 office:value-type="string" calcext:value-type="string">
            <text:p>O3EComplexTy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otovoltaicStringVoltag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1</text:p>
          </table:table-cell>
          <table:table-cell office:value-type="string" calcext:value-type="string">
            <text:p>scale=1000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2</text:p>
          </table:table-cell>
          <table:table-cell office:value-type="string" calcext:value-type="string">
            <text:p>scale=1000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3</text:p>
          </table:table-cell>
          <table:table-cell office:value-type="string" calcext:value-type="string">
            <text:p>scale=1000.0</text:p>
          </table:table-cell>
          <table:table-cell office:value-type="string" calcext:value-type="string">
            <text:p>signed=True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string" calcext:value-type="string">
            <text:p>O3EUtf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tralHeatingEightCircuitNa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string" calcext:value-type="string">
            <text:p>O3EUtf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tralHeatingFiveCircuitNa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string" calcext:value-type="string">
            <text:p>O3EUtf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tralHeatingSevenCircuitNa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O3EUtf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tralHeatingSixCircuitNa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string" calcext:value-type="string">
            <text:p>RawCode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ectricEnergyStorageMaximum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25" calcext:value-type="float">
            <text:p>2225</text:p>
          </table:table-cell>
          <table:table-cell office:value-type="string" calcext:value-type="string">
            <text:p>RawCode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ectricEnergyStorag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53" calcext:value-type="float">
            <text:p>2553</text:p>
          </table:table-cell>
          <table:table-cell office:value-type="string" calcext:value-type="string">
            <text:p>RawCode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tEngineStatisticalBurner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33" calcext:value-type="float">
            <text:p>2633</text:p>
          </table:table-cell>
          <table:table-cell office:value-type="string" calcext:value-type="string">
            <text:p>RawCode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SpeedNoiseReduction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12" calcext:value-type="float">
            <text:p>2412</text:p>
          </table:table-cell>
          <table:table-cell office:value-type="string" calcext:value-type="string">
            <text:p>RawCode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xerFourCircuitMinimumMaximumFlowSetTemperature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09" calcext:value-type="float">
            <text:p>2409</text:p>
          </table:table-cell>
          <table:table-cell office:value-type="string" calcext:value-type="string">
            <text:p>RawCode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xerOneCircuitMinimumMaximumFlowSetTemperature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11" calcext:value-type="float">
            <text:p>2411</text:p>
          </table:table-cell>
          <table:table-cell office:value-type="string" calcext:value-type="string">
            <text:p>RawCode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xerThreeCircuitMinimumMaximumFlowSetTemperature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RawCode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xerTwoCircuitMinimumMaximumFlowSetTemperature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70" calcext:value-type="float">
            <text:p>2370</text:p>
          </table:table-cell>
          <table:table-cell office:value-type="string" calcext:value-type="string">
            <text:p>O3EComplexTy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ditionalElectricHeaterStatistical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3</text:p>
          </table:table-cell>
          <table:table-cell table:number-columns-repeated="237"/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string" calcext:value-type="string">
            <text:p>O3EComplexTy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uelCellBreakdownRat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Week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tWeek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scale=1</text:p>
          </table:table-cell>
          <table:table-cell table:number-columns-repeated="226"/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 office:value-type="string" calcext:value-type="string">
            <text:p>O3EComplexTy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uelCellOperationTim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Week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tWeek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scale=1</text:p>
          </table:table-cell>
          <table:table-cell table:number-columns-repeated="226"/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O3EComplexTy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uelCellRunTim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Week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tWeek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Mont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Year</text:p>
          </table:table-cell>
          <table:table-cell office:value-type="string" calcext:value-type="string">
            <text:p>scale=1</text:p>
          </table:table-cell>
          <table:table-cell table:number-columns-repeated="226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RawCode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eriesRecordedFlowTemperatureSens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office:value-type="string" calcext:value-type="string">
            <text:p>O3EComplexTy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xerEightCircuitFlowTemperatureMinimumMaximumLimi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n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O3EComplexTy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xerFiveCircuitFlowTemperatureMinimumMaximumLimi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n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O3EComplexTy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xerFourCircuitFlowTemperatureMinimumMaximumLimi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n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O3EComplexTy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xerOneCircuitFlowTemperatureMinimumMaximumLimi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n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office:value-type="string" calcext:value-type="string">
            <text:p>O3EComplexTy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xerSevenCircuitFlowTemperatureMinimumMaximumLimi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n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office:value-type="string" calcext:value-type="string">
            <text:p>O3EComplexTy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xerSixCircuitFlowTemperatureMinimumMaximumLimi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n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O3EComplexTy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xerThreeCircuitFlowTemperatureMinimumMaximumLimi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n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office:value-type="string" calcext:value-type="string">
            <text:p>O3EComplexTy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xerTwoCircuitFlowTemperatureMinimumMaximumLimi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n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236" calcext:value-type="float">
            <text:p>2236</text:p>
          </table:table-cell>
          <table:table-cell office:value-type="string" calcext:value-type="string">
            <text:p>RawCod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cadeDevic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53" calcext:value-type="float">
            <text:p>2953</text:p>
          </table:table-cell>
          <table:table-cell office:value-type="string" calcext:value-type="string">
            <text:p>RawCod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cadeSystemConfigurationArr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RawCod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mesticHotWaterFlowSens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RawCod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mesticHotWaterFlowSetpointMetaData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07" calcext:value-type="float">
            <text:p>1807</text:p>
          </table:table-cell>
          <table:table-cell office:value-type="string" calcext:value-type="string">
            <text:p>RawCod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ectricalEnergyInverterDcInput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string" calcext:value-type="string">
            <text:p>RawCod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ectricalEnergyInverterDcInputThre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RawCod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ectricalEnergyInverterDcInput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RawCod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ernalTargetCentralHeatingFlowSetpointMetaData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office:value-type="string" calcext:value-type="string">
            <text:p>RawCod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jectElectricalEnergy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02" calcext:value-type="float">
            <text:p>2602</text:p>
          </table:table-cell>
          <table:table-cell office:value-type="string" calcext:value-type="string">
            <text:p>RawCod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HeatExchanger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43" calcext:value-type="float">
            <text:p>2543</text:p>
          </table:table-cell>
          <table:table-cell office:value-type="string" calcext:value-type="string">
            <text:p>RawCod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artGridTemperatureOffse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ttery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fferBottom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fferMidBottom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fferMid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fferTop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457" calcext:value-type="float">
            <text:p>2457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culatedOutsideTemperatur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ped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pedMin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pedMax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ped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ressorInletPress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27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ressorInlet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772" calcext:value-type="float">
            <text:p>1772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ressorOil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ressorOutletPress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27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ressorOutlet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336" calcext:value-type="float">
            <text:p>2336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rollerBoard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1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2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1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3017" calcext:value-type="float">
            <text:p>3017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olingBuffer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erentialTemperatureControllerHeatSink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erentialTemperatureControllerHeatSource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035" calcext:value-type="float">
            <text:p>3035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mesticHotWaterFlowTemperaturTankLoadSystem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mesticHotWaterOutlet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034" calcext:value-type="float">
            <text:p>3034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mesticHotWaterReturnTemperaturTankLoadSystem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mesticHotWater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333" calcext:value-type="float">
            <text:p>2333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conomizerLiquid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771" calcext:value-type="float">
            <text:p>1771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ineRoom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334" calcext:value-type="float">
            <text:p>2334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aporatorVapor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haustAir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haustAirVolumeFlow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luftvolumenstro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tractAir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ow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ueGas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435" calcext:value-type="float">
            <text:p>1435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elCellFlow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elCellGasPressur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elCellReturn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016" calcext:value-type="float">
            <text:p>3016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tingBuffer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018" calcext:value-type="float">
            <text:p>3018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tingCoolingBuffer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tingSupportBuffer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015" calcext:value-type="float">
            <text:p>3015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tSink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draulicSeparatorReturn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draulicSeparator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creasedReturn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EightCircuitProperty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CircuitType</text:p>
          </table:table-cell>
          <table:table-cell office:value-type="string" calcext:value-type="string">
            <text:p>MixerCircuit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teControl</text:p>
          </table:table-cell>
          <table:table-cell office:value-type="string" calcext:value-type="string">
            <text:p>RemoteControl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i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Address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TemperatureOffset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ionType</text:p>
          </table:table-cell>
          <table:table-cell office:value-type="string" calcext:value-type="string">
            <text:p>RegulationTyp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TemperatureCorrectionFactor</text:p>
          </table:table-cell>
          <table:table-cell table:number-columns-repeated="225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EightCircuitRoomTemperatureSetpoin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2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1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FiveCircuitProperty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CircuitType</text:p>
          </table:table-cell>
          <table:table-cell office:value-type="string" calcext:value-type="string">
            <text:p>MixerCircuit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teControl</text:p>
          </table:table-cell>
          <table:table-cell office:value-type="string" calcext:value-type="string">
            <text:p>RemoteControl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i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Address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TemperatureOffset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ionType</text:p>
          </table:table-cell>
          <table:table-cell office:value-type="string" calcext:value-type="string">
            <text:p>RegulationTyp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TemperatureCorrectionFactor</text:p>
          </table:table-cell>
          <table:table-cell table:number-columns-repeated="225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FiveCircuitRoomTemperatureSetpoin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2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1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FourCircuitFlow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FourCircuitProperty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CircuitType</text:p>
          </table:table-cell>
          <table:table-cell office:value-type="string" calcext:value-type="string">
            <text:p>MixerCircuit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teControl</text:p>
          </table:table-cell>
          <table:table-cell office:value-type="string" calcext:value-type="string">
            <text:p>RemoteControl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i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Address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TemperatureOffset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ionType</text:p>
          </table:table-cell>
          <table:table-cell office:value-type="string" calcext:value-type="string">
            <text:p>RegulationTyp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TemperatureCorrectionFactor</text:p>
          </table:table-cell>
          <table:table-cell table:number-columns-repeated="225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FourCircuitReturn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FourCircuitRoom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FourCircuitRoomTemperatureSetpoin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2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tion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2549" calcext:value-type="float">
            <text:p>2549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FourCircuitRoomTemperatureSetpointCooling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OneCircuitFlow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OneCircuitProperty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CircuitType</text:p>
          </table:table-cell>
          <table:table-cell office:value-type="string" calcext:value-type="string">
            <text:p>MixerCircuit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teControl</text:p>
          </table:table-cell>
          <table:table-cell office:value-type="string" calcext:value-type="string">
            <text:p>RemoteControl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i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Address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TemperatureOffset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ionType</text:p>
          </table:table-cell>
          <table:table-cell office:value-type="string" calcext:value-type="string">
            <text:p>RegulationTyp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TemperatureCorrectionFactor</text:p>
          </table:table-cell>
          <table:table-cell table:number-columns-repeated="225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OneCircuitReturn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OneCircuitRoom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OneCircuitRoomTemperatureSetpoin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2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tion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2546" calcext:value-type="float">
            <text:p>2546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OneCircuitRoomTemperatureSetpointCooling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SevenCircuitProperty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CircuitType</text:p>
          </table:table-cell>
          <table:table-cell office:value-type="string" calcext:value-type="string">
            <text:p>MixerCircuit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teControl</text:p>
          </table:table-cell>
          <table:table-cell office:value-type="string" calcext:value-type="string">
            <text:p>RemoteControl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i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Address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TemperatureOffset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ionType</text:p>
          </table:table-cell>
          <table:table-cell office:value-type="string" calcext:value-type="string">
            <text:p>RegulationTyp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TemperatureCorrectionFactor</text:p>
          </table:table-cell>
          <table:table-cell table:number-columns-repeated="225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SevenCircuitRoomTemperatureSetpoin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2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1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SixCircuitProperty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CircuitType</text:p>
          </table:table-cell>
          <table:table-cell office:value-type="string" calcext:value-type="string">
            <text:p>MixerCircuit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teControl</text:p>
          </table:table-cell>
          <table:table-cell office:value-type="string" calcext:value-type="string">
            <text:p>RemoteControl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i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Address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TemperatureOffset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ionType</text:p>
          </table:table-cell>
          <table:table-cell office:value-type="string" calcext:value-type="string">
            <text:p>RegulationTyp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TemperatureCorrectionFactor</text:p>
          </table:table-cell>
          <table:table-cell table:number-columns-repeated="225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SixCircuitRoomTemperatureSetpoin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2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1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ThreeCircuitFlow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ThreeCircuitProperty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CircuitType</text:p>
          </table:table-cell>
          <table:table-cell office:value-type="string" calcext:value-type="string">
            <text:p>MixerCircuit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teControl</text:p>
          </table:table-cell>
          <table:table-cell office:value-type="string" calcext:value-type="string">
            <text:p>RemoteControl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i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Address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TemperatureOffset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ionType</text:p>
          </table:table-cell>
          <table:table-cell office:value-type="string" calcext:value-type="string">
            <text:p>RegulationTyp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TemperatureCorrectionFactor</text:p>
          </table:table-cell>
          <table:table-cell table:number-columns-repeated="225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ThreeCircuitReturn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ThreeCircuitRoom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ThreeCircuitRoomTemperatureSetpoin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2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tion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2548" calcext:value-type="float">
            <text:p>2548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ThreeCircuitRoomTemperatureSetpointCooling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TwoCircuitFlow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TwoCircuitProperty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CircuitType</text:p>
          </table:table-cell>
          <table:table-cell office:value-type="string" calcext:value-type="string">
            <text:p>MixerCircuit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ype</text:p>
          </table:table-cell>
          <table:table-cell office:value-type="string" calcext:value-type="string">
            <text:p>BusTyp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teControl</text:p>
          </table:table-cell>
          <table:table-cell office:value-type="string" calcext:value-type="string">
            <text:p>RemoteControl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i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Address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TemperatureOffset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ionType</text:p>
          </table:table-cell>
          <table:table-cell office:value-type="string" calcext:value-type="string">
            <text:p>RegulationType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TemperatureCorrectionFactor</text:p>
          </table:table-cell>
          <table:table-cell table:number-columns-repeated="225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TwoCircuitReturn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TwoCircuitRoom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TwoCircuitRoomTemperatureSetpoin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2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tion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rTwoCircuitRoomTemperatureSetpointCooling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tdoorAir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014" calcext:value-type="float">
            <text:p>3014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tdoorMiddleCoil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tside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heatingReference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maryHeatExchangerLiquid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maryHeatExchanger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maryInlet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ceiver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turn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aryHeatExchangerLiquid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aryOutlet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arBottom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arRoof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pplyAir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pplyAirVolumeFlow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uluftvolumenstro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1573" calcext:value-type="float">
            <text:p>1573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stemReturnTemperat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O3EComplexTy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terPressure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5"/>
        </table:table-row>
        <table:table-row table:style-name="ro1">
          <table:table-cell/>
          <table:table-cell office:value-type="float" office:value="2624" calcext:value-type="float">
            <text:p>2624</text:p>
          </table:table-cell>
          <table:table-cell office:value-type="string" calcext:value-type="string">
            <text:p>O3EInt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sonalCoefficientOfPerformaceDomesticHotWa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22" calcext:value-type="float">
            <text:p>2622</text:p>
          </table:table-cell>
          <table:table-cell office:value-type="string" calcext:value-type="string">
            <text:p>O3EInt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sonalCoefficientOfPerformaceHeat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25" calcext:value-type="float">
            <text:p>2625</text:p>
          </table:table-cell>
          <table:table-cell office:value-type="string" calcext:value-type="string">
            <text:p>O3EInt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sonalCoefficientOfPerformaceHeatingAndDomesticHotWa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23" calcext:value-type="float">
            <text:p>2623</text:p>
          </table:table-cell>
          <table:table-cell office:value-type="string" calcext:value-type="string">
            <text:p>O3EInt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sonalEnergyEfficiencyRatio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84" calcext:value-type="float">
            <text:p>2784</text:p>
          </table:table-cell>
          <table:table-cell office:value-type="string" calcext:value-type="string">
            <text:p>O3EInt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aryHeatExchangerVaporPressureSenso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3067" calcext:value-type="float">
            <text:p>3067</text:p>
          </table:table-cell>
          <table:table-cell office:value-type="string" calcext:value-type="string">
            <text:p>RawCod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irVolumeFlowValu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84" calcext:value-type="float">
            <text:p>1684</text:p>
          </table:table-cell>
          <table:table-cell office:value-type="string" calcext:value-type="string">
            <text:p>RawCod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bientTemperatureSens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office:value-type="string" calcext:value-type="string">
            <text:p>RawCod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cadeCommonFlowTemperatureSens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RawCod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hancedVapourInjectionTemperatureSens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RawCod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hancedVapourInjectionTemperatureSens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string" calcext:value-type="string">
            <text:p>RawCod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vironmentAirQuali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07" calcext:value-type="float">
            <text:p>2807</text:p>
          </table:table-cell>
          <table:table-cell office:value-type="string" calcext:value-type="string">
            <text:p>RawCod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erterHousingTemperatur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08" calcext:value-type="float">
            <text:p>2808</text:p>
          </table:table-cell>
          <table:table-cell office:value-type="string" calcext:value-type="string">
            <text:p>RawCod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erterInternalPowerModuleTemperatur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08" calcext:value-type="float">
            <text:p>3108</text:p>
          </table:table-cell>
          <table:table-cell office:value-type="string" calcext:value-type="string">
            <text:p>RawCod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otovoltaicsActivePowerLimitationRampR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string" calcext:value-type="string">
            <text:p>O3EComplexTyp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EmissionSettings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2FactorGasPerKWh</text:p>
          </table:table-cell>
          <table:table-cell office:value-type="string" calcext:value-type="string">
            <text:p>scale=0.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cale=0.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2FactorPowerDrawnPerKWh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2FactorPowerExportedToGridPerKWh</text:p>
          </table:table-cell>
          <table:table-cell office:value-type="string" calcext:value-type="string">
            <text:p>scale=1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O3EComplexTyp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ntilationStageTargetVolumeFlow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ge1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ge2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ge3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ge4</text:p>
          </table:table-cell>
          <table:table-cell office:value-type="string" calcext:value-type="string">
            <text:p>scale=1.0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O3EInt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verterValveStatistic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574" calcext:value-type="float">
            <text:p>2574</text:p>
          </table:table-cell>
          <table:table-cell office:value-type="string" calcext:value-type="string">
            <text:p>O3EInt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inalPowerElectricalHeate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otLoaderVers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unctionalSoftwareVers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rdwareVers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emProductVers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string" calcext:value-type="string">
            <text:p>O3ESoftV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ftwareVers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35" calcext:value-type="float">
            <text:p>2635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rnerProcessDataFla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37" calcext:value-type="float">
            <text:p>2637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rnerThreeProcessDataFla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36" calcext:value-type="float">
            <text:p>2636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rnerTwoProcessDataFla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InterfaceVers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orCrankCaseHeater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47" calcext:value-type="float">
            <text:p>2847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nkCaseHeaterStatistic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17" calcext:value-type="float">
            <text:p>3117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viceDigitalOutputFiveValue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16" calcext:value-type="float">
            <text:p>3116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viceDigitalOutputFourValue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viceDigitalOutputOneValue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15" calcext:value-type="float">
            <text:p>3115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viceDigitalOutputThreeValue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14" calcext:value-type="float">
            <text:p>3114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viceDigitalOutputTwoValue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49" calcext:value-type="float">
            <text:p>2249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talSwitchSetting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talSwitchSetting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34" calcext:value-type="float">
            <text:p>3134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mesticHotWaterCirculationPump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46" calcext:value-type="float">
            <text:p>3146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alHeaterPhaseOne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alHeaterPhaseThree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47" calcext:value-type="float">
            <text:p>3147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alHeaterPhaseTwo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84" calcext:value-type="float">
            <text:p>2484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icalPowerRangeMetaData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29" calcext:value-type="float">
            <text:p>3129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nDuctHeater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nTargetSpeedMeta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91" calcext:value-type="float">
            <text:p>2591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atPumpCommonSettings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90" calcext:value-type="float">
            <text:p>2590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atPumpCommonSettingsHeat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idayAtHomePhas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idayAtHomePhaseCircuitFou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idayAtHomePhaseCircuit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idayAtHomePhaseCircuitThre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idayAtHomePhaseCircuit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idayPhas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idayPhaseCircuitFou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idayPhaseCircuit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idayPhaseCircuitThre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idayPhaseCircuit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06" calcext:value-type="float">
            <text:p>1606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rvalStrategyProperti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51" calcext:value-type="float">
            <text:p>2251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Status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52" calcext:value-type="float">
            <text:p>2252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Status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eterIdentificationVersionFactor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otovoltaicsActivePowerLimitationEnergyManagementSystem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otovoltaicsActivePowerLimitationFallbackEnergyManagementSystem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77" calcext:value-type="float">
            <text:p>2777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maryBootLoaderVers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09" calcext:value-type="float">
            <text:p>3109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maryHeatExchangerBaseHeater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alTimeClock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19" calcext:value-type="float">
            <text:p>3119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frigerantCircuitFourWayValveStatistic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arCircuitExtendedFunction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terPressure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string" calcext:value-type="string">
            <text:p>RawCod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igBeeApartmentOne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office:value-type="string" calcext:value-type="string">
            <text:p>O3EComplexTy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ntralHeatingCurveAdaptionParamete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781" calcext:value-type="float">
            <text:p>2781</text:p>
          </table:table-cell>
          <table:table-cell office:value-type="string" calcext:value-type="string">
            <text:p>RawCode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VolumeFlow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07" calcext:value-type="float">
            <text:p>3107</text:p>
          </table:table-cell>
          <table:table-cell office:value-type="string" calcext:value-type="string">
            <text:p>RawCode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ModuleExchangeAssist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52" calcext:value-type="float">
            <text:p>1552</text:p>
          </table:table-cell>
          <table:table-cell office:value-type="string" calcext:value-type="string">
            <text:p>RawCode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ctricalEnergyStorageOperationSt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75" calcext:value-type="float">
            <text:p>2375</text:p>
          </table:table-cell>
          <table:table-cell office:value-type="string" calcext:value-type="string">
            <text:p>RawCode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rrowBandInternetOfThings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13" calcext:value-type="float">
            <text:p>2613</text:p>
          </table:table-cell>
          <table:table-cell office:value-type="string" calcext:value-type="string">
            <text:p>RawCode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marySourceCommonSettings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string" calcext:value-type="string">
            <text:p>RawCode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marySourceCommonSettingsHeat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office:value-type="string" calcext:value-type="string">
            <text:p>O3EComplexTy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andCoverageRat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Year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O3EComplexTy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haustAirFan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2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O3EComplexTy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2429" calcext:value-type="float">
            <text:p>2429</text:p>
          </table:table-cell>
          <table:table-cell office:value-type="string" calcext:value-type="string">
            <text:p>O3EComplexTy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FourCircuitRoomEcoFunctionSettings</text:p>
          </table:table-cell>
          <table:table-cell office:value-type="string" calcext:value-type="string">
            <text:p>O3E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sideTemperatureLimit</text:p>
          </table:table-cell>
          <table:table-cell office:value-type="string" calcext:value-type="string">
            <text:p>scale=10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TemperatureLimit</text:p>
          </table:table-cell>
          <table:table-cell office:value-type="string" calcext:value-type="string">
            <text:p>scale=10.0</text:p>
          </table:table-cell>
          <table:table-cell office:value-type="string" calcext:value-type="string">
            <text:p>signed=True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2426" calcext:value-type="float">
            <text:p>2426</text:p>
          </table:table-cell>
          <table:table-cell office:value-type="string" calcext:value-type="string">
            <text:p>O3EComplexTy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OneCircuitRoomEcoFunctionSettings</text:p>
          </table:table-cell>
          <table:table-cell office:value-type="string" calcext:value-type="string">
            <text:p>O3E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sideTemperatureLimit</text:p>
          </table:table-cell>
          <table:table-cell office:value-type="string" calcext:value-type="string">
            <text:p>scale=10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TemperatureLimit</text:p>
          </table:table-cell>
          <table:table-cell office:value-type="string" calcext:value-type="string">
            <text:p>scale=10.0</text:p>
          </table:table-cell>
          <table:table-cell office:value-type="string" calcext:value-type="string">
            <text:p>signed=True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office:value-type="string" calcext:value-type="string">
            <text:p>O3EComplexTy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ThreeCircuitRoomEcoFunctionSettings</text:p>
          </table:table-cell>
          <table:table-cell office:value-type="string" calcext:value-type="string">
            <text:p>O3E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sideTemperatureLimit</text:p>
          </table:table-cell>
          <table:table-cell office:value-type="string" calcext:value-type="string">
            <text:p>scale=10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TemperatureLimit</text:p>
          </table:table-cell>
          <table:table-cell office:value-type="string" calcext:value-type="string">
            <text:p>scale=10.0</text:p>
          </table:table-cell>
          <table:table-cell office:value-type="string" calcext:value-type="string">
            <text:p>signed=True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2427" calcext:value-type="float">
            <text:p>2427</text:p>
          </table:table-cell>
          <table:table-cell office:value-type="string" calcext:value-type="string">
            <text:p>O3EComplexTy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TwoCircuitRoomEcoFunctionSettings</text:p>
          </table:table-cell>
          <table:table-cell office:value-type="string" calcext:value-type="string">
            <text:p>O3E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sideTemperatureLimit</text:p>
          </table:table-cell>
          <table:table-cell office:value-type="string" calcext:value-type="string">
            <text:p>scale=10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TemperatureLimit</text:p>
          </table:table-cell>
          <table:table-cell office:value-type="string" calcext:value-type="string">
            <text:p>scale=10.0</text:p>
          </table:table-cell>
          <table:table-cell office:value-type="string" calcext:value-type="string">
            <text:p>signed=True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office:value-type="string" calcext:value-type="string">
            <text:p>O3EComplexTy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ductionCoverageRat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Month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Month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Year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Year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O3EComplexTy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pplyAirFan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2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string" calcext:value-type="string">
            <text:p>O3EMacAd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tewayMac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string" calcext:value-type="string">
            <text:p>O3EMacAd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AddressLa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04" calcext:value-type="float">
            <text:p>2404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valenceControl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09" calcext:value-type="float">
            <text:p>2609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missioning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26" calcext:value-type="float">
            <text:p>2926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gnosticMonitoringPressureDrop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23" calcext:value-type="float">
            <text:p>2923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gnosticSecondaryFourThreeWayValve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91" calcext:value-type="float">
            <text:p>1591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ricalEnergyInverterOperationSt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ricalEnergySystemOperationSt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ronicControlUnitOdxVers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32" calcext:value-type="float">
            <text:p>1732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Room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51" calcext:value-type="float">
            <text:p>2551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ameBurner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77" calcext:value-type="float">
            <text:p>2577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uelCellTestMode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02" calcext:value-type="float">
            <text:p>2802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terSelfTest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03" calcext:value-type="float">
            <text:p>3103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CountryModeLoadInform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95" calcext:value-type="float">
            <text:p>3095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AddressLan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62" calcext:value-type="float">
            <text:p>1562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EightCircuitFixedValueFlow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FiveCircuitFixedValueFlow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08" calcext:value-type="float">
            <text:p>2408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FourCircuitConstantFlowSetTemperature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FourCircuitFixedValueFlow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20" calcext:value-type="float">
            <text:p>2420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FourCircuitTargetValueRelativeHumidity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05" calcext:value-type="float">
            <text:p>2405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OneCircuitConstantFlowSetTemperature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55" calcext:value-type="float">
            <text:p>1555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OneCircuitFixedValueFlow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17" calcext:value-type="float">
            <text:p>2417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OneCircuitTargetValueRelativeHumidity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61" calcext:value-type="float">
            <text:p>1561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SevenCircuitFixedValueFlow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SixCircuitFixedValueFlow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07" calcext:value-type="float">
            <text:p>2407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ThreeCircuitConstantFlowSetTemperature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ThreeCircuitFixedValueFlow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19" calcext:value-type="float">
            <text:p>2419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ThreeCircuitTargetValueRelativeHumidity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06" calcext:value-type="float">
            <text:p>2406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TwoCircuitConstantFlowSetTemperature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56" calcext:value-type="float">
            <text:p>1556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TwoCircuitFixedValueFlow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18" calcext:value-type="float">
            <text:p>2418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rTwoCircuitTargetValueRelativeHumidity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40" calcext:value-type="float">
            <text:p>2540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iseReduction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88" calcext:value-type="float">
            <text:p>2188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intOfCommonCouplingSetActivePowerTot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91" calcext:value-type="float">
            <text:p>2891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frigerantCycleDefrostTimer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89" calcext:value-type="float">
            <text:p>2889</text:p>
          </table:table-cell>
          <table:table-cell office:value-type="string" calcext:value-type="string">
            <text:p>RawCod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frigerantCycleTimer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O3EComplexTy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engraSenso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O3EComplexTy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ylightSavingTimeActive</text:p>
          </table:table-cell>
          <table:table-cell office:value-type="string" calcext:value-type="string">
            <text:p>O3E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gEarliestDay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gMonth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umnEarliestDay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umnMonth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string" calcext:value-type="string">
            <text:p>O3EComplexTy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mesticHotWaterCirculationPump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genieActiv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ingActiv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cles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O3EComplexTy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haustAirHumiditySensor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O3EComplexTy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tractAirHumiditySensor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O3EComplexTy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doorAirHumiditySensor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O3EComplexTy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pplyAirHumiditySensor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O3EComplexTy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tsAndFormat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nit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Format</text:p>
          </table:table-cell>
          <table:table-cell office:value-type="string" calcext:value-type="string">
            <text:p>DateFormat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Format</text:p>
          </table:table-cell>
          <table:table-cell office:value-type="string" calcext:value-type="string">
            <text:p>TimeFormat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O3EInt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EightCircuitPump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O3EInt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FiveCircuitPump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O3EInt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SevenCircuitPump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O3EInt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SixCircuitPump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791" calcext:value-type="float">
            <text:p>2791</text:p>
          </table:table-cell>
          <table:table-cell office:value-type="string" calcext:value-type="string">
            <text:p>O3EInt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alHeatingPump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O3EInt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FourCircuitPump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2795" calcext:value-type="float">
            <text:p>2795</text:p>
          </table:table-cell>
          <table:table-cell office:value-type="string" calcext:value-type="string">
            <text:p>O3EInt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FourCircuitPump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O3EInt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OneCircuitPump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string" calcext:value-type="string">
            <text:p>O3EInt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OneCircuitPump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O3EInt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ThreeCircuitPump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2794" calcext:value-type="float">
            <text:p>2794</text:p>
          </table:table-cell>
          <table:table-cell office:value-type="string" calcext:value-type="string">
            <text:p>O3EInt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ThreeCircuitPump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O3EInt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TwoCircuitPump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2793" calcext:value-type="float">
            <text:p>2793</text:p>
          </table:table-cell>
          <table:table-cell office:value-type="string" calcext:value-type="string">
            <text:p>O3EInt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TwoCircuitPump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O3EInt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arCircuitPum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ylightSavingTimeActiv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55" calcext:value-type="float">
            <text:p>3155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mesticHotWaterShiftLoadPump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lingVent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ionellaProtectionPum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82" calcext:value-type="float">
            <text:p>2482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FourCircuitRoomAirHumiditySens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79" calcext:value-type="float">
            <text:p>2479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OneCircuitRoomAirHumiditySens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81" calcext:value-type="float">
            <text:p>2481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ThreeCircuitRoomAirHumiditySens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80" calcext:value-type="float">
            <text:p>2480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rTwoCircuitRoomAirHumiditySens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95" calcext:value-type="float">
            <text:p>2895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ryPump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LiquidLevelSens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etDtcHistor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eepModePreven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RawCo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arSecondaryTransferPum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ntralHeatingPumpPerformance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dualHeadControlOfPrimaryCircuitPump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ngModeOfPrimaryCircuitPump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alEnergyInverterPowerAc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Power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tivePower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alEnergyStorageStateOfEnergy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OfEnergy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Fals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False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2542" calcext:value-type="float">
            <text:p>2542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haustAirVolumeFlowConfigurationLimi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cale=1.0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haustAirVolumeFlowDeviceLimi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cale=1.0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355" calcext:value-type="float">
            <text:p>2355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imumVentilationSupplyAirTemperatur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1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2</text:p>
          </table:table-cell>
          <table:table-cell office:value-type="string" calcext:value-type="string">
            <text:p>scale=10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EightCircuitCentralHeatingCurv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Point</text:p>
          </table:table-cell>
          <table:table-cell office:value-type="string" calcext:value-type="string">
            <text:p>signed=True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FiveCircuitCentralHeatingCurv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Point</text:p>
          </table:table-cell>
          <table:table-cell office:value-type="string" calcext:value-type="string">
            <text:p>signed=True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FourCircuitCentralHeatingCurv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Point</text:p>
          </table:table-cell>
          <table:table-cell office:value-type="string" calcext:value-type="string">
            <text:p>signed=True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OneCircuitCentralHeatingCurv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Point</text:p>
          </table:table-cell>
          <table:table-cell office:value-type="string" calcext:value-type="string">
            <text:p>signed=True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SevenCircuitCentralHeatingCurv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Point</text:p>
          </table:table-cell>
          <table:table-cell office:value-type="string" calcext:value-type="string">
            <text:p>signed=True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SixCircuitCentralHeatingCurv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Point</text:p>
          </table:table-cell>
          <table:table-cell office:value-type="string" calcext:value-type="string">
            <text:p>signed=True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ThreeCircuitCentralHeatingCurv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Point</text:p>
          </table:table-cell>
          <table:table-cell office:value-type="string" calcext:value-type="string">
            <text:p>signed=True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TwoCircuitCentralHeatingCurv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scale=1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Point</text:p>
          </table:table-cell>
          <table:table-cell office:value-type="string" calcext:value-type="string">
            <text:p>signed=True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ntOfCommonCouplingPhaseOn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Power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tivePower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ntOfCommonCouplingPhaseThre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Power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tivePower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ntOfCommonCouplingPhaseTwo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Power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tivePower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603" calcext:value-type="float">
            <text:p>1603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ntOfCommonCouplingPower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Power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tivePower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2605" calcext:value-type="float">
            <text:p>2605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ickModeRuntime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seReduced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nsive</text:p>
          </table:table-cell>
          <table:table-cell office:value-type="string" calcext:value-type="string">
            <text:p>scale=1.0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DateNext</text:p>
          </table:table-cell>
          <table:table-cell office:value-type="string" calcext:value-type="string">
            <text:p>O3ES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s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2541" calcext:value-type="float">
            <text:p>2541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plyAirVolumeFlowConfigurationLimi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cale=1.0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447" calcext:value-type="float">
            <text:p>2447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plyAirVolumeFlowDeviceLimit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cale=1.0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328" calcext:value-type="float">
            <text:p>2328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tilationCurrentVolumeFlow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Flow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1</text:p>
          </table:table-cell>
          <table:table-cell office:value-type="string" calcext:value-type="string">
            <text:p>scale=1.0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327" calcext:value-type="float">
            <text:p>2327</text:p>
          </table:table-cell>
          <table:table-cell office:value-type="string" calcext:value-type="string">
            <text:p>O3EComplex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tilationTargetVolumeFlow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ualFlow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1</text:p>
          </table:table-cell>
          <table:table-cell office:value-type="string" calcext:value-type="string">
            <text:p>scale=1.0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487" calcext:value-type="float">
            <text:p>2487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ElectricalPowerConsumptionElectricHeate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486" calcext:value-type="float">
            <text:p>2486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ElectricalPowerConsumptionRefrigerantCircui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488" calcext:value-type="float">
            <text:p>2488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ElectricalPowerConsumptionSystem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495" calcext:value-type="float">
            <text:p>2495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ThermalCapacityElectricHeate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494" calcext:value-type="float">
            <text:p>2494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ThermalCapacityRefrigerantCircui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496" calcext:value-type="float">
            <text:p>2496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ThermalCapacitySystem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629" calcext:value-type="float">
            <text:p>2629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redThermalCapacit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esticHotWaterHysteresi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alEnergyStorageCurrent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table:number-columns-repeated="252"/>
        </table:table-row>
        <table:table-row table:style-name="ro1">
          <table:table-cell/>
          <table:table-cell office:value-type="float" office:value="1828" calcext:value-type="float">
            <text:p>1828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erterElectricalEnergyStorageCurrentMaximumlChargePower</text:p>
          </table:table-cell>
          <table:table-cell office:value-type="string" calcext:value-type="string">
            <text:p>scale=1.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erterElectricalEnergyStorageCurrentMaximumlDishargePower</text:p>
          </table:table-cell>
          <table:table-cell office:value-type="string" calcext:value-type="string">
            <text:p>scale=1.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erterElectricalEnergyStorageMaximumNominalChargePower</text:p>
          </table:table-cell>
          <table:table-cell office:value-type="string" calcext:value-type="string">
            <text:p>scale=1.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829" calcext:value-type="float">
            <text:p>1829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erterElectricalEnergyStorageMaximumNominalDischargePower</text:p>
          </table:table-cell>
          <table:table-cell office:value-type="string" calcext:value-type="string">
            <text:p>scale=1.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626" calcext:value-type="float">
            <text:p>2626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ximumPowerElectricalHeate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343" calcext:value-type="float">
            <text:p>2343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inalThermalCapacityCooling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342" calcext:value-type="float">
            <text:p>2342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inalThermalCapacityHeating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rmalPow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office:value-type="string" calcext:value-type="string">
            <text:p>O3EInt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PhaseInverterMaximunNominalPower</text:p>
          </table:table-cell>
          <table:table-cell office:value-type="string" calcext:value-type="string">
            <text:p>scale=1.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alEnergyStorageCurrentPower</text:p>
          </table:table-cell>
          <table:table-cell office:value-type="string" calcext:value-type="string">
            <text:p>scale=1.0</text:p>
          </table:table-cell>
          <table:table-cell office:value-type="string" calcext:value-type="string">
            <text:p>signed=True</text:p>
          </table:table-cell>
          <table:table-cell table:number-columns-repeated="252"/>
        </table:table-row>
        <table:table-row table:style-name="ro1">
          <table:table-cell/>
          <table:table-cell office:value-type="float" office:value="2567" calcext:value-type="float">
            <text:p>2567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tilationExhaustFanRuntime</text:p>
          </table:table-cell>
          <table:table-cell office:value-type="string" calcext:value-type="string">
            <text:p>scale=1.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tilationOperationHours</text:p>
          </table:table-cell>
          <table:table-cell office:value-type="string" calcext:value-type="string">
            <text:p>scale=1.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566" calcext:value-type="float">
            <text:p>2566</text:p>
          </table:table-cell>
          <table:table-cell office:value-type="string" calcext:value-type="string">
            <text:p>O3E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tilationSupplyFanRuntime</text:p>
          </table:table-cell>
          <table:table-cell office:value-type="string" calcext:value-type="string">
            <text:p>scale=1.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O3EIn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ntralHeatingPump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O3EIn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arCircuitWaterFlowRate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O3EUt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versalTimeCoordinate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72" calcext:value-type="float">
            <text:p>2572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ualCompressorInletMassflow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88" calcext:value-type="float">
            <text:p>1588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ernatingCurrentPower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89" calcext:value-type="float">
            <text:p>1589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ernatingCurrentPowerSetpointMetaData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icationChecksum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32" calcext:value-type="float">
            <text:p>2832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eHeaterTim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Hysteresi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06" calcext:value-type="float">
            <text:p>3106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MinimumMaximumSetTemperatur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38" calcext:value-type="float">
            <text:p>2938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cadeSystemPum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41" calcext:value-type="float">
            <text:p>2341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efficientOfPerformance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14" calcext:value-type="float">
            <text:p>2914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orMinMaxAllowedPrimaryTemperature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79" calcext:value-type="float">
            <text:p>2579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orMinMaxAllowedPrimaryTemperatureHeat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09" calcext:value-type="float">
            <text:p>2909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orMinMaxRequestedSecondaryReturnTemperature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10" calcext:value-type="float">
            <text:p>2910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orMinMaxRequestedSecondaryReturnTemperaturePreStartDefro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orMinMaxSpeed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32" calcext:value-type="float">
            <text:p>2632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orMinMaxSpeedDefro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30" calcext:value-type="float">
            <text:p>2630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orMinMaxSpeedHeat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Quick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24" calcext:value-type="float">
            <text:p>2924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nosticHydraulicFilterContamination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play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66" calcext:value-type="float">
            <text:p>3066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esticHotWaterHighDemandDete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esticHotWaterPum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esticHotWaterShiftLoadPum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56" calcext:value-type="float">
            <text:p>2556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alEnergyRemainingCapaci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alEnergyStorageUsableEnerg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alEnergyStorageUsableNominalEnerg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alPostHea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55" calcext:value-type="float">
            <text:p>2555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alPower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alPreHea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81" calcext:value-type="float">
            <text:p>2881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ansionValveOneTim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92" calcext:value-type="float">
            <text:p>2592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ansionValveTheoretical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82" calcext:value-type="float">
            <text:p>2882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ansionValveTwoTim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ternalAlternatingCurrentPower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ternalAlternatingCurrentPowerSetpointMetaData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09" calcext:value-type="float">
            <text:p>3009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nDuctHeaterOnTim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wTemperatureMinimumMaximumLimi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elCellPrimaryPum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94" calcext:value-type="float">
            <text:p>1794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CircuitHeatDefici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PumpCompressorCurrentOperating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46" calcext:value-type="float">
            <text:p>2446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miWakeupTrigg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FourCircuitCurrentQuick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55" calcext:value-type="float">
            <text:p>2455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FourCircuitRoomTemperatureThreshold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FourCircuitTargetQuick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16" calcext:value-type="float">
            <text:p>2416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FourCircuitThreshold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OneCircuitCurrentQuick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OneCircuitRoomTemperatureThreshold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OneCircuitTargetQuick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13" calcext:value-type="float">
            <text:p>2413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OneCircuitThreshold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ThreeCircuitCurrentQuick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54" calcext:value-type="float">
            <text:p>2454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ThreeCircuitRoomTemperatureThreshold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ThreeCircuitTargetQuick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15" calcext:value-type="float">
            <text:p>2415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ThreeCircuitThreshold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TwoCircuitCurrentQuick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53" calcext:value-type="float">
            <text:p>2453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TwoCircuitRoomTemperatureThreshold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TwoCircuitTargetQuick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14" calcext:value-type="float">
            <text:p>2414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rTwoCircuitThreshold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11" calcext:value-type="float">
            <text:p>2611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inalThermalCapacityIndoorUni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03" calcext:value-type="float">
            <text:p>2603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ryHeatExchangerCommon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18" calcext:value-type="float">
            <text:p>2218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oteLimitValueDemandSideManagem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TimeSeriesRecordingGroup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39" calcext:value-type="float">
            <text:p>2839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ondaryHeatExchangerOptimumTemperatureSpread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38" calcext:value-type="float">
            <text:p>2838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ondaryHeatExchangerOptimumTemperatureSpreadHeat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rtGridReadyConsolidat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arCircuitPumpHysteresi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arMinimumMaximumCollectorTemperatur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arProper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99" calcext:value-type="float">
            <text:p>1599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arSecondaryDeltaTemperatureHysteresi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arStaticTemperatureControlHysteresi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38" calcext:value-type="float">
            <text:p>2638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portedCountryCod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53" calcext:value-type="float">
            <text:p>2353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DemandHeatProduc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Quick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32" calcext:value-type="float">
            <text:p>2932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CounterSinceLastRese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83" calcext:value-type="float">
            <text:p>2783</text:p>
          </table:table-cell>
          <table:table-cell office:value-type="string" calcext:value-type="string">
            <text:p>RawCod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tilationSelfCheckD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O3EComplex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ralHeatingPumpMinimumMaximumLimit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poin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string" calcext:value-type="string">
            <text:p>O3EComplex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mesticHotWaterPumpMinimumMaximumLimit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poin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O3EComplex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rFourCircuitPumpMinimumMaximumLimit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poin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office:value-type="string" calcext:value-type="string">
            <text:p>O3EComplex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rOneCircuitPumpMinimumMaximumLimit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poin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office:value-type="string" calcext:value-type="string">
            <text:p>O3EComplex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rThreeCircuitPumpMinimumMaximumLimit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poin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office:value-type="string" calcext:value-type="string">
            <text:p>O3EComplex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rTwoCircuitPumpMinimumMaximumLimit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poin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office:value-type="string" calcext:value-type="string">
            <text:p>O3EComplex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arCircuitPumpMinimumMaximumLimit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poin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O3EIn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ResultDomesticHotWaterTemperatureSetpoin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ned=True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O3EIn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ionellaProtectionTarget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58" calcext:value-type="float">
            <text:p>2858</text:p>
          </table:table-cell>
          <table:table-cell office:value-type="string" calcext:value-type="string">
            <text:p>O3EIn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rFourCircuitFrostProtectionConfiguration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office:value-type="string" calcext:value-type="string">
            <text:p>O3EIn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rFourCircuitSummerSavingTemperatureThreshold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855" calcext:value-type="float">
            <text:p>2855</text:p>
          </table:table-cell>
          <table:table-cell office:value-type="string" calcext:value-type="string">
            <text:p>O3EIn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rOneCircuitFrostProtectionConfiguration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395" calcext:value-type="float">
            <text:p>1395</text:p>
          </table:table-cell>
          <table:table-cell office:value-type="string" calcext:value-type="string">
            <text:p>O3EIn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rOneCircuitSummerSavingTemperatureThreshold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 office:value-type="string" calcext:value-type="string">
            <text:p>O3EIn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rThreeCircuitFrostProtectionConfiguration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397" calcext:value-type="float">
            <text:p>1397</text:p>
          </table:table-cell>
          <table:table-cell office:value-type="string" calcext:value-type="string">
            <text:p>O3EIn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rThreeCircuitSummerSavingTemperatureThreshold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856" calcext:value-type="float">
            <text:p>2856</text:p>
          </table:table-cell>
          <table:table-cell office:value-type="string" calcext:value-type="string">
            <text:p>O3EIn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rTwoCircuitFrostProtectionConfiguration</text:p>
          </table:table-cell>
          <table:table-cell office:value-type="string" calcext:value-type="string">
            <text:p>signed=Tru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396" calcext:value-type="float">
            <text:p>1396</text:p>
          </table:table-cell>
          <table:table-cell office:value-type="string" calcext:value-type="string">
            <text:p>O3EIn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rTwoCircuitSummerSavingTemperatureThreshold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O3ES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O3ES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stApplicationUpd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O3ES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stBackupD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O3ES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DateLa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O3ES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DeliveryStatusD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O3ES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ionellaProtectionLastSuccessfulStartTi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O3ES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ReactivePowerFixCosinusPhi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51" calcext:value-type="float">
            <text:p>2451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cadeEmergencyOperation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37" calcext:value-type="float">
            <text:p>1537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mneySweeperTest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41" calcext:value-type="float">
            <text:p>2741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fortEnsuring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nkCaseHeaterSensorErrorTyp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85" calcext:value-type="float">
            <text:p>1685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alEnergyInverterDC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36" calcext:value-type="float">
            <text:p>2936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alEnergyStorageSystemSt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86" calcext:value-type="float">
            <text:p>1686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alEnergySystemPhotovoltaicLimit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haustFla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40" calcext:value-type="float">
            <text:p>2940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rnalHeaterDelayTim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ueGasSensorTest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89" calcext:value-type="float">
            <text:p>2489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stProtection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elCellServiceCounterRese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58" calcext:value-type="float">
            <text:p>2558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tPumpSupportedStat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38" calcext:value-type="float">
            <text:p>2338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LimitTest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33" calcext:value-type="float">
            <text:p>2733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llationConfirm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maryCircuitWaterFlowTest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97" calcext:value-type="float">
            <text:p>2497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tStatisticalValuesD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DefaultValuesD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 office:value-type="string" calcext:value-type="string">
            <text:p>RawCod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arInterval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upBoxConfiguration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hargeLimit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False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cale=1</text:p>
          </table:table-cell>
          <table:table-cell office:value-type="string" calcext:value-type="string">
            <text:p>signed=False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passOperationStat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passStatu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1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esticHotWaterCirculationPump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esticHotWaterOperationStat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EnergySystemConfiguration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zbetriebsart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sche Anlagenkomponenten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AccessInProgress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DomesticHotWaterTargetOperation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614" calcext:value-type="float">
            <text:p>1614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MixerFourCircuitTargetOperation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MixerOneCircuitTargetOperation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MixerThreeCircuitTargetOperation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612" calcext:value-type="float">
            <text:p>1612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MixerTwoCircuitTargetOperation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tewayExternalHeatEngineTargetOperation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EightCircuitOperationState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pMod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pStates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419" calcext:value-type="float">
            <text:p>1419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FiveCircuitOperationState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pMod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pStates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FourCircuitOperationState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pMod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pStates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415" calcext:value-type="float">
            <text:p>1415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OneCircuitOperationState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pMod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pStates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421" calcext:value-type="float">
            <text:p>1421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SevenCircuitOperationState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pMod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pStates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SixCircuitOperationState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pMod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pStates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hreeCircuitOperationState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pMod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pStates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416" calcext:value-type="float">
            <text:p>1416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woCircuitOperationState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pModes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OpStates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806" calcext:value-type="float">
            <text:p>2806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rigerationCircuitOperation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aldProtection</text:p>
          </table:table-cell>
          <table:table-cell office:value-type="string" calcext:value-type="string">
            <text:p>O3EB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tilationControllerOperationState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1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2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2371" calcext:value-type="float">
            <text:p>2371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tilationControlMode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O3EComplex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tilationTargetOperationLevel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utual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1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2835" calcext:value-type="float">
            <text:p>283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HeaterTemperatureThreshol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HeaterTimerD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75" calcext:value-type="float">
            <text:p>247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cadeCommonFlowCurrent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alHeating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81" calcext:value-type="float">
            <text:p>258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CalculatedSetpointRp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MaximumCondensingPressur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12" calcext:value-type="float">
            <text:p>291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MaximumDischargeTemperatur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16" calcext:value-type="float">
            <text:p>291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MaximumEvaporatingPressur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11" calcext:value-type="float">
            <text:p>291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MaximumRequestedSecondaryReturnTempDefro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13" calcext:value-type="float">
            <text:p>291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MinimumAllowedSecondaryOutletTemperatureHeat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18" calcext:value-type="float">
            <text:p>291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MinimumEvaporatingPressure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17" calcext:value-type="float">
            <text:p>291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MinimumEvaporatingPressureHeat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ModulTyp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SpeedRp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627" calcext:value-type="float">
            <text:p>26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StartUpTim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71" calcext:value-type="float">
            <text:p>257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SuctionSuperhea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48" calcext:value-type="float">
            <text:p>284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nkCaseHeaterTemperatureStatistic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56" calcext:value-type="float">
            <text:p>225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redThermalEnergyDefro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28" calcext:value-type="float">
            <text:p>29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nosticHeatExchangerConstraints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esticHotWaterPumpPostRunTime</text:p>
          </table:table-cell>
          <table:table-cell office:value-type="string" calcext:value-type="string">
            <text:p>scale=1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esticHotWaterTemperatureSetpoint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257" calcext:value-type="float">
            <text:p>225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esticHotWaterTemperatureSetpointOffset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EnergyStorageVoltag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EnergySystemPhotovoltaicConfiguration</text:p>
          </table:table-cell>
          <table:table-cell office:value-type="string" calcext:value-type="string">
            <text:p>scale=1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883" calcext:value-type="float">
            <text:p>288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ansionValveMaximumOperatingPressure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84" calcext:value-type="float">
            <text:p>288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ansionValveOne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85" calcext:value-type="float">
            <text:p>288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ansionValveTwo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DomesticHotWaterTemperatureSetpoint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MixerFourCircuitFixedValueTargetTemperatureSetpoin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ned=True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MixerOneCircuitFixedValueTargetTemperatureSetpoin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ned=True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MixerThreeCircuitFixedValueTargetTemperatureSetpoin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ned=True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MixerTwoCircuitFixedValueTargetTemperatureSetpoin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ned=True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Modulation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TargetFlow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08" calcext:value-type="float">
            <text:p>300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nDuctHeaterOnD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TemperatureTargetSetpoint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CellElectricalPowerOutpu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CellThermalPower</text:p>
          </table:table-cell>
          <table:table-cell office:value-type="string" calcext:value-type="string">
            <text:p>scale=1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585" calcext:value-type="float">
            <text:p>158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dReturn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21" calcext:value-type="float">
            <text:p>26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OperatingPressureActual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55" calcext:value-type="float">
            <text:p>225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SecondaryReturnTemperatureRefrigerantCircuit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FourCircuitCurrentTemperatureSetpoin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ned=True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FourCircuitFlowTemperatureTargetSetpoint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OneCircuitCurrentTemperatureSetpoin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ned=True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OneCircuitFlowTemperatureTargetSetpoint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hreeCircuitCurrentTemperatureSetpoin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ned=True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hreeCircuitFlowTemperatureTargetSetpoint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644" calcext:value-type="float">
            <text:p>164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woCircuitCurrentTemperatureSetpoin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ned=True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woCircuitFlowTemperatureTargetSetpoint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ulationCurrentValu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ulationTargetSetpoint</text:p>
          </table:table-cell>
          <table:table-cell office:value-type="string" calcext:value-type="string">
            <text:p>scale=1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ratingHoursTillService</text:p>
          </table:table-cell>
          <table:table-cell office:value-type="string" calcext:value-type="string">
            <text:p>scale=1.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sideTemperatureDampingFact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sideTemperatureOffset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851" calcext:value-type="float">
            <text:p>2851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tartD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39" calcext:value-type="float">
            <text:p>2939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ryHeatExchangerLowEvaporatingTemperatureAlarmDel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76" calcext:value-type="float">
            <text:p>287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ryPumpCommon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74" calcext:value-type="float">
            <text:p>287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rySourceRps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75" calcext:value-type="float">
            <text:p>287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rySourceRps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ductionTraceabilityBy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87" calcext:value-type="float">
            <text:p>288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rigerantCycleAlarmPauseD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86" calcext:value-type="float">
            <text:p>288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rigerantCyclePostStopD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90" calcext:value-type="float">
            <text:p>289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rigerantCyclePumpdownHoldTim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88" calcext:value-type="float">
            <text:p>288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rigerantCyclePumpdownStoppingDel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93" calcext:value-type="float">
            <text:p>289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rigerantCycleTransitionToCoolingTim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92" calcext:value-type="float">
            <text:p>289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rigerantCycleTransitionToHeatingTim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rigerationCycleApplicationSt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42" calcext:value-type="float">
            <text:p>2842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aryHeatExchangerHxSub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45" calcext:value-type="float">
            <text:p>284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aryHeatExchangerMaximumOutletTemperatur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44" calcext:value-type="float">
            <text:p>284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aryHeatExchangerMinimumOutletTemperatur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43" calcext:value-type="float">
            <text:p>2843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aryHeatExchangerMinimumVolumeFlow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36" calcext:value-type="float">
            <text:p>2836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aryHeatExchangerMinimumVolumeFlowThreshol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37" calcext:value-type="float">
            <text:p>283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aryHeatExchangerOptimumTemperatureSpreadExpon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40" calcext:value-type="float">
            <text:p>2840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aryHeatExchangerOptimumVolumeFlowDefro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ChargingDomesticHotWaterSetpoint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MaximumLoadingTemperature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StagnationHours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878" calcext:value-type="float">
            <text:p>2878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cooling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77" calcext:value-type="float">
            <text:p>2877</text:p>
          </table:table-cell>
          <table:table-cell office:value-type="string" calcext:value-type="string">
            <text:p>O3E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ctionSuperheat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51" calcext:value-type="float">
            <text:p>2351</text:p>
          </table:table-cell>
          <table:table-cell office:value-type="string" calcext:value-type="string">
            <text:p>O3EInt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PumpCompressor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office:value-type="string" calcext:value-type="string">
            <text:p>O3EInt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DomesticHotWaterLoadingTi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O3EInt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OneCircuitThreeWayValvePositionPercent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string" calcext:value-type="string">
            <text:p>O3EInt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woCircuitThreeWayValvePositionPercent</text:p>
          </table:table-cell>
          <table:table-cell office:value-type="string" calcext:value-type="string">
            <text:p>signed=Tru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O3ES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ionellaProtectionStartTi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orSensorTe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52" calcext:value-type="float">
            <text:p>2352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itionalElectricHea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upBoxTe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valenceControlAlternativeTemperatur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erDischargeFunctionThreeWayValvePositionPerc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alHeatDemandExternalAc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65" calcext:value-type="float">
            <text:p>1765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ustionAirInterlock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82" calcext:value-type="float">
            <text:p>2582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OffTim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73" calcext:value-type="float">
            <text:p>257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orOnTim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49" calcext:value-type="float">
            <text:p>2449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erSpecificDeviceNa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79" calcext:value-type="float">
            <text:p>2779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taTemperaturePumpControl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21" calcext:value-type="float">
            <text:p>2921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nosticHydraulicFilterInterval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22" calcext:value-type="float">
            <text:p>2922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nosticHydraulicFilterIntervalTemporal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25" calcext:value-type="float">
            <text:p>2925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nosticMonitoringPressurePeaks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86" calcext:value-type="float">
            <text:p>2586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Output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erterValveBoilerHydraulicTow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erterValveFuelCellHydraulicTow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esticElectricalEnergyConsump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30" calcext:value-type="float">
            <text:p>3030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esticHotWaterEfficiencyModeAvailabili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68" calcext:value-type="float">
            <text:p>3068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esticHotWaterTemperatureSetpointComfor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HeaterActiv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Heater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01" calcext:value-type="float">
            <text:p>2601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HeaterVentilation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86" calcext:value-type="float">
            <text:p>2786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PreheaterCurrentPowerConsump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78" calcext:value-type="float">
            <text:p>2778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MessageInputSele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haustPipeLength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31" calcext:value-type="float">
            <text:p>3031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Hea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96" calcext:value-type="float">
            <text:p>2796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Heater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20" calcext:value-type="float">
            <text:p>2920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HeaterSpecific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98" calcext:value-type="float">
            <text:p>3098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HeaterTemperatureOffse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85" calcext:value-type="float">
            <text:p>2985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Heater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53" calcext:value-type="float">
            <text:p>285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HeaterTimeIntegralThershol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nTargetSpee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28" calcext:value-type="float">
            <text:p>2828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CellSdCardRecord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CellTestMode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tewayExternalTargetFlow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tewayRemoteScanNetwork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ingSuppor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ingSupportBufferThreeWayValvePositionPerc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llationWizardInProgres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ionellaProtectionActiv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43" calcext:value-type="float">
            <text:p>264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RechargePow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FourCircuitPumpOscillationTi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24" calcext:value-type="float">
            <text:p>2424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FourCircuitTemperatureOffset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FourCircuitThreeWayValvePositionPerc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13" calcext:value-type="float">
            <text:p>301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HybridThreeWayValvePositionPerc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79" calcext:value-type="float">
            <text:p>2879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OneCircuitHeatingBlocke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43" calcext:value-type="float">
            <text:p>184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OneCircuitHumidityProte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67" calcext:value-type="float">
            <text:p>1667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OneCircuitPumpOscillationTi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21" calcext:value-type="float">
            <text:p>2421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OneCircuitTemperatureOffset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69" calcext:value-type="float">
            <text:p>1669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hreeCircuitPumpOscillationTi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23" calcext:value-type="float">
            <text:p>242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hreeCircuitTemperatureOffset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hreeCircuitThreeWayValvePositionPerc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80" calcext:value-type="float">
            <text:p>2880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woCircuitHeatingBlocke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woCircuitHumidityProte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68" calcext:value-type="float">
            <text:p>1668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woCircuitPumpOscillationTim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22" calcext:value-type="float">
            <text:p>2422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rTwoCircuitTemperatureOffsetCool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ulationCurrentValueBurner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dleSwitch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tOfCommonCouplingConfiguredEnergyMe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ictionDomesticElectricalEnergyConsumptionNextHou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99" calcext:value-type="float">
            <text:p>1799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ryCircuitCurrentTemperatureSetpoi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32" calcext:value-type="float">
            <text:p>3032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ryEnergyFactorElectrici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36" calcext:value-type="float">
            <text:p>3036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ryEnergyFactorExternalHea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xyPor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Rese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39" calcext:value-type="float">
            <text:p>2339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fetyLimiterThresholdTemperatur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fetyRelevantRemoteUnlock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aryCentralHeatingPum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aryCircuitFourThreeWayValv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urityAlgorithmNumb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StagnationTemperatureOffse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45" calcext:value-type="float">
            <text:p>2445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lementalHeatEngine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37" calcext:value-type="float">
            <text:p>2937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emPump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28" calcext:value-type="float">
            <text:p>1728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rmostatTerminalOneCircuitPum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rmostatTerminalThreeCircuitPum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rmostatTerminalTwoCircuitPum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73" calcext:value-type="float">
            <text:p>237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tilationAirVolumeFlowBalancingOffse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93" calcext:value-type="float">
            <text:p>2493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tilationBypassPosi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59" calcext:value-type="float">
            <text:p>2559</text:p>
          </table:table-cell>
          <table:table-cell office:value-type="string" calcext:value-type="string">
            <text:p>Raw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tilationFanModbusI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office:value-type="string" calcext:value-type="string">
            <text:p>O3E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ServiceInterv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knowledgeErrorAlarmMessag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knowledgeInfoAlarmMessag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knowledgeServiceAlarmMessag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knowledgeWarningAlarmMessag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DiagnosticSess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endConnection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fferTargetOperation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opologyScan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passAvailableMod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HeatingPump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HeatingPumpTyp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ressorCrankCaseHea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48" calcext:value-type="float">
            <text:p>224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VentilationHeatRecover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53" calcext:value-type="float">
            <text:p>2253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DigitalInputSevenValu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64" calcext:value-type="float">
            <text:p>216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DigitalInputSixValu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ServiceConnection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91" calcext:value-type="float">
            <text:p>1791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erterValveDefaultPosition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erterValveTargetPosi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29" calcext:value-type="float">
            <text:p>302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esticHotWaterEfficiency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69" calcext:value-type="float">
            <text:p>306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esticHotWaterSensorForDeman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56" calcext:value-type="float">
            <text:p>3156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esticHotWaterShiftLoadPumpTyp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esticHotWater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99" calcext:value-type="float">
            <text:p>279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HeatersShutdownDel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69" calcext:value-type="float">
            <text:p>296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nicControlUnitSafeState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45" calcext:value-type="float">
            <text:p>2545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ElectricalHeaterSmartGridIncreaseMaxDeman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44" calcext:value-type="float">
            <text:p>254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ElectricalHeaterSmartGridLock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gyManagmentSystemResultingControlSt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77" calcext:value-type="float">
            <text:p>2477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vironmentAirQualitySens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austPipeTyp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FaultSign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FaultSignalInpu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86" calcext:value-type="float">
            <text:p>2986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HeaterOperationSt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31" calcext:value-type="float">
            <text:p>1731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LockActiv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06" calcext:value-type="float">
            <text:p>2606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TriggerActiv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07" calcext:value-type="float">
            <text:p>2607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Trigger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35" calcext:value-type="float">
            <text:p>2735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urThreeWayValveValveCurrentPosi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HoursTillNextStar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RuntimePredi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ApEnabl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EthernetEnabl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EthernetNetwork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91" calcext:value-type="float">
            <text:p>3091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EthernetTwoEnabl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94" calcext:value-type="float">
            <text:p>309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EthernetTwoNetwork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97" calcext:value-type="float">
            <text:p>3097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InternetAcces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RemoteEnabl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RemoteIpStatic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RemoteLocalNetwork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RemoteSignalStrength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96" calcext:value-type="float">
            <text:p>3096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WifiStationEnabl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AnalogDigitalAccessoryFiveModul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AnalogDigitalAccessoryFourModul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AnalogDigitalAccessoryOneModul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AnalogDigitalAccessoryThreeModul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AnalogDigitalAccessoryTwoModul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DigitalAccessoryFiveModul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DigitalAccessoryFourModul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DigitalAccessoryOneModul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DigitalAccessoryThreeModul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DigitalAccessoryTwoModul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SdioAccessoryOneModul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93" calcext:value-type="float">
            <text:p>1693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dOperatorConfigurationLock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57" calcext:value-type="float">
            <text:p>2557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PumpSt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ideAirBypas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ag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ionellaProtectionLastSuccessfulWeek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ionellaProtectionWeekda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SwitchActiv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functionHeatingUnitBlocke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functionIdentific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functionUnitBlocke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FourCircuitPump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FourCircuitPumpTyp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OneCircuitPump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99" calcext:value-type="float">
            <text:p>249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OneCircuitPumpTyp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ThreeCircuitPump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ThreeCircuitPumpTyp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TwoCircuitPump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TwoCircuitPumpTyp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deIdOnExternalCa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34" calcext:value-type="float">
            <text:p>263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seReduction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sideAirBypas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33" calcext:value-type="float">
            <text:p>2233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istentStorage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CircuitFan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CircuitFan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HeatExchangerBaseHea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xyEnable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73" calcext:value-type="float">
            <text:p>1773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rigerantCircuitFourWayValv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190" calcext:value-type="float">
            <text:p>319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rigerantCircuitFourWayValvePosi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94" calcext:value-type="float">
            <text:p>289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rigerantCycleAvailabilit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59" calcext:value-type="float">
            <text:p>225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rigerationCircuit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98" calcext:value-type="float">
            <text:p>279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tiveHumiditySensorSele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ainingFloorDryingDay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EnergyManagerDataCollecto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SensorMinMaxAverageStatistic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edDryingProfileActiv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ManagerIsRequire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ModeActiv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Delivery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GridFeatureSele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arPumpConfigurationSele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arRechargeSuppressionImpac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UpWizard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Fair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alTimeCoordinatedOffse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InterfaceDefaultHomeScree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ilationBypassFlapAvailableCou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74" calcext:value-type="float">
            <text:p>2374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ilationExternalLockFunctionSett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98" calcext:value-type="float">
            <text:p>259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ilationFanAssignmentAvailabl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99" calcext:value-type="float">
            <text:p>259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ilationFanAssignmentSwitch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01" calcext:value-type="float">
            <text:p>2801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ilationFanAssignmentSwitchManufactur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ilationHeatExchangerTyp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gbeeEnabl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O3EByt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gbee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Type</text:p>
          </table:table-cell>
          <table:table-cell office:value-type="string" calcext:value-type="string">
            <text:p>BuildingTypes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HeatingRegulationMode</text:p>
          </table:table-cell>
          <table:table-cell office:value-type="string" calcext:value-type="string">
            <text:p>RegulationTypes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TargetOperationMode</text:p>
          </table:table-cell>
          <table:table-cell office:value-type="string" calcext:value-type="string">
            <text:p>FuelCellOperationModes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ype</text:p>
          </table:table-cell>
          <table:table-cell office:value-type="string" calcext:value-type="string">
            <text:p>GasTypes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332" calcext:value-type="float">
            <text:p>2332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DigitalInputConfigurationOnBoardFour</text:p>
          </table:table-cell>
          <table:table-cell office:value-type="string" calcext:value-type="string">
            <text:p>DigitalInputConfigurations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DigitalInputConfigurationOnBoardOne</text:p>
          </table:table-cell>
          <table:table-cell office:value-type="string" calcext:value-type="string">
            <text:p>DigitalInputConfigurations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331" calcext:value-type="float">
            <text:p>2331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DigitalInputConfigurationOnBoardThree</text:p>
          </table:table-cell>
          <table:table-cell office:value-type="string" calcext:value-type="string">
            <text:p>DigitalInputConfigurations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DigitalInputConfigurationOnBoardTwo</text:p>
          </table:table-cell>
          <table:table-cell office:value-type="string" calcext:value-type="string">
            <text:p>DigitalInputConfigurations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string" calcext:value-type="string">
            <text:p>O3EE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SettingSource</text:p>
          </table:table-cell>
          <table:table-cell office:value-type="string" calcext:value-type="string">
            <text:p>TimeSettingSources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833" calcext:value-type="float">
            <text:p>283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HeaterTimer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03" calcext:value-type="float">
            <text:p>240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passOperationLeve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HeatingPartLoadPercen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345" calcext:value-type="float">
            <text:p>234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ressorSetpointPerc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46" calcext:value-type="float">
            <text:p>234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ressorSpeedPerc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56" calcext:value-type="float">
            <text:p>235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SystemHeatingCoolingLeve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56" calcext:value-type="float">
            <text:p>295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DigitalInputEightValu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57" calcext:value-type="float">
            <text:p>295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DigitalInputNineValu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65" calcext:value-type="float">
            <text:p>216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PwmOutputThreeValu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49" calcext:value-type="float">
            <text:p>274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ControlledHighPressureShutDow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48" calcext:value-type="float">
            <text:p>274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ControlledLowPressureShutDow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43" calcext:value-type="float">
            <text:p>274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ElectricalHeaterSafetyTemperatureLimi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51" calcext:value-type="float">
            <text:p>275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ElectronicExpansionValv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27" calcext:value-type="float">
            <text:p>292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ElectronicExpansionValve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52" calcext:value-type="float">
            <text:p>275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FanOpe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53" calcext:value-type="float">
            <text:p>275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HeatExchangerConstraint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45" calcext:value-type="float">
            <text:p>274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HydraulicFilterContamin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42" calcext:value-type="float">
            <text:p>274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HydraulicFilterInterva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46" calcext:value-type="float">
            <text:p>274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HydraulicSafetyValv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HydraulicTemperatureSensor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67" calcext:value-type="float">
            <text:p>276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MonitoringPressureDrop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68" calcext:value-type="float">
            <text:p>276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MonitoringPressurePeak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RefrigerantCircuitFourTwoWayValv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29" calcext:value-type="float">
            <text:p>292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RefrigerantCircuitPressureSensor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31" calcext:value-type="float">
            <text:p>293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RefrigerantCircuitTemperatureSensor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44" calcext:value-type="float">
            <text:p>274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osticSecondaryFourThreeWayValv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Test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esticHotWaterPartLoadPercen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EnergyStorageStateOfCharg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15" calcext:value-type="float">
            <text:p>1815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HeaterPhaseOn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HeaterPhaseThre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16" calcext:value-type="float">
            <text:p>181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HeaterPhase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nicExpansionValveOneCurrentPositionPerc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nicExpansionValveOneTargetPositionPerc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nicExpansionValveTwoCurrentPositionPerc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nicExpansionValveTwoTargetPositionPerc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hancedVapourInjectionValv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52" calcext:value-type="float">
            <text:p>285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Heat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42" calcext:value-type="float">
            <text:p>2442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PumpFrostProte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08" calcext:value-type="float">
            <text:p>290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rterModuleTyp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LevelEmbbededApplic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umLoadPercen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57" calcext:value-type="float">
            <text:p>305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rrowBandInternetOfThingsCloud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3056" calcext:value-type="float">
            <text:p>305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rrowBandInternetOfThingsNetwork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96" calcext:value-type="float">
            <text:p>2896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PumpOne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97" calcext:value-type="float">
            <text:p>289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ryPumpTwo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87" calcext:value-type="float">
            <text:p>2987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rigerantCycleUnlock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68" calcext:value-type="float">
            <text:p>256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rigerantTyp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78" calcext:value-type="float">
            <text:p>2578</text:p>
          </table:table-cell>
          <table:table-cell office:value-type="string" calcext:value-type="string">
            <text:p>O3E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rigerationCircuitDesiredOperating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ntLedBa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Calib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20" calcext:value-type="float">
            <text:p>2220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ReactivePower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93" calcext:value-type="float">
            <text:p>1793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nerPrecondition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HeatingPumpFeedbackSignalHandling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44" calcext:value-type="float">
            <text:p>2344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bustionAirInterlockSetting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esticHotWaterDemandInpu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80" calcext:value-type="float">
            <text:p>2780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esticHotWaterFlowRangeDwellD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03" calcext:value-type="float">
            <text:p>1703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busConnection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EnergyInverterPath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EnergyStorageModuleSetUpCheck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39" calcext:value-type="float">
            <text:p>2239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EnergyStorageControl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30" calcext:value-type="float">
            <text:p>2830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ergency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CompletionNotific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Condi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CountrySett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ExternalControl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GasTypeSetting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Generation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Instru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Mod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ModeResul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ProcessNumb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RequestA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RunReque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RunRequestResul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St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StateTwo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Statu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CellStopReques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758" calcext:value-type="float">
            <text:p>2758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PressureSwitchErrorRea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06" calcext:value-type="float">
            <text:p>1706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MZIOAccessoryTwoModule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64" calcext:value-type="float">
            <text:p>1764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GasPressureSignalInpu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64" calcext:value-type="float">
            <text:p>2564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aulicFlapSt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17" calcext:value-type="float">
            <text:p>2217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DemandSideManagementlReceiver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GasPressureSignalInpu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WaterCutOffSignalInpu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FourCircuitExternalHookupDemandInpu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OneCircuitExternalHookupDemandInpu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68" calcext:value-type="float">
            <text:p>2168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ThreeCircuitExternalHookupDemandInpu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rTwoCircuitExternalHookupDemandInpu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41" calcext:value-type="float">
            <text:p>2241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sideTemperatureSensorSourc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945" calcext:value-type="float">
            <text:p>2945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ntOfCommonCouplingEnergyMeterConnectedPhase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692" calcext:value-type="float">
            <text:p>1692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GridCode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54" calcext:value-type="float">
            <text:p>2254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GridCodeSetting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MinSpeedConfigura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792" calcext:value-type="float">
            <text:p>1792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ElectricalEnergyHistory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34" calcext:value-type="float">
            <text:p>1434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FuelCellStatistic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Statistics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610" calcext:value-type="float">
            <text:p>2610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DeliveryStateExpert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arCollectorFrostprote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UpWizardState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29" calcext:value-type="float">
            <text:p>2229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ostatTerminalOne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31" calcext:value-type="float">
            <text:p>2231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ostatTerminalThree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ostatTerminalTwoFunction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337" calcext:value-type="float">
            <text:p>2337</text:p>
          </table:table-cell>
          <table:table-cell office:value-type="string" calcext:value-type="string">
            <text:p>RawCod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LowNitroOxideStatusActive</text:p>
          </table:table-cell>
          <table:table-cell table:number-columns-repeated="254"/>
        </table:table-row>
      </table:table>
      <table:table table:name="Wertsucher" table:style-name="ta1" table:print="false">
        <office:forms form:automatic-focus="false" form:apply-design-mode="false">
          <form:form form:name="Drop-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4" table:default-cell-style-name="Default"/>
        <table:table-column table:style-name="co1" table:number-columns-repeated="218" table:default-cell-style-name="Default"/>
        <table:table-row table:style-name="ro1">
          <table:table-cell table:style-name="ce1" office:value-type="string" calcext:value-type="string">
            <text:p>0123456789abcdef</text:p>
          </table:table-cell>
          <table:table-cell table:number-columns-repeated="218"/>
        </table:table-row>
        <table:table-row table:style-name="ro1">
          <table:table-cell table:formula="of:=UPPER([.A1])" office:value-type="string" office:string-value="0123456789ABCDEF" calcext:value-type="string">
            <text:p>0123456789ABCDEF</text:p>
          </table:table-cell>
          <table:table-cell table:number-columns-repeated="218"/>
        </table:table-row>
        <table:table-row table:style-name="ro1">
          <table:table-cell table:number-columns-repeated="2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formula="of:=MID([.$A2];[.A4]*2+1;2)" office:value-type="string" office:string-value="01" calcext:value-type="string">
            <text:p>01</text:p>
          </table:table-cell>
          <table:table-cell table:formula="of:=MID([.$A2];[.B4]*2+1;2)" office:value-type="string" office:string-value="23" calcext:value-type="string">
            <text:p>23</text:p>
          </table:table-cell>
          <table:table-cell table:formula="of:=MID([.$A2];[.C4]*2+1;2)" office:value-type="string" office:string-value="45" calcext:value-type="string">
            <text:p>45</text:p>
          </table:table-cell>
          <table:table-cell table:formula="of:=MID([.$A2];[.D4]*2+1;2)" office:value-type="string" office:string-value="67" calcext:value-type="string">
            <text:p>67</text:p>
          </table:table-cell>
          <table:table-cell table:formula="of:=MID([.$A2];[.E4]*2+1;2)" office:value-type="string" office:string-value="89" calcext:value-type="string">
            <text:p>89</text:p>
          </table:table-cell>
          <table:table-cell table:formula="of:=MID([.$A2];[.F4]*2+1;2)" office:value-type="string" office:string-value="AB" calcext:value-type="string">
            <text:p>AB</text:p>
          </table:table-cell>
          <table:table-cell table:formula="of:=MID([.$A2];[.G4]*2+1;2)" office:value-type="string" office:string-value="CD" calcext:value-type="string">
            <text:p>CD</text:p>
          </table:table-cell>
          <table:table-cell table:formula="of:=MID([.$A2];[.H4]*2+1;2)" office:value-type="string" office:string-value="EF" calcext:value-type="string">
            <text:p>EF</text:p>
          </table:table-cell>
          <table:table-cell table:formula="of:=MID([.$A2];[.I4]*2+1;2)">
            <text:p/>
          </table:table-cell>
          <table:table-cell table:formula="of:=MID([.$A2];[.J4]*2+1;2)">
            <text:p/>
          </table:table-cell>
          <table:table-cell table:formula="of:=MID([.$A2];[.K4]*2+1;2)">
            <text:p/>
          </table:table-cell>
          <table:table-cell table:formula="of:=MID([.$A2];[.L4]*2+1;2)">
            <text:p/>
          </table:table-cell>
          <table:table-cell table:formula="of:=MID([.$A2];[.M4]*2+1;2)">
            <text:p/>
          </table:table-cell>
          <table:table-cell table:formula="of:=MID([.$A2];[.N4]*2+1;2)">
            <text:p/>
          </table:table-cell>
          <table:table-cell table:formula="of:=MID([.$A2];[.O4]*2+1;2)">
            <text:p/>
          </table:table-cell>
          <table:table-cell table:formula="of:=MID([.$A2];[.P4]*2+1;2)">
            <text:p/>
          </table:table-cell>
          <table:table-cell table:formula="of:=MID([.$A2];[.Q4]*2+1;2)">
            <text:p/>
          </table:table-cell>
          <table:table-cell table:formula="of:=MID([.$A2];[.R4]*2+1;2)">
            <text:p/>
          </table:table-cell>
          <table:table-cell table:formula="of:=MID([.$A2];[.S4]*2+1;2)">
            <text:p/>
          </table:table-cell>
          <table:table-cell table:formula="of:=MID([.$A2];[.T4]*2+1;2)">
            <text:p/>
          </table:table-cell>
          <table:table-cell table:formula="of:=MID([.$A2];[.U4]*2+1;2)">
            <text:p/>
          </table:table-cell>
          <table:table-cell table:formula="of:=MID([.$A2];[.V4]*2+1;2)">
            <text:p/>
          </table:table-cell>
          <table:table-cell table:formula="of:=MID([.$A2];[.W4]*2+1;2)">
            <text:p/>
          </table:table-cell>
          <table:table-cell table:formula="of:=MID([.$A2];[.X4]*2+1;2)">
            <text:p/>
          </table:table-cell>
          <table:table-cell table:formula="of:=MID([.$A2];[.Y4]*2+1;2)">
            <text:p/>
          </table:table-cell>
          <table:table-cell table:formula="of:=MID([.$A2];[.Z4]*2+1;2)">
            <text:p/>
          </table:table-cell>
          <table:table-cell table:formula="of:=MID([.$A2];[.AA4]*2+1;2)">
            <text:p/>
          </table:table-cell>
          <table:table-cell table:formula="of:=MID([.$A2];[.AB4]*2+1;2)">
            <text:p/>
          </table:table-cell>
          <table:table-cell table:formula="of:=MID([.$A2];[.AC4]*2+1;2)">
            <text:p/>
          </table:table-cell>
          <table:table-cell table:formula="of:=MID([.$A2];[.AD4]*2+1;2)">
            <text:p/>
          </table:table-cell>
          <table:table-cell table:formula="of:=MID([.$A2];[.AE4]*2+1;2)">
            <text:p/>
          </table:table-cell>
          <table:table-cell table:formula="of:=MID([.$A2];[.AF4]*2+1;2)">
            <text:p/>
          </table:table-cell>
          <table:table-cell table:formula="of:=MID([.$A2];[.AG4]*2+1;2)">
            <text:p/>
          </table:table-cell>
          <table:table-cell table:formula="of:=MID([.$A2];[.AH4]*2+1;2)">
            <text:p/>
          </table:table-cell>
          <table:table-cell table:formula="of:=MID([.$A2];[.AI4]*2+1;2)">
            <text:p/>
          </table:table-cell>
          <table:table-cell table:formula="of:=MID([.$A2];[.AJ4]*2+1;2)">
            <text:p/>
          </table:table-cell>
          <table:table-cell table:formula="of:=MID([.$A2];[.AK4]*2+1;2)">
            <text:p/>
          </table:table-cell>
          <table:table-cell table:formula="of:=MID([.$A2];[.AL4]*2+1;2)">
            <text:p/>
          </table:table-cell>
          <table:table-cell table:formula="of:=MID([.$A2];[.AM4]*2+1;2)">
            <text:p/>
          </table:table-cell>
          <table:table-cell table:formula="of:=MID([.$A2];[.AN4]*2+1;2)">
            <text:p/>
          </table:table-cell>
          <table:table-cell table:formula="of:=MID([.$A2];[.AO4]*2+1;2)">
            <text:p/>
          </table:table-cell>
          <table:table-cell table:formula="of:=MID([.$A2];[.AP4]*2+1;2)">
            <text:p/>
          </table:table-cell>
          <table:table-cell table:formula="of:=MID([.$A2];[.AQ4]*2+1;2)">
            <text:p/>
          </table:table-cell>
          <table:table-cell table:formula="of:=MID([.$A2];[.AR4]*2+1;2)">
            <text:p/>
          </table:table-cell>
          <table:table-cell table:formula="of:=MID([.$A2];[.AS4]*2+1;2)">
            <text:p/>
          </table:table-cell>
          <table:table-cell table:formula="of:=MID([.$A2];[.AT4]*2+1;2)">
            <text:p/>
          </table:table-cell>
          <table:table-cell table:formula="of:=MID([.$A2];[.AU4]*2+1;2)">
            <text:p/>
          </table:table-cell>
          <table:table-cell table:formula="of:=MID([.$A2];[.AV4]*2+1;2)">
            <text:p/>
          </table:table-cell>
          <table:table-cell table:formula="of:=MID([.$A2];[.AW4]*2+1;2)">
            <text:p/>
          </table:table-cell>
          <table:table-cell table:formula="of:=MID([.$A2];[.AX4]*2+1;2)">
            <text:p/>
          </table:table-cell>
          <table:table-cell table:formula="of:=MID([.$A2];[.AY4]*2+1;2)">
            <text:p/>
          </table:table-cell>
          <table:table-cell table:formula="of:=MID([.$A2];[.AZ4]*2+1;2)">
            <text:p/>
          </table:table-cell>
          <table:table-cell table:formula="of:=MID([.$A2];[.BA4]*2+1;2)">
            <text:p/>
          </table:table-cell>
          <table:table-cell table:formula="of:=MID([.$A2];[.BB4]*2+1;2)">
            <text:p/>
          </table:table-cell>
          <table:table-cell table:formula="of:=MID([.$A2];[.BC4]*2+1;2)">
            <text:p/>
          </table:table-cell>
          <table:table-cell table:formula="of:=MID([.$A2];[.BD4]*2+1;2)">
            <text:p/>
          </table:table-cell>
          <table:table-cell table:formula="of:=MID([.$A2];[.BE4]*2+1;2)">
            <text:p/>
          </table:table-cell>
          <table:table-cell table:formula="of:=MID([.$A2];[.BF4]*2+1;2)">
            <text:p/>
          </table:table-cell>
          <table:table-cell table:formula="of:=MID([.$A2];[.BG4]*2+1;2)">
            <text:p/>
          </table:table-cell>
          <table:table-cell table:formula="of:=MID([.$A2];[.BH4]*2+1;2)">
            <text:p/>
          </table:table-cell>
          <table:table-cell table:formula="of:=MID([.$A2];[.BI4]*2+1;2)">
            <text:p/>
          </table:table-cell>
          <table:table-cell table:formula="of:=MID([.$A2];[.BJ4]*2+1;2)">
            <text:p/>
          </table:table-cell>
          <table:table-cell table:formula="of:=MID([.$A2];[.BK4]*2+1;2)">
            <text:p/>
          </table:table-cell>
          <table:table-cell table:formula="of:=MID([.$A2];[.BL4]*2+1;2)">
            <text:p/>
          </table:table-cell>
          <table:table-cell table:formula="of:=MID([.$A2];[.BM4]*2+1;2)">
            <text:p/>
          </table:table-cell>
          <table:table-cell table:formula="of:=MID([.$A2];[.BN4]*2+1;2)">
            <text:p/>
          </table:table-cell>
          <table:table-cell table:formula="of:=MID([.$A2];[.BO4]*2+1;2)">
            <text:p/>
          </table:table-cell>
          <table:table-cell table:formula="of:=MID([.$A2];[.BP4]*2+1;2)">
            <text:p/>
          </table:table-cell>
          <table:table-cell table:formula="of:=MID([.$A2];[.BQ4]*2+1;2)">
            <text:p/>
          </table:table-cell>
          <table:table-cell table:formula="of:=MID([.$A2];[.BR4]*2+1;2)">
            <text:p/>
          </table:table-cell>
          <table:table-cell table:formula="of:=MID([.$A2];[.BS4]*2+1;2)">
            <text:p/>
          </table:table-cell>
          <table:table-cell table:formula="of:=MID([.$A2];[.BT4]*2+1;2)">
            <text:p/>
          </table:table-cell>
          <table:table-cell table:formula="of:=MID([.$A2];[.BU4]*2+1;2)">
            <text:p/>
          </table:table-cell>
          <table:table-cell table:formula="of:=MID([.$A2];[.BV4]*2+1;2)">
            <text:p/>
          </table:table-cell>
          <table:table-cell table:formula="of:=MID([.$A2];[.BW4]*2+1;2)">
            <text:p/>
          </table:table-cell>
          <table:table-cell table:formula="of:=MID([.$A2];[.BX4]*2+1;2)">
            <text:p/>
          </table:table-cell>
          <table:table-cell table:formula="of:=MID([.$A2];[.BY4]*2+1;2)">
            <text:p/>
          </table:table-cell>
          <table:table-cell table:formula="of:=MID([.$A2];[.BZ4]*2+1;2)">
            <text:p/>
          </table:table-cell>
          <table:table-cell table:formula="of:=MID([.$A2];[.CA4]*2+1;2)">
            <text:p/>
          </table:table-cell>
          <table:table-cell table:formula="of:=MID([.$A2];[.CB4]*2+1;2)">
            <text:p/>
          </table:table-cell>
          <table:table-cell table:formula="of:=MID([.$A2];[.CC4]*2+1;2)">
            <text:p/>
          </table:table-cell>
          <table:table-cell table:formula="of:=MID([.$A2];[.CD4]*2+1;2)">
            <text:p/>
          </table:table-cell>
          <table:table-cell table:formula="of:=MID([.$A2];[.CE4]*2+1;2)">
            <text:p/>
          </table:table-cell>
          <table:table-cell table:formula="of:=MID([.$A2];[.CF4]*2+1;2)">
            <text:p/>
          </table:table-cell>
          <table:table-cell table:formula="of:=MID([.$A2];[.CG4]*2+1;2)">
            <text:p/>
          </table:table-cell>
          <table:table-cell table:formula="of:=MID([.$A2];[.CH4]*2+1;2)">
            <text:p/>
          </table:table-cell>
          <table:table-cell table:formula="of:=MID([.$A2];[.CI4]*2+1;2)">
            <text:p/>
          </table:table-cell>
          <table:table-cell table:formula="of:=MID([.$A2];[.CJ4]*2+1;2)">
            <text:p/>
          </table:table-cell>
          <table:table-cell table:formula="of:=MID([.$A2];[.CK4]*2+1;2)">
            <text:p/>
          </table:table-cell>
          <table:table-cell table:formula="of:=MID([.$A2];[.CL4]*2+1;2)">
            <text:p/>
          </table:table-cell>
          <table:table-cell table:formula="of:=MID([.$A2];[.CM4]*2+1;2)">
            <text:p/>
          </table:table-cell>
          <table:table-cell table:formula="of:=MID([.$A2];[.CN4]*2+1;2)">
            <text:p/>
          </table:table-cell>
          <table:table-cell table:formula="of:=MID([.$A2];[.CO4]*2+1;2)">
            <text:p/>
          </table:table-cell>
          <table:table-cell table:formula="of:=MID([.$A2];[.CP4]*2+1;2)">
            <text:p/>
          </table:table-cell>
          <table:table-cell table:formula="of:=MID([.$A2];[.CQ4]*2+1;2)">
            <text:p/>
          </table:table-cell>
          <table:table-cell table:formula="of:=MID([.$A2];[.CR4]*2+1;2)">
            <text:p/>
          </table:table-cell>
          <table:table-cell table:formula="of:=MID([.$A2];[.CS4]*2+1;2)">
            <text:p/>
          </table:table-cell>
          <table:table-cell table:formula="of:=MID([.$A2];[.CT4]*2+1;2)">
            <text:p/>
          </table:table-cell>
          <table:table-cell table:formula="of:=MID([.$A2];[.CU4]*2+1;2)">
            <text:p/>
          </table:table-cell>
          <table:table-cell table:formula="of:=MID([.$A2];[.CV4]*2+1;2)">
            <text:p/>
          </table:table-cell>
          <table:table-cell table:formula="of:=MID([.$A2];[.CW4]*2+1;2)">
            <text:p/>
          </table:table-cell>
          <table:table-cell table:formula="of:=MID([.$A2];[.CX4]*2+1;2)">
            <text:p/>
          </table:table-cell>
          <table:table-cell table:formula="of:=MID([.$A2];[.CY4]*2+1;2)">
            <text:p/>
          </table:table-cell>
          <table:table-cell table:formula="of:=MID([.$A2];[.CZ4]*2+1;2)">
            <text:p/>
          </table:table-cell>
          <table:table-cell table:formula="of:=MID([.$A2];[.DA4]*2+1;2)">
            <text:p/>
          </table:table-cell>
          <table:table-cell table:formula="of:=MID([.$A2];[.DB4]*2+1;2)">
            <text:p/>
          </table:table-cell>
          <table:table-cell table:formula="of:=MID([.$A2];[.DC4]*2+1;2)">
            <text:p/>
          </table:table-cell>
          <table:table-cell table:formula="of:=MID([.$A2];[.DD4]*2+1;2)">
            <text:p/>
          </table:table-cell>
          <table:table-cell table:formula="of:=MID([.$A2];[.DE4]*2+1;2)">
            <text:p/>
          </table:table-cell>
          <table:table-cell table:formula="of:=MID([.$A2];[.DF4]*2+1;2)">
            <text:p/>
          </table:table-cell>
          <table:table-cell table:formula="of:=MID([.$A2];[.DG4]*2+1;2)">
            <text:p/>
          </table:table-cell>
          <table:table-cell table:formula="of:=MID([.$A2];[.DH4]*2+1;2)">
            <text:p/>
          </table:table-cell>
          <table:table-cell table:formula="of:=MID([.$A2];[.DI4]*2+1;2)">
            <text:p/>
          </table:table-cell>
          <table:table-cell table:formula="of:=MID([.$A2];[.DJ4]*2+1;2)">
            <text:p/>
          </table:table-cell>
          <table:table-cell table:formula="of:=MID([.$A2];[.DK4]*2+1;2)">
            <text:p/>
          </table:table-cell>
          <table:table-cell table:formula="of:=MID([.$A2];[.DL4]*2+1;2)">
            <text:p/>
          </table:table-cell>
          <table:table-cell table:formula="of:=MID([.$A2];[.DM4]*2+1;2)">
            <text:p/>
          </table:table-cell>
          <table:table-cell table:formula="of:=MID([.$A2];[.DN4]*2+1;2)">
            <text:p/>
          </table:table-cell>
          <table:table-cell table:formula="of:=MID([.$A2];[.DO4]*2+1;2)">
            <text:p/>
          </table:table-cell>
          <table:table-cell table:formula="of:=MID([.$A2];[.DP4]*2+1;2)">
            <text:p/>
          </table:table-cell>
          <table:table-cell table:formula="of:=MID([.$A2];[.DQ4]*2+1;2)">
            <text:p/>
          </table:table-cell>
          <table:table-cell table:formula="of:=MID([.$A2];[.DR4]*2+1;2)">
            <text:p/>
          </table:table-cell>
          <table:table-cell table:formula="of:=MID([.$A2];[.DS4]*2+1;2)">
            <text:p/>
          </table:table-cell>
          <table:table-cell table:formula="of:=MID([.$A2];[.DT4]*2+1;2)">
            <text:p/>
          </table:table-cell>
          <table:table-cell table:formula="of:=MID([.$A2];[.DU4]*2+1;2)">
            <text:p/>
          </table:table-cell>
          <table:table-cell table:formula="of:=MID([.$A2];[.DV4]*2+1;2)">
            <text:p/>
          </table:table-cell>
          <table:table-cell table:formula="of:=MID([.$A2];[.DW4]*2+1;2)">
            <text:p/>
          </table:table-cell>
          <table:table-cell table:formula="of:=MID([.$A2];[.DX4]*2+1;2)">
            <text:p/>
          </table:table-cell>
          <table:table-cell table:formula="of:=MID([.$A2];[.DY4]*2+1;2)">
            <text:p/>
          </table:table-cell>
          <table:table-cell table:formula="of:=MID([.$A2];[.DZ4]*2+1;2)">
            <text:p/>
          </table:table-cell>
          <table:table-cell table:formula="of:=MID([.$A2];[.EA4]*2+1;2)">
            <text:p/>
          </table:table-cell>
          <table:table-cell table:formula="of:=MID([.$A2];[.EB4]*2+1;2)">
            <text:p/>
          </table:table-cell>
          <table:table-cell table:formula="of:=MID([.$A2];[.EC4]*2+1;2)">
            <text:p/>
          </table:table-cell>
          <table:table-cell table:formula="of:=MID([.$A2];[.ED4]*2+1;2)">
            <text:p/>
          </table:table-cell>
          <table:table-cell table:formula="of:=MID([.$A2];[.EE4]*2+1;2)">
            <text:p/>
          </table:table-cell>
          <table:table-cell table:formula="of:=MID([.$A2];[.EF4]*2+1;2)">
            <text:p/>
          </table:table-cell>
          <table:table-cell table:formula="of:=MID([.$A2];[.EG4]*2+1;2)">
            <text:p/>
          </table:table-cell>
          <table:table-cell table:formula="of:=MID([.$A2];[.EH4]*2+1;2)">
            <text:p/>
          </table:table-cell>
          <table:table-cell table:formula="of:=MID([.$A2];[.EI4]*2+1;2)">
            <text:p/>
          </table:table-cell>
          <table:table-cell table:formula="of:=MID([.$A2];[.EJ4]*2+1;2)">
            <text:p/>
          </table:table-cell>
          <table:table-cell table:formula="of:=MID([.$A2];[.EK4]*2+1;2)">
            <text:p/>
          </table:table-cell>
          <table:table-cell table:formula="of:=MID([.$A2];[.EL4]*2+1;2)">
            <text:p/>
          </table:table-cell>
          <table:table-cell table:formula="of:=MID([.$A2];[.EM4]*2+1;2)">
            <text:p/>
          </table:table-cell>
          <table:table-cell table:formula="of:=MID([.$A2];[.EN4]*2+1;2)">
            <text:p/>
          </table:table-cell>
          <table:table-cell table:formula="of:=MID([.$A2];[.EO4]*2+1;2)">
            <text:p/>
          </table:table-cell>
          <table:table-cell table:formula="of:=MID([.$A2];[.EP4]*2+1;2)">
            <text:p/>
          </table:table-cell>
          <table:table-cell table:formula="of:=MID([.$A2];[.EQ4]*2+1;2)">
            <text:p/>
          </table:table-cell>
          <table:table-cell table:formula="of:=MID([.$A2];[.ER4]*2+1;2)">
            <text:p/>
          </table:table-cell>
          <table:table-cell table:formula="of:=MID([.$A2];[.ES4]*2+1;2)">
            <text:p/>
          </table:table-cell>
          <table:table-cell table:formula="of:=MID([.$A2];[.ET4]*2+1;2)">
            <text:p/>
          </table:table-cell>
          <table:table-cell table:formula="of:=MID([.$A2];[.EU4]*2+1;2)">
            <text:p/>
          </table:table-cell>
          <table:table-cell table:formula="of:=MID([.$A2];[.EV4]*2+1;2)">
            <text:p/>
          </table:table-cell>
          <table:table-cell table:formula="of:=MID([.$A2];[.EW4]*2+1;2)">
            <text:p/>
          </table:table-cell>
          <table:table-cell table:formula="of:=MID([.$A2];[.EX4]*2+1;2)">
            <text:p/>
          </table:table-cell>
          <table:table-cell table:formula="of:=MID([.$A2];[.EY4]*2+1;2)">
            <text:p/>
          </table:table-cell>
          <table:table-cell table:formula="of:=MID([.$A2];[.EZ4]*2+1;2)">
            <text:p/>
          </table:table-cell>
          <table:table-cell table:formula="of:=MID([.$A2];[.FA4]*2+1;2)">
            <text:p/>
          </table:table-cell>
          <table:table-cell table:formula="of:=MID([.$A2];[.FB4]*2+1;2)">
            <text:p/>
          </table:table-cell>
          <table:table-cell table:formula="of:=MID([.$A2];[.FC4]*2+1;2)">
            <text:p/>
          </table:table-cell>
          <table:table-cell table:formula="of:=MID([.$A2];[.FD4]*2+1;2)">
            <text:p/>
          </table:table-cell>
          <table:table-cell table:formula="of:=MID([.$A2];[.FE4]*2+1;2)">
            <text:p/>
          </table:table-cell>
          <table:table-cell table:formula="of:=MID([.$A2];[.FF4]*2+1;2)">
            <text:p/>
          </table:table-cell>
          <table:table-cell table:formula="of:=MID([.$A2];[.FG4]*2+1;2)">
            <text:p/>
          </table:table-cell>
          <table:table-cell table:formula="of:=MID([.$A2];[.FH4]*2+1;2)">
            <text:p/>
          </table:table-cell>
          <table:table-cell table:formula="of:=MID([.$A2];[.FI4]*2+1;2)">
            <text:p/>
          </table:table-cell>
          <table:table-cell table:formula="of:=MID([.$A2];[.FJ4]*2+1;2)">
            <text:p/>
          </table:table-cell>
          <table:table-cell table:formula="of:=MID([.$A2];[.FK4]*2+1;2)">
            <text:p/>
          </table:table-cell>
          <table:table-cell table:formula="of:=MID([.$A2];[.FL4]*2+1;2)">
            <text:p/>
          </table:table-cell>
          <table:table-cell table:formula="of:=MID([.$A2];[.FM4]*2+1;2)">
            <text:p/>
          </table:table-cell>
          <table:table-cell table:formula="of:=MID([.$A2];[.FN4]*2+1;2)">
            <text:p/>
          </table:table-cell>
          <table:table-cell table:formula="of:=MID([.$A2];[.FO4]*2+1;2)">
            <text:p/>
          </table:table-cell>
          <table:table-cell table:formula="of:=MID([.$A2];[.FP4]*2+1;2)">
            <text:p/>
          </table:table-cell>
          <table:table-cell table:formula="of:=MID([.$A2];[.FQ4]*2+1;2)">
            <text:p/>
          </table:table-cell>
          <table:table-cell table:formula="of:=MID([.$A2];[.FR4]*2+1;2)">
            <text:p/>
          </table:table-cell>
          <table:table-cell table:formula="of:=MID([.$A2];[.FS4]*2+1;2)">
            <text:p/>
          </table:table-cell>
          <table:table-cell table:formula="of:=MID([.$A2];[.FT4]*2+1;2)">
            <text:p/>
          </table:table-cell>
          <table:table-cell table:formula="of:=MID([.$A2];[.FU4]*2+1;2)">
            <text:p/>
          </table:table-cell>
          <table:table-cell table:formula="of:=MID([.$A2];[.FV4]*2+1;2)">
            <text:p/>
          </table:table-cell>
          <table:table-cell table:formula="of:=MID([.$A2];[.FW4]*2+1;2)">
            <text:p/>
          </table:table-cell>
          <table:table-cell table:formula="of:=MID([.$A2];[.FX4]*2+1;2)">
            <text:p/>
          </table:table-cell>
          <table:table-cell table:formula="of:=MID([.$A2];[.FY4]*2+1;2)">
            <text:p/>
          </table:table-cell>
          <table:table-cell table:formula="of:=MID([.$A2];[.FZ4]*2+1;2)">
            <text:p/>
          </table:table-cell>
          <table:table-cell table:formula="of:=MID([.$A2];[.GA4]*2+1;2)">
            <text:p/>
          </table:table-cell>
          <table:table-cell table:formula="of:=MID([.$A2];[.GB4]*2+1;2)">
            <text:p/>
          </table:table-cell>
          <table:table-cell table:formula="of:=MID([.$A2];[.GC4]*2+1;2)">
            <text:p/>
          </table:table-cell>
          <table:table-cell table:formula="of:=MID([.$A2];[.GD4]*2+1;2)">
            <text:p/>
          </table:table-cell>
          <table:table-cell table:formula="of:=MID([.$A2];[.GE4]*2+1;2)">
            <text:p/>
          </table:table-cell>
          <table:table-cell table:formula="of:=MID([.$A2];[.GF4]*2+1;2)">
            <text:p/>
          </table:table-cell>
          <table:table-cell table:formula="of:=MID([.$A2];[.GG4]*2+1;2)">
            <text:p/>
          </table:table-cell>
          <table:table-cell table:formula="of:=MID([.$A2];[.GH4]*2+1;2)">
            <text:p/>
          </table:table-cell>
          <table:table-cell table:formula="of:=MID([.$A2];[.GI4]*2+1;2)">
            <text:p/>
          </table:table-cell>
          <table:table-cell table:formula="of:=MID([.$A2];[.GJ4]*2+1;2)">
            <text:p/>
          </table:table-cell>
          <table:table-cell table:formula="of:=MID([.$A2];[.GK4]*2+1;2)">
            <text:p/>
          </table:table-cell>
          <table:table-cell table:formula="of:=MID([.$A2];[.GL4]*2+1;2)">
            <text:p/>
          </table:table-cell>
          <table:table-cell table:formula="of:=MID([.$A2];[.GM4]*2+1;2)">
            <text:p/>
          </table:table-cell>
          <table:table-cell table:formula="of:=MID([.$A2];[.GN4]*2+1;2)">
            <text:p/>
          </table:table-cell>
          <table:table-cell table:formula="of:=MID([.$A2];[.GO4]*2+1;2)">
            <text:p/>
          </table:table-cell>
          <table:table-cell table:formula="of:=MID([.$A2];[.GP4]*2+1;2)">
            <text:p/>
          </table:table-cell>
          <table:table-cell table:formula="of:=MID([.$A2];[.GQ4]*2+1;2)">
            <text:p/>
          </table:table-cell>
          <table:table-cell table:formula="of:=MID([.$A2];[.GR4]*2+1;2)">
            <text:p/>
          </table:table-cell>
          <table:table-cell table:formula="of:=MID([.$A2];[.GS4]*2+1;2)">
            <text:p/>
          </table:table-cell>
          <table:table-cell table:formula="of:=MID([.$A2];[.GT4]*2+1;2)">
            <text:p/>
          </table:table-cell>
          <table:table-cell table:formula="of:=MID([.$A2];[.GU4]*2+1;2)">
            <text:p/>
          </table:table-cell>
          <table:table-cell table:formula="of:=MID([.$A2];[.GV4]*2+1;2)">
            <text:p/>
          </table:table-cell>
          <table:table-cell table:formula="of:=MID([.$A2];[.GW4]*2+1;2)">
            <text:p/>
          </table:table-cell>
          <table:table-cell table:formula="of:=MID([.$A2];[.GX4]*2+1;2)">
            <text:p/>
          </table:table-cell>
          <table:table-cell table:formula="of:=MID([.$A2];[.GY4]*2+1;2)">
            <text:p/>
          </table:table-cell>
          <table:table-cell table:formula="of:=MID([.$A2];[.GZ4]*2+1;2)">
            <text:p/>
          </table:table-cell>
          <table:table-cell table:formula="of:=MID([.$A2];[.HA4]*2+1;2)">
            <text:p/>
          </table:table-cell>
          <table:table-cell table:formula="of:=MID([.$A2];[.HB4]*2+1;2)">
            <text:p/>
          </table:table-cell>
          <table:table-cell table:formula="of:=MID([.$A2];[.HC4]*2+1;2)">
            <text:p/>
          </table:table-cell>
          <table:table-cell table:formula="of:=MID([.$A2];[.HD4]*2+1;2)">
            <text:p/>
          </table:table-cell>
          <table:table-cell table:formula="of:=MID([.$A2];[.HE4]*2+1;2)">
            <text:p/>
          </table:table-cell>
          <table:table-cell table:formula="of:=MID([.$A2];[.HF4]*2+1;2)">
            <text:p/>
          </table:table-cell>
          <table:table-cell table:formula="of:=MID([.$A2];[.HG4]*2+1;2)">
            <text:p/>
          </table:table-cell>
          <table:table-cell table:formula="of:=MID([.$A2];[.HH4]*2+1;2)">
            <text:p/>
          </table:table-cell>
          <table:table-cell table:formula="of:=MID([.$A2];[.HI4]*2+1;2)">
            <text:p/>
          </table:table-cell>
          <table:table-cell table:formula="of:=MID([.$A2];[.HJ4]*2+1;2)">
            <text:p/>
          </table:table-cell>
          <table:table-cell table:formula="of:=MID([.$A2];[.HK4]*2+1;2)">
            <text:p/>
          </table:table-cell>
        </table:table-row>
        <table:table-row table:style-name="ro1">
          <table:table-cell table:formula="of:=MID([.$A2];[.A4]*2+1;4)" office:value-type="string" office:string-value="0123" calcext:value-type="string">
            <text:p>0123</text:p>
          </table:table-cell>
          <table:table-cell table:formula="of:=MID([.$A2];[.B4]*2+1;4)" office:value-type="string" office:string-value="2345" calcext:value-type="string">
            <text:p>2345</text:p>
          </table:table-cell>
          <table:table-cell table:formula="of:=MID([.$A2];[.C4]*2+1;4)" office:value-type="string" office:string-value="4567" calcext:value-type="string">
            <text:p>4567</text:p>
          </table:table-cell>
          <table:table-cell table:formula="of:=MID([.$A2];[.D4]*2+1;4)" office:value-type="string" office:string-value="6789" calcext:value-type="string">
            <text:p>6789</text:p>
          </table:table-cell>
          <table:table-cell table:formula="of:=MID([.$A2];[.E4]*2+1;4)" office:value-type="string" office:string-value="89AB" calcext:value-type="string">
            <text:p>89AB</text:p>
          </table:table-cell>
          <table:table-cell table:formula="of:=MID([.$A2];[.F4]*2+1;4)" office:value-type="string" office:string-value="ABCD" calcext:value-type="string">
            <text:p>ABCD</text:p>
          </table:table-cell>
          <table:table-cell table:formula="of:=MID([.$A2];[.G4]*2+1;4)" office:value-type="string" office:string-value="CDEF" calcext:value-type="string">
            <text:p>CDEF</text:p>
          </table:table-cell>
          <table:table-cell table:formula="of:=MID([.$A2];[.H4]*2+1;4)" office:value-type="string" office:string-value="EF" calcext:value-type="string">
            <text:p>EF</text:p>
          </table:table-cell>
          <table:table-cell table:formula="of:=MID([.$A2];[.I4]*2+1;4)">
            <text:p/>
          </table:table-cell>
          <table:table-cell table:formula="of:=MID([.$A2];[.J4]*2+1;4)">
            <text:p/>
          </table:table-cell>
          <table:table-cell table:formula="of:=MID([.$A2];[.K4]*2+1;4)">
            <text:p/>
          </table:table-cell>
          <table:table-cell table:formula="of:=MID([.$A2];[.L4]*2+1;4)">
            <text:p/>
          </table:table-cell>
          <table:table-cell table:formula="of:=MID([.$A2];[.M4]*2+1;4)">
            <text:p/>
          </table:table-cell>
          <table:table-cell table:formula="of:=MID([.$A2];[.N4]*2+1;4)">
            <text:p/>
          </table:table-cell>
          <table:table-cell table:formula="of:=MID([.$A2];[.O4]*2+1;4)">
            <text:p/>
          </table:table-cell>
          <table:table-cell table:formula="of:=MID([.$A2];[.P4]*2+1;4)">
            <text:p/>
          </table:table-cell>
          <table:table-cell table:formula="of:=MID([.$A2];[.Q4]*2+1;4)">
            <text:p/>
          </table:table-cell>
          <table:table-cell table:formula="of:=MID([.$A2];[.R4]*2+1;4)">
            <text:p/>
          </table:table-cell>
          <table:table-cell table:formula="of:=MID([.$A2];[.S4]*2+1;4)">
            <text:p/>
          </table:table-cell>
          <table:table-cell table:formula="of:=MID([.$A2];[.T4]*2+1;4)">
            <text:p/>
          </table:table-cell>
          <table:table-cell table:formula="of:=MID([.$A2];[.U4]*2+1;4)">
            <text:p/>
          </table:table-cell>
          <table:table-cell table:formula="of:=MID([.$A2];[.V4]*2+1;4)">
            <text:p/>
          </table:table-cell>
          <table:table-cell table:formula="of:=MID([.$A2];[.W4]*2+1;4)">
            <text:p/>
          </table:table-cell>
          <table:table-cell table:formula="of:=MID([.$A2];[.X4]*2+1;4)">
            <text:p/>
          </table:table-cell>
          <table:table-cell table:formula="of:=MID([.$A2];[.Y4]*2+1;4)">
            <text:p/>
          </table:table-cell>
          <table:table-cell table:formula="of:=MID([.$A2];[.Z4]*2+1;4)">
            <text:p/>
          </table:table-cell>
          <table:table-cell table:formula="of:=MID([.$A2];[.AA4]*2+1;4)">
            <text:p/>
          </table:table-cell>
          <table:table-cell table:formula="of:=MID([.$A2];[.AB4]*2+1;4)">
            <text:p/>
          </table:table-cell>
          <table:table-cell table:formula="of:=MID([.$A2];[.AC4]*2+1;4)">
            <text:p/>
          </table:table-cell>
          <table:table-cell table:formula="of:=MID([.$A2];[.AD4]*2+1;4)">
            <text:p/>
          </table:table-cell>
          <table:table-cell table:formula="of:=MID([.$A2];[.AE4]*2+1;4)">
            <text:p/>
          </table:table-cell>
          <table:table-cell table:formula="of:=MID([.$A2];[.AF4]*2+1;4)">
            <text:p/>
          </table:table-cell>
          <table:table-cell table:formula="of:=MID([.$A2];[.AG4]*2+1;4)">
            <text:p/>
          </table:table-cell>
          <table:table-cell table:formula="of:=MID([.$A2];[.AH4]*2+1;4)">
            <text:p/>
          </table:table-cell>
          <table:table-cell table:formula="of:=MID([.$A2];[.AI4]*2+1;4)">
            <text:p/>
          </table:table-cell>
          <table:table-cell table:formula="of:=MID([.$A2];[.AJ4]*2+1;4)">
            <text:p/>
          </table:table-cell>
          <table:table-cell table:formula="of:=MID([.$A2];[.AK4]*2+1;4)">
            <text:p/>
          </table:table-cell>
          <table:table-cell table:formula="of:=MID([.$A2];[.AL4]*2+1;4)">
            <text:p/>
          </table:table-cell>
          <table:table-cell table:formula="of:=MID([.$A2];[.AM4]*2+1;4)">
            <text:p/>
          </table:table-cell>
          <table:table-cell table:formula="of:=MID([.$A2];[.AN4]*2+1;4)">
            <text:p/>
          </table:table-cell>
          <table:table-cell table:formula="of:=MID([.$A2];[.AO4]*2+1;4)">
            <text:p/>
          </table:table-cell>
          <table:table-cell table:formula="of:=MID([.$A2];[.AP4]*2+1;4)">
            <text:p/>
          </table:table-cell>
          <table:table-cell table:formula="of:=MID([.$A2];[.AQ4]*2+1;4)">
            <text:p/>
          </table:table-cell>
          <table:table-cell table:formula="of:=MID([.$A2];[.AR4]*2+1;4)">
            <text:p/>
          </table:table-cell>
          <table:table-cell table:formula="of:=MID([.$A2];[.AS4]*2+1;4)">
            <text:p/>
          </table:table-cell>
          <table:table-cell table:formula="of:=MID([.$A2];[.AT4]*2+1;4)">
            <text:p/>
          </table:table-cell>
          <table:table-cell table:formula="of:=MID([.$A2];[.AU4]*2+1;4)">
            <text:p/>
          </table:table-cell>
          <table:table-cell table:formula="of:=MID([.$A2];[.AV4]*2+1;4)">
            <text:p/>
          </table:table-cell>
          <table:table-cell table:formula="of:=MID([.$A2];[.AW4]*2+1;4)">
            <text:p/>
          </table:table-cell>
          <table:table-cell table:formula="of:=MID([.$A2];[.AX4]*2+1;4)">
            <text:p/>
          </table:table-cell>
          <table:table-cell table:formula="of:=MID([.$A2];[.AY4]*2+1;4)">
            <text:p/>
          </table:table-cell>
          <table:table-cell table:formula="of:=MID([.$A2];[.AZ4]*2+1;4)">
            <text:p/>
          </table:table-cell>
          <table:table-cell table:formula="of:=MID([.$A2];[.BA4]*2+1;4)">
            <text:p/>
          </table:table-cell>
          <table:table-cell table:formula="of:=MID([.$A2];[.BB4]*2+1;4)">
            <text:p/>
          </table:table-cell>
          <table:table-cell table:formula="of:=MID([.$A2];[.BC4]*2+1;4)">
            <text:p/>
          </table:table-cell>
          <table:table-cell table:formula="of:=MID([.$A2];[.BD4]*2+1;4)">
            <text:p/>
          </table:table-cell>
          <table:table-cell table:formula="of:=MID([.$A2];[.BE4]*2+1;4)">
            <text:p/>
          </table:table-cell>
          <table:table-cell table:formula="of:=MID([.$A2];[.BF4]*2+1;4)">
            <text:p/>
          </table:table-cell>
          <table:table-cell table:formula="of:=MID([.$A2];[.BG4]*2+1;4)">
            <text:p/>
          </table:table-cell>
          <table:table-cell table:formula="of:=MID([.$A2];[.BH4]*2+1;4)">
            <text:p/>
          </table:table-cell>
          <table:table-cell table:formula="of:=MID([.$A2];[.BI4]*2+1;4)">
            <text:p/>
          </table:table-cell>
          <table:table-cell table:formula="of:=MID([.$A2];[.BJ4]*2+1;4)">
            <text:p/>
          </table:table-cell>
          <table:table-cell table:formula="of:=MID([.$A2];[.BK4]*2+1;4)">
            <text:p/>
          </table:table-cell>
          <table:table-cell table:formula="of:=MID([.$A2];[.BL4]*2+1;4)">
            <text:p/>
          </table:table-cell>
          <table:table-cell table:formula="of:=MID([.$A2];[.BM4]*2+1;4)">
            <text:p/>
          </table:table-cell>
          <table:table-cell table:formula="of:=MID([.$A2];[.BN4]*2+1;4)">
            <text:p/>
          </table:table-cell>
          <table:table-cell table:formula="of:=MID([.$A2];[.BO4]*2+1;4)">
            <text:p/>
          </table:table-cell>
          <table:table-cell table:formula="of:=MID([.$A2];[.BP4]*2+1;4)">
            <text:p/>
          </table:table-cell>
          <table:table-cell table:formula="of:=MID([.$A2];[.BQ4]*2+1;4)">
            <text:p/>
          </table:table-cell>
          <table:table-cell table:formula="of:=MID([.$A2];[.BR4]*2+1;4)">
            <text:p/>
          </table:table-cell>
          <table:table-cell table:formula="of:=MID([.$A2];[.BS4]*2+1;4)">
            <text:p/>
          </table:table-cell>
          <table:table-cell table:formula="of:=MID([.$A2];[.BT4]*2+1;4)">
            <text:p/>
          </table:table-cell>
          <table:table-cell table:formula="of:=MID([.$A2];[.BU4]*2+1;4)">
            <text:p/>
          </table:table-cell>
          <table:table-cell table:formula="of:=MID([.$A2];[.BV4]*2+1;4)">
            <text:p/>
          </table:table-cell>
          <table:table-cell table:formula="of:=MID([.$A2];[.BW4]*2+1;4)">
            <text:p/>
          </table:table-cell>
          <table:table-cell table:formula="of:=MID([.$A2];[.BX4]*2+1;4)">
            <text:p/>
          </table:table-cell>
          <table:table-cell table:formula="of:=MID([.$A2];[.BY4]*2+1;4)">
            <text:p/>
          </table:table-cell>
          <table:table-cell table:formula="of:=MID([.$A2];[.BZ4]*2+1;4)">
            <text:p/>
          </table:table-cell>
          <table:table-cell table:formula="of:=MID([.$A2];[.CA4]*2+1;4)">
            <text:p/>
          </table:table-cell>
          <table:table-cell table:formula="of:=MID([.$A2];[.CB4]*2+1;4)">
            <text:p/>
          </table:table-cell>
          <table:table-cell table:formula="of:=MID([.$A2];[.CC4]*2+1;4)">
            <text:p/>
          </table:table-cell>
          <table:table-cell table:formula="of:=MID([.$A2];[.CD4]*2+1;4)">
            <text:p/>
          </table:table-cell>
          <table:table-cell table:formula="of:=MID([.$A2];[.CE4]*2+1;4)">
            <text:p/>
          </table:table-cell>
          <table:table-cell table:formula="of:=MID([.$A2];[.CF4]*2+1;4)">
            <text:p/>
          </table:table-cell>
          <table:table-cell table:formula="of:=MID([.$A2];[.CG4]*2+1;4)">
            <text:p/>
          </table:table-cell>
          <table:table-cell table:formula="of:=MID([.$A2];[.CH4]*2+1;4)">
            <text:p/>
          </table:table-cell>
          <table:table-cell table:formula="of:=MID([.$A2];[.CI4]*2+1;4)">
            <text:p/>
          </table:table-cell>
          <table:table-cell table:formula="of:=MID([.$A2];[.CJ4]*2+1;4)">
            <text:p/>
          </table:table-cell>
          <table:table-cell table:formula="of:=MID([.$A2];[.CK4]*2+1;4)">
            <text:p/>
          </table:table-cell>
          <table:table-cell table:formula="of:=MID([.$A2];[.CL4]*2+1;4)">
            <text:p/>
          </table:table-cell>
          <table:table-cell table:formula="of:=MID([.$A2];[.CM4]*2+1;4)">
            <text:p/>
          </table:table-cell>
          <table:table-cell table:formula="of:=MID([.$A2];[.CN4]*2+1;4)">
            <text:p/>
          </table:table-cell>
          <table:table-cell table:formula="of:=MID([.$A2];[.CO4]*2+1;4)">
            <text:p/>
          </table:table-cell>
          <table:table-cell table:formula="of:=MID([.$A2];[.CP4]*2+1;4)">
            <text:p/>
          </table:table-cell>
          <table:table-cell table:formula="of:=MID([.$A2];[.CQ4]*2+1;4)">
            <text:p/>
          </table:table-cell>
          <table:table-cell table:formula="of:=MID([.$A2];[.CR4]*2+1;4)">
            <text:p/>
          </table:table-cell>
          <table:table-cell table:formula="of:=MID([.$A2];[.CS4]*2+1;4)">
            <text:p/>
          </table:table-cell>
          <table:table-cell table:formula="of:=MID([.$A2];[.CT4]*2+1;4)">
            <text:p/>
          </table:table-cell>
          <table:table-cell table:formula="of:=MID([.$A2];[.CU4]*2+1;4)">
            <text:p/>
          </table:table-cell>
          <table:table-cell table:formula="of:=MID([.$A2];[.CV4]*2+1;4)">
            <text:p/>
          </table:table-cell>
          <table:table-cell table:formula="of:=MID([.$A2];[.CW4]*2+1;4)">
            <text:p/>
          </table:table-cell>
          <table:table-cell table:formula="of:=MID([.$A2];[.CX4]*2+1;4)">
            <text:p/>
          </table:table-cell>
          <table:table-cell table:formula="of:=MID([.$A2];[.CY4]*2+1;4)">
            <text:p/>
          </table:table-cell>
          <table:table-cell table:formula="of:=MID([.$A2];[.CZ4]*2+1;4)">
            <text:p/>
          </table:table-cell>
          <table:table-cell table:formula="of:=MID([.$A2];[.DA4]*2+1;4)">
            <text:p/>
          </table:table-cell>
          <table:table-cell table:formula="of:=MID([.$A2];[.DB4]*2+1;4)">
            <text:p/>
          </table:table-cell>
          <table:table-cell table:formula="of:=MID([.$A2];[.DC4]*2+1;4)">
            <text:p/>
          </table:table-cell>
          <table:table-cell table:formula="of:=MID([.$A2];[.DD4]*2+1;4)">
            <text:p/>
          </table:table-cell>
          <table:table-cell table:formula="of:=MID([.$A2];[.DE4]*2+1;4)">
            <text:p/>
          </table:table-cell>
          <table:table-cell table:formula="of:=MID([.$A2];[.DF4]*2+1;4)">
            <text:p/>
          </table:table-cell>
          <table:table-cell table:formula="of:=MID([.$A2];[.DG4]*2+1;4)">
            <text:p/>
          </table:table-cell>
          <table:table-cell table:formula="of:=MID([.$A2];[.DH4]*2+1;4)">
            <text:p/>
          </table:table-cell>
          <table:table-cell table:formula="of:=MID([.$A2];[.DI4]*2+1;4)">
            <text:p/>
          </table:table-cell>
          <table:table-cell table:formula="of:=MID([.$A2];[.DJ4]*2+1;4)">
            <text:p/>
          </table:table-cell>
          <table:table-cell table:formula="of:=MID([.$A2];[.DK4]*2+1;4)">
            <text:p/>
          </table:table-cell>
          <table:table-cell table:formula="of:=MID([.$A2];[.DL4]*2+1;4)">
            <text:p/>
          </table:table-cell>
          <table:table-cell table:formula="of:=MID([.$A2];[.DM4]*2+1;4)">
            <text:p/>
          </table:table-cell>
          <table:table-cell table:formula="of:=MID([.$A2];[.DN4]*2+1;4)">
            <text:p/>
          </table:table-cell>
          <table:table-cell table:formula="of:=MID([.$A2];[.DO4]*2+1;4)">
            <text:p/>
          </table:table-cell>
          <table:table-cell table:formula="of:=MID([.$A2];[.DP4]*2+1;4)">
            <text:p/>
          </table:table-cell>
          <table:table-cell table:formula="of:=MID([.$A2];[.DQ4]*2+1;4)">
            <text:p/>
          </table:table-cell>
          <table:table-cell table:formula="of:=MID([.$A2];[.DR4]*2+1;4)">
            <text:p/>
          </table:table-cell>
          <table:table-cell table:formula="of:=MID([.$A2];[.DS4]*2+1;4)">
            <text:p/>
          </table:table-cell>
          <table:table-cell table:formula="of:=MID([.$A2];[.DT4]*2+1;4)">
            <text:p/>
          </table:table-cell>
          <table:table-cell table:formula="of:=MID([.$A2];[.DU4]*2+1;4)">
            <text:p/>
          </table:table-cell>
          <table:table-cell table:formula="of:=MID([.$A2];[.DV4]*2+1;4)">
            <text:p/>
          </table:table-cell>
          <table:table-cell table:formula="of:=MID([.$A2];[.DW4]*2+1;4)">
            <text:p/>
          </table:table-cell>
          <table:table-cell table:formula="of:=MID([.$A2];[.DX4]*2+1;4)">
            <text:p/>
          </table:table-cell>
          <table:table-cell table:formula="of:=MID([.$A2];[.DY4]*2+1;4)">
            <text:p/>
          </table:table-cell>
          <table:table-cell table:formula="of:=MID([.$A2];[.DZ4]*2+1;4)">
            <text:p/>
          </table:table-cell>
          <table:table-cell table:formula="of:=MID([.$A2];[.EA4]*2+1;4)">
            <text:p/>
          </table:table-cell>
          <table:table-cell table:formula="of:=MID([.$A2];[.EB4]*2+1;4)">
            <text:p/>
          </table:table-cell>
          <table:table-cell table:formula="of:=MID([.$A2];[.EC4]*2+1;4)">
            <text:p/>
          </table:table-cell>
          <table:table-cell table:formula="of:=MID([.$A2];[.ED4]*2+1;4)">
            <text:p/>
          </table:table-cell>
          <table:table-cell table:formula="of:=MID([.$A2];[.EE4]*2+1;4)">
            <text:p/>
          </table:table-cell>
          <table:table-cell table:formula="of:=MID([.$A2];[.EF4]*2+1;4)">
            <text:p/>
          </table:table-cell>
          <table:table-cell table:formula="of:=MID([.$A2];[.EG4]*2+1;4)">
            <text:p/>
          </table:table-cell>
          <table:table-cell table:formula="of:=MID([.$A2];[.EH4]*2+1;4)">
            <text:p/>
          </table:table-cell>
          <table:table-cell table:formula="of:=MID([.$A2];[.EI4]*2+1;4)">
            <text:p/>
          </table:table-cell>
          <table:table-cell table:formula="of:=MID([.$A2];[.EJ4]*2+1;4)">
            <text:p/>
          </table:table-cell>
          <table:table-cell table:formula="of:=MID([.$A2];[.EK4]*2+1;4)">
            <text:p/>
          </table:table-cell>
          <table:table-cell table:formula="of:=MID([.$A2];[.EL4]*2+1;4)">
            <text:p/>
          </table:table-cell>
          <table:table-cell table:formula="of:=MID([.$A2];[.EM4]*2+1;4)">
            <text:p/>
          </table:table-cell>
          <table:table-cell table:formula="of:=MID([.$A2];[.EN4]*2+1;4)">
            <text:p/>
          </table:table-cell>
          <table:table-cell table:formula="of:=MID([.$A2];[.EO4]*2+1;4)">
            <text:p/>
          </table:table-cell>
          <table:table-cell table:formula="of:=MID([.$A2];[.EP4]*2+1;4)">
            <text:p/>
          </table:table-cell>
          <table:table-cell table:formula="of:=MID([.$A2];[.EQ4]*2+1;4)">
            <text:p/>
          </table:table-cell>
          <table:table-cell table:formula="of:=MID([.$A2];[.ER4]*2+1;4)">
            <text:p/>
          </table:table-cell>
          <table:table-cell table:formula="of:=MID([.$A2];[.ES4]*2+1;4)">
            <text:p/>
          </table:table-cell>
          <table:table-cell table:formula="of:=MID([.$A2];[.ET4]*2+1;4)">
            <text:p/>
          </table:table-cell>
          <table:table-cell table:formula="of:=MID([.$A2];[.EU4]*2+1;4)">
            <text:p/>
          </table:table-cell>
          <table:table-cell table:formula="of:=MID([.$A2];[.EV4]*2+1;4)">
            <text:p/>
          </table:table-cell>
          <table:table-cell table:formula="of:=MID([.$A2];[.EW4]*2+1;4)">
            <text:p/>
          </table:table-cell>
          <table:table-cell table:formula="of:=MID([.$A2];[.EX4]*2+1;4)">
            <text:p/>
          </table:table-cell>
          <table:table-cell table:formula="of:=MID([.$A2];[.EY4]*2+1;4)">
            <text:p/>
          </table:table-cell>
          <table:table-cell table:formula="of:=MID([.$A2];[.EZ4]*2+1;4)">
            <text:p/>
          </table:table-cell>
          <table:table-cell table:formula="of:=MID([.$A2];[.FA4]*2+1;4)">
            <text:p/>
          </table:table-cell>
          <table:table-cell table:formula="of:=MID([.$A2];[.FB4]*2+1;4)">
            <text:p/>
          </table:table-cell>
          <table:table-cell table:formula="of:=MID([.$A2];[.FC4]*2+1;4)">
            <text:p/>
          </table:table-cell>
          <table:table-cell table:formula="of:=MID([.$A2];[.FD4]*2+1;4)">
            <text:p/>
          </table:table-cell>
          <table:table-cell table:formula="of:=MID([.$A2];[.FE4]*2+1;4)">
            <text:p/>
          </table:table-cell>
          <table:table-cell table:formula="of:=MID([.$A2];[.FF4]*2+1;4)">
            <text:p/>
          </table:table-cell>
          <table:table-cell table:formula="of:=MID([.$A2];[.FG4]*2+1;4)">
            <text:p/>
          </table:table-cell>
          <table:table-cell table:formula="of:=MID([.$A2];[.FH4]*2+1;4)">
            <text:p/>
          </table:table-cell>
          <table:table-cell table:formula="of:=MID([.$A2];[.FI4]*2+1;4)">
            <text:p/>
          </table:table-cell>
          <table:table-cell table:formula="of:=MID([.$A2];[.FJ4]*2+1;4)">
            <text:p/>
          </table:table-cell>
          <table:table-cell table:formula="of:=MID([.$A2];[.FK4]*2+1;4)">
            <text:p/>
          </table:table-cell>
          <table:table-cell table:formula="of:=MID([.$A2];[.FL4]*2+1;4)">
            <text:p/>
          </table:table-cell>
          <table:table-cell table:formula="of:=MID([.$A2];[.FM4]*2+1;4)">
            <text:p/>
          </table:table-cell>
          <table:table-cell table:formula="of:=MID([.$A2];[.FN4]*2+1;4)">
            <text:p/>
          </table:table-cell>
          <table:table-cell table:formula="of:=MID([.$A2];[.FO4]*2+1;4)">
            <text:p/>
          </table:table-cell>
          <table:table-cell table:formula="of:=MID([.$A2];[.FP4]*2+1;4)">
            <text:p/>
          </table:table-cell>
          <table:table-cell table:formula="of:=MID([.$A2];[.FQ4]*2+1;4)">
            <text:p/>
          </table:table-cell>
          <table:table-cell table:formula="of:=MID([.$A2];[.FR4]*2+1;4)">
            <text:p/>
          </table:table-cell>
          <table:table-cell table:formula="of:=MID([.$A2];[.FS4]*2+1;4)">
            <text:p/>
          </table:table-cell>
          <table:table-cell table:formula="of:=MID([.$A2];[.FT4]*2+1;4)">
            <text:p/>
          </table:table-cell>
          <table:table-cell table:formula="of:=MID([.$A2];[.FU4]*2+1;4)">
            <text:p/>
          </table:table-cell>
          <table:table-cell table:formula="of:=MID([.$A2];[.FV4]*2+1;4)">
            <text:p/>
          </table:table-cell>
          <table:table-cell table:formula="of:=MID([.$A2];[.FW4]*2+1;4)">
            <text:p/>
          </table:table-cell>
          <table:table-cell table:formula="of:=MID([.$A2];[.FX4]*2+1;4)">
            <text:p/>
          </table:table-cell>
          <table:table-cell table:formula="of:=MID([.$A2];[.FY4]*2+1;4)">
            <text:p/>
          </table:table-cell>
          <table:table-cell table:formula="of:=MID([.$A2];[.FZ4]*2+1;4)">
            <text:p/>
          </table:table-cell>
          <table:table-cell table:formula="of:=MID([.$A2];[.GA4]*2+1;4)">
            <text:p/>
          </table:table-cell>
          <table:table-cell table:formula="of:=MID([.$A2];[.GB4]*2+1;4)">
            <text:p/>
          </table:table-cell>
          <table:table-cell table:formula="of:=MID([.$A2];[.GC4]*2+1;4)">
            <text:p/>
          </table:table-cell>
          <table:table-cell table:formula="of:=MID([.$A2];[.GD4]*2+1;4)">
            <text:p/>
          </table:table-cell>
          <table:table-cell table:formula="of:=MID([.$A2];[.GE4]*2+1;4)">
            <text:p/>
          </table:table-cell>
          <table:table-cell table:formula="of:=MID([.$A2];[.GF4]*2+1;4)">
            <text:p/>
          </table:table-cell>
          <table:table-cell table:formula="of:=MID([.$A2];[.GG4]*2+1;4)">
            <text:p/>
          </table:table-cell>
          <table:table-cell table:formula="of:=MID([.$A2];[.GH4]*2+1;4)">
            <text:p/>
          </table:table-cell>
          <table:table-cell table:formula="of:=MID([.$A2];[.GI4]*2+1;4)">
            <text:p/>
          </table:table-cell>
          <table:table-cell table:formula="of:=MID([.$A2];[.GJ4]*2+1;4)">
            <text:p/>
          </table:table-cell>
          <table:table-cell table:formula="of:=MID([.$A2];[.GK4]*2+1;4)">
            <text:p/>
          </table:table-cell>
          <table:table-cell table:formula="of:=MID([.$A2];[.GL4]*2+1;4)">
            <text:p/>
          </table:table-cell>
          <table:table-cell table:formula="of:=MID([.$A2];[.GM4]*2+1;4)">
            <text:p/>
          </table:table-cell>
          <table:table-cell table:formula="of:=MID([.$A2];[.GN4]*2+1;4)">
            <text:p/>
          </table:table-cell>
          <table:table-cell table:formula="of:=MID([.$A2];[.GO4]*2+1;4)">
            <text:p/>
          </table:table-cell>
          <table:table-cell table:formula="of:=MID([.$A2];[.GP4]*2+1;4)">
            <text:p/>
          </table:table-cell>
          <table:table-cell table:formula="of:=MID([.$A2];[.GQ4]*2+1;4)">
            <text:p/>
          </table:table-cell>
          <table:table-cell table:formula="of:=MID([.$A2];[.GR4]*2+1;4)">
            <text:p/>
          </table:table-cell>
          <table:table-cell table:formula="of:=MID([.$A2];[.GS4]*2+1;4)">
            <text:p/>
          </table:table-cell>
          <table:table-cell table:formula="of:=MID([.$A2];[.GT4]*2+1;4)">
            <text:p/>
          </table:table-cell>
          <table:table-cell table:formula="of:=MID([.$A2];[.GU4]*2+1;4)">
            <text:p/>
          </table:table-cell>
          <table:table-cell table:formula="of:=MID([.$A2];[.GV4]*2+1;4)">
            <text:p/>
          </table:table-cell>
          <table:table-cell table:formula="of:=MID([.$A2];[.GW4]*2+1;4)">
            <text:p/>
          </table:table-cell>
          <table:table-cell table:formula="of:=MID([.$A2];[.GX4]*2+1;4)">
            <text:p/>
          </table:table-cell>
          <table:table-cell table:formula="of:=MID([.$A2];[.GY4]*2+1;4)">
            <text:p/>
          </table:table-cell>
          <table:table-cell table:formula="of:=MID([.$A2];[.GZ4]*2+1;4)">
            <text:p/>
          </table:table-cell>
          <table:table-cell table:formula="of:=MID([.$A2];[.HA4]*2+1;4)">
            <text:p/>
          </table:table-cell>
          <table:table-cell table:formula="of:=MID([.$A2];[.HB4]*2+1;4)">
            <text:p/>
          </table:table-cell>
          <table:table-cell table:formula="of:=MID([.$A2];[.HC4]*2+1;4)">
            <text:p/>
          </table:table-cell>
          <table:table-cell table:formula="of:=MID([.$A2];[.HD4]*2+1;4)">
            <text:p/>
          </table:table-cell>
          <table:table-cell table:formula="of:=MID([.$A2];[.HE4]*2+1;4)">
            <text:p/>
          </table:table-cell>
          <table:table-cell table:formula="of:=MID([.$A2];[.HF4]*2+1;4)">
            <text:p/>
          </table:table-cell>
          <table:table-cell table:formula="of:=MID([.$A2];[.HG4]*2+1;4)">
            <text:p/>
          </table:table-cell>
          <table:table-cell table:formula="of:=MID([.$A2];[.HH4]*2+1;4)">
            <text:p/>
          </table:table-cell>
          <table:table-cell table:formula="of:=MID([.$A2];[.HI4]*2+1;4)">
            <text:p/>
          </table:table-cell>
          <table:table-cell table:formula="of:=MID([.$A2];[.HJ4]*2+1;4)">
            <text:p/>
          </table:table-cell>
          <table:table-cell table:formula="of:=MID([.$A2];[.HK4]*2+1;4)">
            <text:p/>
          </table:table-cell>
        </table:table-row>
        <table:table-row table:style-name="ro1">
          <table:table-cell table:formula="of:=MID([.$A2];[.A4]*2+1;8)" office:value-type="string" office:string-value="01234567" calcext:value-type="string">
            <text:p>01234567</text:p>
          </table:table-cell>
          <table:table-cell table:formula="of:=MID([.$A2];[.B4]*2+1;8)" office:value-type="string" office:string-value="23456789" calcext:value-type="string">
            <text:p>23456789</text:p>
          </table:table-cell>
          <table:table-cell table:formula="of:=MID([.$A2];[.C4]*2+1;8)" office:value-type="string" office:string-value="456789AB" calcext:value-type="string">
            <text:p>456789AB</text:p>
          </table:table-cell>
          <table:table-cell table:formula="of:=MID([.$A2];[.D4]*2+1;8)" office:value-type="string" office:string-value="6789ABCD" calcext:value-type="string">
            <text:p>6789ABCD</text:p>
          </table:table-cell>
          <table:table-cell table:formula="of:=MID([.$A2];[.E4]*2+1;8)" office:value-type="string" office:string-value="89ABCDEF" calcext:value-type="string">
            <text:p>89ABCDEF</text:p>
          </table:table-cell>
          <table:table-cell table:formula="of:=MID([.$A2];[.F4]*2+1;8)" office:value-type="string" office:string-value="ABCDEF" calcext:value-type="string">
            <text:p>ABCDEF</text:p>
          </table:table-cell>
          <table:table-cell table:formula="of:=MID([.$A2];[.G4]*2+1;8)" office:value-type="string" office:string-value="CDEF" calcext:value-type="string">
            <text:p>CDEF</text:p>
          </table:table-cell>
          <table:table-cell table:formula="of:=MID([.$A2];[.H4]*2+1;8)" office:value-type="string" office:string-value="EF" calcext:value-type="string">
            <text:p>EF</text:p>
          </table:table-cell>
          <table:table-cell table:formula="of:=MID([.$A2];[.I4]*2+1;8)">
            <text:p/>
          </table:table-cell>
          <table:table-cell table:formula="of:=MID([.$A2];[.J4]*2+1;8)">
            <text:p/>
          </table:table-cell>
          <table:table-cell table:formula="of:=MID([.$A2];[.K4]*2+1;8)">
            <text:p/>
          </table:table-cell>
          <table:table-cell table:formula="of:=MID([.$A2];[.L4]*2+1;8)">
            <text:p/>
          </table:table-cell>
          <table:table-cell table:formula="of:=MID([.$A2];[.M4]*2+1;8)">
            <text:p/>
          </table:table-cell>
          <table:table-cell table:formula="of:=MID([.$A2];[.N4]*2+1;8)">
            <text:p/>
          </table:table-cell>
          <table:table-cell table:formula="of:=MID([.$A2];[.O4]*2+1;8)">
            <text:p/>
          </table:table-cell>
          <table:table-cell table:formula="of:=MID([.$A2];[.P4]*2+1;8)">
            <text:p/>
          </table:table-cell>
          <table:table-cell table:formula="of:=MID([.$A2];[.Q4]*2+1;8)">
            <text:p/>
          </table:table-cell>
          <table:table-cell table:formula="of:=MID([.$A2];[.R4]*2+1;8)">
            <text:p/>
          </table:table-cell>
          <table:table-cell table:formula="of:=MID([.$A2];[.S4]*2+1;8)">
            <text:p/>
          </table:table-cell>
          <table:table-cell table:formula="of:=MID([.$A2];[.T4]*2+1;8)">
            <text:p/>
          </table:table-cell>
          <table:table-cell table:formula="of:=MID([.$A2];[.U4]*2+1;8)">
            <text:p/>
          </table:table-cell>
          <table:table-cell table:formula="of:=MID([.$A2];[.V4]*2+1;8)">
            <text:p/>
          </table:table-cell>
          <table:table-cell table:formula="of:=MID([.$A2];[.W4]*2+1;8)">
            <text:p/>
          </table:table-cell>
          <table:table-cell table:formula="of:=MID([.$A2];[.X4]*2+1;8)">
            <text:p/>
          </table:table-cell>
          <table:table-cell table:formula="of:=MID([.$A2];[.Y4]*2+1;8)">
            <text:p/>
          </table:table-cell>
          <table:table-cell table:formula="of:=MID([.$A2];[.Z4]*2+1;8)">
            <text:p/>
          </table:table-cell>
          <table:table-cell table:formula="of:=MID([.$A2];[.AA4]*2+1;8)">
            <text:p/>
          </table:table-cell>
          <table:table-cell table:formula="of:=MID([.$A2];[.AB4]*2+1;8)">
            <text:p/>
          </table:table-cell>
          <table:table-cell table:formula="of:=MID([.$A2];[.AC4]*2+1;8)">
            <text:p/>
          </table:table-cell>
          <table:table-cell table:formula="of:=MID([.$A2];[.AD4]*2+1;8)">
            <text:p/>
          </table:table-cell>
          <table:table-cell table:formula="of:=MID([.$A2];[.AE4]*2+1;8)">
            <text:p/>
          </table:table-cell>
          <table:table-cell table:formula="of:=MID([.$A2];[.AF4]*2+1;8)">
            <text:p/>
          </table:table-cell>
          <table:table-cell table:formula="of:=MID([.$A2];[.AG4]*2+1;8)">
            <text:p/>
          </table:table-cell>
          <table:table-cell table:formula="of:=MID([.$A2];[.AH4]*2+1;8)">
            <text:p/>
          </table:table-cell>
          <table:table-cell table:formula="of:=MID([.$A2];[.AI4]*2+1;8)">
            <text:p/>
          </table:table-cell>
          <table:table-cell table:formula="of:=MID([.$A2];[.AJ4]*2+1;8)">
            <text:p/>
          </table:table-cell>
          <table:table-cell table:formula="of:=MID([.$A2];[.AK4]*2+1;8)">
            <text:p/>
          </table:table-cell>
          <table:table-cell table:formula="of:=MID([.$A2];[.AL4]*2+1;8)">
            <text:p/>
          </table:table-cell>
          <table:table-cell table:formula="of:=MID([.$A2];[.AM4]*2+1;8)">
            <text:p/>
          </table:table-cell>
          <table:table-cell table:formula="of:=MID([.$A2];[.AN4]*2+1;8)">
            <text:p/>
          </table:table-cell>
          <table:table-cell table:formula="of:=MID([.$A2];[.AO4]*2+1;8)">
            <text:p/>
          </table:table-cell>
          <table:table-cell table:formula="of:=MID([.$A2];[.AP4]*2+1;8)">
            <text:p/>
          </table:table-cell>
          <table:table-cell table:formula="of:=MID([.$A2];[.AQ4]*2+1;8)">
            <text:p/>
          </table:table-cell>
          <table:table-cell table:formula="of:=MID([.$A2];[.AR4]*2+1;8)">
            <text:p/>
          </table:table-cell>
          <table:table-cell table:formula="of:=MID([.$A2];[.AS4]*2+1;8)">
            <text:p/>
          </table:table-cell>
          <table:table-cell table:formula="of:=MID([.$A2];[.AT4]*2+1;8)">
            <text:p/>
          </table:table-cell>
          <table:table-cell table:formula="of:=MID([.$A2];[.AU4]*2+1;8)">
            <text:p/>
          </table:table-cell>
          <table:table-cell table:formula="of:=MID([.$A2];[.AV4]*2+1;8)">
            <text:p/>
          </table:table-cell>
          <table:table-cell table:formula="of:=MID([.$A2];[.AW4]*2+1;8)">
            <text:p/>
          </table:table-cell>
          <table:table-cell table:formula="of:=MID([.$A2];[.AX4]*2+1;8)">
            <text:p/>
          </table:table-cell>
          <table:table-cell table:formula="of:=MID([.$A2];[.AY4]*2+1;8)">
            <text:p/>
          </table:table-cell>
          <table:table-cell table:formula="of:=MID([.$A2];[.AZ4]*2+1;8)">
            <text:p/>
          </table:table-cell>
          <table:table-cell table:formula="of:=MID([.$A2];[.BA4]*2+1;8)">
            <text:p/>
          </table:table-cell>
          <table:table-cell table:formula="of:=MID([.$A2];[.BB4]*2+1;8)">
            <text:p/>
          </table:table-cell>
          <table:table-cell table:formula="of:=MID([.$A2];[.BC4]*2+1;8)">
            <text:p/>
          </table:table-cell>
          <table:table-cell table:formula="of:=MID([.$A2];[.BD4]*2+1;8)">
            <text:p/>
          </table:table-cell>
          <table:table-cell table:formula="of:=MID([.$A2];[.BE4]*2+1;8)">
            <text:p/>
          </table:table-cell>
          <table:table-cell table:formula="of:=MID([.$A2];[.BF4]*2+1;8)">
            <text:p/>
          </table:table-cell>
          <table:table-cell table:formula="of:=MID([.$A2];[.BG4]*2+1;8)">
            <text:p/>
          </table:table-cell>
          <table:table-cell table:formula="of:=MID([.$A2];[.BH4]*2+1;8)">
            <text:p/>
          </table:table-cell>
          <table:table-cell table:formula="of:=MID([.$A2];[.BI4]*2+1;8)">
            <text:p/>
          </table:table-cell>
          <table:table-cell table:formula="of:=MID([.$A2];[.BJ4]*2+1;8)">
            <text:p/>
          </table:table-cell>
          <table:table-cell table:formula="of:=MID([.$A2];[.BK4]*2+1;8)">
            <text:p/>
          </table:table-cell>
          <table:table-cell table:formula="of:=MID([.$A2];[.BL4]*2+1;8)">
            <text:p/>
          </table:table-cell>
          <table:table-cell table:formula="of:=MID([.$A2];[.BM4]*2+1;8)">
            <text:p/>
          </table:table-cell>
          <table:table-cell table:formula="of:=MID([.$A2];[.BN4]*2+1;8)">
            <text:p/>
          </table:table-cell>
          <table:table-cell table:formula="of:=MID([.$A2];[.BO4]*2+1;8)">
            <text:p/>
          </table:table-cell>
          <table:table-cell table:formula="of:=MID([.$A2];[.BP4]*2+1;8)">
            <text:p/>
          </table:table-cell>
          <table:table-cell table:formula="of:=MID([.$A2];[.BQ4]*2+1;8)">
            <text:p/>
          </table:table-cell>
          <table:table-cell table:formula="of:=MID([.$A2];[.BR4]*2+1;8)">
            <text:p/>
          </table:table-cell>
          <table:table-cell table:formula="of:=MID([.$A2];[.BS4]*2+1;8)">
            <text:p/>
          </table:table-cell>
          <table:table-cell table:formula="of:=MID([.$A2];[.BT4]*2+1;8)">
            <text:p/>
          </table:table-cell>
          <table:table-cell table:formula="of:=MID([.$A2];[.BU4]*2+1;8)">
            <text:p/>
          </table:table-cell>
          <table:table-cell table:formula="of:=MID([.$A2];[.BV4]*2+1;8)">
            <text:p/>
          </table:table-cell>
          <table:table-cell table:formula="of:=MID([.$A2];[.BW4]*2+1;8)">
            <text:p/>
          </table:table-cell>
          <table:table-cell table:formula="of:=MID([.$A2];[.BX4]*2+1;8)">
            <text:p/>
          </table:table-cell>
          <table:table-cell table:formula="of:=MID([.$A2];[.BY4]*2+1;8)">
            <text:p/>
          </table:table-cell>
          <table:table-cell table:formula="of:=MID([.$A2];[.BZ4]*2+1;8)">
            <text:p/>
          </table:table-cell>
          <table:table-cell table:formula="of:=MID([.$A2];[.CA4]*2+1;8)">
            <text:p/>
          </table:table-cell>
          <table:table-cell table:formula="of:=MID([.$A2];[.CB4]*2+1;8)">
            <text:p/>
          </table:table-cell>
          <table:table-cell table:formula="of:=MID([.$A2];[.CC4]*2+1;8)">
            <text:p/>
          </table:table-cell>
          <table:table-cell table:formula="of:=MID([.$A2];[.CD4]*2+1;8)">
            <text:p/>
          </table:table-cell>
          <table:table-cell table:formula="of:=MID([.$A2];[.CE4]*2+1;8)">
            <text:p/>
          </table:table-cell>
          <table:table-cell table:formula="of:=MID([.$A2];[.CF4]*2+1;8)">
            <text:p/>
          </table:table-cell>
          <table:table-cell table:formula="of:=MID([.$A2];[.CG4]*2+1;8)">
            <text:p/>
          </table:table-cell>
          <table:table-cell table:formula="of:=MID([.$A2];[.CH4]*2+1;8)">
            <text:p/>
          </table:table-cell>
          <table:table-cell table:formula="of:=MID([.$A2];[.CI4]*2+1;8)">
            <text:p/>
          </table:table-cell>
          <table:table-cell table:formula="of:=MID([.$A2];[.CJ4]*2+1;8)">
            <text:p/>
          </table:table-cell>
          <table:table-cell table:formula="of:=MID([.$A2];[.CK4]*2+1;8)">
            <text:p/>
          </table:table-cell>
          <table:table-cell table:formula="of:=MID([.$A2];[.CL4]*2+1;8)">
            <text:p/>
          </table:table-cell>
          <table:table-cell table:formula="of:=MID([.$A2];[.CM4]*2+1;8)">
            <text:p/>
          </table:table-cell>
          <table:table-cell table:formula="of:=MID([.$A2];[.CN4]*2+1;8)">
            <text:p/>
          </table:table-cell>
          <table:table-cell table:formula="of:=MID([.$A2];[.CO4]*2+1;8)">
            <text:p/>
          </table:table-cell>
          <table:table-cell table:formula="of:=MID([.$A2];[.CP4]*2+1;8)">
            <text:p/>
          </table:table-cell>
          <table:table-cell table:formula="of:=MID([.$A2];[.CQ4]*2+1;8)">
            <text:p/>
          </table:table-cell>
          <table:table-cell table:formula="of:=MID([.$A2];[.CR4]*2+1;8)">
            <text:p/>
          </table:table-cell>
          <table:table-cell table:formula="of:=MID([.$A2];[.CS4]*2+1;8)">
            <text:p/>
          </table:table-cell>
          <table:table-cell table:formula="of:=MID([.$A2];[.CT4]*2+1;8)">
            <text:p/>
          </table:table-cell>
          <table:table-cell table:formula="of:=MID([.$A2];[.CU4]*2+1;8)">
            <text:p/>
          </table:table-cell>
          <table:table-cell table:formula="of:=MID([.$A2];[.CV4]*2+1;8)">
            <text:p/>
          </table:table-cell>
          <table:table-cell table:formula="of:=MID([.$A2];[.CW4]*2+1;8)">
            <text:p/>
          </table:table-cell>
          <table:table-cell table:formula="of:=MID([.$A2];[.CX4]*2+1;8)">
            <text:p/>
          </table:table-cell>
          <table:table-cell table:formula="of:=MID([.$A2];[.CY4]*2+1;8)">
            <text:p/>
          </table:table-cell>
          <table:table-cell table:formula="of:=MID([.$A2];[.CZ4]*2+1;8)">
            <text:p/>
          </table:table-cell>
          <table:table-cell table:formula="of:=MID([.$A2];[.DA4]*2+1;8)">
            <text:p/>
          </table:table-cell>
          <table:table-cell table:formula="of:=MID([.$A2];[.DB4]*2+1;8)">
            <text:p/>
          </table:table-cell>
          <table:table-cell table:formula="of:=MID([.$A2];[.DC4]*2+1;8)">
            <text:p/>
          </table:table-cell>
          <table:table-cell table:formula="of:=MID([.$A2];[.DD4]*2+1;8)">
            <text:p/>
          </table:table-cell>
          <table:table-cell table:formula="of:=MID([.$A2];[.DE4]*2+1;8)">
            <text:p/>
          </table:table-cell>
          <table:table-cell table:formula="of:=MID([.$A2];[.DF4]*2+1;8)">
            <text:p/>
          </table:table-cell>
          <table:table-cell table:formula="of:=MID([.$A2];[.DG4]*2+1;8)">
            <text:p/>
          </table:table-cell>
          <table:table-cell table:formula="of:=MID([.$A2];[.DH4]*2+1;8)">
            <text:p/>
          </table:table-cell>
          <table:table-cell table:formula="of:=MID([.$A2];[.DI4]*2+1;8)">
            <text:p/>
          </table:table-cell>
          <table:table-cell table:formula="of:=MID([.$A2];[.DJ4]*2+1;8)">
            <text:p/>
          </table:table-cell>
          <table:table-cell table:formula="of:=MID([.$A2];[.DK4]*2+1;8)">
            <text:p/>
          </table:table-cell>
          <table:table-cell table:formula="of:=MID([.$A2];[.DL4]*2+1;8)">
            <text:p/>
          </table:table-cell>
          <table:table-cell table:formula="of:=MID([.$A2];[.DM4]*2+1;8)">
            <text:p/>
          </table:table-cell>
          <table:table-cell table:formula="of:=MID([.$A2];[.DN4]*2+1;8)">
            <text:p/>
          </table:table-cell>
          <table:table-cell table:formula="of:=MID([.$A2];[.DO4]*2+1;8)">
            <text:p/>
          </table:table-cell>
          <table:table-cell table:formula="of:=MID([.$A2];[.DP4]*2+1;8)">
            <text:p/>
          </table:table-cell>
          <table:table-cell table:formula="of:=MID([.$A2];[.DQ4]*2+1;8)">
            <text:p/>
          </table:table-cell>
          <table:table-cell table:formula="of:=MID([.$A2];[.DR4]*2+1;8)">
            <text:p/>
          </table:table-cell>
          <table:table-cell table:formula="of:=MID([.$A2];[.DS4]*2+1;8)">
            <text:p/>
          </table:table-cell>
          <table:table-cell table:formula="of:=MID([.$A2];[.DT4]*2+1;8)">
            <text:p/>
          </table:table-cell>
          <table:table-cell table:formula="of:=MID([.$A2];[.DU4]*2+1;8)">
            <text:p/>
          </table:table-cell>
          <table:table-cell table:formula="of:=MID([.$A2];[.DV4]*2+1;8)">
            <text:p/>
          </table:table-cell>
          <table:table-cell table:formula="of:=MID([.$A2];[.DW4]*2+1;8)">
            <text:p/>
          </table:table-cell>
          <table:table-cell table:formula="of:=MID([.$A2];[.DX4]*2+1;8)">
            <text:p/>
          </table:table-cell>
          <table:table-cell table:formula="of:=MID([.$A2];[.DY4]*2+1;8)">
            <text:p/>
          </table:table-cell>
          <table:table-cell table:formula="of:=MID([.$A2];[.DZ4]*2+1;8)">
            <text:p/>
          </table:table-cell>
          <table:table-cell table:formula="of:=MID([.$A2];[.EA4]*2+1;8)">
            <text:p/>
          </table:table-cell>
          <table:table-cell table:formula="of:=MID([.$A2];[.EB4]*2+1;8)">
            <text:p/>
          </table:table-cell>
          <table:table-cell table:formula="of:=MID([.$A2];[.EC4]*2+1;8)">
            <text:p/>
          </table:table-cell>
          <table:table-cell table:formula="of:=MID([.$A2];[.ED4]*2+1;8)">
            <text:p/>
          </table:table-cell>
          <table:table-cell table:formula="of:=MID([.$A2];[.EE4]*2+1;8)">
            <text:p/>
          </table:table-cell>
          <table:table-cell table:formula="of:=MID([.$A2];[.EF4]*2+1;8)">
            <text:p/>
          </table:table-cell>
          <table:table-cell table:formula="of:=MID([.$A2];[.EG4]*2+1;8)">
            <text:p/>
          </table:table-cell>
          <table:table-cell table:formula="of:=MID([.$A2];[.EH4]*2+1;8)">
            <text:p/>
          </table:table-cell>
          <table:table-cell table:formula="of:=MID([.$A2];[.EI4]*2+1;8)">
            <text:p/>
          </table:table-cell>
          <table:table-cell table:formula="of:=MID([.$A2];[.EJ4]*2+1;8)">
            <text:p/>
          </table:table-cell>
          <table:table-cell table:formula="of:=MID([.$A2];[.EK4]*2+1;8)">
            <text:p/>
          </table:table-cell>
          <table:table-cell table:formula="of:=MID([.$A2];[.EL4]*2+1;8)">
            <text:p/>
          </table:table-cell>
          <table:table-cell table:formula="of:=MID([.$A2];[.EM4]*2+1;8)">
            <text:p/>
          </table:table-cell>
          <table:table-cell table:formula="of:=MID([.$A2];[.EN4]*2+1;8)">
            <text:p/>
          </table:table-cell>
          <table:table-cell table:formula="of:=MID([.$A2];[.EO4]*2+1;8)">
            <text:p/>
          </table:table-cell>
          <table:table-cell table:formula="of:=MID([.$A2];[.EP4]*2+1;8)">
            <text:p/>
          </table:table-cell>
          <table:table-cell table:formula="of:=MID([.$A2];[.EQ4]*2+1;8)">
            <text:p/>
          </table:table-cell>
          <table:table-cell table:formula="of:=MID([.$A2];[.ER4]*2+1;8)">
            <text:p/>
          </table:table-cell>
          <table:table-cell table:formula="of:=MID([.$A2];[.ES4]*2+1;8)">
            <text:p/>
          </table:table-cell>
          <table:table-cell table:formula="of:=MID([.$A2];[.ET4]*2+1;8)">
            <text:p/>
          </table:table-cell>
          <table:table-cell table:formula="of:=MID([.$A2];[.EU4]*2+1;8)">
            <text:p/>
          </table:table-cell>
          <table:table-cell table:formula="of:=MID([.$A2];[.EV4]*2+1;8)">
            <text:p/>
          </table:table-cell>
          <table:table-cell table:formula="of:=MID([.$A2];[.EW4]*2+1;8)">
            <text:p/>
          </table:table-cell>
          <table:table-cell table:formula="of:=MID([.$A2];[.EX4]*2+1;8)">
            <text:p/>
          </table:table-cell>
          <table:table-cell table:formula="of:=MID([.$A2];[.EY4]*2+1;8)">
            <text:p/>
          </table:table-cell>
          <table:table-cell table:formula="of:=MID([.$A2];[.EZ4]*2+1;8)">
            <text:p/>
          </table:table-cell>
          <table:table-cell table:formula="of:=MID([.$A2];[.FA4]*2+1;8)">
            <text:p/>
          </table:table-cell>
          <table:table-cell table:formula="of:=MID([.$A2];[.FB4]*2+1;8)">
            <text:p/>
          </table:table-cell>
          <table:table-cell table:formula="of:=MID([.$A2];[.FC4]*2+1;8)">
            <text:p/>
          </table:table-cell>
          <table:table-cell table:formula="of:=MID([.$A2];[.FD4]*2+1;8)">
            <text:p/>
          </table:table-cell>
          <table:table-cell table:formula="of:=MID([.$A2];[.FE4]*2+1;8)">
            <text:p/>
          </table:table-cell>
          <table:table-cell table:formula="of:=MID([.$A2];[.FF4]*2+1;8)">
            <text:p/>
          </table:table-cell>
          <table:table-cell table:formula="of:=MID([.$A2];[.FG4]*2+1;8)">
            <text:p/>
          </table:table-cell>
          <table:table-cell table:formula="of:=MID([.$A2];[.FH4]*2+1;8)">
            <text:p/>
          </table:table-cell>
          <table:table-cell table:formula="of:=MID([.$A2];[.FI4]*2+1;8)">
            <text:p/>
          </table:table-cell>
          <table:table-cell table:formula="of:=MID([.$A2];[.FJ4]*2+1;8)">
            <text:p/>
          </table:table-cell>
          <table:table-cell table:formula="of:=MID([.$A2];[.FK4]*2+1;8)">
            <text:p/>
          </table:table-cell>
          <table:table-cell table:formula="of:=MID([.$A2];[.FL4]*2+1;8)">
            <text:p/>
          </table:table-cell>
          <table:table-cell table:formula="of:=MID([.$A2];[.FM4]*2+1;8)">
            <text:p/>
          </table:table-cell>
          <table:table-cell table:formula="of:=MID([.$A2];[.FN4]*2+1;8)">
            <text:p/>
          </table:table-cell>
          <table:table-cell table:formula="of:=MID([.$A2];[.FO4]*2+1;8)">
            <text:p/>
          </table:table-cell>
          <table:table-cell table:formula="of:=MID([.$A2];[.FP4]*2+1;8)">
            <text:p/>
          </table:table-cell>
          <table:table-cell table:formula="of:=MID([.$A2];[.FQ4]*2+1;8)">
            <text:p/>
          </table:table-cell>
          <table:table-cell table:formula="of:=MID([.$A2];[.FR4]*2+1;8)">
            <text:p/>
          </table:table-cell>
          <table:table-cell table:formula="of:=MID([.$A2];[.FS4]*2+1;8)">
            <text:p/>
          </table:table-cell>
          <table:table-cell table:formula="of:=MID([.$A2];[.FT4]*2+1;8)">
            <text:p/>
          </table:table-cell>
          <table:table-cell table:formula="of:=MID([.$A2];[.FU4]*2+1;8)">
            <text:p/>
          </table:table-cell>
          <table:table-cell table:formula="of:=MID([.$A2];[.FV4]*2+1;8)">
            <text:p/>
          </table:table-cell>
          <table:table-cell table:formula="of:=MID([.$A2];[.FW4]*2+1;8)">
            <text:p/>
          </table:table-cell>
          <table:table-cell table:formula="of:=MID([.$A2];[.FX4]*2+1;8)">
            <text:p/>
          </table:table-cell>
          <table:table-cell table:formula="of:=MID([.$A2];[.FY4]*2+1;8)">
            <text:p/>
          </table:table-cell>
          <table:table-cell table:formula="of:=MID([.$A2];[.FZ4]*2+1;8)">
            <text:p/>
          </table:table-cell>
          <table:table-cell table:formula="of:=MID([.$A2];[.GA4]*2+1;8)">
            <text:p/>
          </table:table-cell>
          <table:table-cell table:formula="of:=MID([.$A2];[.GB4]*2+1;8)">
            <text:p/>
          </table:table-cell>
          <table:table-cell table:formula="of:=MID([.$A2];[.GC4]*2+1;8)">
            <text:p/>
          </table:table-cell>
          <table:table-cell table:formula="of:=MID([.$A2];[.GD4]*2+1;8)">
            <text:p/>
          </table:table-cell>
          <table:table-cell table:formula="of:=MID([.$A2];[.GE4]*2+1;8)">
            <text:p/>
          </table:table-cell>
          <table:table-cell table:formula="of:=MID([.$A2];[.GF4]*2+1;8)">
            <text:p/>
          </table:table-cell>
          <table:table-cell table:formula="of:=MID([.$A2];[.GG4]*2+1;8)">
            <text:p/>
          </table:table-cell>
          <table:table-cell table:formula="of:=MID([.$A2];[.GH4]*2+1;8)">
            <text:p/>
          </table:table-cell>
          <table:table-cell table:formula="of:=MID([.$A2];[.GI4]*2+1;8)">
            <text:p/>
          </table:table-cell>
          <table:table-cell table:formula="of:=MID([.$A2];[.GJ4]*2+1;8)">
            <text:p/>
          </table:table-cell>
          <table:table-cell table:formula="of:=MID([.$A2];[.GK4]*2+1;8)">
            <text:p/>
          </table:table-cell>
          <table:table-cell table:formula="of:=MID([.$A2];[.GL4]*2+1;8)">
            <text:p/>
          </table:table-cell>
          <table:table-cell table:formula="of:=MID([.$A2];[.GM4]*2+1;8)">
            <text:p/>
          </table:table-cell>
          <table:table-cell table:formula="of:=MID([.$A2];[.GN4]*2+1;8)">
            <text:p/>
          </table:table-cell>
          <table:table-cell table:formula="of:=MID([.$A2];[.GO4]*2+1;8)">
            <text:p/>
          </table:table-cell>
          <table:table-cell table:formula="of:=MID([.$A2];[.GP4]*2+1;8)">
            <text:p/>
          </table:table-cell>
          <table:table-cell table:formula="of:=MID([.$A2];[.GQ4]*2+1;8)">
            <text:p/>
          </table:table-cell>
          <table:table-cell table:formula="of:=MID([.$A2];[.GR4]*2+1;8)">
            <text:p/>
          </table:table-cell>
          <table:table-cell table:formula="of:=MID([.$A2];[.GS4]*2+1;8)">
            <text:p/>
          </table:table-cell>
          <table:table-cell table:formula="of:=MID([.$A2];[.GT4]*2+1;8)">
            <text:p/>
          </table:table-cell>
          <table:table-cell table:formula="of:=MID([.$A2];[.GU4]*2+1;8)">
            <text:p/>
          </table:table-cell>
          <table:table-cell table:formula="of:=MID([.$A2];[.GV4]*2+1;8)">
            <text:p/>
          </table:table-cell>
          <table:table-cell table:formula="of:=MID([.$A2];[.GW4]*2+1;8)">
            <text:p/>
          </table:table-cell>
          <table:table-cell table:formula="of:=MID([.$A2];[.GX4]*2+1;8)">
            <text:p/>
          </table:table-cell>
          <table:table-cell table:formula="of:=MID([.$A2];[.GY4]*2+1;8)">
            <text:p/>
          </table:table-cell>
          <table:table-cell table:formula="of:=MID([.$A2];[.GZ4]*2+1;8)">
            <text:p/>
          </table:table-cell>
          <table:table-cell table:formula="of:=MID([.$A2];[.HA4]*2+1;8)">
            <text:p/>
          </table:table-cell>
          <table:table-cell table:formula="of:=MID([.$A2];[.HB4]*2+1;8)">
            <text:p/>
          </table:table-cell>
          <table:table-cell table:formula="of:=MID([.$A2];[.HC4]*2+1;8)">
            <text:p/>
          </table:table-cell>
          <table:table-cell table:formula="of:=MID([.$A2];[.HD4]*2+1;8)">
            <text:p/>
          </table:table-cell>
          <table:table-cell table:formula="of:=MID([.$A2];[.HE4]*2+1;8)">
            <text:p/>
          </table:table-cell>
          <table:table-cell table:formula="of:=MID([.$A2];[.HF4]*2+1;8)">
            <text:p/>
          </table:table-cell>
          <table:table-cell table:formula="of:=MID([.$A2];[.HG4]*2+1;8)">
            <text:p/>
          </table:table-cell>
          <table:table-cell table:formula="of:=MID([.$A2];[.HH4]*2+1;8)">
            <text:p/>
          </table:table-cell>
          <table:table-cell table:formula="of:=MID([.$A2];[.HI4]*2+1;8)">
            <text:p/>
          </table:table-cell>
          <table:table-cell table:formula="of:=MID([.$A2];[.HJ4]*2+1;8)">
            <text:p/>
          </table:table-cell>
          <table:table-cell table:formula="of:=MID([.$A2];[.HK4]*2+1;8)">
            <text:p/>
          </table:table-cell>
        </table:table-row>
        <table:table-row table:style-name="ro1">
          <table:table-cell table:formula="of:=DECIMAL([.A5];16)" office:value-type="float" office:value="1" calcext:value-type="float">
            <text:p>1</text:p>
          </table:table-cell>
          <table:table-cell table:formula="of:=DECIMAL([.B5];16)" office:value-type="float" office:value="35" calcext:value-type="float">
            <text:p>35</text:p>
          </table:table-cell>
          <table:table-cell table:formula="of:=DECIMAL([.C5];16)" office:value-type="float" office:value="69" calcext:value-type="float">
            <text:p>69</text:p>
          </table:table-cell>
          <table:table-cell table:formula="of:=DECIMAL([.D5];16)" office:value-type="float" office:value="103" calcext:value-type="float">
            <text:p>103</text:p>
          </table:table-cell>
          <table:table-cell table:formula="of:=DECIMAL([.E5];16)" office:value-type="float" office:value="137" calcext:value-type="float">
            <text:p>137</text:p>
          </table:table-cell>
          <table:table-cell table:formula="of:=DECIMAL([.F5];16)" office:value-type="float" office:value="171" calcext:value-type="float">
            <text:p>171</text:p>
          </table:table-cell>
          <table:table-cell table:formula="of:=DECIMAL([.G5];16)" office:value-type="float" office:value="205" calcext:value-type="float">
            <text:p>205</text:p>
          </table:table-cell>
          <table:table-cell table:formula="of:=DECIMAL([.H5];16)" office:value-type="float" office:value="239" calcext:value-type="float">
            <text:p>239</text:p>
          </table:table-cell>
          <table:table-cell table:formula="of:=DECIMAL([.I5];16)" office:value-type="float" office:value="0" calcext:value-type="float">
            <text:p>0</text:p>
          </table:table-cell>
          <table:table-cell table:formula="of:=DECIMAL([.J5];16)" office:value-type="float" office:value="0" calcext:value-type="float">
            <text:p>0</text:p>
          </table:table-cell>
          <table:table-cell table:formula="of:=DECIMAL([.K5];16)" office:value-type="float" office:value="0" calcext:value-type="float">
            <text:p>0</text:p>
          </table:table-cell>
          <table:table-cell table:formula="of:=DECIMAL([.L5];16)" office:value-type="float" office:value="0" calcext:value-type="float">
            <text:p>0</text:p>
          </table:table-cell>
          <table:table-cell table:formula="of:=DECIMAL([.M5];16)" office:value-type="float" office:value="0" calcext:value-type="float">
            <text:p>0</text:p>
          </table:table-cell>
          <table:table-cell table:formula="of:=DECIMAL([.N5];16)" office:value-type="float" office:value="0" calcext:value-type="float">
            <text:p>0</text:p>
          </table:table-cell>
          <table:table-cell table:formula="of:=DECIMAL([.O5];16)" office:value-type="float" office:value="0" calcext:value-type="float">
            <text:p>0</text:p>
          </table:table-cell>
          <table:table-cell table:formula="of:=DECIMAL([.P5];16)" office:value-type="float" office:value="0" calcext:value-type="float">
            <text:p>0</text:p>
          </table:table-cell>
          <table:table-cell table:formula="of:=DECIMAL([.Q5];16)" office:value-type="float" office:value="0" calcext:value-type="float">
            <text:p>0</text:p>
          </table:table-cell>
          <table:table-cell table:formula="of:=DECIMAL([.R5];16)" office:value-type="float" office:value="0" calcext:value-type="float">
            <text:p>0</text:p>
          </table:table-cell>
          <table:table-cell table:formula="of:=DECIMAL([.S5];16)" office:value-type="float" office:value="0" calcext:value-type="float">
            <text:p>0</text:p>
          </table:table-cell>
          <table:table-cell table:formula="of:=DECIMAL([.T5];16)" office:value-type="float" office:value="0" calcext:value-type="float">
            <text:p>0</text:p>
          </table:table-cell>
          <table:table-cell table:formula="of:=DECIMAL([.U5];16)" office:value-type="float" office:value="0" calcext:value-type="float">
            <text:p>0</text:p>
          </table:table-cell>
          <table:table-cell table:formula="of:=DECIMAL([.V5];16)" office:value-type="float" office:value="0" calcext:value-type="float">
            <text:p>0</text:p>
          </table:table-cell>
          <table:table-cell table:formula="of:=DECIMAL([.W5];16)" office:value-type="float" office:value="0" calcext:value-type="float">
            <text:p>0</text:p>
          </table:table-cell>
          <table:table-cell table:formula="of:=DECIMAL([.X5];16)" office:value-type="float" office:value="0" calcext:value-type="float">
            <text:p>0</text:p>
          </table:table-cell>
          <table:table-cell table:formula="of:=DECIMAL([.Y5];16)" office:value-type="float" office:value="0" calcext:value-type="float">
            <text:p>0</text:p>
          </table:table-cell>
          <table:table-cell table:formula="of:=DECIMAL([.Z5];16)" office:value-type="float" office:value="0" calcext:value-type="float">
            <text:p>0</text:p>
          </table:table-cell>
          <table:table-cell table:formula="of:=DECIMAL([.AA5];16)" office:value-type="float" office:value="0" calcext:value-type="float">
            <text:p>0</text:p>
          </table:table-cell>
          <table:table-cell table:formula="of:=DECIMAL([.AB5];16)" office:value-type="float" office:value="0" calcext:value-type="float">
            <text:p>0</text:p>
          </table:table-cell>
          <table:table-cell table:formula="of:=DECIMAL([.AC5];16)" office:value-type="float" office:value="0" calcext:value-type="float">
            <text:p>0</text:p>
          </table:table-cell>
          <table:table-cell table:formula="of:=DECIMAL([.AD5];16)" office:value-type="float" office:value="0" calcext:value-type="float">
            <text:p>0</text:p>
          </table:table-cell>
          <table:table-cell table:formula="of:=DECIMAL([.AE5];16)" office:value-type="float" office:value="0" calcext:value-type="float">
            <text:p>0</text:p>
          </table:table-cell>
          <table:table-cell table:formula="of:=DECIMAL([.AF5];16)" office:value-type="float" office:value="0" calcext:value-type="float">
            <text:p>0</text:p>
          </table:table-cell>
          <table:table-cell table:formula="of:=DECIMAL([.AG5];16)" office:value-type="float" office:value="0" calcext:value-type="float">
            <text:p>0</text:p>
          </table:table-cell>
          <table:table-cell table:formula="of:=DECIMAL([.AH5];16)" office:value-type="float" office:value="0" calcext:value-type="float">
            <text:p>0</text:p>
          </table:table-cell>
          <table:table-cell table:formula="of:=DECIMAL([.AI5];16)" office:value-type="float" office:value="0" calcext:value-type="float">
            <text:p>0</text:p>
          </table:table-cell>
          <table:table-cell table:formula="of:=DECIMAL([.AJ5];16)" office:value-type="float" office:value="0" calcext:value-type="float">
            <text:p>0</text:p>
          </table:table-cell>
          <table:table-cell table:formula="of:=DECIMAL([.AK5];16)" office:value-type="float" office:value="0" calcext:value-type="float">
            <text:p>0</text:p>
          </table:table-cell>
          <table:table-cell table:formula="of:=DECIMAL([.AL5];16)" office:value-type="float" office:value="0" calcext:value-type="float">
            <text:p>0</text:p>
          </table:table-cell>
          <table:table-cell table:formula="of:=DECIMAL([.AM5];16)" office:value-type="float" office:value="0" calcext:value-type="float">
            <text:p>0</text:p>
          </table:table-cell>
          <table:table-cell table:formula="of:=DECIMAL([.AN5];16)" office:value-type="float" office:value="0" calcext:value-type="float">
            <text:p>0</text:p>
          </table:table-cell>
          <table:table-cell table:formula="of:=DECIMAL([.AO5];16)" office:value-type="float" office:value="0" calcext:value-type="float">
            <text:p>0</text:p>
          </table:table-cell>
          <table:table-cell table:formula="of:=DECIMAL([.AP5];16)" office:value-type="float" office:value="0" calcext:value-type="float">
            <text:p>0</text:p>
          </table:table-cell>
          <table:table-cell table:formula="of:=DECIMAL([.AQ5];16)" office:value-type="float" office:value="0" calcext:value-type="float">
            <text:p>0</text:p>
          </table:table-cell>
          <table:table-cell table:formula="of:=DECIMAL([.AR5];16)" office:value-type="float" office:value="0" calcext:value-type="float">
            <text:p>0</text:p>
          </table:table-cell>
          <table:table-cell table:formula="of:=DECIMAL([.AS5];16)" office:value-type="float" office:value="0" calcext:value-type="float">
            <text:p>0</text:p>
          </table:table-cell>
          <table:table-cell table:formula="of:=DECIMAL([.AT5];16)" office:value-type="float" office:value="0" calcext:value-type="float">
            <text:p>0</text:p>
          </table:table-cell>
          <table:table-cell table:formula="of:=DECIMAL([.AU5];16)" office:value-type="float" office:value="0" calcext:value-type="float">
            <text:p>0</text:p>
          </table:table-cell>
          <table:table-cell table:formula="of:=DECIMAL([.AV5];16)" office:value-type="float" office:value="0" calcext:value-type="float">
            <text:p>0</text:p>
          </table:table-cell>
          <table:table-cell table:formula="of:=DECIMAL([.AW5];16)" office:value-type="float" office:value="0" calcext:value-type="float">
            <text:p>0</text:p>
          </table:table-cell>
          <table:table-cell table:formula="of:=DECIMAL([.AX5];16)" office:value-type="float" office:value="0" calcext:value-type="float">
            <text:p>0</text:p>
          </table:table-cell>
          <table:table-cell table:formula="of:=DECIMAL([.AY5];16)" office:value-type="float" office:value="0" calcext:value-type="float">
            <text:p>0</text:p>
          </table:table-cell>
          <table:table-cell table:formula="of:=DECIMAL([.AZ5];16)" office:value-type="float" office:value="0" calcext:value-type="float">
            <text:p>0</text:p>
          </table:table-cell>
          <table:table-cell table:formula="of:=DECIMAL([.BA5];16)" office:value-type="float" office:value="0" calcext:value-type="float">
            <text:p>0</text:p>
          </table:table-cell>
          <table:table-cell table:formula="of:=DECIMAL([.BB5];16)" office:value-type="float" office:value="0" calcext:value-type="float">
            <text:p>0</text:p>
          </table:table-cell>
          <table:table-cell table:formula="of:=DECIMAL([.BC5];16)" office:value-type="float" office:value="0" calcext:value-type="float">
            <text:p>0</text:p>
          </table:table-cell>
          <table:table-cell table:formula="of:=DECIMAL([.BD5];16)" office:value-type="float" office:value="0" calcext:value-type="float">
            <text:p>0</text:p>
          </table:table-cell>
          <table:table-cell table:formula="of:=DECIMAL([.BE5];16)" office:value-type="float" office:value="0" calcext:value-type="float">
            <text:p>0</text:p>
          </table:table-cell>
          <table:table-cell table:formula="of:=DECIMAL([.BF5];16)" office:value-type="float" office:value="0" calcext:value-type="float">
            <text:p>0</text:p>
          </table:table-cell>
          <table:table-cell table:formula="of:=DECIMAL([.BG5];16)" office:value-type="float" office:value="0" calcext:value-type="float">
            <text:p>0</text:p>
          </table:table-cell>
          <table:table-cell table:formula="of:=DECIMAL([.BH5];16)" office:value-type="float" office:value="0" calcext:value-type="float">
            <text:p>0</text:p>
          </table:table-cell>
          <table:table-cell table:formula="of:=DECIMAL([.BI5];16)" office:value-type="float" office:value="0" calcext:value-type="float">
            <text:p>0</text:p>
          </table:table-cell>
          <table:table-cell table:formula="of:=DECIMAL([.BJ5];16)" office:value-type="float" office:value="0" calcext:value-type="float">
            <text:p>0</text:p>
          </table:table-cell>
          <table:table-cell table:formula="of:=DECIMAL([.BK5];16)" office:value-type="float" office:value="0" calcext:value-type="float">
            <text:p>0</text:p>
          </table:table-cell>
          <table:table-cell table:formula="of:=DECIMAL([.BL5];16)" office:value-type="float" office:value="0" calcext:value-type="float">
            <text:p>0</text:p>
          </table:table-cell>
          <table:table-cell table:formula="of:=DECIMAL([.BM5];16)" office:value-type="float" office:value="0" calcext:value-type="float">
            <text:p>0</text:p>
          </table:table-cell>
          <table:table-cell table:formula="of:=DECIMAL([.BN5];16)" office:value-type="float" office:value="0" calcext:value-type="float">
            <text:p>0</text:p>
          </table:table-cell>
          <table:table-cell table:formula="of:=DECIMAL([.BO5];16)" office:value-type="float" office:value="0" calcext:value-type="float">
            <text:p>0</text:p>
          </table:table-cell>
          <table:table-cell table:formula="of:=DECIMAL([.BP5];16)" office:value-type="float" office:value="0" calcext:value-type="float">
            <text:p>0</text:p>
          </table:table-cell>
          <table:table-cell table:formula="of:=DECIMAL([.BQ5];16)" office:value-type="float" office:value="0" calcext:value-type="float">
            <text:p>0</text:p>
          </table:table-cell>
          <table:table-cell table:formula="of:=DECIMAL([.BR5];16)" office:value-type="float" office:value="0" calcext:value-type="float">
            <text:p>0</text:p>
          </table:table-cell>
          <table:table-cell table:formula="of:=DECIMAL([.BS5];16)" office:value-type="float" office:value="0" calcext:value-type="float">
            <text:p>0</text:p>
          </table:table-cell>
          <table:table-cell table:formula="of:=DECIMAL([.BT5];16)" office:value-type="float" office:value="0" calcext:value-type="float">
            <text:p>0</text:p>
          </table:table-cell>
          <table:table-cell table:formula="of:=DECIMAL([.BU5];16)" office:value-type="float" office:value="0" calcext:value-type="float">
            <text:p>0</text:p>
          </table:table-cell>
          <table:table-cell table:formula="of:=DECIMAL([.BV5];16)" office:value-type="float" office:value="0" calcext:value-type="float">
            <text:p>0</text:p>
          </table:table-cell>
          <table:table-cell table:formula="of:=DECIMAL([.BW5];16)" office:value-type="float" office:value="0" calcext:value-type="float">
            <text:p>0</text:p>
          </table:table-cell>
          <table:table-cell table:formula="of:=DECIMAL([.BX5];16)" office:value-type="float" office:value="0" calcext:value-type="float">
            <text:p>0</text:p>
          </table:table-cell>
          <table:table-cell table:formula="of:=DECIMAL([.BY5];16)" office:value-type="float" office:value="0" calcext:value-type="float">
            <text:p>0</text:p>
          </table:table-cell>
          <table:table-cell table:formula="of:=DECIMAL([.BZ5];16)" office:value-type="float" office:value="0" calcext:value-type="float">
            <text:p>0</text:p>
          </table:table-cell>
          <table:table-cell table:formula="of:=DECIMAL([.CA5];16)" office:value-type="float" office:value="0" calcext:value-type="float">
            <text:p>0</text:p>
          </table:table-cell>
          <table:table-cell table:formula="of:=DECIMAL([.CB5];16)" office:value-type="float" office:value="0" calcext:value-type="float">
            <text:p>0</text:p>
          </table:table-cell>
          <table:table-cell table:formula="of:=DECIMAL([.CC5];16)" office:value-type="float" office:value="0" calcext:value-type="float">
            <text:p>0</text:p>
          </table:table-cell>
          <table:table-cell table:formula="of:=DECIMAL([.CD5];16)" office:value-type="float" office:value="0" calcext:value-type="float">
            <text:p>0</text:p>
          </table:table-cell>
          <table:table-cell table:formula="of:=DECIMAL([.CE5];16)" office:value-type="float" office:value="0" calcext:value-type="float">
            <text:p>0</text:p>
          </table:table-cell>
          <table:table-cell table:formula="of:=DECIMAL([.CF5];16)" office:value-type="float" office:value="0" calcext:value-type="float">
            <text:p>0</text:p>
          </table:table-cell>
          <table:table-cell table:formula="of:=DECIMAL([.CG5];16)" office:value-type="float" office:value="0" calcext:value-type="float">
            <text:p>0</text:p>
          </table:table-cell>
          <table:table-cell table:formula="of:=DECIMAL([.CH5];16)" office:value-type="float" office:value="0" calcext:value-type="float">
            <text:p>0</text:p>
          </table:table-cell>
          <table:table-cell table:formula="of:=DECIMAL([.CI5];16)" office:value-type="float" office:value="0" calcext:value-type="float">
            <text:p>0</text:p>
          </table:table-cell>
          <table:table-cell table:formula="of:=DECIMAL([.CJ5];16)" office:value-type="float" office:value="0" calcext:value-type="float">
            <text:p>0</text:p>
          </table:table-cell>
          <table:table-cell table:formula="of:=DECIMAL([.CK5];16)" office:value-type="float" office:value="0" calcext:value-type="float">
            <text:p>0</text:p>
          </table:table-cell>
          <table:table-cell table:formula="of:=DECIMAL([.CL5];16)" office:value-type="float" office:value="0" calcext:value-type="float">
            <text:p>0</text:p>
          </table:table-cell>
          <table:table-cell table:formula="of:=DECIMAL([.CM5];16)" office:value-type="float" office:value="0" calcext:value-type="float">
            <text:p>0</text:p>
          </table:table-cell>
          <table:table-cell table:formula="of:=DECIMAL([.CN5];16)" office:value-type="float" office:value="0" calcext:value-type="float">
            <text:p>0</text:p>
          </table:table-cell>
          <table:table-cell table:formula="of:=DECIMAL([.CO5];16)" office:value-type="float" office:value="0" calcext:value-type="float">
            <text:p>0</text:p>
          </table:table-cell>
          <table:table-cell table:formula="of:=DECIMAL([.CP5];16)" office:value-type="float" office:value="0" calcext:value-type="float">
            <text:p>0</text:p>
          </table:table-cell>
          <table:table-cell table:formula="of:=DECIMAL([.CQ5];16)" office:value-type="float" office:value="0" calcext:value-type="float">
            <text:p>0</text:p>
          </table:table-cell>
          <table:table-cell table:formula="of:=DECIMAL([.CR5];16)" office:value-type="float" office:value="0" calcext:value-type="float">
            <text:p>0</text:p>
          </table:table-cell>
          <table:table-cell table:formula="of:=DECIMAL([.CS5];16)" office:value-type="float" office:value="0" calcext:value-type="float">
            <text:p>0</text:p>
          </table:table-cell>
          <table:table-cell table:formula="of:=DECIMAL([.CT5];16)" office:value-type="float" office:value="0" calcext:value-type="float">
            <text:p>0</text:p>
          </table:table-cell>
          <table:table-cell table:formula="of:=DECIMAL([.CU5];16)" office:value-type="float" office:value="0" calcext:value-type="float">
            <text:p>0</text:p>
          </table:table-cell>
          <table:table-cell table:formula="of:=DECIMAL([.CV5];16)" office:value-type="float" office:value="0" calcext:value-type="float">
            <text:p>0</text:p>
          </table:table-cell>
          <table:table-cell table:formula="of:=DECIMAL([.CW5];16)" office:value-type="float" office:value="0" calcext:value-type="float">
            <text:p>0</text:p>
          </table:table-cell>
          <table:table-cell table:formula="of:=DECIMAL([.CX5];16)" office:value-type="float" office:value="0" calcext:value-type="float">
            <text:p>0</text:p>
          </table:table-cell>
          <table:table-cell table:formula="of:=DECIMAL([.CY5];16)" office:value-type="float" office:value="0" calcext:value-type="float">
            <text:p>0</text:p>
          </table:table-cell>
          <table:table-cell table:formula="of:=DECIMAL([.CZ5];16)" office:value-type="float" office:value="0" calcext:value-type="float">
            <text:p>0</text:p>
          </table:table-cell>
          <table:table-cell table:formula="of:=DECIMAL([.DA5];16)" office:value-type="float" office:value="0" calcext:value-type="float">
            <text:p>0</text:p>
          </table:table-cell>
          <table:table-cell table:formula="of:=DECIMAL([.DB5];16)" office:value-type="float" office:value="0" calcext:value-type="float">
            <text:p>0</text:p>
          </table:table-cell>
          <table:table-cell table:formula="of:=DECIMAL([.DC5];16)" office:value-type="float" office:value="0" calcext:value-type="float">
            <text:p>0</text:p>
          </table:table-cell>
          <table:table-cell table:formula="of:=DECIMAL([.DD5];16)" office:value-type="float" office:value="0" calcext:value-type="float">
            <text:p>0</text:p>
          </table:table-cell>
          <table:table-cell table:formula="of:=DECIMAL([.DE5];16)" office:value-type="float" office:value="0" calcext:value-type="float">
            <text:p>0</text:p>
          </table:table-cell>
          <table:table-cell table:formula="of:=DECIMAL([.DF5];16)" office:value-type="float" office:value="0" calcext:value-type="float">
            <text:p>0</text:p>
          </table:table-cell>
          <table:table-cell table:formula="of:=DECIMAL([.DG5];16)" office:value-type="float" office:value="0" calcext:value-type="float">
            <text:p>0</text:p>
          </table:table-cell>
          <table:table-cell table:formula="of:=DECIMAL([.DH5];16)" office:value-type="float" office:value="0" calcext:value-type="float">
            <text:p>0</text:p>
          </table:table-cell>
          <table:table-cell table:formula="of:=DECIMAL([.DI5];16)" office:value-type="float" office:value="0" calcext:value-type="float">
            <text:p>0</text:p>
          </table:table-cell>
          <table:table-cell table:formula="of:=DECIMAL([.DJ5];16)" office:value-type="float" office:value="0" calcext:value-type="float">
            <text:p>0</text:p>
          </table:table-cell>
          <table:table-cell table:formula="of:=DECIMAL([.DK5];16)" office:value-type="float" office:value="0" calcext:value-type="float">
            <text:p>0</text:p>
          </table:table-cell>
          <table:table-cell table:formula="of:=DECIMAL([.DL5];16)" office:value-type="float" office:value="0" calcext:value-type="float">
            <text:p>0</text:p>
          </table:table-cell>
          <table:table-cell table:formula="of:=DECIMAL([.DM5];16)" office:value-type="float" office:value="0" calcext:value-type="float">
            <text:p>0</text:p>
          </table:table-cell>
          <table:table-cell table:formula="of:=DECIMAL([.DN5];16)" office:value-type="float" office:value="0" calcext:value-type="float">
            <text:p>0</text:p>
          </table:table-cell>
          <table:table-cell table:formula="of:=DECIMAL([.DO5];16)" office:value-type="float" office:value="0" calcext:value-type="float">
            <text:p>0</text:p>
          </table:table-cell>
          <table:table-cell table:formula="of:=DECIMAL([.DP5];16)" office:value-type="float" office:value="0" calcext:value-type="float">
            <text:p>0</text:p>
          </table:table-cell>
          <table:table-cell table:formula="of:=DECIMAL([.DQ5];16)" office:value-type="float" office:value="0" calcext:value-type="float">
            <text:p>0</text:p>
          </table:table-cell>
          <table:table-cell table:formula="of:=DECIMAL([.DR5];16)" office:value-type="float" office:value="0" calcext:value-type="float">
            <text:p>0</text:p>
          </table:table-cell>
          <table:table-cell table:formula="of:=DECIMAL([.DS5];16)" office:value-type="float" office:value="0" calcext:value-type="float">
            <text:p>0</text:p>
          </table:table-cell>
          <table:table-cell table:formula="of:=DECIMAL([.DT5];16)" office:value-type="float" office:value="0" calcext:value-type="float">
            <text:p>0</text:p>
          </table:table-cell>
          <table:table-cell table:formula="of:=DECIMAL([.DU5];16)" office:value-type="float" office:value="0" calcext:value-type="float">
            <text:p>0</text:p>
          </table:table-cell>
          <table:table-cell table:formula="of:=DECIMAL([.DV5];16)" office:value-type="float" office:value="0" calcext:value-type="float">
            <text:p>0</text:p>
          </table:table-cell>
          <table:table-cell table:formula="of:=DECIMAL([.DW5];16)" office:value-type="float" office:value="0" calcext:value-type="float">
            <text:p>0</text:p>
          </table:table-cell>
          <table:table-cell table:formula="of:=DECIMAL([.DX5];16)" office:value-type="float" office:value="0" calcext:value-type="float">
            <text:p>0</text:p>
          </table:table-cell>
          <table:table-cell table:formula="of:=DECIMAL([.DY5];16)" office:value-type="float" office:value="0" calcext:value-type="float">
            <text:p>0</text:p>
          </table:table-cell>
          <table:table-cell table:formula="of:=DECIMAL([.DZ5];16)" office:value-type="float" office:value="0" calcext:value-type="float">
            <text:p>0</text:p>
          </table:table-cell>
          <table:table-cell table:formula="of:=DECIMAL([.EA5];16)" office:value-type="float" office:value="0" calcext:value-type="float">
            <text:p>0</text:p>
          </table:table-cell>
          <table:table-cell table:formula="of:=DECIMAL([.EB5];16)" office:value-type="float" office:value="0" calcext:value-type="float">
            <text:p>0</text:p>
          </table:table-cell>
          <table:table-cell table:formula="of:=DECIMAL([.EC5];16)" office:value-type="float" office:value="0" calcext:value-type="float">
            <text:p>0</text:p>
          </table:table-cell>
          <table:table-cell table:formula="of:=DECIMAL([.ED5];16)" office:value-type="float" office:value="0" calcext:value-type="float">
            <text:p>0</text:p>
          </table:table-cell>
          <table:table-cell table:formula="of:=DECIMAL([.EE5];16)" office:value-type="float" office:value="0" calcext:value-type="float">
            <text:p>0</text:p>
          </table:table-cell>
          <table:table-cell table:formula="of:=DECIMAL([.EF5];16)" office:value-type="float" office:value="0" calcext:value-type="float">
            <text:p>0</text:p>
          </table:table-cell>
          <table:table-cell table:formula="of:=DECIMAL([.EG5];16)" office:value-type="float" office:value="0" calcext:value-type="float">
            <text:p>0</text:p>
          </table:table-cell>
          <table:table-cell table:formula="of:=DECIMAL([.EH5];16)" office:value-type="float" office:value="0" calcext:value-type="float">
            <text:p>0</text:p>
          </table:table-cell>
          <table:table-cell table:formula="of:=DECIMAL([.EI5];16)" office:value-type="float" office:value="0" calcext:value-type="float">
            <text:p>0</text:p>
          </table:table-cell>
          <table:table-cell table:formula="of:=DECIMAL([.EJ5];16)" office:value-type="float" office:value="0" calcext:value-type="float">
            <text:p>0</text:p>
          </table:table-cell>
          <table:table-cell table:formula="of:=DECIMAL([.EK5];16)" office:value-type="float" office:value="0" calcext:value-type="float">
            <text:p>0</text:p>
          </table:table-cell>
          <table:table-cell table:formula="of:=DECIMAL([.EL5];16)" office:value-type="float" office:value="0" calcext:value-type="float">
            <text:p>0</text:p>
          </table:table-cell>
          <table:table-cell table:formula="of:=DECIMAL([.EM5];16)" office:value-type="float" office:value="0" calcext:value-type="float">
            <text:p>0</text:p>
          </table:table-cell>
          <table:table-cell table:formula="of:=DECIMAL([.EN5];16)" office:value-type="float" office:value="0" calcext:value-type="float">
            <text:p>0</text:p>
          </table:table-cell>
          <table:table-cell table:formula="of:=DECIMAL([.EO5];16)" office:value-type="float" office:value="0" calcext:value-type="float">
            <text:p>0</text:p>
          </table:table-cell>
          <table:table-cell table:formula="of:=DECIMAL([.EP5];16)" office:value-type="float" office:value="0" calcext:value-type="float">
            <text:p>0</text:p>
          </table:table-cell>
          <table:table-cell table:formula="of:=DECIMAL([.EQ5];16)" office:value-type="float" office:value="0" calcext:value-type="float">
            <text:p>0</text:p>
          </table:table-cell>
          <table:table-cell table:formula="of:=DECIMAL([.ER5];16)" office:value-type="float" office:value="0" calcext:value-type="float">
            <text:p>0</text:p>
          </table:table-cell>
          <table:table-cell table:formula="of:=DECIMAL([.ES5];16)" office:value-type="float" office:value="0" calcext:value-type="float">
            <text:p>0</text:p>
          </table:table-cell>
          <table:table-cell table:formula="of:=DECIMAL([.ET5];16)" office:value-type="float" office:value="0" calcext:value-type="float">
            <text:p>0</text:p>
          </table:table-cell>
          <table:table-cell table:formula="of:=DECIMAL([.EU5];16)" office:value-type="float" office:value="0" calcext:value-type="float">
            <text:p>0</text:p>
          </table:table-cell>
          <table:table-cell table:formula="of:=DECIMAL([.EV5];16)" office:value-type="float" office:value="0" calcext:value-type="float">
            <text:p>0</text:p>
          </table:table-cell>
          <table:table-cell table:formula="of:=DECIMAL([.EW5];16)" office:value-type="float" office:value="0" calcext:value-type="float">
            <text:p>0</text:p>
          </table:table-cell>
          <table:table-cell table:formula="of:=DECIMAL([.EX5];16)" office:value-type="float" office:value="0" calcext:value-type="float">
            <text:p>0</text:p>
          </table:table-cell>
          <table:table-cell table:formula="of:=DECIMAL([.EY5];16)" office:value-type="float" office:value="0" calcext:value-type="float">
            <text:p>0</text:p>
          </table:table-cell>
          <table:table-cell table:formula="of:=DECIMAL([.EZ5];16)" office:value-type="float" office:value="0" calcext:value-type="float">
            <text:p>0</text:p>
          </table:table-cell>
          <table:table-cell table:formula="of:=DECIMAL([.FA5];16)" office:value-type="float" office:value="0" calcext:value-type="float">
            <text:p>0</text:p>
          </table:table-cell>
          <table:table-cell table:formula="of:=DECIMAL([.FB5];16)" office:value-type="float" office:value="0" calcext:value-type="float">
            <text:p>0</text:p>
          </table:table-cell>
          <table:table-cell table:formula="of:=DECIMAL([.FC5];16)" office:value-type="float" office:value="0" calcext:value-type="float">
            <text:p>0</text:p>
          </table:table-cell>
          <table:table-cell table:formula="of:=DECIMAL([.FD5];16)" office:value-type="float" office:value="0" calcext:value-type="float">
            <text:p>0</text:p>
          </table:table-cell>
          <table:table-cell table:formula="of:=DECIMAL([.FE5];16)" office:value-type="float" office:value="0" calcext:value-type="float">
            <text:p>0</text:p>
          </table:table-cell>
          <table:table-cell table:formula="of:=DECIMAL([.FF5];16)" office:value-type="float" office:value="0" calcext:value-type="float">
            <text:p>0</text:p>
          </table:table-cell>
          <table:table-cell table:formula="of:=DECIMAL([.FG5];16)" office:value-type="float" office:value="0" calcext:value-type="float">
            <text:p>0</text:p>
          </table:table-cell>
          <table:table-cell table:formula="of:=DECIMAL([.FH5];16)" office:value-type="float" office:value="0" calcext:value-type="float">
            <text:p>0</text:p>
          </table:table-cell>
          <table:table-cell table:formula="of:=DECIMAL([.FI5];16)" office:value-type="float" office:value="0" calcext:value-type="float">
            <text:p>0</text:p>
          </table:table-cell>
          <table:table-cell table:formula="of:=DECIMAL([.FJ5];16)" office:value-type="float" office:value="0" calcext:value-type="float">
            <text:p>0</text:p>
          </table:table-cell>
          <table:table-cell table:formula="of:=DECIMAL([.FK5];16)" office:value-type="float" office:value="0" calcext:value-type="float">
            <text:p>0</text:p>
          </table:table-cell>
          <table:table-cell table:formula="of:=DECIMAL([.FL5];16)" office:value-type="float" office:value="0" calcext:value-type="float">
            <text:p>0</text:p>
          </table:table-cell>
          <table:table-cell table:formula="of:=DECIMAL([.FM5];16)" office:value-type="float" office:value="0" calcext:value-type="float">
            <text:p>0</text:p>
          </table:table-cell>
          <table:table-cell table:formula="of:=DECIMAL([.FN5];16)" office:value-type="float" office:value="0" calcext:value-type="float">
            <text:p>0</text:p>
          </table:table-cell>
          <table:table-cell table:formula="of:=DECIMAL([.FO5];16)" office:value-type="float" office:value="0" calcext:value-type="float">
            <text:p>0</text:p>
          </table:table-cell>
          <table:table-cell table:formula="of:=DECIMAL([.FP5];16)" office:value-type="float" office:value="0" calcext:value-type="float">
            <text:p>0</text:p>
          </table:table-cell>
          <table:table-cell table:formula="of:=DECIMAL([.FQ5];16)" office:value-type="float" office:value="0" calcext:value-type="float">
            <text:p>0</text:p>
          </table:table-cell>
          <table:table-cell table:formula="of:=DECIMAL([.FR5];16)" office:value-type="float" office:value="0" calcext:value-type="float">
            <text:p>0</text:p>
          </table:table-cell>
          <table:table-cell table:formula="of:=DECIMAL([.FS5];16)" office:value-type="float" office:value="0" calcext:value-type="float">
            <text:p>0</text:p>
          </table:table-cell>
          <table:table-cell table:formula="of:=DECIMAL([.FT5];16)" office:value-type="float" office:value="0" calcext:value-type="float">
            <text:p>0</text:p>
          </table:table-cell>
          <table:table-cell table:formula="of:=DECIMAL([.FU5];16)" office:value-type="float" office:value="0" calcext:value-type="float">
            <text:p>0</text:p>
          </table:table-cell>
          <table:table-cell table:formula="of:=DECIMAL([.FV5];16)" office:value-type="float" office:value="0" calcext:value-type="float">
            <text:p>0</text:p>
          </table:table-cell>
          <table:table-cell table:formula="of:=DECIMAL([.FW5];16)" office:value-type="float" office:value="0" calcext:value-type="float">
            <text:p>0</text:p>
          </table:table-cell>
          <table:table-cell table:formula="of:=DECIMAL([.FX5];16)" office:value-type="float" office:value="0" calcext:value-type="float">
            <text:p>0</text:p>
          </table:table-cell>
          <table:table-cell table:formula="of:=DECIMAL([.FY5];16)" office:value-type="float" office:value="0" calcext:value-type="float">
            <text:p>0</text:p>
          </table:table-cell>
          <table:table-cell table:formula="of:=DECIMAL([.FZ5];16)" office:value-type="float" office:value="0" calcext:value-type="float">
            <text:p>0</text:p>
          </table:table-cell>
          <table:table-cell table:formula="of:=DECIMAL([.GA5];16)" office:value-type="float" office:value="0" calcext:value-type="float">
            <text:p>0</text:p>
          </table:table-cell>
          <table:table-cell table:formula="of:=DECIMAL([.GB5];16)" office:value-type="float" office:value="0" calcext:value-type="float">
            <text:p>0</text:p>
          </table:table-cell>
          <table:table-cell table:formula="of:=DECIMAL([.GC5];16)" office:value-type="float" office:value="0" calcext:value-type="float">
            <text:p>0</text:p>
          </table:table-cell>
          <table:table-cell table:formula="of:=DECIMAL([.GD5];16)" office:value-type="float" office:value="0" calcext:value-type="float">
            <text:p>0</text:p>
          </table:table-cell>
          <table:table-cell table:formula="of:=DECIMAL([.GE5];16)" office:value-type="float" office:value="0" calcext:value-type="float">
            <text:p>0</text:p>
          </table:table-cell>
          <table:table-cell table:formula="of:=DECIMAL([.GF5];16)" office:value-type="float" office:value="0" calcext:value-type="float">
            <text:p>0</text:p>
          </table:table-cell>
          <table:table-cell table:formula="of:=DECIMAL([.GG5];16)" office:value-type="float" office:value="0" calcext:value-type="float">
            <text:p>0</text:p>
          </table:table-cell>
          <table:table-cell table:formula="of:=DECIMAL([.GH5];16)" office:value-type="float" office:value="0" calcext:value-type="float">
            <text:p>0</text:p>
          </table:table-cell>
          <table:table-cell table:formula="of:=DECIMAL([.GI5];16)" office:value-type="float" office:value="0" calcext:value-type="float">
            <text:p>0</text:p>
          </table:table-cell>
          <table:table-cell table:formula="of:=DECIMAL([.GJ5];16)" office:value-type="float" office:value="0" calcext:value-type="float">
            <text:p>0</text:p>
          </table:table-cell>
          <table:table-cell table:formula="of:=DECIMAL([.GK5];16)" office:value-type="float" office:value="0" calcext:value-type="float">
            <text:p>0</text:p>
          </table:table-cell>
          <table:table-cell table:formula="of:=DECIMAL([.GL5];16)" office:value-type="float" office:value="0" calcext:value-type="float">
            <text:p>0</text:p>
          </table:table-cell>
          <table:table-cell table:formula="of:=DECIMAL([.GM5];16)" office:value-type="float" office:value="0" calcext:value-type="float">
            <text:p>0</text:p>
          </table:table-cell>
          <table:table-cell table:formula="of:=DECIMAL([.GN5];16)" office:value-type="float" office:value="0" calcext:value-type="float">
            <text:p>0</text:p>
          </table:table-cell>
          <table:table-cell table:formula="of:=DECIMAL([.GO5];16)" office:value-type="float" office:value="0" calcext:value-type="float">
            <text:p>0</text:p>
          </table:table-cell>
          <table:table-cell table:formula="of:=DECIMAL([.GP5];16)" office:value-type="float" office:value="0" calcext:value-type="float">
            <text:p>0</text:p>
          </table:table-cell>
          <table:table-cell table:formula="of:=DECIMAL([.GQ5];16)" office:value-type="float" office:value="0" calcext:value-type="float">
            <text:p>0</text:p>
          </table:table-cell>
          <table:table-cell table:formula="of:=DECIMAL([.GR5];16)" office:value-type="float" office:value="0" calcext:value-type="float">
            <text:p>0</text:p>
          </table:table-cell>
          <table:table-cell table:formula="of:=DECIMAL([.GS5];16)" office:value-type="float" office:value="0" calcext:value-type="float">
            <text:p>0</text:p>
          </table:table-cell>
          <table:table-cell table:formula="of:=DECIMAL([.GT5];16)" office:value-type="float" office:value="0" calcext:value-type="float">
            <text:p>0</text:p>
          </table:table-cell>
          <table:table-cell table:formula="of:=DECIMAL([.GU5];16)" office:value-type="float" office:value="0" calcext:value-type="float">
            <text:p>0</text:p>
          </table:table-cell>
          <table:table-cell table:formula="of:=DECIMAL([.GV5];16)" office:value-type="float" office:value="0" calcext:value-type="float">
            <text:p>0</text:p>
          </table:table-cell>
          <table:table-cell table:formula="of:=DECIMAL([.GW5];16)" office:value-type="float" office:value="0" calcext:value-type="float">
            <text:p>0</text:p>
          </table:table-cell>
          <table:table-cell table:formula="of:=DECIMAL([.GX5];16)" office:value-type="float" office:value="0" calcext:value-type="float">
            <text:p>0</text:p>
          </table:table-cell>
          <table:table-cell table:formula="of:=DECIMAL([.GY5];16)" office:value-type="float" office:value="0" calcext:value-type="float">
            <text:p>0</text:p>
          </table:table-cell>
          <table:table-cell table:formula="of:=DECIMAL([.GZ5];16)" office:value-type="float" office:value="0" calcext:value-type="float">
            <text:p>0</text:p>
          </table:table-cell>
          <table:table-cell table:formula="of:=DECIMAL([.HA5];16)" office:value-type="float" office:value="0" calcext:value-type="float">
            <text:p>0</text:p>
          </table:table-cell>
          <table:table-cell table:formula="of:=DECIMAL([.HB5];16)" office:value-type="float" office:value="0" calcext:value-type="float">
            <text:p>0</text:p>
          </table:table-cell>
          <table:table-cell table:formula="of:=DECIMAL([.HC5];16)" office:value-type="float" office:value="0" calcext:value-type="float">
            <text:p>0</text:p>
          </table:table-cell>
          <table:table-cell table:formula="of:=DECIMAL([.HD5];16)" office:value-type="float" office:value="0" calcext:value-type="float">
            <text:p>0</text:p>
          </table:table-cell>
          <table:table-cell table:formula="of:=DECIMAL([.HE5];16)" office:value-type="float" office:value="0" calcext:value-type="float">
            <text:p>0</text:p>
          </table:table-cell>
          <table:table-cell table:formula="of:=DECIMAL([.HF5];16)" office:value-type="float" office:value="0" calcext:value-type="float">
            <text:p>0</text:p>
          </table:table-cell>
          <table:table-cell table:formula="of:=DECIMAL([.HG5];16)" office:value-type="float" office:value="0" calcext:value-type="float">
            <text:p>0</text:p>
          </table:table-cell>
          <table:table-cell table:formula="of:=DECIMAL([.HH5];16)" office:value-type="float" office:value="0" calcext:value-type="float">
            <text:p>0</text:p>
          </table:table-cell>
          <table:table-cell table:formula="of:=DECIMAL([.HI5];16)" office:value-type="float" office:value="0" calcext:value-type="float">
            <text:p>0</text:p>
          </table:table-cell>
          <table:table-cell table:formula="of:=DECIMAL([.HJ5];16)" office:value-type="float" office:value="0" calcext:value-type="float">
            <text:p>0</text:p>
          </table:table-cell>
          <table:table-cell table:formula="of:=DECIMAL([.HK5];16)" office:value-type="float" office:value="0" calcext:value-type="float">
            <text:p>0</text:p>
          </table:table-cell>
        </table:table-row>
        <table:table-row table:style-name="ro1">
          <table:table-cell table:formula="of:=DECIMAL([.A6];16)" office:value-type="float" office:value="291" calcext:value-type="float">
            <text:p>291</text:p>
          </table:table-cell>
          <table:table-cell table:formula="of:=DECIMAL([.B6];16)" office:value-type="float" office:value="9029" calcext:value-type="float">
            <text:p>9029</text:p>
          </table:table-cell>
          <table:table-cell table:formula="of:=DECIMAL([.C6];16)" office:value-type="float" office:value="17767" calcext:value-type="float">
            <text:p>17767</text:p>
          </table:table-cell>
          <table:table-cell table:formula="of:=DECIMAL([.D6];16)" office:value-type="float" office:value="26505" calcext:value-type="float">
            <text:p>26505</text:p>
          </table:table-cell>
          <table:table-cell table:formula="of:=DECIMAL([.E6];16)" office:value-type="float" office:value="35243" calcext:value-type="float">
            <text:p>35243</text:p>
          </table:table-cell>
          <table:table-cell table:formula="of:=DECIMAL([.F6];16)" office:value-type="float" office:value="43981" calcext:value-type="float">
            <text:p>43981</text:p>
          </table:table-cell>
          <table:table-cell table:formula="of:=DECIMAL([.G6];16)" office:value-type="float" office:value="52719" calcext:value-type="float">
            <text:p>52719</text:p>
          </table:table-cell>
          <table:table-cell table:formula="of:=DECIMAL([.H6];16)" office:value-type="float" office:value="239" calcext:value-type="float">
            <text:p>239</text:p>
          </table:table-cell>
          <table:table-cell table:formula="of:=DECIMAL([.I6];16)" office:value-type="float" office:value="0" calcext:value-type="float">
            <text:p>0</text:p>
          </table:table-cell>
          <table:table-cell table:formula="of:=DECIMAL([.J6];16)" office:value-type="float" office:value="0" calcext:value-type="float">
            <text:p>0</text:p>
          </table:table-cell>
          <table:table-cell table:formula="of:=DECIMAL([.K6];16)" office:value-type="float" office:value="0" calcext:value-type="float">
            <text:p>0</text:p>
          </table:table-cell>
          <table:table-cell table:formula="of:=DECIMAL([.L6];16)" office:value-type="float" office:value="0" calcext:value-type="float">
            <text:p>0</text:p>
          </table:table-cell>
          <table:table-cell table:formula="of:=DECIMAL([.M6];16)" office:value-type="float" office:value="0" calcext:value-type="float">
            <text:p>0</text:p>
          </table:table-cell>
          <table:table-cell table:formula="of:=DECIMAL([.N6];16)" office:value-type="float" office:value="0" calcext:value-type="float">
            <text:p>0</text:p>
          </table:table-cell>
          <table:table-cell table:formula="of:=DECIMAL([.O6];16)" office:value-type="float" office:value="0" calcext:value-type="float">
            <text:p>0</text:p>
          </table:table-cell>
          <table:table-cell table:formula="of:=DECIMAL([.P6];16)" office:value-type="float" office:value="0" calcext:value-type="float">
            <text:p>0</text:p>
          </table:table-cell>
          <table:table-cell table:formula="of:=DECIMAL([.Q6];16)" office:value-type="float" office:value="0" calcext:value-type="float">
            <text:p>0</text:p>
          </table:table-cell>
          <table:table-cell table:formula="of:=DECIMAL([.R6];16)" office:value-type="float" office:value="0" calcext:value-type="float">
            <text:p>0</text:p>
          </table:table-cell>
          <table:table-cell table:formula="of:=DECIMAL([.S6];16)" office:value-type="float" office:value="0" calcext:value-type="float">
            <text:p>0</text:p>
          </table:table-cell>
          <table:table-cell table:formula="of:=DECIMAL([.T6];16)" office:value-type="float" office:value="0" calcext:value-type="float">
            <text:p>0</text:p>
          </table:table-cell>
          <table:table-cell table:formula="of:=DECIMAL([.U6];16)" office:value-type="float" office:value="0" calcext:value-type="float">
            <text:p>0</text:p>
          </table:table-cell>
          <table:table-cell table:formula="of:=DECIMAL([.V6];16)" office:value-type="float" office:value="0" calcext:value-type="float">
            <text:p>0</text:p>
          </table:table-cell>
          <table:table-cell table:formula="of:=DECIMAL([.W6];16)" office:value-type="float" office:value="0" calcext:value-type="float">
            <text:p>0</text:p>
          </table:table-cell>
          <table:table-cell table:formula="of:=DECIMAL([.X6];16)" office:value-type="float" office:value="0" calcext:value-type="float">
            <text:p>0</text:p>
          </table:table-cell>
          <table:table-cell table:formula="of:=DECIMAL([.Y6];16)" office:value-type="float" office:value="0" calcext:value-type="float">
            <text:p>0</text:p>
          </table:table-cell>
          <table:table-cell table:formula="of:=DECIMAL([.Z6];16)" office:value-type="float" office:value="0" calcext:value-type="float">
            <text:p>0</text:p>
          </table:table-cell>
          <table:table-cell table:formula="of:=DECIMAL([.AA6];16)" office:value-type="float" office:value="0" calcext:value-type="float">
            <text:p>0</text:p>
          </table:table-cell>
          <table:table-cell table:formula="of:=DECIMAL([.AB6];16)" office:value-type="float" office:value="0" calcext:value-type="float">
            <text:p>0</text:p>
          </table:table-cell>
          <table:table-cell table:formula="of:=DECIMAL([.AC6];16)" office:value-type="float" office:value="0" calcext:value-type="float">
            <text:p>0</text:p>
          </table:table-cell>
          <table:table-cell table:formula="of:=DECIMAL([.AD6];16)" office:value-type="float" office:value="0" calcext:value-type="float">
            <text:p>0</text:p>
          </table:table-cell>
          <table:table-cell table:formula="of:=DECIMAL([.AE6];16)" office:value-type="float" office:value="0" calcext:value-type="float">
            <text:p>0</text:p>
          </table:table-cell>
          <table:table-cell table:formula="of:=DECIMAL([.AF6];16)" office:value-type="float" office:value="0" calcext:value-type="float">
            <text:p>0</text:p>
          </table:table-cell>
          <table:table-cell table:formula="of:=DECIMAL([.AG6];16)" office:value-type="float" office:value="0" calcext:value-type="float">
            <text:p>0</text:p>
          </table:table-cell>
          <table:table-cell table:formula="of:=DECIMAL([.AH6];16)" office:value-type="float" office:value="0" calcext:value-type="float">
            <text:p>0</text:p>
          </table:table-cell>
          <table:table-cell table:formula="of:=DECIMAL([.AI6];16)" office:value-type="float" office:value="0" calcext:value-type="float">
            <text:p>0</text:p>
          </table:table-cell>
          <table:table-cell table:formula="of:=DECIMAL([.AJ6];16)" office:value-type="float" office:value="0" calcext:value-type="float">
            <text:p>0</text:p>
          </table:table-cell>
          <table:table-cell table:formula="of:=DECIMAL([.AK6];16)" office:value-type="float" office:value="0" calcext:value-type="float">
            <text:p>0</text:p>
          </table:table-cell>
          <table:table-cell table:formula="of:=DECIMAL([.AL6];16)" office:value-type="float" office:value="0" calcext:value-type="float">
            <text:p>0</text:p>
          </table:table-cell>
          <table:table-cell table:formula="of:=DECIMAL([.AM6];16)" office:value-type="float" office:value="0" calcext:value-type="float">
            <text:p>0</text:p>
          </table:table-cell>
          <table:table-cell table:formula="of:=DECIMAL([.AN6];16)" office:value-type="float" office:value="0" calcext:value-type="float">
            <text:p>0</text:p>
          </table:table-cell>
          <table:table-cell table:formula="of:=DECIMAL([.AO6];16)" office:value-type="float" office:value="0" calcext:value-type="float">
            <text:p>0</text:p>
          </table:table-cell>
          <table:table-cell table:formula="of:=DECIMAL([.AP6];16)" office:value-type="float" office:value="0" calcext:value-type="float">
            <text:p>0</text:p>
          </table:table-cell>
          <table:table-cell table:formula="of:=DECIMAL([.AQ6];16)" office:value-type="float" office:value="0" calcext:value-type="float">
            <text:p>0</text:p>
          </table:table-cell>
          <table:table-cell table:formula="of:=DECIMAL([.AR6];16)" office:value-type="float" office:value="0" calcext:value-type="float">
            <text:p>0</text:p>
          </table:table-cell>
          <table:table-cell table:formula="of:=DECIMAL([.AS6];16)" office:value-type="float" office:value="0" calcext:value-type="float">
            <text:p>0</text:p>
          </table:table-cell>
          <table:table-cell table:formula="of:=DECIMAL([.AT6];16)" office:value-type="float" office:value="0" calcext:value-type="float">
            <text:p>0</text:p>
          </table:table-cell>
          <table:table-cell table:formula="of:=DECIMAL([.AU6];16)" office:value-type="float" office:value="0" calcext:value-type="float">
            <text:p>0</text:p>
          </table:table-cell>
          <table:table-cell table:formula="of:=DECIMAL([.AV6];16)" office:value-type="float" office:value="0" calcext:value-type="float">
            <text:p>0</text:p>
          </table:table-cell>
          <table:table-cell table:formula="of:=DECIMAL([.AW6];16)" office:value-type="float" office:value="0" calcext:value-type="float">
            <text:p>0</text:p>
          </table:table-cell>
          <table:table-cell table:formula="of:=DECIMAL([.AX6];16)" office:value-type="float" office:value="0" calcext:value-type="float">
            <text:p>0</text:p>
          </table:table-cell>
          <table:table-cell table:formula="of:=DECIMAL([.AY6];16)" office:value-type="float" office:value="0" calcext:value-type="float">
            <text:p>0</text:p>
          </table:table-cell>
          <table:table-cell table:formula="of:=DECIMAL([.AZ6];16)" office:value-type="float" office:value="0" calcext:value-type="float">
            <text:p>0</text:p>
          </table:table-cell>
          <table:table-cell table:formula="of:=DECIMAL([.BA6];16)" office:value-type="float" office:value="0" calcext:value-type="float">
            <text:p>0</text:p>
          </table:table-cell>
          <table:table-cell table:formula="of:=DECIMAL([.BB6];16)" office:value-type="float" office:value="0" calcext:value-type="float">
            <text:p>0</text:p>
          </table:table-cell>
          <table:table-cell table:formula="of:=DECIMAL([.BC6];16)" office:value-type="float" office:value="0" calcext:value-type="float">
            <text:p>0</text:p>
          </table:table-cell>
          <table:table-cell table:formula="of:=DECIMAL([.BD6];16)" office:value-type="float" office:value="0" calcext:value-type="float">
            <text:p>0</text:p>
          </table:table-cell>
          <table:table-cell table:formula="of:=DECIMAL([.BE6];16)" office:value-type="float" office:value="0" calcext:value-type="float">
            <text:p>0</text:p>
          </table:table-cell>
          <table:table-cell table:formula="of:=DECIMAL([.BF6];16)" office:value-type="float" office:value="0" calcext:value-type="float">
            <text:p>0</text:p>
          </table:table-cell>
          <table:table-cell table:formula="of:=DECIMAL([.BG6];16)" office:value-type="float" office:value="0" calcext:value-type="float">
            <text:p>0</text:p>
          </table:table-cell>
          <table:table-cell table:formula="of:=DECIMAL([.BH6];16)" office:value-type="float" office:value="0" calcext:value-type="float">
            <text:p>0</text:p>
          </table:table-cell>
          <table:table-cell table:formula="of:=DECIMAL([.BI6];16)" office:value-type="float" office:value="0" calcext:value-type="float">
            <text:p>0</text:p>
          </table:table-cell>
          <table:table-cell table:formula="of:=DECIMAL([.BJ6];16)" office:value-type="float" office:value="0" calcext:value-type="float">
            <text:p>0</text:p>
          </table:table-cell>
          <table:table-cell table:formula="of:=DECIMAL([.BK6];16)" office:value-type="float" office:value="0" calcext:value-type="float">
            <text:p>0</text:p>
          </table:table-cell>
          <table:table-cell table:formula="of:=DECIMAL([.BL6];16)" office:value-type="float" office:value="0" calcext:value-type="float">
            <text:p>0</text:p>
          </table:table-cell>
          <table:table-cell table:formula="of:=DECIMAL([.BM6];16)" office:value-type="float" office:value="0" calcext:value-type="float">
            <text:p>0</text:p>
          </table:table-cell>
          <table:table-cell table:formula="of:=DECIMAL([.BN6];16)" office:value-type="float" office:value="0" calcext:value-type="float">
            <text:p>0</text:p>
          </table:table-cell>
          <table:table-cell table:formula="of:=DECIMAL([.BO6];16)" office:value-type="float" office:value="0" calcext:value-type="float">
            <text:p>0</text:p>
          </table:table-cell>
          <table:table-cell table:formula="of:=DECIMAL([.BP6];16)" office:value-type="float" office:value="0" calcext:value-type="float">
            <text:p>0</text:p>
          </table:table-cell>
          <table:table-cell table:formula="of:=DECIMAL([.BQ6];16)" office:value-type="float" office:value="0" calcext:value-type="float">
            <text:p>0</text:p>
          </table:table-cell>
          <table:table-cell table:formula="of:=DECIMAL([.BR6];16)" office:value-type="float" office:value="0" calcext:value-type="float">
            <text:p>0</text:p>
          </table:table-cell>
          <table:table-cell table:formula="of:=DECIMAL([.BS6];16)" office:value-type="float" office:value="0" calcext:value-type="float">
            <text:p>0</text:p>
          </table:table-cell>
          <table:table-cell table:formula="of:=DECIMAL([.BT6];16)" office:value-type="float" office:value="0" calcext:value-type="float">
            <text:p>0</text:p>
          </table:table-cell>
          <table:table-cell table:formula="of:=DECIMAL([.BU6];16)" office:value-type="float" office:value="0" calcext:value-type="float">
            <text:p>0</text:p>
          </table:table-cell>
          <table:table-cell table:formula="of:=DECIMAL([.BV6];16)" office:value-type="float" office:value="0" calcext:value-type="float">
            <text:p>0</text:p>
          </table:table-cell>
          <table:table-cell table:formula="of:=DECIMAL([.BW6];16)" office:value-type="float" office:value="0" calcext:value-type="float">
            <text:p>0</text:p>
          </table:table-cell>
          <table:table-cell table:formula="of:=DECIMAL([.BX6];16)" office:value-type="float" office:value="0" calcext:value-type="float">
            <text:p>0</text:p>
          </table:table-cell>
          <table:table-cell table:formula="of:=DECIMAL([.BY6];16)" office:value-type="float" office:value="0" calcext:value-type="float">
            <text:p>0</text:p>
          </table:table-cell>
          <table:table-cell table:formula="of:=DECIMAL([.BZ6];16)" office:value-type="float" office:value="0" calcext:value-type="float">
            <text:p>0</text:p>
          </table:table-cell>
          <table:table-cell table:formula="of:=DECIMAL([.CA6];16)" office:value-type="float" office:value="0" calcext:value-type="float">
            <text:p>0</text:p>
          </table:table-cell>
          <table:table-cell table:formula="of:=DECIMAL([.CB6];16)" office:value-type="float" office:value="0" calcext:value-type="float">
            <text:p>0</text:p>
          </table:table-cell>
          <table:table-cell table:formula="of:=DECIMAL([.CC6];16)" office:value-type="float" office:value="0" calcext:value-type="float">
            <text:p>0</text:p>
          </table:table-cell>
          <table:table-cell table:formula="of:=DECIMAL([.CD6];16)" office:value-type="float" office:value="0" calcext:value-type="float">
            <text:p>0</text:p>
          </table:table-cell>
          <table:table-cell table:formula="of:=DECIMAL([.CE6];16)" office:value-type="float" office:value="0" calcext:value-type="float">
            <text:p>0</text:p>
          </table:table-cell>
          <table:table-cell table:formula="of:=DECIMAL([.CF6];16)" office:value-type="float" office:value="0" calcext:value-type="float">
            <text:p>0</text:p>
          </table:table-cell>
          <table:table-cell table:formula="of:=DECIMAL([.CG6];16)" office:value-type="float" office:value="0" calcext:value-type="float">
            <text:p>0</text:p>
          </table:table-cell>
          <table:table-cell table:formula="of:=DECIMAL([.CH6];16)" office:value-type="float" office:value="0" calcext:value-type="float">
            <text:p>0</text:p>
          </table:table-cell>
          <table:table-cell table:formula="of:=DECIMAL([.CI6];16)" office:value-type="float" office:value="0" calcext:value-type="float">
            <text:p>0</text:p>
          </table:table-cell>
          <table:table-cell table:formula="of:=DECIMAL([.CJ6];16)" office:value-type="float" office:value="0" calcext:value-type="float">
            <text:p>0</text:p>
          </table:table-cell>
          <table:table-cell table:formula="of:=DECIMAL([.CK6];16)" office:value-type="float" office:value="0" calcext:value-type="float">
            <text:p>0</text:p>
          </table:table-cell>
          <table:table-cell table:formula="of:=DECIMAL([.CL6];16)" office:value-type="float" office:value="0" calcext:value-type="float">
            <text:p>0</text:p>
          </table:table-cell>
          <table:table-cell table:formula="of:=DECIMAL([.CM6];16)" office:value-type="float" office:value="0" calcext:value-type="float">
            <text:p>0</text:p>
          </table:table-cell>
          <table:table-cell table:formula="of:=DECIMAL([.CN6];16)" office:value-type="float" office:value="0" calcext:value-type="float">
            <text:p>0</text:p>
          </table:table-cell>
          <table:table-cell table:formula="of:=DECIMAL([.CO6];16)" office:value-type="float" office:value="0" calcext:value-type="float">
            <text:p>0</text:p>
          </table:table-cell>
          <table:table-cell table:formula="of:=DECIMAL([.CP6];16)" office:value-type="float" office:value="0" calcext:value-type="float">
            <text:p>0</text:p>
          </table:table-cell>
          <table:table-cell table:formula="of:=DECIMAL([.CQ6];16)" office:value-type="float" office:value="0" calcext:value-type="float">
            <text:p>0</text:p>
          </table:table-cell>
          <table:table-cell table:formula="of:=DECIMAL([.CR6];16)" office:value-type="float" office:value="0" calcext:value-type="float">
            <text:p>0</text:p>
          </table:table-cell>
          <table:table-cell table:formula="of:=DECIMAL([.CS6];16)" office:value-type="float" office:value="0" calcext:value-type="float">
            <text:p>0</text:p>
          </table:table-cell>
          <table:table-cell table:formula="of:=DECIMAL([.CT6];16)" office:value-type="float" office:value="0" calcext:value-type="float">
            <text:p>0</text:p>
          </table:table-cell>
          <table:table-cell table:formula="of:=DECIMAL([.CU6];16)" office:value-type="float" office:value="0" calcext:value-type="float">
            <text:p>0</text:p>
          </table:table-cell>
          <table:table-cell table:formula="of:=DECIMAL([.CV6];16)" office:value-type="float" office:value="0" calcext:value-type="float">
            <text:p>0</text:p>
          </table:table-cell>
          <table:table-cell table:formula="of:=DECIMAL([.CW6];16)" office:value-type="float" office:value="0" calcext:value-type="float">
            <text:p>0</text:p>
          </table:table-cell>
          <table:table-cell table:formula="of:=DECIMAL([.CX6];16)" office:value-type="float" office:value="0" calcext:value-type="float">
            <text:p>0</text:p>
          </table:table-cell>
          <table:table-cell table:formula="of:=DECIMAL([.CY6];16)" office:value-type="float" office:value="0" calcext:value-type="float">
            <text:p>0</text:p>
          </table:table-cell>
          <table:table-cell table:formula="of:=DECIMAL([.CZ6];16)" office:value-type="float" office:value="0" calcext:value-type="float">
            <text:p>0</text:p>
          </table:table-cell>
          <table:table-cell table:formula="of:=DECIMAL([.DA6];16)" office:value-type="float" office:value="0" calcext:value-type="float">
            <text:p>0</text:p>
          </table:table-cell>
          <table:table-cell table:formula="of:=DECIMAL([.DB6];16)" office:value-type="float" office:value="0" calcext:value-type="float">
            <text:p>0</text:p>
          </table:table-cell>
          <table:table-cell table:formula="of:=DECIMAL([.DC6];16)" office:value-type="float" office:value="0" calcext:value-type="float">
            <text:p>0</text:p>
          </table:table-cell>
          <table:table-cell table:formula="of:=DECIMAL([.DD6];16)" office:value-type="float" office:value="0" calcext:value-type="float">
            <text:p>0</text:p>
          </table:table-cell>
          <table:table-cell table:formula="of:=DECIMAL([.DE6];16)" office:value-type="float" office:value="0" calcext:value-type="float">
            <text:p>0</text:p>
          </table:table-cell>
          <table:table-cell table:formula="of:=DECIMAL([.DF6];16)" office:value-type="float" office:value="0" calcext:value-type="float">
            <text:p>0</text:p>
          </table:table-cell>
          <table:table-cell table:formula="of:=DECIMAL([.DG6];16)" office:value-type="float" office:value="0" calcext:value-type="float">
            <text:p>0</text:p>
          </table:table-cell>
          <table:table-cell table:formula="of:=DECIMAL([.DH6];16)" office:value-type="float" office:value="0" calcext:value-type="float">
            <text:p>0</text:p>
          </table:table-cell>
          <table:table-cell table:formula="of:=DECIMAL([.DI6];16)" office:value-type="float" office:value="0" calcext:value-type="float">
            <text:p>0</text:p>
          </table:table-cell>
          <table:table-cell table:formula="of:=DECIMAL([.DJ6];16)" office:value-type="float" office:value="0" calcext:value-type="float">
            <text:p>0</text:p>
          </table:table-cell>
          <table:table-cell table:formula="of:=DECIMAL([.DK6];16)" office:value-type="float" office:value="0" calcext:value-type="float">
            <text:p>0</text:p>
          </table:table-cell>
          <table:table-cell table:formula="of:=DECIMAL([.DL6];16)" office:value-type="float" office:value="0" calcext:value-type="float">
            <text:p>0</text:p>
          </table:table-cell>
          <table:table-cell table:formula="of:=DECIMAL([.DM6];16)" office:value-type="float" office:value="0" calcext:value-type="float">
            <text:p>0</text:p>
          </table:table-cell>
          <table:table-cell table:formula="of:=DECIMAL([.DN6];16)" office:value-type="float" office:value="0" calcext:value-type="float">
            <text:p>0</text:p>
          </table:table-cell>
          <table:table-cell table:formula="of:=DECIMAL([.DO6];16)" office:value-type="float" office:value="0" calcext:value-type="float">
            <text:p>0</text:p>
          </table:table-cell>
          <table:table-cell table:formula="of:=DECIMAL([.DP6];16)" office:value-type="float" office:value="0" calcext:value-type="float">
            <text:p>0</text:p>
          </table:table-cell>
          <table:table-cell table:formula="of:=DECIMAL([.DQ6];16)" office:value-type="float" office:value="0" calcext:value-type="float">
            <text:p>0</text:p>
          </table:table-cell>
          <table:table-cell table:formula="of:=DECIMAL([.DR6];16)" office:value-type="float" office:value="0" calcext:value-type="float">
            <text:p>0</text:p>
          </table:table-cell>
          <table:table-cell table:formula="of:=DECIMAL([.DS6];16)" office:value-type="float" office:value="0" calcext:value-type="float">
            <text:p>0</text:p>
          </table:table-cell>
          <table:table-cell table:formula="of:=DECIMAL([.DT6];16)" office:value-type="float" office:value="0" calcext:value-type="float">
            <text:p>0</text:p>
          </table:table-cell>
          <table:table-cell table:formula="of:=DECIMAL([.DU6];16)" office:value-type="float" office:value="0" calcext:value-type="float">
            <text:p>0</text:p>
          </table:table-cell>
          <table:table-cell table:formula="of:=DECIMAL([.DV6];16)" office:value-type="float" office:value="0" calcext:value-type="float">
            <text:p>0</text:p>
          </table:table-cell>
          <table:table-cell table:formula="of:=DECIMAL([.DW6];16)" office:value-type="float" office:value="0" calcext:value-type="float">
            <text:p>0</text:p>
          </table:table-cell>
          <table:table-cell table:formula="of:=DECIMAL([.DX6];16)" office:value-type="float" office:value="0" calcext:value-type="float">
            <text:p>0</text:p>
          </table:table-cell>
          <table:table-cell table:formula="of:=DECIMAL([.DY6];16)" office:value-type="float" office:value="0" calcext:value-type="float">
            <text:p>0</text:p>
          </table:table-cell>
          <table:table-cell table:formula="of:=DECIMAL([.DZ6];16)" office:value-type="float" office:value="0" calcext:value-type="float">
            <text:p>0</text:p>
          </table:table-cell>
          <table:table-cell table:formula="of:=DECIMAL([.EA6];16)" office:value-type="float" office:value="0" calcext:value-type="float">
            <text:p>0</text:p>
          </table:table-cell>
          <table:table-cell table:formula="of:=DECIMAL([.EB6];16)" office:value-type="float" office:value="0" calcext:value-type="float">
            <text:p>0</text:p>
          </table:table-cell>
          <table:table-cell table:formula="of:=DECIMAL([.EC6];16)" office:value-type="float" office:value="0" calcext:value-type="float">
            <text:p>0</text:p>
          </table:table-cell>
          <table:table-cell table:formula="of:=DECIMAL([.ED6];16)" office:value-type="float" office:value="0" calcext:value-type="float">
            <text:p>0</text:p>
          </table:table-cell>
          <table:table-cell table:formula="of:=DECIMAL([.EE6];16)" office:value-type="float" office:value="0" calcext:value-type="float">
            <text:p>0</text:p>
          </table:table-cell>
          <table:table-cell table:formula="of:=DECIMAL([.EF6];16)" office:value-type="float" office:value="0" calcext:value-type="float">
            <text:p>0</text:p>
          </table:table-cell>
          <table:table-cell table:formula="of:=DECIMAL([.EG6];16)" office:value-type="float" office:value="0" calcext:value-type="float">
            <text:p>0</text:p>
          </table:table-cell>
          <table:table-cell table:formula="of:=DECIMAL([.EH6];16)" office:value-type="float" office:value="0" calcext:value-type="float">
            <text:p>0</text:p>
          </table:table-cell>
          <table:table-cell table:formula="of:=DECIMAL([.EI6];16)" office:value-type="float" office:value="0" calcext:value-type="float">
            <text:p>0</text:p>
          </table:table-cell>
          <table:table-cell table:formula="of:=DECIMAL([.EJ6];16)" office:value-type="float" office:value="0" calcext:value-type="float">
            <text:p>0</text:p>
          </table:table-cell>
          <table:table-cell table:formula="of:=DECIMAL([.EK6];16)" office:value-type="float" office:value="0" calcext:value-type="float">
            <text:p>0</text:p>
          </table:table-cell>
          <table:table-cell table:formula="of:=DECIMAL([.EL6];16)" office:value-type="float" office:value="0" calcext:value-type="float">
            <text:p>0</text:p>
          </table:table-cell>
          <table:table-cell table:formula="of:=DECIMAL([.EM6];16)" office:value-type="float" office:value="0" calcext:value-type="float">
            <text:p>0</text:p>
          </table:table-cell>
          <table:table-cell table:formula="of:=DECIMAL([.EN6];16)" office:value-type="float" office:value="0" calcext:value-type="float">
            <text:p>0</text:p>
          </table:table-cell>
          <table:table-cell table:formula="of:=DECIMAL([.EO6];16)" office:value-type="float" office:value="0" calcext:value-type="float">
            <text:p>0</text:p>
          </table:table-cell>
          <table:table-cell table:formula="of:=DECIMAL([.EP6];16)" office:value-type="float" office:value="0" calcext:value-type="float">
            <text:p>0</text:p>
          </table:table-cell>
          <table:table-cell table:formula="of:=DECIMAL([.EQ6];16)" office:value-type="float" office:value="0" calcext:value-type="float">
            <text:p>0</text:p>
          </table:table-cell>
          <table:table-cell table:formula="of:=DECIMAL([.ER6];16)" office:value-type="float" office:value="0" calcext:value-type="float">
            <text:p>0</text:p>
          </table:table-cell>
          <table:table-cell table:formula="of:=DECIMAL([.ES6];16)" office:value-type="float" office:value="0" calcext:value-type="float">
            <text:p>0</text:p>
          </table:table-cell>
          <table:table-cell table:formula="of:=DECIMAL([.ET6];16)" office:value-type="float" office:value="0" calcext:value-type="float">
            <text:p>0</text:p>
          </table:table-cell>
          <table:table-cell table:formula="of:=DECIMAL([.EU6];16)" office:value-type="float" office:value="0" calcext:value-type="float">
            <text:p>0</text:p>
          </table:table-cell>
          <table:table-cell table:formula="of:=DECIMAL([.EV6];16)" office:value-type="float" office:value="0" calcext:value-type="float">
            <text:p>0</text:p>
          </table:table-cell>
          <table:table-cell table:formula="of:=DECIMAL([.EW6];16)" office:value-type="float" office:value="0" calcext:value-type="float">
            <text:p>0</text:p>
          </table:table-cell>
          <table:table-cell table:formula="of:=DECIMAL([.EX6];16)" office:value-type="float" office:value="0" calcext:value-type="float">
            <text:p>0</text:p>
          </table:table-cell>
          <table:table-cell table:formula="of:=DECIMAL([.EY6];16)" office:value-type="float" office:value="0" calcext:value-type="float">
            <text:p>0</text:p>
          </table:table-cell>
          <table:table-cell table:formula="of:=DECIMAL([.EZ6];16)" office:value-type="float" office:value="0" calcext:value-type="float">
            <text:p>0</text:p>
          </table:table-cell>
          <table:table-cell table:formula="of:=DECIMAL([.FA6];16)" office:value-type="float" office:value="0" calcext:value-type="float">
            <text:p>0</text:p>
          </table:table-cell>
          <table:table-cell table:formula="of:=DECIMAL([.FB6];16)" office:value-type="float" office:value="0" calcext:value-type="float">
            <text:p>0</text:p>
          </table:table-cell>
          <table:table-cell table:formula="of:=DECIMAL([.FC6];16)" office:value-type="float" office:value="0" calcext:value-type="float">
            <text:p>0</text:p>
          </table:table-cell>
          <table:table-cell table:formula="of:=DECIMAL([.FD6];16)" office:value-type="float" office:value="0" calcext:value-type="float">
            <text:p>0</text:p>
          </table:table-cell>
          <table:table-cell table:formula="of:=DECIMAL([.FE6];16)" office:value-type="float" office:value="0" calcext:value-type="float">
            <text:p>0</text:p>
          </table:table-cell>
          <table:table-cell table:formula="of:=DECIMAL([.FF6];16)" office:value-type="float" office:value="0" calcext:value-type="float">
            <text:p>0</text:p>
          </table:table-cell>
          <table:table-cell table:formula="of:=DECIMAL([.FG6];16)" office:value-type="float" office:value="0" calcext:value-type="float">
            <text:p>0</text:p>
          </table:table-cell>
          <table:table-cell table:formula="of:=DECIMAL([.FH6];16)" office:value-type="float" office:value="0" calcext:value-type="float">
            <text:p>0</text:p>
          </table:table-cell>
          <table:table-cell table:formula="of:=DECIMAL([.FI6];16)" office:value-type="float" office:value="0" calcext:value-type="float">
            <text:p>0</text:p>
          </table:table-cell>
          <table:table-cell table:formula="of:=DECIMAL([.FJ6];16)" office:value-type="float" office:value="0" calcext:value-type="float">
            <text:p>0</text:p>
          </table:table-cell>
          <table:table-cell table:formula="of:=DECIMAL([.FK6];16)" office:value-type="float" office:value="0" calcext:value-type="float">
            <text:p>0</text:p>
          </table:table-cell>
          <table:table-cell table:formula="of:=DECIMAL([.FL6];16)" office:value-type="float" office:value="0" calcext:value-type="float">
            <text:p>0</text:p>
          </table:table-cell>
          <table:table-cell table:formula="of:=DECIMAL([.FM6];16)" office:value-type="float" office:value="0" calcext:value-type="float">
            <text:p>0</text:p>
          </table:table-cell>
          <table:table-cell table:formula="of:=DECIMAL([.FN6];16)" office:value-type="float" office:value="0" calcext:value-type="float">
            <text:p>0</text:p>
          </table:table-cell>
          <table:table-cell table:formula="of:=DECIMAL([.FO6];16)" office:value-type="float" office:value="0" calcext:value-type="float">
            <text:p>0</text:p>
          </table:table-cell>
          <table:table-cell table:formula="of:=DECIMAL([.FP6];16)" office:value-type="float" office:value="0" calcext:value-type="float">
            <text:p>0</text:p>
          </table:table-cell>
          <table:table-cell table:formula="of:=DECIMAL([.FQ6];16)" office:value-type="float" office:value="0" calcext:value-type="float">
            <text:p>0</text:p>
          </table:table-cell>
          <table:table-cell table:formula="of:=DECIMAL([.FR6];16)" office:value-type="float" office:value="0" calcext:value-type="float">
            <text:p>0</text:p>
          </table:table-cell>
          <table:table-cell table:formula="of:=DECIMAL([.FS6];16)" office:value-type="float" office:value="0" calcext:value-type="float">
            <text:p>0</text:p>
          </table:table-cell>
          <table:table-cell table:formula="of:=DECIMAL([.FT6];16)" office:value-type="float" office:value="0" calcext:value-type="float">
            <text:p>0</text:p>
          </table:table-cell>
          <table:table-cell table:formula="of:=DECIMAL([.FU6];16)" office:value-type="float" office:value="0" calcext:value-type="float">
            <text:p>0</text:p>
          </table:table-cell>
          <table:table-cell table:formula="of:=DECIMAL([.FV6];16)" office:value-type="float" office:value="0" calcext:value-type="float">
            <text:p>0</text:p>
          </table:table-cell>
          <table:table-cell table:formula="of:=DECIMAL([.FW6];16)" office:value-type="float" office:value="0" calcext:value-type="float">
            <text:p>0</text:p>
          </table:table-cell>
          <table:table-cell table:formula="of:=DECIMAL([.FX6];16)" office:value-type="float" office:value="0" calcext:value-type="float">
            <text:p>0</text:p>
          </table:table-cell>
          <table:table-cell table:formula="of:=DECIMAL([.FY6];16)" office:value-type="float" office:value="0" calcext:value-type="float">
            <text:p>0</text:p>
          </table:table-cell>
          <table:table-cell table:formula="of:=DECIMAL([.FZ6];16)" office:value-type="float" office:value="0" calcext:value-type="float">
            <text:p>0</text:p>
          </table:table-cell>
          <table:table-cell table:formula="of:=DECIMAL([.GA6];16)" office:value-type="float" office:value="0" calcext:value-type="float">
            <text:p>0</text:p>
          </table:table-cell>
          <table:table-cell table:formula="of:=DECIMAL([.GB6];16)" office:value-type="float" office:value="0" calcext:value-type="float">
            <text:p>0</text:p>
          </table:table-cell>
          <table:table-cell table:formula="of:=DECIMAL([.GC6];16)" office:value-type="float" office:value="0" calcext:value-type="float">
            <text:p>0</text:p>
          </table:table-cell>
          <table:table-cell table:formula="of:=DECIMAL([.GD6];16)" office:value-type="float" office:value="0" calcext:value-type="float">
            <text:p>0</text:p>
          </table:table-cell>
          <table:table-cell table:formula="of:=DECIMAL([.GE6];16)" office:value-type="float" office:value="0" calcext:value-type="float">
            <text:p>0</text:p>
          </table:table-cell>
          <table:table-cell table:formula="of:=DECIMAL([.GF6];16)" office:value-type="float" office:value="0" calcext:value-type="float">
            <text:p>0</text:p>
          </table:table-cell>
          <table:table-cell table:formula="of:=DECIMAL([.GG6];16)" office:value-type="float" office:value="0" calcext:value-type="float">
            <text:p>0</text:p>
          </table:table-cell>
          <table:table-cell table:formula="of:=DECIMAL([.GH6];16)" office:value-type="float" office:value="0" calcext:value-type="float">
            <text:p>0</text:p>
          </table:table-cell>
          <table:table-cell table:formula="of:=DECIMAL([.GI6];16)" office:value-type="float" office:value="0" calcext:value-type="float">
            <text:p>0</text:p>
          </table:table-cell>
          <table:table-cell table:formula="of:=DECIMAL([.GJ6];16)" office:value-type="float" office:value="0" calcext:value-type="float">
            <text:p>0</text:p>
          </table:table-cell>
          <table:table-cell table:formula="of:=DECIMAL([.GK6];16)" office:value-type="float" office:value="0" calcext:value-type="float">
            <text:p>0</text:p>
          </table:table-cell>
          <table:table-cell table:formula="of:=DECIMAL([.GL6];16)" office:value-type="float" office:value="0" calcext:value-type="float">
            <text:p>0</text:p>
          </table:table-cell>
          <table:table-cell table:formula="of:=DECIMAL([.GM6];16)" office:value-type="float" office:value="0" calcext:value-type="float">
            <text:p>0</text:p>
          </table:table-cell>
          <table:table-cell table:formula="of:=DECIMAL([.GN6];16)" office:value-type="float" office:value="0" calcext:value-type="float">
            <text:p>0</text:p>
          </table:table-cell>
          <table:table-cell table:formula="of:=DECIMAL([.GO6];16)" office:value-type="float" office:value="0" calcext:value-type="float">
            <text:p>0</text:p>
          </table:table-cell>
          <table:table-cell table:formula="of:=DECIMAL([.GP6];16)" office:value-type="float" office:value="0" calcext:value-type="float">
            <text:p>0</text:p>
          </table:table-cell>
          <table:table-cell table:formula="of:=DECIMAL([.GQ6];16)" office:value-type="float" office:value="0" calcext:value-type="float">
            <text:p>0</text:p>
          </table:table-cell>
          <table:table-cell table:formula="of:=DECIMAL([.GR6];16)" office:value-type="float" office:value="0" calcext:value-type="float">
            <text:p>0</text:p>
          </table:table-cell>
          <table:table-cell table:formula="of:=DECIMAL([.GS6];16)" office:value-type="float" office:value="0" calcext:value-type="float">
            <text:p>0</text:p>
          </table:table-cell>
          <table:table-cell table:formula="of:=DECIMAL([.GT6];16)" office:value-type="float" office:value="0" calcext:value-type="float">
            <text:p>0</text:p>
          </table:table-cell>
          <table:table-cell table:formula="of:=DECIMAL([.GU6];16)" office:value-type="float" office:value="0" calcext:value-type="float">
            <text:p>0</text:p>
          </table:table-cell>
          <table:table-cell table:formula="of:=DECIMAL([.GV6];16)" office:value-type="float" office:value="0" calcext:value-type="float">
            <text:p>0</text:p>
          </table:table-cell>
          <table:table-cell table:formula="of:=DECIMAL([.GW6];16)" office:value-type="float" office:value="0" calcext:value-type="float">
            <text:p>0</text:p>
          </table:table-cell>
          <table:table-cell table:formula="of:=DECIMAL([.GX6];16)" office:value-type="float" office:value="0" calcext:value-type="float">
            <text:p>0</text:p>
          </table:table-cell>
          <table:table-cell table:formula="of:=DECIMAL([.GY6];16)" office:value-type="float" office:value="0" calcext:value-type="float">
            <text:p>0</text:p>
          </table:table-cell>
          <table:table-cell table:formula="of:=DECIMAL([.GZ6];16)" office:value-type="float" office:value="0" calcext:value-type="float">
            <text:p>0</text:p>
          </table:table-cell>
          <table:table-cell table:formula="of:=DECIMAL([.HA6];16)" office:value-type="float" office:value="0" calcext:value-type="float">
            <text:p>0</text:p>
          </table:table-cell>
          <table:table-cell table:formula="of:=DECIMAL([.HB6];16)" office:value-type="float" office:value="0" calcext:value-type="float">
            <text:p>0</text:p>
          </table:table-cell>
          <table:table-cell table:formula="of:=DECIMAL([.HC6];16)" office:value-type="float" office:value="0" calcext:value-type="float">
            <text:p>0</text:p>
          </table:table-cell>
          <table:table-cell table:formula="of:=DECIMAL([.HD6];16)" office:value-type="float" office:value="0" calcext:value-type="float">
            <text:p>0</text:p>
          </table:table-cell>
          <table:table-cell table:formula="of:=DECIMAL([.HE6];16)" office:value-type="float" office:value="0" calcext:value-type="float">
            <text:p>0</text:p>
          </table:table-cell>
          <table:table-cell table:formula="of:=DECIMAL([.HF6];16)" office:value-type="float" office:value="0" calcext:value-type="float">
            <text:p>0</text:p>
          </table:table-cell>
          <table:table-cell table:formula="of:=DECIMAL([.HG6];16)" office:value-type="float" office:value="0" calcext:value-type="float">
            <text:p>0</text:p>
          </table:table-cell>
          <table:table-cell table:formula="of:=DECIMAL([.HH6];16)" office:value-type="float" office:value="0" calcext:value-type="float">
            <text:p>0</text:p>
          </table:table-cell>
          <table:table-cell table:formula="of:=DECIMAL([.HI6];16)" office:value-type="float" office:value="0" calcext:value-type="float">
            <text:p>0</text:p>
          </table:table-cell>
          <table:table-cell table:formula="of:=DECIMAL([.HJ6];16)" office:value-type="float" office:value="0" calcext:value-type="float">
            <text:p>0</text:p>
          </table:table-cell>
          <table:table-cell table:formula="of:=DECIMAL([.HK6];16)" office:value-type="float" office:value="0" calcext:value-type="float">
            <text:p>0</text:p>
          </table:table-cell>
        </table:table-row>
        <table:table-row table:style-name="ro1">
          <table:table-cell table:formula="of:=DECIMAL([.A7];16)" office:value-type="float" office:value="19088743" calcext:value-type="float">
            <text:p>19088743</text:p>
          </table:table-cell>
          <table:table-cell table:formula="of:=DECIMAL([.B7];16)" office:value-type="float" office:value="591751049" calcext:value-type="float">
            <text:p>591751049</text:p>
          </table:table-cell>
          <table:table-cell table:formula="of:=DECIMAL([.C7];16)" office:value-type="float" office:value="1164413355" calcext:value-type="float">
            <text:p>1164413355</text:p>
          </table:table-cell>
          <table:table-cell table:formula="of:=DECIMAL([.D7];16)" office:value-type="float" office:value="1737075661" calcext:value-type="float">
            <text:p>1737075661</text:p>
          </table:table-cell>
          <table:table-cell table:formula="of:=DECIMAL([.E7];16)" office:value-type="float" office:value="2309737967" calcext:value-type="float">
            <text:p>2309737967</text:p>
          </table:table-cell>
          <table:table-cell table:formula="of:=DECIMAL([.F7];16)" office:value-type="float" office:value="11259375" calcext:value-type="float">
            <text:p>11259375</text:p>
          </table:table-cell>
          <table:table-cell table:formula="of:=DECIMAL([.G7];16)" office:value-type="float" office:value="52719" calcext:value-type="float">
            <text:p>52719</text:p>
          </table:table-cell>
          <table:table-cell table:formula="of:=DECIMAL([.H7];16)" office:value-type="float" office:value="239" calcext:value-type="float">
            <text:p>239</text:p>
          </table:table-cell>
          <table:table-cell table:formula="of:=DECIMAL([.I7];16)" office:value-type="float" office:value="0" calcext:value-type="float">
            <text:p>0</text:p>
          </table:table-cell>
          <table:table-cell table:formula="of:=DECIMAL([.J7];16)" office:value-type="float" office:value="0" calcext:value-type="float">
            <text:p>0</text:p>
          </table:table-cell>
          <table:table-cell table:formula="of:=DECIMAL([.K7];16)" office:value-type="float" office:value="0" calcext:value-type="float">
            <text:p>0</text:p>
          </table:table-cell>
          <table:table-cell table:formula="of:=DECIMAL([.L7];16)" office:value-type="float" office:value="0" calcext:value-type="float">
            <text:p>0</text:p>
          </table:table-cell>
          <table:table-cell table:formula="of:=DECIMAL([.M7];16)" office:value-type="float" office:value="0" calcext:value-type="float">
            <text:p>0</text:p>
          </table:table-cell>
          <table:table-cell table:formula="of:=DECIMAL([.N7];16)" office:value-type="float" office:value="0" calcext:value-type="float">
            <text:p>0</text:p>
          </table:table-cell>
          <table:table-cell table:formula="of:=DECIMAL([.O7];16)" office:value-type="float" office:value="0" calcext:value-type="float">
            <text:p>0</text:p>
          </table:table-cell>
          <table:table-cell table:formula="of:=DECIMAL([.P7];16)" office:value-type="float" office:value="0" calcext:value-type="float">
            <text:p>0</text:p>
          </table:table-cell>
          <table:table-cell table:formula="of:=DECIMAL([.Q7];16)" office:value-type="float" office:value="0" calcext:value-type="float">
            <text:p>0</text:p>
          </table:table-cell>
          <table:table-cell table:formula="of:=DECIMAL([.R7];16)" office:value-type="float" office:value="0" calcext:value-type="float">
            <text:p>0</text:p>
          </table:table-cell>
          <table:table-cell table:formula="of:=DECIMAL([.S7];16)" office:value-type="float" office:value="0" calcext:value-type="float">
            <text:p>0</text:p>
          </table:table-cell>
          <table:table-cell table:formula="of:=DECIMAL([.T7];16)" office:value-type="float" office:value="0" calcext:value-type="float">
            <text:p>0</text:p>
          </table:table-cell>
          <table:table-cell table:formula="of:=DECIMAL([.U7];16)" office:value-type="float" office:value="0" calcext:value-type="float">
            <text:p>0</text:p>
          </table:table-cell>
          <table:table-cell table:formula="of:=DECIMAL([.V7];16)" office:value-type="float" office:value="0" calcext:value-type="float">
            <text:p>0</text:p>
          </table:table-cell>
          <table:table-cell table:formula="of:=DECIMAL([.W7];16)" office:value-type="float" office:value="0" calcext:value-type="float">
            <text:p>0</text:p>
          </table:table-cell>
          <table:table-cell table:formula="of:=DECIMAL([.X7];16)" office:value-type="float" office:value="0" calcext:value-type="float">
            <text:p>0</text:p>
          </table:table-cell>
          <table:table-cell table:formula="of:=DECIMAL([.Y7];16)" office:value-type="float" office:value="0" calcext:value-type="float">
            <text:p>0</text:p>
          </table:table-cell>
          <table:table-cell table:formula="of:=DECIMAL([.Z7];16)" office:value-type="float" office:value="0" calcext:value-type="float">
            <text:p>0</text:p>
          </table:table-cell>
          <table:table-cell table:formula="of:=DECIMAL([.AA7];16)" office:value-type="float" office:value="0" calcext:value-type="float">
            <text:p>0</text:p>
          </table:table-cell>
          <table:table-cell table:formula="of:=DECIMAL([.AB7];16)" office:value-type="float" office:value="0" calcext:value-type="float">
            <text:p>0</text:p>
          </table:table-cell>
          <table:table-cell table:formula="of:=DECIMAL([.AC7];16)" office:value-type="float" office:value="0" calcext:value-type="float">
            <text:p>0</text:p>
          </table:table-cell>
          <table:table-cell table:formula="of:=DECIMAL([.AD7];16)" office:value-type="float" office:value="0" calcext:value-type="float">
            <text:p>0</text:p>
          </table:table-cell>
          <table:table-cell table:formula="of:=DECIMAL([.AE7];16)" office:value-type="float" office:value="0" calcext:value-type="float">
            <text:p>0</text:p>
          </table:table-cell>
          <table:table-cell table:formula="of:=DECIMAL([.AF7];16)" office:value-type="float" office:value="0" calcext:value-type="float">
            <text:p>0</text:p>
          </table:table-cell>
          <table:table-cell table:formula="of:=DECIMAL([.AG7];16)" office:value-type="float" office:value="0" calcext:value-type="float">
            <text:p>0</text:p>
          </table:table-cell>
          <table:table-cell table:formula="of:=DECIMAL([.AH7];16)" office:value-type="float" office:value="0" calcext:value-type="float">
            <text:p>0</text:p>
          </table:table-cell>
          <table:table-cell table:formula="of:=DECIMAL([.AI7];16)" office:value-type="float" office:value="0" calcext:value-type="float">
            <text:p>0</text:p>
          </table:table-cell>
          <table:table-cell table:formula="of:=DECIMAL([.AJ7];16)" office:value-type="float" office:value="0" calcext:value-type="float">
            <text:p>0</text:p>
          </table:table-cell>
          <table:table-cell table:formula="of:=DECIMAL([.AK7];16)" office:value-type="float" office:value="0" calcext:value-type="float">
            <text:p>0</text:p>
          </table:table-cell>
          <table:table-cell table:formula="of:=DECIMAL([.AL7];16)" office:value-type="float" office:value="0" calcext:value-type="float">
            <text:p>0</text:p>
          </table:table-cell>
          <table:table-cell table:formula="of:=DECIMAL([.AM7];16)" office:value-type="float" office:value="0" calcext:value-type="float">
            <text:p>0</text:p>
          </table:table-cell>
          <table:table-cell table:formula="of:=DECIMAL([.AN7];16)" office:value-type="float" office:value="0" calcext:value-type="float">
            <text:p>0</text:p>
          </table:table-cell>
          <table:table-cell table:formula="of:=DECIMAL([.AO7];16)" office:value-type="float" office:value="0" calcext:value-type="float">
            <text:p>0</text:p>
          </table:table-cell>
          <table:table-cell table:formula="of:=DECIMAL([.AP7];16)" office:value-type="float" office:value="0" calcext:value-type="float">
            <text:p>0</text:p>
          </table:table-cell>
          <table:table-cell table:formula="of:=DECIMAL([.AQ7];16)" office:value-type="float" office:value="0" calcext:value-type="float">
            <text:p>0</text:p>
          </table:table-cell>
          <table:table-cell table:formula="of:=DECIMAL([.AR7];16)" office:value-type="float" office:value="0" calcext:value-type="float">
            <text:p>0</text:p>
          </table:table-cell>
          <table:table-cell table:formula="of:=DECIMAL([.AS7];16)" office:value-type="float" office:value="0" calcext:value-type="float">
            <text:p>0</text:p>
          </table:table-cell>
          <table:table-cell table:formula="of:=DECIMAL([.AT7];16)" office:value-type="float" office:value="0" calcext:value-type="float">
            <text:p>0</text:p>
          </table:table-cell>
          <table:table-cell table:formula="of:=DECIMAL([.AU7];16)" office:value-type="float" office:value="0" calcext:value-type="float">
            <text:p>0</text:p>
          </table:table-cell>
          <table:table-cell table:formula="of:=DECIMAL([.AV7];16)" office:value-type="float" office:value="0" calcext:value-type="float">
            <text:p>0</text:p>
          </table:table-cell>
          <table:table-cell table:formula="of:=DECIMAL([.AW7];16)" office:value-type="float" office:value="0" calcext:value-type="float">
            <text:p>0</text:p>
          </table:table-cell>
          <table:table-cell table:formula="of:=DECIMAL([.AX7];16)" office:value-type="float" office:value="0" calcext:value-type="float">
            <text:p>0</text:p>
          </table:table-cell>
          <table:table-cell table:formula="of:=DECIMAL([.AY7];16)" office:value-type="float" office:value="0" calcext:value-type="float">
            <text:p>0</text:p>
          </table:table-cell>
          <table:table-cell table:formula="of:=DECIMAL([.AZ7];16)" office:value-type="float" office:value="0" calcext:value-type="float">
            <text:p>0</text:p>
          </table:table-cell>
          <table:table-cell table:formula="of:=DECIMAL([.BA7];16)" office:value-type="float" office:value="0" calcext:value-type="float">
            <text:p>0</text:p>
          </table:table-cell>
          <table:table-cell table:formula="of:=DECIMAL([.BB7];16)" office:value-type="float" office:value="0" calcext:value-type="float">
            <text:p>0</text:p>
          </table:table-cell>
          <table:table-cell table:formula="of:=DECIMAL([.BC7];16)" office:value-type="float" office:value="0" calcext:value-type="float">
            <text:p>0</text:p>
          </table:table-cell>
          <table:table-cell table:formula="of:=DECIMAL([.BD7];16)" office:value-type="float" office:value="0" calcext:value-type="float">
            <text:p>0</text:p>
          </table:table-cell>
          <table:table-cell table:formula="of:=DECIMAL([.BE7];16)" office:value-type="float" office:value="0" calcext:value-type="float">
            <text:p>0</text:p>
          </table:table-cell>
          <table:table-cell table:formula="of:=DECIMAL([.BF7];16)" office:value-type="float" office:value="0" calcext:value-type="float">
            <text:p>0</text:p>
          </table:table-cell>
          <table:table-cell table:formula="of:=DECIMAL([.BG7];16)" office:value-type="float" office:value="0" calcext:value-type="float">
            <text:p>0</text:p>
          </table:table-cell>
          <table:table-cell table:formula="of:=DECIMAL([.BH7];16)" office:value-type="float" office:value="0" calcext:value-type="float">
            <text:p>0</text:p>
          </table:table-cell>
          <table:table-cell table:formula="of:=DECIMAL([.BI7];16)" office:value-type="float" office:value="0" calcext:value-type="float">
            <text:p>0</text:p>
          </table:table-cell>
          <table:table-cell table:formula="of:=DECIMAL([.BJ7];16)" office:value-type="float" office:value="0" calcext:value-type="float">
            <text:p>0</text:p>
          </table:table-cell>
          <table:table-cell table:formula="of:=DECIMAL([.BK7];16)" office:value-type="float" office:value="0" calcext:value-type="float">
            <text:p>0</text:p>
          </table:table-cell>
          <table:table-cell table:formula="of:=DECIMAL([.BL7];16)" office:value-type="float" office:value="0" calcext:value-type="float">
            <text:p>0</text:p>
          </table:table-cell>
          <table:table-cell table:formula="of:=DECIMAL([.BM7];16)" office:value-type="float" office:value="0" calcext:value-type="float">
            <text:p>0</text:p>
          </table:table-cell>
          <table:table-cell table:formula="of:=DECIMAL([.BN7];16)" office:value-type="float" office:value="0" calcext:value-type="float">
            <text:p>0</text:p>
          </table:table-cell>
          <table:table-cell table:formula="of:=DECIMAL([.BO7];16)" office:value-type="float" office:value="0" calcext:value-type="float">
            <text:p>0</text:p>
          </table:table-cell>
          <table:table-cell table:formula="of:=DECIMAL([.BP7];16)" office:value-type="float" office:value="0" calcext:value-type="float">
            <text:p>0</text:p>
          </table:table-cell>
          <table:table-cell table:formula="of:=DECIMAL([.BQ7];16)" office:value-type="float" office:value="0" calcext:value-type="float">
            <text:p>0</text:p>
          </table:table-cell>
          <table:table-cell table:formula="of:=DECIMAL([.BR7];16)" office:value-type="float" office:value="0" calcext:value-type="float">
            <text:p>0</text:p>
          </table:table-cell>
          <table:table-cell table:formula="of:=DECIMAL([.BS7];16)" office:value-type="float" office:value="0" calcext:value-type="float">
            <text:p>0</text:p>
          </table:table-cell>
          <table:table-cell table:formula="of:=DECIMAL([.BT7];16)" office:value-type="float" office:value="0" calcext:value-type="float">
            <text:p>0</text:p>
          </table:table-cell>
          <table:table-cell table:formula="of:=DECIMAL([.BU7];16)" office:value-type="float" office:value="0" calcext:value-type="float">
            <text:p>0</text:p>
          </table:table-cell>
          <table:table-cell table:formula="of:=DECIMAL([.BV7];16)" office:value-type="float" office:value="0" calcext:value-type="float">
            <text:p>0</text:p>
          </table:table-cell>
          <table:table-cell table:formula="of:=DECIMAL([.BW7];16)" office:value-type="float" office:value="0" calcext:value-type="float">
            <text:p>0</text:p>
          </table:table-cell>
          <table:table-cell table:formula="of:=DECIMAL([.BX7];16)" office:value-type="float" office:value="0" calcext:value-type="float">
            <text:p>0</text:p>
          </table:table-cell>
          <table:table-cell table:formula="of:=DECIMAL([.BY7];16)" office:value-type="float" office:value="0" calcext:value-type="float">
            <text:p>0</text:p>
          </table:table-cell>
          <table:table-cell table:formula="of:=DECIMAL([.BZ7];16)" office:value-type="float" office:value="0" calcext:value-type="float">
            <text:p>0</text:p>
          </table:table-cell>
          <table:table-cell table:formula="of:=DECIMAL([.CA7];16)" office:value-type="float" office:value="0" calcext:value-type="float">
            <text:p>0</text:p>
          </table:table-cell>
          <table:table-cell table:formula="of:=DECIMAL([.CB7];16)" office:value-type="float" office:value="0" calcext:value-type="float">
            <text:p>0</text:p>
          </table:table-cell>
          <table:table-cell table:formula="of:=DECIMAL([.CC7];16)" office:value-type="float" office:value="0" calcext:value-type="float">
            <text:p>0</text:p>
          </table:table-cell>
          <table:table-cell table:formula="of:=DECIMAL([.CD7];16)" office:value-type="float" office:value="0" calcext:value-type="float">
            <text:p>0</text:p>
          </table:table-cell>
          <table:table-cell table:formula="of:=DECIMAL([.CE7];16)" office:value-type="float" office:value="0" calcext:value-type="float">
            <text:p>0</text:p>
          </table:table-cell>
          <table:table-cell table:formula="of:=DECIMAL([.CF7];16)" office:value-type="float" office:value="0" calcext:value-type="float">
            <text:p>0</text:p>
          </table:table-cell>
          <table:table-cell table:formula="of:=DECIMAL([.CG7];16)" office:value-type="float" office:value="0" calcext:value-type="float">
            <text:p>0</text:p>
          </table:table-cell>
          <table:table-cell table:formula="of:=DECIMAL([.CH7];16)" office:value-type="float" office:value="0" calcext:value-type="float">
            <text:p>0</text:p>
          </table:table-cell>
          <table:table-cell table:formula="of:=DECIMAL([.CI7];16)" office:value-type="float" office:value="0" calcext:value-type="float">
            <text:p>0</text:p>
          </table:table-cell>
          <table:table-cell table:formula="of:=DECIMAL([.CJ7];16)" office:value-type="float" office:value="0" calcext:value-type="float">
            <text:p>0</text:p>
          </table:table-cell>
          <table:table-cell table:formula="of:=DECIMAL([.CK7];16)" office:value-type="float" office:value="0" calcext:value-type="float">
            <text:p>0</text:p>
          </table:table-cell>
          <table:table-cell table:formula="of:=DECIMAL([.CL7];16)" office:value-type="float" office:value="0" calcext:value-type="float">
            <text:p>0</text:p>
          </table:table-cell>
          <table:table-cell table:formula="of:=DECIMAL([.CM7];16)" office:value-type="float" office:value="0" calcext:value-type="float">
            <text:p>0</text:p>
          </table:table-cell>
          <table:table-cell table:formula="of:=DECIMAL([.CN7];16)" office:value-type="float" office:value="0" calcext:value-type="float">
            <text:p>0</text:p>
          </table:table-cell>
          <table:table-cell table:formula="of:=DECIMAL([.CO7];16)" office:value-type="float" office:value="0" calcext:value-type="float">
            <text:p>0</text:p>
          </table:table-cell>
          <table:table-cell table:formula="of:=DECIMAL([.CP7];16)" office:value-type="float" office:value="0" calcext:value-type="float">
            <text:p>0</text:p>
          </table:table-cell>
          <table:table-cell table:formula="of:=DECIMAL([.CQ7];16)" office:value-type="float" office:value="0" calcext:value-type="float">
            <text:p>0</text:p>
          </table:table-cell>
          <table:table-cell table:formula="of:=DECIMAL([.CR7];16)" office:value-type="float" office:value="0" calcext:value-type="float">
            <text:p>0</text:p>
          </table:table-cell>
          <table:table-cell table:formula="of:=DECIMAL([.CS7];16)" office:value-type="float" office:value="0" calcext:value-type="float">
            <text:p>0</text:p>
          </table:table-cell>
          <table:table-cell table:formula="of:=DECIMAL([.CT7];16)" office:value-type="float" office:value="0" calcext:value-type="float">
            <text:p>0</text:p>
          </table:table-cell>
          <table:table-cell table:formula="of:=DECIMAL([.CU7];16)" office:value-type="float" office:value="0" calcext:value-type="float">
            <text:p>0</text:p>
          </table:table-cell>
          <table:table-cell table:formula="of:=DECIMAL([.CV7];16)" office:value-type="float" office:value="0" calcext:value-type="float">
            <text:p>0</text:p>
          </table:table-cell>
          <table:table-cell table:formula="of:=DECIMAL([.CW7];16)" office:value-type="float" office:value="0" calcext:value-type="float">
            <text:p>0</text:p>
          </table:table-cell>
          <table:table-cell table:formula="of:=DECIMAL([.CX7];16)" office:value-type="float" office:value="0" calcext:value-type="float">
            <text:p>0</text:p>
          </table:table-cell>
          <table:table-cell table:formula="of:=DECIMAL([.CY7];16)" office:value-type="float" office:value="0" calcext:value-type="float">
            <text:p>0</text:p>
          </table:table-cell>
          <table:table-cell table:formula="of:=DECIMAL([.CZ7];16)" office:value-type="float" office:value="0" calcext:value-type="float">
            <text:p>0</text:p>
          </table:table-cell>
          <table:table-cell table:formula="of:=DECIMAL([.DA7];16)" office:value-type="float" office:value="0" calcext:value-type="float">
            <text:p>0</text:p>
          </table:table-cell>
          <table:table-cell table:formula="of:=DECIMAL([.DB7];16)" office:value-type="float" office:value="0" calcext:value-type="float">
            <text:p>0</text:p>
          </table:table-cell>
          <table:table-cell table:formula="of:=DECIMAL([.DC7];16)" office:value-type="float" office:value="0" calcext:value-type="float">
            <text:p>0</text:p>
          </table:table-cell>
          <table:table-cell table:formula="of:=DECIMAL([.DD7];16)" office:value-type="float" office:value="0" calcext:value-type="float">
            <text:p>0</text:p>
          </table:table-cell>
          <table:table-cell table:formula="of:=DECIMAL([.DE7];16)" office:value-type="float" office:value="0" calcext:value-type="float">
            <text:p>0</text:p>
          </table:table-cell>
          <table:table-cell table:formula="of:=DECIMAL([.DF7];16)" office:value-type="float" office:value="0" calcext:value-type="float">
            <text:p>0</text:p>
          </table:table-cell>
          <table:table-cell table:formula="of:=DECIMAL([.DG7];16)" office:value-type="float" office:value="0" calcext:value-type="float">
            <text:p>0</text:p>
          </table:table-cell>
          <table:table-cell table:formula="of:=DECIMAL([.DH7];16)" office:value-type="float" office:value="0" calcext:value-type="float">
            <text:p>0</text:p>
          </table:table-cell>
          <table:table-cell table:formula="of:=DECIMAL([.DI7];16)" office:value-type="float" office:value="0" calcext:value-type="float">
            <text:p>0</text:p>
          </table:table-cell>
          <table:table-cell table:formula="of:=DECIMAL([.DJ7];16)" office:value-type="float" office:value="0" calcext:value-type="float">
            <text:p>0</text:p>
          </table:table-cell>
          <table:table-cell table:formula="of:=DECIMAL([.DK7];16)" office:value-type="float" office:value="0" calcext:value-type="float">
            <text:p>0</text:p>
          </table:table-cell>
          <table:table-cell table:formula="of:=DECIMAL([.DL7];16)" office:value-type="float" office:value="0" calcext:value-type="float">
            <text:p>0</text:p>
          </table:table-cell>
          <table:table-cell table:formula="of:=DECIMAL([.DM7];16)" office:value-type="float" office:value="0" calcext:value-type="float">
            <text:p>0</text:p>
          </table:table-cell>
          <table:table-cell table:formula="of:=DECIMAL([.DN7];16)" office:value-type="float" office:value="0" calcext:value-type="float">
            <text:p>0</text:p>
          </table:table-cell>
          <table:table-cell table:formula="of:=DECIMAL([.DO7];16)" office:value-type="float" office:value="0" calcext:value-type="float">
            <text:p>0</text:p>
          </table:table-cell>
          <table:table-cell table:formula="of:=DECIMAL([.DP7];16)" office:value-type="float" office:value="0" calcext:value-type="float">
            <text:p>0</text:p>
          </table:table-cell>
          <table:table-cell table:formula="of:=DECIMAL([.DQ7];16)" office:value-type="float" office:value="0" calcext:value-type="float">
            <text:p>0</text:p>
          </table:table-cell>
          <table:table-cell table:formula="of:=DECIMAL([.DR7];16)" office:value-type="float" office:value="0" calcext:value-type="float">
            <text:p>0</text:p>
          </table:table-cell>
          <table:table-cell table:formula="of:=DECIMAL([.DS7];16)" office:value-type="float" office:value="0" calcext:value-type="float">
            <text:p>0</text:p>
          </table:table-cell>
          <table:table-cell table:formula="of:=DECIMAL([.DT7];16)" office:value-type="float" office:value="0" calcext:value-type="float">
            <text:p>0</text:p>
          </table:table-cell>
          <table:table-cell table:formula="of:=DECIMAL([.DU7];16)" office:value-type="float" office:value="0" calcext:value-type="float">
            <text:p>0</text:p>
          </table:table-cell>
          <table:table-cell table:formula="of:=DECIMAL([.DV7];16)" office:value-type="float" office:value="0" calcext:value-type="float">
            <text:p>0</text:p>
          </table:table-cell>
          <table:table-cell table:formula="of:=DECIMAL([.DW7];16)" office:value-type="float" office:value="0" calcext:value-type="float">
            <text:p>0</text:p>
          </table:table-cell>
          <table:table-cell table:formula="of:=DECIMAL([.DX7];16)" office:value-type="float" office:value="0" calcext:value-type="float">
            <text:p>0</text:p>
          </table:table-cell>
          <table:table-cell table:formula="of:=DECIMAL([.DY7];16)" office:value-type="float" office:value="0" calcext:value-type="float">
            <text:p>0</text:p>
          </table:table-cell>
          <table:table-cell table:formula="of:=DECIMAL([.DZ7];16)" office:value-type="float" office:value="0" calcext:value-type="float">
            <text:p>0</text:p>
          </table:table-cell>
          <table:table-cell table:formula="of:=DECIMAL([.EA7];16)" office:value-type="float" office:value="0" calcext:value-type="float">
            <text:p>0</text:p>
          </table:table-cell>
          <table:table-cell table:formula="of:=DECIMAL([.EB7];16)" office:value-type="float" office:value="0" calcext:value-type="float">
            <text:p>0</text:p>
          </table:table-cell>
          <table:table-cell table:formula="of:=DECIMAL([.EC7];16)" office:value-type="float" office:value="0" calcext:value-type="float">
            <text:p>0</text:p>
          </table:table-cell>
          <table:table-cell table:formula="of:=DECIMAL([.ED7];16)" office:value-type="float" office:value="0" calcext:value-type="float">
            <text:p>0</text:p>
          </table:table-cell>
          <table:table-cell table:formula="of:=DECIMAL([.EE7];16)" office:value-type="float" office:value="0" calcext:value-type="float">
            <text:p>0</text:p>
          </table:table-cell>
          <table:table-cell table:formula="of:=DECIMAL([.EF7];16)" office:value-type="float" office:value="0" calcext:value-type="float">
            <text:p>0</text:p>
          </table:table-cell>
          <table:table-cell table:formula="of:=DECIMAL([.EG7];16)" office:value-type="float" office:value="0" calcext:value-type="float">
            <text:p>0</text:p>
          </table:table-cell>
          <table:table-cell table:formula="of:=DECIMAL([.EH7];16)" office:value-type="float" office:value="0" calcext:value-type="float">
            <text:p>0</text:p>
          </table:table-cell>
          <table:table-cell table:formula="of:=DECIMAL([.EI7];16)" office:value-type="float" office:value="0" calcext:value-type="float">
            <text:p>0</text:p>
          </table:table-cell>
          <table:table-cell table:formula="of:=DECIMAL([.EJ7];16)" office:value-type="float" office:value="0" calcext:value-type="float">
            <text:p>0</text:p>
          </table:table-cell>
          <table:table-cell table:formula="of:=DECIMAL([.EK7];16)" office:value-type="float" office:value="0" calcext:value-type="float">
            <text:p>0</text:p>
          </table:table-cell>
          <table:table-cell table:formula="of:=DECIMAL([.EL7];16)" office:value-type="float" office:value="0" calcext:value-type="float">
            <text:p>0</text:p>
          </table:table-cell>
          <table:table-cell table:formula="of:=DECIMAL([.EM7];16)" office:value-type="float" office:value="0" calcext:value-type="float">
            <text:p>0</text:p>
          </table:table-cell>
          <table:table-cell table:formula="of:=DECIMAL([.EN7];16)" office:value-type="float" office:value="0" calcext:value-type="float">
            <text:p>0</text:p>
          </table:table-cell>
          <table:table-cell table:formula="of:=DECIMAL([.EO7];16)" office:value-type="float" office:value="0" calcext:value-type="float">
            <text:p>0</text:p>
          </table:table-cell>
          <table:table-cell table:formula="of:=DECIMAL([.EP7];16)" office:value-type="float" office:value="0" calcext:value-type="float">
            <text:p>0</text:p>
          </table:table-cell>
          <table:table-cell table:formula="of:=DECIMAL([.EQ7];16)" office:value-type="float" office:value="0" calcext:value-type="float">
            <text:p>0</text:p>
          </table:table-cell>
          <table:table-cell table:formula="of:=DECIMAL([.ER7];16)" office:value-type="float" office:value="0" calcext:value-type="float">
            <text:p>0</text:p>
          </table:table-cell>
          <table:table-cell table:formula="of:=DECIMAL([.ES7];16)" office:value-type="float" office:value="0" calcext:value-type="float">
            <text:p>0</text:p>
          </table:table-cell>
          <table:table-cell table:formula="of:=DECIMAL([.ET7];16)" office:value-type="float" office:value="0" calcext:value-type="float">
            <text:p>0</text:p>
          </table:table-cell>
          <table:table-cell table:formula="of:=DECIMAL([.EU7];16)" office:value-type="float" office:value="0" calcext:value-type="float">
            <text:p>0</text:p>
          </table:table-cell>
          <table:table-cell table:formula="of:=DECIMAL([.EV7];16)" office:value-type="float" office:value="0" calcext:value-type="float">
            <text:p>0</text:p>
          </table:table-cell>
          <table:table-cell table:formula="of:=DECIMAL([.EW7];16)" office:value-type="float" office:value="0" calcext:value-type="float">
            <text:p>0</text:p>
          </table:table-cell>
          <table:table-cell table:formula="of:=DECIMAL([.EX7];16)" office:value-type="float" office:value="0" calcext:value-type="float">
            <text:p>0</text:p>
          </table:table-cell>
          <table:table-cell table:formula="of:=DECIMAL([.EY7];16)" office:value-type="float" office:value="0" calcext:value-type="float">
            <text:p>0</text:p>
          </table:table-cell>
          <table:table-cell table:formula="of:=DECIMAL([.EZ7];16)" office:value-type="float" office:value="0" calcext:value-type="float">
            <text:p>0</text:p>
          </table:table-cell>
          <table:table-cell table:formula="of:=DECIMAL([.FA7];16)" office:value-type="float" office:value="0" calcext:value-type="float">
            <text:p>0</text:p>
          </table:table-cell>
          <table:table-cell table:formula="of:=DECIMAL([.FB7];16)" office:value-type="float" office:value="0" calcext:value-type="float">
            <text:p>0</text:p>
          </table:table-cell>
          <table:table-cell table:formula="of:=DECIMAL([.FC7];16)" office:value-type="float" office:value="0" calcext:value-type="float">
            <text:p>0</text:p>
          </table:table-cell>
          <table:table-cell table:formula="of:=DECIMAL([.FD7];16)" office:value-type="float" office:value="0" calcext:value-type="float">
            <text:p>0</text:p>
          </table:table-cell>
          <table:table-cell table:formula="of:=DECIMAL([.FE7];16)" office:value-type="float" office:value="0" calcext:value-type="float">
            <text:p>0</text:p>
          </table:table-cell>
          <table:table-cell table:formula="of:=DECIMAL([.FF7];16)" office:value-type="float" office:value="0" calcext:value-type="float">
            <text:p>0</text:p>
          </table:table-cell>
          <table:table-cell table:formula="of:=DECIMAL([.FG7];16)" office:value-type="float" office:value="0" calcext:value-type="float">
            <text:p>0</text:p>
          </table:table-cell>
          <table:table-cell table:formula="of:=DECIMAL([.FH7];16)" office:value-type="float" office:value="0" calcext:value-type="float">
            <text:p>0</text:p>
          </table:table-cell>
          <table:table-cell table:formula="of:=DECIMAL([.FI7];16)" office:value-type="float" office:value="0" calcext:value-type="float">
            <text:p>0</text:p>
          </table:table-cell>
          <table:table-cell table:formula="of:=DECIMAL([.FJ7];16)" office:value-type="float" office:value="0" calcext:value-type="float">
            <text:p>0</text:p>
          </table:table-cell>
          <table:table-cell table:formula="of:=DECIMAL([.FK7];16)" office:value-type="float" office:value="0" calcext:value-type="float">
            <text:p>0</text:p>
          </table:table-cell>
          <table:table-cell table:formula="of:=DECIMAL([.FL7];16)" office:value-type="float" office:value="0" calcext:value-type="float">
            <text:p>0</text:p>
          </table:table-cell>
          <table:table-cell table:formula="of:=DECIMAL([.FM7];16)" office:value-type="float" office:value="0" calcext:value-type="float">
            <text:p>0</text:p>
          </table:table-cell>
          <table:table-cell table:formula="of:=DECIMAL([.FN7];16)" office:value-type="float" office:value="0" calcext:value-type="float">
            <text:p>0</text:p>
          </table:table-cell>
          <table:table-cell table:formula="of:=DECIMAL([.FO7];16)" office:value-type="float" office:value="0" calcext:value-type="float">
            <text:p>0</text:p>
          </table:table-cell>
          <table:table-cell table:formula="of:=DECIMAL([.FP7];16)" office:value-type="float" office:value="0" calcext:value-type="float">
            <text:p>0</text:p>
          </table:table-cell>
          <table:table-cell table:formula="of:=DECIMAL([.FQ7];16)" office:value-type="float" office:value="0" calcext:value-type="float">
            <text:p>0</text:p>
          </table:table-cell>
          <table:table-cell table:formula="of:=DECIMAL([.FR7];16)" office:value-type="float" office:value="0" calcext:value-type="float">
            <text:p>0</text:p>
          </table:table-cell>
          <table:table-cell table:formula="of:=DECIMAL([.FS7];16)" office:value-type="float" office:value="0" calcext:value-type="float">
            <text:p>0</text:p>
          </table:table-cell>
          <table:table-cell table:formula="of:=DECIMAL([.FT7];16)" office:value-type="float" office:value="0" calcext:value-type="float">
            <text:p>0</text:p>
          </table:table-cell>
          <table:table-cell table:formula="of:=DECIMAL([.FU7];16)" office:value-type="float" office:value="0" calcext:value-type="float">
            <text:p>0</text:p>
          </table:table-cell>
          <table:table-cell table:formula="of:=DECIMAL([.FV7];16)" office:value-type="float" office:value="0" calcext:value-type="float">
            <text:p>0</text:p>
          </table:table-cell>
          <table:table-cell table:formula="of:=DECIMAL([.FW7];16)" office:value-type="float" office:value="0" calcext:value-type="float">
            <text:p>0</text:p>
          </table:table-cell>
          <table:table-cell table:formula="of:=DECIMAL([.FX7];16)" office:value-type="float" office:value="0" calcext:value-type="float">
            <text:p>0</text:p>
          </table:table-cell>
          <table:table-cell table:formula="of:=DECIMAL([.FY7];16)" office:value-type="float" office:value="0" calcext:value-type="float">
            <text:p>0</text:p>
          </table:table-cell>
          <table:table-cell table:formula="of:=DECIMAL([.FZ7];16)" office:value-type="float" office:value="0" calcext:value-type="float">
            <text:p>0</text:p>
          </table:table-cell>
          <table:table-cell table:formula="of:=DECIMAL([.GA7];16)" office:value-type="float" office:value="0" calcext:value-type="float">
            <text:p>0</text:p>
          </table:table-cell>
          <table:table-cell table:formula="of:=DECIMAL([.GB7];16)" office:value-type="float" office:value="0" calcext:value-type="float">
            <text:p>0</text:p>
          </table:table-cell>
          <table:table-cell table:formula="of:=DECIMAL([.GC7];16)" office:value-type="float" office:value="0" calcext:value-type="float">
            <text:p>0</text:p>
          </table:table-cell>
          <table:table-cell table:formula="of:=DECIMAL([.GD7];16)" office:value-type="float" office:value="0" calcext:value-type="float">
            <text:p>0</text:p>
          </table:table-cell>
          <table:table-cell table:formula="of:=DECIMAL([.GE7];16)" office:value-type="float" office:value="0" calcext:value-type="float">
            <text:p>0</text:p>
          </table:table-cell>
          <table:table-cell table:formula="of:=DECIMAL([.GF7];16)" office:value-type="float" office:value="0" calcext:value-type="float">
            <text:p>0</text:p>
          </table:table-cell>
          <table:table-cell table:formula="of:=DECIMAL([.GG7];16)" office:value-type="float" office:value="0" calcext:value-type="float">
            <text:p>0</text:p>
          </table:table-cell>
          <table:table-cell table:formula="of:=DECIMAL([.GH7];16)" office:value-type="float" office:value="0" calcext:value-type="float">
            <text:p>0</text:p>
          </table:table-cell>
          <table:table-cell table:formula="of:=DECIMAL([.GI7];16)" office:value-type="float" office:value="0" calcext:value-type="float">
            <text:p>0</text:p>
          </table:table-cell>
          <table:table-cell table:formula="of:=DECIMAL([.GJ7];16)" office:value-type="float" office:value="0" calcext:value-type="float">
            <text:p>0</text:p>
          </table:table-cell>
          <table:table-cell table:formula="of:=DECIMAL([.GK7];16)" office:value-type="float" office:value="0" calcext:value-type="float">
            <text:p>0</text:p>
          </table:table-cell>
          <table:table-cell table:formula="of:=DECIMAL([.GL7];16)" office:value-type="float" office:value="0" calcext:value-type="float">
            <text:p>0</text:p>
          </table:table-cell>
          <table:table-cell table:formula="of:=DECIMAL([.GM7];16)" office:value-type="float" office:value="0" calcext:value-type="float">
            <text:p>0</text:p>
          </table:table-cell>
          <table:table-cell table:formula="of:=DECIMAL([.GN7];16)" office:value-type="float" office:value="0" calcext:value-type="float">
            <text:p>0</text:p>
          </table:table-cell>
          <table:table-cell table:formula="of:=DECIMAL([.GO7];16)" office:value-type="float" office:value="0" calcext:value-type="float">
            <text:p>0</text:p>
          </table:table-cell>
          <table:table-cell table:formula="of:=DECIMAL([.GP7];16)" office:value-type="float" office:value="0" calcext:value-type="float">
            <text:p>0</text:p>
          </table:table-cell>
          <table:table-cell table:formula="of:=DECIMAL([.GQ7];16)" office:value-type="float" office:value="0" calcext:value-type="float">
            <text:p>0</text:p>
          </table:table-cell>
          <table:table-cell table:formula="of:=DECIMAL([.GR7];16)" office:value-type="float" office:value="0" calcext:value-type="float">
            <text:p>0</text:p>
          </table:table-cell>
          <table:table-cell table:formula="of:=DECIMAL([.GS7];16)" office:value-type="float" office:value="0" calcext:value-type="float">
            <text:p>0</text:p>
          </table:table-cell>
          <table:table-cell table:formula="of:=DECIMAL([.GT7];16)" office:value-type="float" office:value="0" calcext:value-type="float">
            <text:p>0</text:p>
          </table:table-cell>
          <table:table-cell table:formula="of:=DECIMAL([.GU7];16)" office:value-type="float" office:value="0" calcext:value-type="float">
            <text:p>0</text:p>
          </table:table-cell>
          <table:table-cell table:formula="of:=DECIMAL([.GV7];16)" office:value-type="float" office:value="0" calcext:value-type="float">
            <text:p>0</text:p>
          </table:table-cell>
          <table:table-cell table:formula="of:=DECIMAL([.GW7];16)" office:value-type="float" office:value="0" calcext:value-type="float">
            <text:p>0</text:p>
          </table:table-cell>
          <table:table-cell table:formula="of:=DECIMAL([.GX7];16)" office:value-type="float" office:value="0" calcext:value-type="float">
            <text:p>0</text:p>
          </table:table-cell>
          <table:table-cell table:formula="of:=DECIMAL([.GY7];16)" office:value-type="float" office:value="0" calcext:value-type="float">
            <text:p>0</text:p>
          </table:table-cell>
          <table:table-cell table:formula="of:=DECIMAL([.GZ7];16)" office:value-type="float" office:value="0" calcext:value-type="float">
            <text:p>0</text:p>
          </table:table-cell>
          <table:table-cell table:formula="of:=DECIMAL([.HA7];16)" office:value-type="float" office:value="0" calcext:value-type="float">
            <text:p>0</text:p>
          </table:table-cell>
          <table:table-cell table:formula="of:=DECIMAL([.HB7];16)" office:value-type="float" office:value="0" calcext:value-type="float">
            <text:p>0</text:p>
          </table:table-cell>
          <table:table-cell table:formula="of:=DECIMAL([.HC7];16)" office:value-type="float" office:value="0" calcext:value-type="float">
            <text:p>0</text:p>
          </table:table-cell>
          <table:table-cell table:formula="of:=DECIMAL([.HD7];16)" office:value-type="float" office:value="0" calcext:value-type="float">
            <text:p>0</text:p>
          </table:table-cell>
          <table:table-cell table:formula="of:=DECIMAL([.HE7];16)" office:value-type="float" office:value="0" calcext:value-type="float">
            <text:p>0</text:p>
          </table:table-cell>
          <table:table-cell table:formula="of:=DECIMAL([.HF7];16)" office:value-type="float" office:value="0" calcext:value-type="float">
            <text:p>0</text:p>
          </table:table-cell>
          <table:table-cell table:formula="of:=DECIMAL([.HG7];16)" office:value-type="float" office:value="0" calcext:value-type="float">
            <text:p>0</text:p>
          </table:table-cell>
          <table:table-cell table:formula="of:=DECIMAL([.HH7];16)" office:value-type="float" office:value="0" calcext:value-type="float">
            <text:p>0</text:p>
          </table:table-cell>
          <table:table-cell table:formula="of:=DECIMAL([.HI7];16)" office:value-type="float" office:value="0" calcext:value-type="float">
            <text:p>0</text:p>
          </table:table-cell>
          <table:table-cell table:formula="of:=DECIMAL([.HJ7];16)" office:value-type="float" office:value="0" calcext:value-type="float">
            <text:p>0</text:p>
          </table:table-cell>
          <table:table-cell table:formula="of:=DECIMAL([.HK7];16)" office:value-type="float" office:value="0" calcext:value-type="float">
            <text:p>0</text:p>
          </table:table-cell>
        </table:table-row>
        <table:table-row table:style-name="ro1">
          <table:table-cell table:formula="of:=UNICHAR([.A8])" office:value-type="string" office:string-value="" calcext:value-type="string">
            <text:p/>
          </table:table-cell>
          <table:table-cell table:formula="of:=UNICHAR([.B8])" office:value-type="string" office:string-value="#" calcext:value-type="string">
            <text:p>#</text:p>
          </table:table-cell>
          <table:table-cell table:formula="of:=UNICHAR([.C8])" office:value-type="string" office:string-value="E" calcext:value-type="string">
            <text:p>E</text:p>
          </table:table-cell>
          <table:table-cell table:formula="of:=UNICHAR([.D8])" office:value-type="string" office:string-value="g" calcext:value-type="string">
            <text:p>g</text:p>
          </table:table-cell>
          <table:table-cell table:formula="of:=UNICHAR([.E8])" office:value-type="string" office:string-value="" calcext:value-type="string">
            <text:p></text:p>
          </table:table-cell>
          <table:table-cell table:formula="of:=UNICHAR([.F8])" office:value-type="string" office:string-value="«" calcext:value-type="string">
            <text:p>«</text:p>
          </table:table-cell>
          <table:table-cell table:formula="of:=UNICHAR([.G8])" office:value-type="string" office:string-value="Í" calcext:value-type="string">
            <text:p>Í</text:p>
          </table:table-cell>
          <table:table-cell table:formula="of:=UNICHAR([.H8])" office:value-type="string" office:string-value="ï" calcext:value-type="string">
            <text:p>ï</text:p>
          </table:table-cell>
          <table:table-cell table:formula="of:=UNICHAR([.I8])" office:value-type="string" office:string-value="" calcext:value-type="string">
            <text:p/>
          </table:table-cell>
          <table:table-cell table:formula="of:=UNICHAR([.J8])" office:value-type="string" office:string-value="" calcext:value-type="string">
            <text:p/>
          </table:table-cell>
          <table:table-cell table:formula="of:=UNICHAR([.K8])" office:value-type="string" office:string-value="" calcext:value-type="string">
            <text:p/>
          </table:table-cell>
          <table:table-cell table:formula="of:=UNICHAR([.L8])" office:value-type="string" office:string-value="" calcext:value-type="string">
            <text:p/>
          </table:table-cell>
          <table:table-cell table:formula="of:=UNICHAR([.M8])" office:value-type="string" office:string-value="" calcext:value-type="string">
            <text:p/>
          </table:table-cell>
          <table:table-cell table:formula="of:=UNICHAR([.N8])" office:value-type="string" office:string-value="" calcext:value-type="string">
            <text:p/>
          </table:table-cell>
          <table:table-cell table:formula="of:=UNICHAR([.O8])" office:value-type="string" office:string-value="" calcext:value-type="string">
            <text:p/>
          </table:table-cell>
          <table:table-cell table:formula="of:=UNICHAR([.P8])" office:value-type="string" office:string-value="" calcext:value-type="string">
            <text:p/>
          </table:table-cell>
          <table:table-cell table:formula="of:=UNICHAR([.Q8])" office:value-type="string" office:string-value="" calcext:value-type="string">
            <text:p/>
          </table:table-cell>
          <table:table-cell table:formula="of:=UNICHAR([.R8])" office:value-type="string" office:string-value="" calcext:value-type="string">
            <text:p/>
          </table:table-cell>
          <table:table-cell table:formula="of:=UNICHAR([.S8])" office:value-type="string" office:string-value="" calcext:value-type="string">
            <text:p/>
          </table:table-cell>
          <table:table-cell table:formula="of:=UNICHAR([.T8])" office:value-type="string" office:string-value="" calcext:value-type="string">
            <text:p/>
          </table:table-cell>
          <table:table-cell table:formula="of:=UNICHAR([.U8])" office:value-type="string" office:string-value="" calcext:value-type="string">
            <text:p/>
          </table:table-cell>
          <table:table-cell table:formula="of:=UNICHAR([.V8])" office:value-type="string" office:string-value="" calcext:value-type="string">
            <text:p/>
          </table:table-cell>
          <table:table-cell table:formula="of:=UNICHAR([.W8])" office:value-type="string" office:string-value="" calcext:value-type="string">
            <text:p/>
          </table:table-cell>
          <table:table-cell table:formula="of:=UNICHAR([.X8])" office:value-type="string" office:string-value="" calcext:value-type="string">
            <text:p/>
          </table:table-cell>
          <table:table-cell table:formula="of:=UNICHAR([.Y8])" office:value-type="string" office:string-value="" calcext:value-type="string">
            <text:p/>
          </table:table-cell>
          <table:table-cell table:formula="of:=UNICHAR([.Z8])" office:value-type="string" office:string-value="" calcext:value-type="string">
            <text:p/>
          </table:table-cell>
          <table:table-cell table:formula="of:=UNICHAR([.AA8])" office:value-type="string" office:string-value="" calcext:value-type="string">
            <text:p/>
          </table:table-cell>
          <table:table-cell table:formula="of:=UNICHAR([.AB8])" office:value-type="string" office:string-value="" calcext:value-type="string">
            <text:p/>
          </table:table-cell>
          <table:table-cell table:formula="of:=UNICHAR([.AC8])" office:value-type="string" office:string-value="" calcext:value-type="string">
            <text:p/>
          </table:table-cell>
          <table:table-cell table:formula="of:=UNICHAR([.AD8])" office:value-type="string" office:string-value="" calcext:value-type="string">
            <text:p/>
          </table:table-cell>
          <table:table-cell table:formula="of:=UNICHAR([.AE8])" office:value-type="string" office:string-value="" calcext:value-type="string">
            <text:p/>
          </table:table-cell>
          <table:table-cell table:formula="of:=UNICHAR([.AF8])" office:value-type="string" office:string-value="" calcext:value-type="string">
            <text:p/>
          </table:table-cell>
          <table:table-cell table:formula="of:=UNICHAR([.AG8])" office:value-type="string" office:string-value="" calcext:value-type="string">
            <text:p/>
          </table:table-cell>
          <table:table-cell table:formula="of:=UNICHAR([.AH8])" office:value-type="string" office:string-value="" calcext:value-type="string">
            <text:p/>
          </table:table-cell>
          <table:table-cell table:formula="of:=UNICHAR([.AI8])" office:value-type="string" office:string-value="" calcext:value-type="string">
            <text:p/>
          </table:table-cell>
          <table:table-cell table:formula="of:=UNICHAR([.AJ8])" office:value-type="string" office:string-value="" calcext:value-type="string">
            <text:p/>
          </table:table-cell>
          <table:table-cell table:formula="of:=UNICHAR([.AK8])" office:value-type="string" office:string-value="" calcext:value-type="string">
            <text:p/>
          </table:table-cell>
          <table:table-cell table:formula="of:=UNICHAR([.AL8])" office:value-type="string" office:string-value="" calcext:value-type="string">
            <text:p/>
          </table:table-cell>
          <table:table-cell table:formula="of:=UNICHAR([.AM8])" office:value-type="string" office:string-value="" calcext:value-type="string">
            <text:p/>
          </table:table-cell>
          <table:table-cell table:formula="of:=UNICHAR([.AN8])" office:value-type="string" office:string-value="" calcext:value-type="string">
            <text:p/>
          </table:table-cell>
          <table:table-cell table:formula="of:=UNICHAR([.AO8])" office:value-type="string" office:string-value="" calcext:value-type="string">
            <text:p/>
          </table:table-cell>
          <table:table-cell table:formula="of:=UNICHAR([.AP8])" office:value-type="string" office:string-value="" calcext:value-type="string">
            <text:p/>
          </table:table-cell>
          <table:table-cell table:formula="of:=UNICHAR([.AQ8])" office:value-type="string" office:string-value="" calcext:value-type="string">
            <text:p/>
          </table:table-cell>
          <table:table-cell table:formula="of:=UNICHAR([.AR8])" office:value-type="string" office:string-value="" calcext:value-type="string">
            <text:p/>
          </table:table-cell>
          <table:table-cell table:formula="of:=UNICHAR([.AS8])" office:value-type="string" office:string-value="" calcext:value-type="string">
            <text:p/>
          </table:table-cell>
          <table:table-cell table:formula="of:=UNICHAR([.AT8])" office:value-type="string" office:string-value="" calcext:value-type="string">
            <text:p/>
          </table:table-cell>
          <table:table-cell table:formula="of:=UNICHAR([.AU8])" office:value-type="string" office:string-value="" calcext:value-type="string">
            <text:p/>
          </table:table-cell>
          <table:table-cell table:formula="of:=UNICHAR([.AV8])" office:value-type="string" office:string-value="" calcext:value-type="string">
            <text:p/>
          </table:table-cell>
          <table:table-cell table:formula="of:=UNICHAR([.AW8])" office:value-type="string" office:string-value="" calcext:value-type="string">
            <text:p/>
          </table:table-cell>
          <table:table-cell table:formula="of:=UNICHAR([.AX8])" office:value-type="string" office:string-value="" calcext:value-type="string">
            <text:p/>
          </table:table-cell>
          <table:table-cell table:formula="of:=UNICHAR([.AY8])" office:value-type="string" office:string-value="" calcext:value-type="string">
            <text:p/>
          </table:table-cell>
          <table:table-cell table:formula="of:=UNICHAR([.AZ8])" office:value-type="string" office:string-value="" calcext:value-type="string">
            <text:p/>
          </table:table-cell>
          <table:table-cell table:formula="of:=UNICHAR([.BA8])" office:value-type="string" office:string-value="" calcext:value-type="string">
            <text:p/>
          </table:table-cell>
          <table:table-cell table:formula="of:=UNICHAR([.BB8])" office:value-type="string" office:string-value="" calcext:value-type="string">
            <text:p/>
          </table:table-cell>
          <table:table-cell table:formula="of:=UNICHAR([.BC8])" office:value-type="string" office:string-value="" calcext:value-type="string">
            <text:p/>
          </table:table-cell>
          <table:table-cell table:formula="of:=UNICHAR([.BD8])" office:value-type="string" office:string-value="" calcext:value-type="string">
            <text:p/>
          </table:table-cell>
          <table:table-cell table:formula="of:=UNICHAR([.BE8])" office:value-type="string" office:string-value="" calcext:value-type="string">
            <text:p/>
          </table:table-cell>
          <table:table-cell table:formula="of:=UNICHAR([.BF8])" office:value-type="string" office:string-value="" calcext:value-type="string">
            <text:p/>
          </table:table-cell>
          <table:table-cell table:formula="of:=UNICHAR([.BG8])" office:value-type="string" office:string-value="" calcext:value-type="string">
            <text:p/>
          </table:table-cell>
          <table:table-cell table:formula="of:=UNICHAR([.BH8])" office:value-type="string" office:string-value="" calcext:value-type="string">
            <text:p/>
          </table:table-cell>
          <table:table-cell table:formula="of:=UNICHAR([.BI8])" office:value-type="string" office:string-value="" calcext:value-type="string">
            <text:p/>
          </table:table-cell>
          <table:table-cell table:formula="of:=UNICHAR([.BJ8])" office:value-type="string" office:string-value="" calcext:value-type="string">
            <text:p/>
          </table:table-cell>
          <table:table-cell table:formula="of:=UNICHAR([.BK8])" office:value-type="string" office:string-value="" calcext:value-type="string">
            <text:p/>
          </table:table-cell>
          <table:table-cell table:formula="of:=UNICHAR([.BL8])" office:value-type="string" office:string-value="" calcext:value-type="string">
            <text:p/>
          </table:table-cell>
          <table:table-cell table:formula="of:=UNICHAR([.BM8])" office:value-type="string" office:string-value="" calcext:value-type="string">
            <text:p/>
          </table:table-cell>
          <table:table-cell table:formula="of:=UNICHAR([.BN8])" office:value-type="string" office:string-value="" calcext:value-type="string">
            <text:p/>
          </table:table-cell>
          <table:table-cell table:formula="of:=UNICHAR([.BO8])" office:value-type="string" office:string-value="" calcext:value-type="string">
            <text:p/>
          </table:table-cell>
          <table:table-cell table:formula="of:=UNICHAR([.BP8])" office:value-type="string" office:string-value="" calcext:value-type="string">
            <text:p/>
          </table:table-cell>
          <table:table-cell table:formula="of:=UNICHAR([.BQ8])" office:value-type="string" office:string-value="" calcext:value-type="string">
            <text:p/>
          </table:table-cell>
          <table:table-cell table:formula="of:=UNICHAR([.BR8])" office:value-type="string" office:string-value="" calcext:value-type="string">
            <text:p/>
          </table:table-cell>
          <table:table-cell table:formula="of:=UNICHAR([.BS8])" office:value-type="string" office:string-value="" calcext:value-type="string">
            <text:p/>
          </table:table-cell>
          <table:table-cell table:formula="of:=UNICHAR([.BT8])" office:value-type="string" office:string-value="" calcext:value-type="string">
            <text:p/>
          </table:table-cell>
          <table:table-cell table:formula="of:=UNICHAR([.BU8])" office:value-type="string" office:string-value="" calcext:value-type="string">
            <text:p/>
          </table:table-cell>
          <table:table-cell table:formula="of:=UNICHAR([.BV8])" office:value-type="string" office:string-value="" calcext:value-type="string">
            <text:p/>
          </table:table-cell>
          <table:table-cell table:formula="of:=UNICHAR([.BW8])" office:value-type="string" office:string-value="" calcext:value-type="string">
            <text:p/>
          </table:table-cell>
          <table:table-cell table:formula="of:=UNICHAR([.BX8])" office:value-type="string" office:string-value="" calcext:value-type="string">
            <text:p/>
          </table:table-cell>
          <table:table-cell table:formula="of:=UNICHAR([.BY8])" office:value-type="string" office:string-value="" calcext:value-type="string">
            <text:p/>
          </table:table-cell>
          <table:table-cell table:formula="of:=UNICHAR([.BZ8])" office:value-type="string" office:string-value="" calcext:value-type="string">
            <text:p/>
          </table:table-cell>
          <table:table-cell table:formula="of:=UNICHAR([.CA8])" office:value-type="string" office:string-value="" calcext:value-type="string">
            <text:p/>
          </table:table-cell>
          <table:table-cell table:formula="of:=UNICHAR([.CB8])" office:value-type="string" office:string-value="" calcext:value-type="string">
            <text:p/>
          </table:table-cell>
          <table:table-cell table:formula="of:=UNICHAR([.CC8])" office:value-type="string" office:string-value="" calcext:value-type="string">
            <text:p/>
          </table:table-cell>
          <table:table-cell table:formula="of:=UNICHAR([.CD8])" office:value-type="string" office:string-value="" calcext:value-type="string">
            <text:p/>
          </table:table-cell>
          <table:table-cell table:formula="of:=UNICHAR([.CE8])" office:value-type="string" office:string-value="" calcext:value-type="string">
            <text:p/>
          </table:table-cell>
          <table:table-cell table:formula="of:=UNICHAR([.CF8])" office:value-type="string" office:string-value="" calcext:value-type="string">
            <text:p/>
          </table:table-cell>
          <table:table-cell table:formula="of:=UNICHAR([.CG8])" office:value-type="string" office:string-value="" calcext:value-type="string">
            <text:p/>
          </table:table-cell>
          <table:table-cell table:formula="of:=UNICHAR([.CH8])" office:value-type="string" office:string-value="" calcext:value-type="string">
            <text:p/>
          </table:table-cell>
          <table:table-cell table:formula="of:=UNICHAR([.CI8])" office:value-type="string" office:string-value="" calcext:value-type="string">
            <text:p/>
          </table:table-cell>
          <table:table-cell table:formula="of:=UNICHAR([.CJ8])" office:value-type="string" office:string-value="" calcext:value-type="string">
            <text:p/>
          </table:table-cell>
          <table:table-cell table:formula="of:=UNICHAR([.CK8])" office:value-type="string" office:string-value="" calcext:value-type="string">
            <text:p/>
          </table:table-cell>
          <table:table-cell table:formula="of:=UNICHAR([.CL8])" office:value-type="string" office:string-value="" calcext:value-type="string">
            <text:p/>
          </table:table-cell>
          <table:table-cell table:formula="of:=UNICHAR([.CM8])" office:value-type="string" office:string-value="" calcext:value-type="string">
            <text:p/>
          </table:table-cell>
          <table:table-cell table:formula="of:=UNICHAR([.CN8])" office:value-type="string" office:string-value="" calcext:value-type="string">
            <text:p/>
          </table:table-cell>
          <table:table-cell table:formula="of:=UNICHAR([.CO8])" office:value-type="string" office:string-value="" calcext:value-type="string">
            <text:p/>
          </table:table-cell>
          <table:table-cell table:formula="of:=UNICHAR([.CP8])" office:value-type="string" office:string-value="" calcext:value-type="string">
            <text:p/>
          </table:table-cell>
          <table:table-cell table:formula="of:=UNICHAR([.CQ8])" office:value-type="string" office:string-value="" calcext:value-type="string">
            <text:p/>
          </table:table-cell>
          <table:table-cell table:formula="of:=UNICHAR([.CR8])" office:value-type="string" office:string-value="" calcext:value-type="string">
            <text:p/>
          </table:table-cell>
          <table:table-cell table:formula="of:=UNICHAR([.CS8])" office:value-type="string" office:string-value="" calcext:value-type="string">
            <text:p/>
          </table:table-cell>
          <table:table-cell table:formula="of:=UNICHAR([.CT8])" office:value-type="string" office:string-value="" calcext:value-type="string">
            <text:p/>
          </table:table-cell>
          <table:table-cell table:formula="of:=UNICHAR([.CU8])" office:value-type="string" office:string-value="" calcext:value-type="string">
            <text:p/>
          </table:table-cell>
          <table:table-cell table:formula="of:=UNICHAR([.CV8])" office:value-type="string" office:string-value="" calcext:value-type="string">
            <text:p/>
          </table:table-cell>
          <table:table-cell table:formula="of:=UNICHAR([.CW8])" office:value-type="string" office:string-value="" calcext:value-type="string">
            <text:p/>
          </table:table-cell>
          <table:table-cell table:formula="of:=UNICHAR([.CX8])" office:value-type="string" office:string-value="" calcext:value-type="string">
            <text:p/>
          </table:table-cell>
          <table:table-cell table:formula="of:=UNICHAR([.CY8])" office:value-type="string" office:string-value="" calcext:value-type="string">
            <text:p/>
          </table:table-cell>
          <table:table-cell table:formula="of:=UNICHAR([.CZ8])" office:value-type="string" office:string-value="" calcext:value-type="string">
            <text:p/>
          </table:table-cell>
          <table:table-cell table:formula="of:=UNICHAR([.DA8])" office:value-type="string" office:string-value="" calcext:value-type="string">
            <text:p/>
          </table:table-cell>
          <table:table-cell table:formula="of:=UNICHAR([.DB8])" office:value-type="string" office:string-value="" calcext:value-type="string">
            <text:p/>
          </table:table-cell>
          <table:table-cell table:formula="of:=UNICHAR([.DC8])" office:value-type="string" office:string-value="" calcext:value-type="string">
            <text:p/>
          </table:table-cell>
          <table:table-cell table:formula="of:=UNICHAR([.DD8])" office:value-type="string" office:string-value="" calcext:value-type="string">
            <text:p/>
          </table:table-cell>
          <table:table-cell table:formula="of:=UNICHAR([.DE8])" office:value-type="string" office:string-value="" calcext:value-type="string">
            <text:p/>
          </table:table-cell>
          <table:table-cell table:formula="of:=UNICHAR([.DF8])" office:value-type="string" office:string-value="" calcext:value-type="string">
            <text:p/>
          </table:table-cell>
          <table:table-cell table:formula="of:=UNICHAR([.DG8])" office:value-type="string" office:string-value="" calcext:value-type="string">
            <text:p/>
          </table:table-cell>
          <table:table-cell table:formula="of:=UNICHAR([.DH8])" office:value-type="string" office:string-value="" calcext:value-type="string">
            <text:p/>
          </table:table-cell>
          <table:table-cell table:formula="of:=UNICHAR([.DI8])" office:value-type="string" office:string-value="" calcext:value-type="string">
            <text:p/>
          </table:table-cell>
          <table:table-cell table:formula="of:=UNICHAR([.DJ8])" office:value-type="string" office:string-value="" calcext:value-type="string">
            <text:p/>
          </table:table-cell>
          <table:table-cell table:formula="of:=UNICHAR([.DK8])" office:value-type="string" office:string-value="" calcext:value-type="string">
            <text:p/>
          </table:table-cell>
          <table:table-cell table:formula="of:=UNICHAR([.DL8])" office:value-type="string" office:string-value="" calcext:value-type="string">
            <text:p/>
          </table:table-cell>
          <table:table-cell table:formula="of:=UNICHAR([.DM8])" office:value-type="string" office:string-value="" calcext:value-type="string">
            <text:p/>
          </table:table-cell>
          <table:table-cell table:formula="of:=UNICHAR([.DN8])" office:value-type="string" office:string-value="" calcext:value-type="string">
            <text:p/>
          </table:table-cell>
          <table:table-cell table:formula="of:=UNICHAR([.DO8])" office:value-type="string" office:string-value="" calcext:value-type="string">
            <text:p/>
          </table:table-cell>
          <table:table-cell table:formula="of:=UNICHAR([.DP8])" office:value-type="string" office:string-value="" calcext:value-type="string">
            <text:p/>
          </table:table-cell>
          <table:table-cell table:formula="of:=UNICHAR([.DQ8])" office:value-type="string" office:string-value="" calcext:value-type="string">
            <text:p/>
          </table:table-cell>
          <table:table-cell table:formula="of:=UNICHAR([.DR8])" office:value-type="string" office:string-value="" calcext:value-type="string">
            <text:p/>
          </table:table-cell>
          <table:table-cell table:formula="of:=UNICHAR([.DS8])" office:value-type="string" office:string-value="" calcext:value-type="string">
            <text:p/>
          </table:table-cell>
          <table:table-cell table:formula="of:=UNICHAR([.DT8])" office:value-type="string" office:string-value="" calcext:value-type="string">
            <text:p/>
          </table:table-cell>
          <table:table-cell table:formula="of:=UNICHAR([.DU8])" office:value-type="string" office:string-value="" calcext:value-type="string">
            <text:p/>
          </table:table-cell>
          <table:table-cell table:formula="of:=UNICHAR([.DV8])" office:value-type="string" office:string-value="" calcext:value-type="string">
            <text:p/>
          </table:table-cell>
          <table:table-cell table:formula="of:=UNICHAR([.DW8])" office:value-type="string" office:string-value="" calcext:value-type="string">
            <text:p/>
          </table:table-cell>
          <table:table-cell table:formula="of:=UNICHAR([.DX8])" office:value-type="string" office:string-value="" calcext:value-type="string">
            <text:p/>
          </table:table-cell>
          <table:table-cell table:formula="of:=UNICHAR([.DY8])" office:value-type="string" office:string-value="" calcext:value-type="string">
            <text:p/>
          </table:table-cell>
          <table:table-cell table:formula="of:=UNICHAR([.DZ8])" office:value-type="string" office:string-value="" calcext:value-type="string">
            <text:p/>
          </table:table-cell>
          <table:table-cell table:formula="of:=UNICHAR([.EA8])" office:value-type="string" office:string-value="" calcext:value-type="string">
            <text:p/>
          </table:table-cell>
          <table:table-cell table:formula="of:=UNICHAR([.EB8])" office:value-type="string" office:string-value="" calcext:value-type="string">
            <text:p/>
          </table:table-cell>
          <table:table-cell table:formula="of:=UNICHAR([.EC8])" office:value-type="string" office:string-value="" calcext:value-type="string">
            <text:p/>
          </table:table-cell>
          <table:table-cell table:formula="of:=UNICHAR([.ED8])" office:value-type="string" office:string-value="" calcext:value-type="string">
            <text:p/>
          </table:table-cell>
          <table:table-cell table:formula="of:=UNICHAR([.EE8])" office:value-type="string" office:string-value="" calcext:value-type="string">
            <text:p/>
          </table:table-cell>
          <table:table-cell table:formula="of:=UNICHAR([.EF8])" office:value-type="string" office:string-value="" calcext:value-type="string">
            <text:p/>
          </table:table-cell>
          <table:table-cell table:formula="of:=UNICHAR([.EG8])" office:value-type="string" office:string-value="" calcext:value-type="string">
            <text:p/>
          </table:table-cell>
          <table:table-cell table:formula="of:=UNICHAR([.EH8])" office:value-type="string" office:string-value="" calcext:value-type="string">
            <text:p/>
          </table:table-cell>
          <table:table-cell table:formula="of:=UNICHAR([.EI8])" office:value-type="string" office:string-value="" calcext:value-type="string">
            <text:p/>
          </table:table-cell>
          <table:table-cell table:formula="of:=UNICHAR([.EJ8])" office:value-type="string" office:string-value="" calcext:value-type="string">
            <text:p/>
          </table:table-cell>
          <table:table-cell table:formula="of:=UNICHAR([.EK8])" office:value-type="string" office:string-value="" calcext:value-type="string">
            <text:p/>
          </table:table-cell>
          <table:table-cell table:formula="of:=UNICHAR([.EL8])" office:value-type="string" office:string-value="" calcext:value-type="string">
            <text:p/>
          </table:table-cell>
          <table:table-cell table:formula="of:=UNICHAR([.EM8])" office:value-type="string" office:string-value="" calcext:value-type="string">
            <text:p/>
          </table:table-cell>
          <table:table-cell table:formula="of:=UNICHAR([.EN8])" office:value-type="string" office:string-value="" calcext:value-type="string">
            <text:p/>
          </table:table-cell>
          <table:table-cell table:formula="of:=UNICHAR([.EO8])" office:value-type="string" office:string-value="" calcext:value-type="string">
            <text:p/>
          </table:table-cell>
          <table:table-cell table:formula="of:=UNICHAR([.EP8])" office:value-type="string" office:string-value="" calcext:value-type="string">
            <text:p/>
          </table:table-cell>
          <table:table-cell table:formula="of:=UNICHAR([.EQ8])" office:value-type="string" office:string-value="" calcext:value-type="string">
            <text:p/>
          </table:table-cell>
          <table:table-cell table:formula="of:=UNICHAR([.ER8])" office:value-type="string" office:string-value="" calcext:value-type="string">
            <text:p/>
          </table:table-cell>
          <table:table-cell table:formula="of:=UNICHAR([.ES8])" office:value-type="string" office:string-value="" calcext:value-type="string">
            <text:p/>
          </table:table-cell>
          <table:table-cell table:formula="of:=UNICHAR([.ET8])" office:value-type="string" office:string-value="" calcext:value-type="string">
            <text:p/>
          </table:table-cell>
          <table:table-cell table:formula="of:=UNICHAR([.EU8])" office:value-type="string" office:string-value="" calcext:value-type="string">
            <text:p/>
          </table:table-cell>
          <table:table-cell table:formula="of:=UNICHAR([.EV8])" office:value-type="string" office:string-value="" calcext:value-type="string">
            <text:p/>
          </table:table-cell>
          <table:table-cell table:formula="of:=UNICHAR([.EW8])" office:value-type="string" office:string-value="" calcext:value-type="string">
            <text:p/>
          </table:table-cell>
          <table:table-cell table:formula="of:=UNICHAR([.EX8])" office:value-type="string" office:string-value="" calcext:value-type="string">
            <text:p/>
          </table:table-cell>
          <table:table-cell table:formula="of:=UNICHAR([.EY8])" office:value-type="string" office:string-value="" calcext:value-type="string">
            <text:p/>
          </table:table-cell>
          <table:table-cell table:formula="of:=UNICHAR([.EZ8])" office:value-type="string" office:string-value="" calcext:value-type="string">
            <text:p/>
          </table:table-cell>
          <table:table-cell table:formula="of:=UNICHAR([.FA8])" office:value-type="string" office:string-value="" calcext:value-type="string">
            <text:p/>
          </table:table-cell>
          <table:table-cell table:formula="of:=UNICHAR([.FB8])" office:value-type="string" office:string-value="" calcext:value-type="string">
            <text:p/>
          </table:table-cell>
          <table:table-cell table:formula="of:=UNICHAR([.FC8])" office:value-type="string" office:string-value="" calcext:value-type="string">
            <text:p/>
          </table:table-cell>
          <table:table-cell table:formula="of:=UNICHAR([.FD8])" office:value-type="string" office:string-value="" calcext:value-type="string">
            <text:p/>
          </table:table-cell>
          <table:table-cell table:formula="of:=UNICHAR([.FE8])" office:value-type="string" office:string-value="" calcext:value-type="string">
            <text:p/>
          </table:table-cell>
          <table:table-cell table:formula="of:=UNICHAR([.FF8])" office:value-type="string" office:string-value="" calcext:value-type="string">
            <text:p/>
          </table:table-cell>
          <table:table-cell table:formula="of:=UNICHAR([.FG8])" office:value-type="string" office:string-value="" calcext:value-type="string">
            <text:p/>
          </table:table-cell>
          <table:table-cell table:formula="of:=UNICHAR([.FH8])" office:value-type="string" office:string-value="" calcext:value-type="string">
            <text:p/>
          </table:table-cell>
          <table:table-cell table:formula="of:=UNICHAR([.FI8])" office:value-type="string" office:string-value="" calcext:value-type="string">
            <text:p/>
          </table:table-cell>
          <table:table-cell table:formula="of:=UNICHAR([.FJ8])" office:value-type="string" office:string-value="" calcext:value-type="string">
            <text:p/>
          </table:table-cell>
          <table:table-cell table:formula="of:=UNICHAR([.FK8])" office:value-type="string" office:string-value="" calcext:value-type="string">
            <text:p/>
          </table:table-cell>
          <table:table-cell table:formula="of:=UNICHAR([.FL8])" office:value-type="string" office:string-value="" calcext:value-type="string">
            <text:p/>
          </table:table-cell>
          <table:table-cell table:formula="of:=UNICHAR([.FM8])" office:value-type="string" office:string-value="" calcext:value-type="string">
            <text:p/>
          </table:table-cell>
          <table:table-cell table:formula="of:=UNICHAR([.FN8])" office:value-type="string" office:string-value="" calcext:value-type="string">
            <text:p/>
          </table:table-cell>
          <table:table-cell table:formula="of:=UNICHAR([.FO8])" office:value-type="string" office:string-value="" calcext:value-type="string">
            <text:p/>
          </table:table-cell>
          <table:table-cell table:formula="of:=UNICHAR([.FP8])" office:value-type="string" office:string-value="" calcext:value-type="string">
            <text:p/>
          </table:table-cell>
          <table:table-cell table:formula="of:=UNICHAR([.FQ8])" office:value-type="string" office:string-value="" calcext:value-type="string">
            <text:p/>
          </table:table-cell>
          <table:table-cell table:formula="of:=UNICHAR([.FR8])" office:value-type="string" office:string-value="" calcext:value-type="string">
            <text:p/>
          </table:table-cell>
          <table:table-cell table:formula="of:=UNICHAR([.FS8])" office:value-type="string" office:string-value="" calcext:value-type="string">
            <text:p/>
          </table:table-cell>
          <table:table-cell table:formula="of:=UNICHAR([.FT8])" office:value-type="string" office:string-value="" calcext:value-type="string">
            <text:p/>
          </table:table-cell>
          <table:table-cell table:formula="of:=UNICHAR([.FU8])" office:value-type="string" office:string-value="" calcext:value-type="string">
            <text:p/>
          </table:table-cell>
          <table:table-cell table:formula="of:=UNICHAR([.FV8])" office:value-type="string" office:string-value="" calcext:value-type="string">
            <text:p/>
          </table:table-cell>
          <table:table-cell table:formula="of:=UNICHAR([.FW8])" office:value-type="string" office:string-value="" calcext:value-type="string">
            <text:p/>
          </table:table-cell>
          <table:table-cell table:formula="of:=UNICHAR([.FX8])" office:value-type="string" office:string-value="" calcext:value-type="string">
            <text:p/>
          </table:table-cell>
          <table:table-cell table:formula="of:=UNICHAR([.FY8])" office:value-type="string" office:string-value="" calcext:value-type="string">
            <text:p/>
          </table:table-cell>
          <table:table-cell table:formula="of:=UNICHAR([.FZ8])" office:value-type="string" office:string-value="" calcext:value-type="string">
            <text:p/>
          </table:table-cell>
          <table:table-cell table:formula="of:=UNICHAR([.GA8])" office:value-type="string" office:string-value="" calcext:value-type="string">
            <text:p/>
          </table:table-cell>
          <table:table-cell table:formula="of:=UNICHAR([.GB8])" office:value-type="string" office:string-value="" calcext:value-type="string">
            <text:p/>
          </table:table-cell>
          <table:table-cell table:formula="of:=UNICHAR([.GC8])" office:value-type="string" office:string-value="" calcext:value-type="string">
            <text:p/>
          </table:table-cell>
          <table:table-cell table:formula="of:=UNICHAR([.GD8])" office:value-type="string" office:string-value="" calcext:value-type="string">
            <text:p/>
          </table:table-cell>
          <table:table-cell table:formula="of:=UNICHAR([.GE8])" office:value-type="string" office:string-value="" calcext:value-type="string">
            <text:p/>
          </table:table-cell>
          <table:table-cell table:formula="of:=UNICHAR([.GF8])" office:value-type="string" office:string-value="" calcext:value-type="string">
            <text:p/>
          </table:table-cell>
          <table:table-cell table:formula="of:=UNICHAR([.GG8])" office:value-type="string" office:string-value="" calcext:value-type="string">
            <text:p/>
          </table:table-cell>
          <table:table-cell table:formula="of:=UNICHAR([.GH8])" office:value-type="string" office:string-value="" calcext:value-type="string">
            <text:p/>
          </table:table-cell>
          <table:table-cell table:formula="of:=UNICHAR([.GI8])" office:value-type="string" office:string-value="" calcext:value-type="string">
            <text:p/>
          </table:table-cell>
          <table:table-cell table:formula="of:=UNICHAR([.GJ8])" office:value-type="string" office:string-value="" calcext:value-type="string">
            <text:p/>
          </table:table-cell>
          <table:table-cell table:formula="of:=UNICHAR([.GK8])" office:value-type="string" office:string-value="" calcext:value-type="string">
            <text:p/>
          </table:table-cell>
          <table:table-cell table:formula="of:=UNICHAR([.GL8])" office:value-type="string" office:string-value="" calcext:value-type="string">
            <text:p/>
          </table:table-cell>
          <table:table-cell table:formula="of:=UNICHAR([.GM8])" office:value-type="string" office:string-value="" calcext:value-type="string">
            <text:p/>
          </table:table-cell>
          <table:table-cell table:formula="of:=UNICHAR([.GN8])" office:value-type="string" office:string-value="" calcext:value-type="string">
            <text:p/>
          </table:table-cell>
          <table:table-cell table:formula="of:=UNICHAR([.GO8])" office:value-type="string" office:string-value="" calcext:value-type="string">
            <text:p/>
          </table:table-cell>
          <table:table-cell table:formula="of:=UNICHAR([.GP8])" office:value-type="string" office:string-value="" calcext:value-type="string">
            <text:p/>
          </table:table-cell>
          <table:table-cell table:formula="of:=UNICHAR([.GQ8])" office:value-type="string" office:string-value="" calcext:value-type="string">
            <text:p/>
          </table:table-cell>
          <table:table-cell table:formula="of:=UNICHAR([.GR8])" office:value-type="string" office:string-value="" calcext:value-type="string">
            <text:p/>
          </table:table-cell>
          <table:table-cell table:formula="of:=UNICHAR([.GS8])" office:value-type="string" office:string-value="" calcext:value-type="string">
            <text:p/>
          </table:table-cell>
          <table:table-cell table:formula="of:=UNICHAR([.GT8])" office:value-type="string" office:string-value="" calcext:value-type="string">
            <text:p/>
          </table:table-cell>
          <table:table-cell table:formula="of:=UNICHAR([.GU8])" office:value-type="string" office:string-value="" calcext:value-type="string">
            <text:p/>
          </table:table-cell>
          <table:table-cell table:formula="of:=UNICHAR([.GV8])" office:value-type="string" office:string-value="" calcext:value-type="string">
            <text:p/>
          </table:table-cell>
          <table:table-cell table:formula="of:=UNICHAR([.GW8])" office:value-type="string" office:string-value="" calcext:value-type="string">
            <text:p/>
          </table:table-cell>
          <table:table-cell table:formula="of:=UNICHAR([.GX8])" office:value-type="string" office:string-value="" calcext:value-type="string">
            <text:p/>
          </table:table-cell>
          <table:table-cell table:formula="of:=UNICHAR([.GY8])" office:value-type="string" office:string-value="" calcext:value-type="string">
            <text:p/>
          </table:table-cell>
          <table:table-cell table:formula="of:=UNICHAR([.GZ8])" office:value-type="string" office:string-value="" calcext:value-type="string">
            <text:p/>
          </table:table-cell>
          <table:table-cell table:formula="of:=UNICHAR([.HA8])" office:value-type="string" office:string-value="" calcext:value-type="string">
            <text:p/>
          </table:table-cell>
          <table:table-cell table:formula="of:=UNICHAR([.HB8])" office:value-type="string" office:string-value="" calcext:value-type="string">
            <text:p/>
          </table:table-cell>
          <table:table-cell table:formula="of:=UNICHAR([.HC8])" office:value-type="string" office:string-value="" calcext:value-type="string">
            <text:p/>
          </table:table-cell>
          <table:table-cell table:formula="of:=UNICHAR([.HD8])" office:value-type="string" office:string-value="" calcext:value-type="string">
            <text:p/>
          </table:table-cell>
          <table:table-cell table:formula="of:=UNICHAR([.HE8])" office:value-type="string" office:string-value="" calcext:value-type="string">
            <text:p/>
          </table:table-cell>
          <table:table-cell table:formula="of:=UNICHAR([.HF8])" office:value-type="string" office:string-value="" calcext:value-type="string">
            <text:p/>
          </table:table-cell>
          <table:table-cell table:formula="of:=UNICHAR([.HG8])" office:value-type="string" office:string-value="" calcext:value-type="string">
            <text:p/>
          </table:table-cell>
          <table:table-cell table:formula="of:=UNICHAR([.HH8])" office:value-type="string" office:string-value="" calcext:value-type="string">
            <text:p/>
          </table:table-cell>
          <table:table-cell table:formula="of:=UNICHAR([.HI8])" office:value-type="string" office:string-value="" calcext:value-type="string">
            <text:p/>
          </table:table-cell>
          <table:table-cell table:formula="of:=UNICHAR([.HJ8])" office:value-type="string" office:string-value="" calcext:value-type="string">
            <text:p/>
          </table:table-cell>
          <table:table-cell table:formula="of:=UNICHAR([.HK8])" office:value-type="string" office:string-value="" calcext:value-type="string">
            <text:p/>
          </table:table-cell>
        </table:table-row>
        <table:table-row table:style-name="ro1">
          <table:table-cell table:formula="of:=UNICHAR([.A9])" office:value-type="string" office:string-value="ģ" calcext:value-type="string">
            <text:p>ģ</text:p>
          </table:table-cell>
          <table:table-cell table:formula="of:=UNICHAR([.B9])" office:value-type="string" office:string-value="⍅" calcext:value-type="string">
            <text:p>⍅</text:p>
          </table:table-cell>
          <table:table-cell table:formula="of:=UNICHAR([.C9])" office:value-type="string" office:string-value="䕧" calcext:value-type="string">
            <text:p>䕧</text:p>
          </table:table-cell>
          <table:table-cell table:formula="of:=UNICHAR([.D9])" office:value-type="string" office:string-value="枉" calcext:value-type="string">
            <text:p>枉</text:p>
          </table:table-cell>
          <table:table-cell table:formula="of:=UNICHAR([.E9])" office:value-type="string" office:string-value="覫" calcext:value-type="string">
            <text:p>覫</text:p>
          </table:table-cell>
          <table:table-cell table:formula="of:=UNICHAR([.F9])" office:value-type="string" office:string-value="ꯍ" calcext:value-type="string">
            <text:p>ꯍ</text:p>
          </table:table-cell>
          <table:table-cell table:formula="of:=UNICHAR([.G9])" office:value-type="string" office:string-value="췯" calcext:value-type="string">
            <text:p>췯</text:p>
          </table:table-cell>
          <table:table-cell table:formula="of:=UNICHAR([.H9])" office:value-type="string" office:string-value="ï" calcext:value-type="string">
            <text:p>ï</text:p>
          </table:table-cell>
          <table:table-cell table:formula="of:=UNICHAR([.I9])" office:value-type="string" office:string-value="" calcext:value-type="string">
            <text:p/>
          </table:table-cell>
          <table:table-cell table:formula="of:=UNICHAR([.J9])" office:value-type="string" office:string-value="" calcext:value-type="string">
            <text:p/>
          </table:table-cell>
          <table:table-cell table:formula="of:=UNICHAR([.K9])" office:value-type="string" office:string-value="" calcext:value-type="string">
            <text:p/>
          </table:table-cell>
          <table:table-cell table:formula="of:=UNICHAR([.L9])" office:value-type="string" office:string-value="" calcext:value-type="string">
            <text:p/>
          </table:table-cell>
          <table:table-cell table:formula="of:=UNICHAR([.M9])" office:value-type="string" office:string-value="" calcext:value-type="string">
            <text:p/>
          </table:table-cell>
          <table:table-cell table:formula="of:=UNICHAR([.N9])" office:value-type="string" office:string-value="" calcext:value-type="string">
            <text:p/>
          </table:table-cell>
          <table:table-cell table:formula="of:=UNICHAR([.O9])" office:value-type="string" office:string-value="" calcext:value-type="string">
            <text:p/>
          </table:table-cell>
          <table:table-cell table:formula="of:=UNICHAR([.P9])" office:value-type="string" office:string-value="" calcext:value-type="string">
            <text:p/>
          </table:table-cell>
          <table:table-cell table:formula="of:=UNICHAR([.Q9])" office:value-type="string" office:string-value="" calcext:value-type="string">
            <text:p/>
          </table:table-cell>
          <table:table-cell table:formula="of:=UNICHAR([.R9])" office:value-type="string" office:string-value="" calcext:value-type="string">
            <text:p/>
          </table:table-cell>
          <table:table-cell table:formula="of:=UNICHAR([.S9])" office:value-type="string" office:string-value="" calcext:value-type="string">
            <text:p/>
          </table:table-cell>
          <table:table-cell table:formula="of:=UNICHAR([.T9])" office:value-type="string" office:string-value="" calcext:value-type="string">
            <text:p/>
          </table:table-cell>
          <table:table-cell table:formula="of:=UNICHAR([.U9])" office:value-type="string" office:string-value="" calcext:value-type="string">
            <text:p/>
          </table:table-cell>
          <table:table-cell table:formula="of:=UNICHAR([.V9])" office:value-type="string" office:string-value="" calcext:value-type="string">
            <text:p/>
          </table:table-cell>
          <table:table-cell table:formula="of:=UNICHAR([.W9])" office:value-type="string" office:string-value="" calcext:value-type="string">
            <text:p/>
          </table:table-cell>
          <table:table-cell table:formula="of:=UNICHAR([.X9])" office:value-type="string" office:string-value="" calcext:value-type="string">
            <text:p/>
          </table:table-cell>
          <table:table-cell table:formula="of:=UNICHAR([.Y9])" office:value-type="string" office:string-value="" calcext:value-type="string">
            <text:p/>
          </table:table-cell>
          <table:table-cell table:formula="of:=UNICHAR([.Z9])" office:value-type="string" office:string-value="" calcext:value-type="string">
            <text:p/>
          </table:table-cell>
          <table:table-cell table:formula="of:=UNICHAR([.AA9])" office:value-type="string" office:string-value="" calcext:value-type="string">
            <text:p/>
          </table:table-cell>
          <table:table-cell table:formula="of:=UNICHAR([.AB9])" office:value-type="string" office:string-value="" calcext:value-type="string">
            <text:p/>
          </table:table-cell>
          <table:table-cell table:formula="of:=UNICHAR([.AC9])" office:value-type="string" office:string-value="" calcext:value-type="string">
            <text:p/>
          </table:table-cell>
          <table:table-cell table:formula="of:=UNICHAR([.AD9])" office:value-type="string" office:string-value="" calcext:value-type="string">
            <text:p/>
          </table:table-cell>
          <table:table-cell table:formula="of:=UNICHAR([.AE9])" office:value-type="string" office:string-value="" calcext:value-type="string">
            <text:p/>
          </table:table-cell>
          <table:table-cell table:formula="of:=UNICHAR([.AF9])" office:value-type="string" office:string-value="" calcext:value-type="string">
            <text:p/>
          </table:table-cell>
          <table:table-cell table:formula="of:=UNICHAR([.AG9])" office:value-type="string" office:string-value="" calcext:value-type="string">
            <text:p/>
          </table:table-cell>
          <table:table-cell table:formula="of:=UNICHAR([.AH9])" office:value-type="string" office:string-value="" calcext:value-type="string">
            <text:p/>
          </table:table-cell>
          <table:table-cell table:formula="of:=UNICHAR([.AI9])" office:value-type="string" office:string-value="" calcext:value-type="string">
            <text:p/>
          </table:table-cell>
          <table:table-cell table:formula="of:=UNICHAR([.AJ9])" office:value-type="string" office:string-value="" calcext:value-type="string">
            <text:p/>
          </table:table-cell>
          <table:table-cell table:formula="of:=UNICHAR([.AK9])" office:value-type="string" office:string-value="" calcext:value-type="string">
            <text:p/>
          </table:table-cell>
          <table:table-cell table:formula="of:=UNICHAR([.AL9])" office:value-type="string" office:string-value="" calcext:value-type="string">
            <text:p/>
          </table:table-cell>
          <table:table-cell table:formula="of:=UNICHAR([.AM9])" office:value-type="string" office:string-value="" calcext:value-type="string">
            <text:p/>
          </table:table-cell>
          <table:table-cell table:formula="of:=UNICHAR([.AN9])" office:value-type="string" office:string-value="" calcext:value-type="string">
            <text:p/>
          </table:table-cell>
          <table:table-cell table:formula="of:=UNICHAR([.AO9])" office:value-type="string" office:string-value="" calcext:value-type="string">
            <text:p/>
          </table:table-cell>
          <table:table-cell table:formula="of:=UNICHAR([.AP9])" office:value-type="string" office:string-value="" calcext:value-type="string">
            <text:p/>
          </table:table-cell>
          <table:table-cell table:formula="of:=UNICHAR([.AQ9])" office:value-type="string" office:string-value="" calcext:value-type="string">
            <text:p/>
          </table:table-cell>
          <table:table-cell table:formula="of:=UNICHAR([.AR9])" office:value-type="string" office:string-value="" calcext:value-type="string">
            <text:p/>
          </table:table-cell>
          <table:table-cell table:formula="of:=UNICHAR([.AS9])" office:value-type="string" office:string-value="" calcext:value-type="string">
            <text:p/>
          </table:table-cell>
          <table:table-cell table:formula="of:=UNICHAR([.AT9])" office:value-type="string" office:string-value="" calcext:value-type="string">
            <text:p/>
          </table:table-cell>
          <table:table-cell table:formula="of:=UNICHAR([.AU9])" office:value-type="string" office:string-value="" calcext:value-type="string">
            <text:p/>
          </table:table-cell>
          <table:table-cell table:formula="of:=UNICHAR([.AV9])" office:value-type="string" office:string-value="" calcext:value-type="string">
            <text:p/>
          </table:table-cell>
          <table:table-cell table:formula="of:=UNICHAR([.AW9])" office:value-type="string" office:string-value="" calcext:value-type="string">
            <text:p/>
          </table:table-cell>
          <table:table-cell table:formula="of:=UNICHAR([.AX9])" office:value-type="string" office:string-value="" calcext:value-type="string">
            <text:p/>
          </table:table-cell>
          <table:table-cell table:formula="of:=UNICHAR([.AY9])" office:value-type="string" office:string-value="" calcext:value-type="string">
            <text:p/>
          </table:table-cell>
          <table:table-cell table:formula="of:=UNICHAR([.AZ9])" office:value-type="string" office:string-value="" calcext:value-type="string">
            <text:p/>
          </table:table-cell>
          <table:table-cell table:formula="of:=UNICHAR([.BA9])" office:value-type="string" office:string-value="" calcext:value-type="string">
            <text:p/>
          </table:table-cell>
          <table:table-cell table:formula="of:=UNICHAR([.BB9])" office:value-type="string" office:string-value="" calcext:value-type="string">
            <text:p/>
          </table:table-cell>
          <table:table-cell table:formula="of:=UNICHAR([.BC9])" office:value-type="string" office:string-value="" calcext:value-type="string">
            <text:p/>
          </table:table-cell>
          <table:table-cell table:formula="of:=UNICHAR([.BD9])" office:value-type="string" office:string-value="" calcext:value-type="string">
            <text:p/>
          </table:table-cell>
          <table:table-cell table:formula="of:=UNICHAR([.BE9])" office:value-type="string" office:string-value="" calcext:value-type="string">
            <text:p/>
          </table:table-cell>
          <table:table-cell table:formula="of:=UNICHAR([.BF9])" office:value-type="string" office:string-value="" calcext:value-type="string">
            <text:p/>
          </table:table-cell>
          <table:table-cell table:formula="of:=UNICHAR([.BG9])" office:value-type="string" office:string-value="" calcext:value-type="string">
            <text:p/>
          </table:table-cell>
          <table:table-cell table:formula="of:=UNICHAR([.BH9])" office:value-type="string" office:string-value="" calcext:value-type="string">
            <text:p/>
          </table:table-cell>
          <table:table-cell table:formula="of:=UNICHAR([.BI9])" office:value-type="string" office:string-value="" calcext:value-type="string">
            <text:p/>
          </table:table-cell>
          <table:table-cell table:formula="of:=UNICHAR([.BJ9])" office:value-type="string" office:string-value="" calcext:value-type="string">
            <text:p/>
          </table:table-cell>
          <table:table-cell table:formula="of:=UNICHAR([.BK9])" office:value-type="string" office:string-value="" calcext:value-type="string">
            <text:p/>
          </table:table-cell>
          <table:table-cell table:formula="of:=UNICHAR([.BL9])" office:value-type="string" office:string-value="" calcext:value-type="string">
            <text:p/>
          </table:table-cell>
          <table:table-cell table:formula="of:=UNICHAR([.BM9])" office:value-type="string" office:string-value="" calcext:value-type="string">
            <text:p/>
          </table:table-cell>
          <table:table-cell table:formula="of:=UNICHAR([.BN9])" office:value-type="string" office:string-value="" calcext:value-type="string">
            <text:p/>
          </table:table-cell>
          <table:table-cell table:formula="of:=UNICHAR([.BO9])" office:value-type="string" office:string-value="" calcext:value-type="string">
            <text:p/>
          </table:table-cell>
          <table:table-cell table:formula="of:=UNICHAR([.BP9])" office:value-type="string" office:string-value="" calcext:value-type="string">
            <text:p/>
          </table:table-cell>
          <table:table-cell table:formula="of:=UNICHAR([.BQ9])" office:value-type="string" office:string-value="" calcext:value-type="string">
            <text:p/>
          </table:table-cell>
          <table:table-cell table:formula="of:=UNICHAR([.BR9])" office:value-type="string" office:string-value="" calcext:value-type="string">
            <text:p/>
          </table:table-cell>
          <table:table-cell table:formula="of:=UNICHAR([.BS9])" office:value-type="string" office:string-value="" calcext:value-type="string">
            <text:p/>
          </table:table-cell>
          <table:table-cell table:formula="of:=UNICHAR([.BT9])" office:value-type="string" office:string-value="" calcext:value-type="string">
            <text:p/>
          </table:table-cell>
          <table:table-cell table:formula="of:=UNICHAR([.BU9])" office:value-type="string" office:string-value="" calcext:value-type="string">
            <text:p/>
          </table:table-cell>
          <table:table-cell table:formula="of:=UNICHAR([.BV9])" office:value-type="string" office:string-value="" calcext:value-type="string">
            <text:p/>
          </table:table-cell>
          <table:table-cell table:formula="of:=UNICHAR([.BW9])" office:value-type="string" office:string-value="" calcext:value-type="string">
            <text:p/>
          </table:table-cell>
          <table:table-cell table:formula="of:=UNICHAR([.BX9])" office:value-type="string" office:string-value="" calcext:value-type="string">
            <text:p/>
          </table:table-cell>
          <table:table-cell table:formula="of:=UNICHAR([.BY9])" office:value-type="string" office:string-value="" calcext:value-type="string">
            <text:p/>
          </table:table-cell>
          <table:table-cell table:formula="of:=UNICHAR([.BZ9])" office:value-type="string" office:string-value="" calcext:value-type="string">
            <text:p/>
          </table:table-cell>
          <table:table-cell table:formula="of:=UNICHAR([.CA9])" office:value-type="string" office:string-value="" calcext:value-type="string">
            <text:p/>
          </table:table-cell>
          <table:table-cell table:formula="of:=UNICHAR([.CB9])" office:value-type="string" office:string-value="" calcext:value-type="string">
            <text:p/>
          </table:table-cell>
          <table:table-cell table:formula="of:=UNICHAR([.CC9])" office:value-type="string" office:string-value="" calcext:value-type="string">
            <text:p/>
          </table:table-cell>
          <table:table-cell table:formula="of:=UNICHAR([.CD9])" office:value-type="string" office:string-value="" calcext:value-type="string">
            <text:p/>
          </table:table-cell>
          <table:table-cell table:formula="of:=UNICHAR([.CE9])" office:value-type="string" office:string-value="" calcext:value-type="string">
            <text:p/>
          </table:table-cell>
          <table:table-cell table:formula="of:=UNICHAR([.CF9])" office:value-type="string" office:string-value="" calcext:value-type="string">
            <text:p/>
          </table:table-cell>
          <table:table-cell table:formula="of:=UNICHAR([.CG9])" office:value-type="string" office:string-value="" calcext:value-type="string">
            <text:p/>
          </table:table-cell>
          <table:table-cell table:formula="of:=UNICHAR([.CH9])" office:value-type="string" office:string-value="" calcext:value-type="string">
            <text:p/>
          </table:table-cell>
          <table:table-cell table:formula="of:=UNICHAR([.CI9])" office:value-type="string" office:string-value="" calcext:value-type="string">
            <text:p/>
          </table:table-cell>
          <table:table-cell table:formula="of:=UNICHAR([.CJ9])" office:value-type="string" office:string-value="" calcext:value-type="string">
            <text:p/>
          </table:table-cell>
          <table:table-cell table:formula="of:=UNICHAR([.CK9])" office:value-type="string" office:string-value="" calcext:value-type="string">
            <text:p/>
          </table:table-cell>
          <table:table-cell table:formula="of:=UNICHAR([.CL9])" office:value-type="string" office:string-value="" calcext:value-type="string">
            <text:p/>
          </table:table-cell>
          <table:table-cell table:formula="of:=UNICHAR([.CM9])" office:value-type="string" office:string-value="" calcext:value-type="string">
            <text:p/>
          </table:table-cell>
          <table:table-cell table:formula="of:=UNICHAR([.CN9])" office:value-type="string" office:string-value="" calcext:value-type="string">
            <text:p/>
          </table:table-cell>
          <table:table-cell table:formula="of:=UNICHAR([.CO9])" office:value-type="string" office:string-value="" calcext:value-type="string">
            <text:p/>
          </table:table-cell>
          <table:table-cell table:formula="of:=UNICHAR([.CP9])" office:value-type="string" office:string-value="" calcext:value-type="string">
            <text:p/>
          </table:table-cell>
          <table:table-cell table:formula="of:=UNICHAR([.CQ9])" office:value-type="string" office:string-value="" calcext:value-type="string">
            <text:p/>
          </table:table-cell>
          <table:table-cell table:formula="of:=UNICHAR([.CR9])" office:value-type="string" office:string-value="" calcext:value-type="string">
            <text:p/>
          </table:table-cell>
          <table:table-cell table:formula="of:=UNICHAR([.CS9])" office:value-type="string" office:string-value="" calcext:value-type="string">
            <text:p/>
          </table:table-cell>
          <table:table-cell table:formula="of:=UNICHAR([.CT9])" office:value-type="string" office:string-value="" calcext:value-type="string">
            <text:p/>
          </table:table-cell>
          <table:table-cell table:formula="of:=UNICHAR([.CU9])" office:value-type="string" office:string-value="" calcext:value-type="string">
            <text:p/>
          </table:table-cell>
          <table:table-cell table:formula="of:=UNICHAR([.CV9])" office:value-type="string" office:string-value="" calcext:value-type="string">
            <text:p/>
          </table:table-cell>
          <table:table-cell table:formula="of:=UNICHAR([.CW9])" office:value-type="string" office:string-value="" calcext:value-type="string">
            <text:p/>
          </table:table-cell>
          <table:table-cell table:formula="of:=UNICHAR([.CX9])" office:value-type="string" office:string-value="" calcext:value-type="string">
            <text:p/>
          </table:table-cell>
          <table:table-cell table:formula="of:=UNICHAR([.CY9])" office:value-type="string" office:string-value="" calcext:value-type="string">
            <text:p/>
          </table:table-cell>
          <table:table-cell table:formula="of:=UNICHAR([.CZ9])" office:value-type="string" office:string-value="" calcext:value-type="string">
            <text:p/>
          </table:table-cell>
          <table:table-cell table:formula="of:=UNICHAR([.DA9])" office:value-type="string" office:string-value="" calcext:value-type="string">
            <text:p/>
          </table:table-cell>
          <table:table-cell table:formula="of:=UNICHAR([.DB9])" office:value-type="string" office:string-value="" calcext:value-type="string">
            <text:p/>
          </table:table-cell>
          <table:table-cell table:formula="of:=UNICHAR([.DC9])" office:value-type="string" office:string-value="" calcext:value-type="string">
            <text:p/>
          </table:table-cell>
          <table:table-cell table:formula="of:=UNICHAR([.DD9])" office:value-type="string" office:string-value="" calcext:value-type="string">
            <text:p/>
          </table:table-cell>
          <table:table-cell table:formula="of:=UNICHAR([.DE9])" office:value-type="string" office:string-value="" calcext:value-type="string">
            <text:p/>
          </table:table-cell>
          <table:table-cell table:formula="of:=UNICHAR([.DF9])" office:value-type="string" office:string-value="" calcext:value-type="string">
            <text:p/>
          </table:table-cell>
          <table:table-cell table:formula="of:=UNICHAR([.DG9])" office:value-type="string" office:string-value="" calcext:value-type="string">
            <text:p/>
          </table:table-cell>
          <table:table-cell table:formula="of:=UNICHAR([.DH9])" office:value-type="string" office:string-value="" calcext:value-type="string">
            <text:p/>
          </table:table-cell>
          <table:table-cell table:formula="of:=UNICHAR([.DI9])" office:value-type="string" office:string-value="" calcext:value-type="string">
            <text:p/>
          </table:table-cell>
          <table:table-cell table:formula="of:=UNICHAR([.DJ9])" office:value-type="string" office:string-value="" calcext:value-type="string">
            <text:p/>
          </table:table-cell>
          <table:table-cell table:formula="of:=UNICHAR([.DK9])" office:value-type="string" office:string-value="" calcext:value-type="string">
            <text:p/>
          </table:table-cell>
          <table:table-cell table:formula="of:=UNICHAR([.DL9])" office:value-type="string" office:string-value="" calcext:value-type="string">
            <text:p/>
          </table:table-cell>
          <table:table-cell table:formula="of:=UNICHAR([.DM9])" office:value-type="string" office:string-value="" calcext:value-type="string">
            <text:p/>
          </table:table-cell>
          <table:table-cell table:formula="of:=UNICHAR([.DN9])" office:value-type="string" office:string-value="" calcext:value-type="string">
            <text:p/>
          </table:table-cell>
          <table:table-cell table:formula="of:=UNICHAR([.DO9])" office:value-type="string" office:string-value="" calcext:value-type="string">
            <text:p/>
          </table:table-cell>
          <table:table-cell table:formula="of:=UNICHAR([.DP9])" office:value-type="string" office:string-value="" calcext:value-type="string">
            <text:p/>
          </table:table-cell>
          <table:table-cell table:formula="of:=UNICHAR([.DQ9])" office:value-type="string" office:string-value="" calcext:value-type="string">
            <text:p/>
          </table:table-cell>
          <table:table-cell table:formula="of:=UNICHAR([.DR9])" office:value-type="string" office:string-value="" calcext:value-type="string">
            <text:p/>
          </table:table-cell>
          <table:table-cell table:formula="of:=UNICHAR([.DS9])" office:value-type="string" office:string-value="" calcext:value-type="string">
            <text:p/>
          </table:table-cell>
          <table:table-cell table:formula="of:=UNICHAR([.DT9])" office:value-type="string" office:string-value="" calcext:value-type="string">
            <text:p/>
          </table:table-cell>
          <table:table-cell table:formula="of:=UNICHAR([.DU9])" office:value-type="string" office:string-value="" calcext:value-type="string">
            <text:p/>
          </table:table-cell>
          <table:table-cell table:formula="of:=UNICHAR([.DV9])" office:value-type="string" office:string-value="" calcext:value-type="string">
            <text:p/>
          </table:table-cell>
          <table:table-cell table:formula="of:=UNICHAR([.DW9])" office:value-type="string" office:string-value="" calcext:value-type="string">
            <text:p/>
          </table:table-cell>
          <table:table-cell table:formula="of:=UNICHAR([.DX9])" office:value-type="string" office:string-value="" calcext:value-type="string">
            <text:p/>
          </table:table-cell>
          <table:table-cell table:formula="of:=UNICHAR([.DY9])" office:value-type="string" office:string-value="" calcext:value-type="string">
            <text:p/>
          </table:table-cell>
          <table:table-cell table:formula="of:=UNICHAR([.DZ9])" office:value-type="string" office:string-value="" calcext:value-type="string">
            <text:p/>
          </table:table-cell>
          <table:table-cell table:formula="of:=UNICHAR([.EA9])" office:value-type="string" office:string-value="" calcext:value-type="string">
            <text:p/>
          </table:table-cell>
          <table:table-cell table:formula="of:=UNICHAR([.EB9])" office:value-type="string" office:string-value="" calcext:value-type="string">
            <text:p/>
          </table:table-cell>
          <table:table-cell table:formula="of:=UNICHAR([.EC9])" office:value-type="string" office:string-value="" calcext:value-type="string">
            <text:p/>
          </table:table-cell>
          <table:table-cell table:formula="of:=UNICHAR([.ED9])" office:value-type="string" office:string-value="" calcext:value-type="string">
            <text:p/>
          </table:table-cell>
          <table:table-cell table:formula="of:=UNICHAR([.EE9])" office:value-type="string" office:string-value="" calcext:value-type="string">
            <text:p/>
          </table:table-cell>
          <table:table-cell table:formula="of:=UNICHAR([.EF9])" office:value-type="string" office:string-value="" calcext:value-type="string">
            <text:p/>
          </table:table-cell>
          <table:table-cell table:formula="of:=UNICHAR([.EG9])" office:value-type="string" office:string-value="" calcext:value-type="string">
            <text:p/>
          </table:table-cell>
          <table:table-cell table:formula="of:=UNICHAR([.EH9])" office:value-type="string" office:string-value="" calcext:value-type="string">
            <text:p/>
          </table:table-cell>
          <table:table-cell table:formula="of:=UNICHAR([.EI9])" office:value-type="string" office:string-value="" calcext:value-type="string">
            <text:p/>
          </table:table-cell>
          <table:table-cell table:formula="of:=UNICHAR([.EJ9])" office:value-type="string" office:string-value="" calcext:value-type="string">
            <text:p/>
          </table:table-cell>
          <table:table-cell table:formula="of:=UNICHAR([.EK9])" office:value-type="string" office:string-value="" calcext:value-type="string">
            <text:p/>
          </table:table-cell>
          <table:table-cell table:formula="of:=UNICHAR([.EL9])" office:value-type="string" office:string-value="" calcext:value-type="string">
            <text:p/>
          </table:table-cell>
          <table:table-cell table:formula="of:=UNICHAR([.EM9])" office:value-type="string" office:string-value="" calcext:value-type="string">
            <text:p/>
          </table:table-cell>
          <table:table-cell table:formula="of:=UNICHAR([.EN9])" office:value-type="string" office:string-value="" calcext:value-type="string">
            <text:p/>
          </table:table-cell>
          <table:table-cell table:formula="of:=UNICHAR([.EO9])" office:value-type="string" office:string-value="" calcext:value-type="string">
            <text:p/>
          </table:table-cell>
          <table:table-cell table:formula="of:=UNICHAR([.EP9])" office:value-type="string" office:string-value="" calcext:value-type="string">
            <text:p/>
          </table:table-cell>
          <table:table-cell table:formula="of:=UNICHAR([.EQ9])" office:value-type="string" office:string-value="" calcext:value-type="string">
            <text:p/>
          </table:table-cell>
          <table:table-cell table:formula="of:=UNICHAR([.ER9])" office:value-type="string" office:string-value="" calcext:value-type="string">
            <text:p/>
          </table:table-cell>
          <table:table-cell table:formula="of:=UNICHAR([.ES9])" office:value-type="string" office:string-value="" calcext:value-type="string">
            <text:p/>
          </table:table-cell>
          <table:table-cell table:formula="of:=UNICHAR([.ET9])" office:value-type="string" office:string-value="" calcext:value-type="string">
            <text:p/>
          </table:table-cell>
          <table:table-cell table:formula="of:=UNICHAR([.EU9])" office:value-type="string" office:string-value="" calcext:value-type="string">
            <text:p/>
          </table:table-cell>
          <table:table-cell table:formula="of:=UNICHAR([.EV9])" office:value-type="string" office:string-value="" calcext:value-type="string">
            <text:p/>
          </table:table-cell>
          <table:table-cell table:formula="of:=UNICHAR([.EW9])" office:value-type="string" office:string-value="" calcext:value-type="string">
            <text:p/>
          </table:table-cell>
          <table:table-cell table:formula="of:=UNICHAR([.EX9])" office:value-type="string" office:string-value="" calcext:value-type="string">
            <text:p/>
          </table:table-cell>
          <table:table-cell table:formula="of:=UNICHAR([.EY9])" office:value-type="string" office:string-value="" calcext:value-type="string">
            <text:p/>
          </table:table-cell>
          <table:table-cell table:formula="of:=UNICHAR([.EZ9])" office:value-type="string" office:string-value="" calcext:value-type="string">
            <text:p/>
          </table:table-cell>
          <table:table-cell table:formula="of:=UNICHAR([.FA9])" office:value-type="string" office:string-value="" calcext:value-type="string">
            <text:p/>
          </table:table-cell>
          <table:table-cell table:formula="of:=UNICHAR([.FB9])" office:value-type="string" office:string-value="" calcext:value-type="string">
            <text:p/>
          </table:table-cell>
          <table:table-cell table:formula="of:=UNICHAR([.FC9])" office:value-type="string" office:string-value="" calcext:value-type="string">
            <text:p/>
          </table:table-cell>
          <table:table-cell table:formula="of:=UNICHAR([.FD9])" office:value-type="string" office:string-value="" calcext:value-type="string">
            <text:p/>
          </table:table-cell>
          <table:table-cell table:formula="of:=UNICHAR([.FE9])" office:value-type="string" office:string-value="" calcext:value-type="string">
            <text:p/>
          </table:table-cell>
          <table:table-cell table:formula="of:=UNICHAR([.FF9])" office:value-type="string" office:string-value="" calcext:value-type="string">
            <text:p/>
          </table:table-cell>
          <table:table-cell table:formula="of:=UNICHAR([.FG9])" office:value-type="string" office:string-value="" calcext:value-type="string">
            <text:p/>
          </table:table-cell>
          <table:table-cell table:formula="of:=UNICHAR([.FH9])" office:value-type="string" office:string-value="" calcext:value-type="string">
            <text:p/>
          </table:table-cell>
          <table:table-cell table:formula="of:=UNICHAR([.FI9])" office:value-type="string" office:string-value="" calcext:value-type="string">
            <text:p/>
          </table:table-cell>
          <table:table-cell table:formula="of:=UNICHAR([.FJ9])" office:value-type="string" office:string-value="" calcext:value-type="string">
            <text:p/>
          </table:table-cell>
          <table:table-cell table:formula="of:=UNICHAR([.FK9])" office:value-type="string" office:string-value="" calcext:value-type="string">
            <text:p/>
          </table:table-cell>
          <table:table-cell table:formula="of:=UNICHAR([.FL9])" office:value-type="string" office:string-value="" calcext:value-type="string">
            <text:p/>
          </table:table-cell>
          <table:table-cell table:formula="of:=UNICHAR([.FM9])" office:value-type="string" office:string-value="" calcext:value-type="string">
            <text:p/>
          </table:table-cell>
          <table:table-cell table:formula="of:=UNICHAR([.FN9])" office:value-type="string" office:string-value="" calcext:value-type="string">
            <text:p/>
          </table:table-cell>
          <table:table-cell table:formula="of:=UNICHAR([.FO9])" office:value-type="string" office:string-value="" calcext:value-type="string">
            <text:p/>
          </table:table-cell>
          <table:table-cell table:formula="of:=UNICHAR([.FP9])" office:value-type="string" office:string-value="" calcext:value-type="string">
            <text:p/>
          </table:table-cell>
          <table:table-cell table:formula="of:=UNICHAR([.FQ9])" office:value-type="string" office:string-value="" calcext:value-type="string">
            <text:p/>
          </table:table-cell>
          <table:table-cell table:formula="of:=UNICHAR([.FR9])" office:value-type="string" office:string-value="" calcext:value-type="string">
            <text:p/>
          </table:table-cell>
          <table:table-cell table:formula="of:=UNICHAR([.FS9])" office:value-type="string" office:string-value="" calcext:value-type="string">
            <text:p/>
          </table:table-cell>
          <table:table-cell table:formula="of:=UNICHAR([.FT9])" office:value-type="string" office:string-value="" calcext:value-type="string">
            <text:p/>
          </table:table-cell>
          <table:table-cell table:formula="of:=UNICHAR([.FU9])" office:value-type="string" office:string-value="" calcext:value-type="string">
            <text:p/>
          </table:table-cell>
          <table:table-cell table:formula="of:=UNICHAR([.FV9])" office:value-type="string" office:string-value="" calcext:value-type="string">
            <text:p/>
          </table:table-cell>
          <table:table-cell table:formula="of:=UNICHAR([.FW9])" office:value-type="string" office:string-value="" calcext:value-type="string">
            <text:p/>
          </table:table-cell>
          <table:table-cell table:formula="of:=UNICHAR([.FX9])" office:value-type="string" office:string-value="" calcext:value-type="string">
            <text:p/>
          </table:table-cell>
          <table:table-cell table:formula="of:=UNICHAR([.FY9])" office:value-type="string" office:string-value="" calcext:value-type="string">
            <text:p/>
          </table:table-cell>
          <table:table-cell table:formula="of:=UNICHAR([.FZ9])" office:value-type="string" office:string-value="" calcext:value-type="string">
            <text:p/>
          </table:table-cell>
          <table:table-cell table:formula="of:=UNICHAR([.GA9])" office:value-type="string" office:string-value="" calcext:value-type="string">
            <text:p/>
          </table:table-cell>
          <table:table-cell table:formula="of:=UNICHAR([.GB9])" office:value-type="string" office:string-value="" calcext:value-type="string">
            <text:p/>
          </table:table-cell>
          <table:table-cell table:formula="of:=UNICHAR([.GC9])" office:value-type="string" office:string-value="" calcext:value-type="string">
            <text:p/>
          </table:table-cell>
          <table:table-cell table:formula="of:=UNICHAR([.GD9])" office:value-type="string" office:string-value="" calcext:value-type="string">
            <text:p/>
          </table:table-cell>
          <table:table-cell table:formula="of:=UNICHAR([.GE9])" office:value-type="string" office:string-value="" calcext:value-type="string">
            <text:p/>
          </table:table-cell>
          <table:table-cell table:formula="of:=UNICHAR([.GF9])" office:value-type="string" office:string-value="" calcext:value-type="string">
            <text:p/>
          </table:table-cell>
          <table:table-cell table:formula="of:=UNICHAR([.GG9])" office:value-type="string" office:string-value="" calcext:value-type="string">
            <text:p/>
          </table:table-cell>
          <table:table-cell table:formula="of:=UNICHAR([.GH9])" office:value-type="string" office:string-value="" calcext:value-type="string">
            <text:p/>
          </table:table-cell>
          <table:table-cell table:formula="of:=UNICHAR([.GI9])" office:value-type="string" office:string-value="" calcext:value-type="string">
            <text:p/>
          </table:table-cell>
          <table:table-cell table:formula="of:=UNICHAR([.GJ9])" office:value-type="string" office:string-value="" calcext:value-type="string">
            <text:p/>
          </table:table-cell>
          <table:table-cell table:formula="of:=UNICHAR([.GK9])" office:value-type="string" office:string-value="" calcext:value-type="string">
            <text:p/>
          </table:table-cell>
          <table:table-cell table:formula="of:=UNICHAR([.GL9])" office:value-type="string" office:string-value="" calcext:value-type="string">
            <text:p/>
          </table:table-cell>
          <table:table-cell table:formula="of:=UNICHAR([.GM9])" office:value-type="string" office:string-value="" calcext:value-type="string">
            <text:p/>
          </table:table-cell>
          <table:table-cell table:formula="of:=UNICHAR([.GN9])" office:value-type="string" office:string-value="" calcext:value-type="string">
            <text:p/>
          </table:table-cell>
          <table:table-cell table:formula="of:=UNICHAR([.GO9])" office:value-type="string" office:string-value="" calcext:value-type="string">
            <text:p/>
          </table:table-cell>
          <table:table-cell table:formula="of:=UNICHAR([.GP9])" office:value-type="string" office:string-value="" calcext:value-type="string">
            <text:p/>
          </table:table-cell>
          <table:table-cell table:formula="of:=UNICHAR([.GQ9])" office:value-type="string" office:string-value="" calcext:value-type="string">
            <text:p/>
          </table:table-cell>
          <table:table-cell table:formula="of:=UNICHAR([.GR9])" office:value-type="string" office:string-value="" calcext:value-type="string">
            <text:p/>
          </table:table-cell>
          <table:table-cell table:formula="of:=UNICHAR([.GS9])" office:value-type="string" office:string-value="" calcext:value-type="string">
            <text:p/>
          </table:table-cell>
          <table:table-cell table:formula="of:=UNICHAR([.GT9])" office:value-type="string" office:string-value="" calcext:value-type="string">
            <text:p/>
          </table:table-cell>
          <table:table-cell table:formula="of:=UNICHAR([.GU9])" office:value-type="string" office:string-value="" calcext:value-type="string">
            <text:p/>
          </table:table-cell>
          <table:table-cell table:formula="of:=UNICHAR([.GV9])" office:value-type="string" office:string-value="" calcext:value-type="string">
            <text:p/>
          </table:table-cell>
          <table:table-cell table:formula="of:=UNICHAR([.GW9])" office:value-type="string" office:string-value="" calcext:value-type="string">
            <text:p/>
          </table:table-cell>
          <table:table-cell table:formula="of:=UNICHAR([.GX9])" office:value-type="string" office:string-value="" calcext:value-type="string">
            <text:p/>
          </table:table-cell>
          <table:table-cell table:formula="of:=UNICHAR([.GY9])" office:value-type="string" office:string-value="" calcext:value-type="string">
            <text:p/>
          </table:table-cell>
          <table:table-cell table:formula="of:=UNICHAR([.GZ9])" office:value-type="string" office:string-value="" calcext:value-type="string">
            <text:p/>
          </table:table-cell>
          <table:table-cell table:formula="of:=UNICHAR([.HA9])" office:value-type="string" office:string-value="" calcext:value-type="string">
            <text:p/>
          </table:table-cell>
          <table:table-cell table:formula="of:=UNICHAR([.HB9])" office:value-type="string" office:string-value="" calcext:value-type="string">
            <text:p/>
          </table:table-cell>
          <table:table-cell table:formula="of:=UNICHAR([.HC9])" office:value-type="string" office:string-value="" calcext:value-type="string">
            <text:p/>
          </table:table-cell>
          <table:table-cell table:formula="of:=UNICHAR([.HD9])" office:value-type="string" office:string-value="" calcext:value-type="string">
            <text:p/>
          </table:table-cell>
          <table:table-cell table:formula="of:=UNICHAR([.HE9])" office:value-type="string" office:string-value="" calcext:value-type="string">
            <text:p/>
          </table:table-cell>
          <table:table-cell table:formula="of:=UNICHAR([.HF9])" office:value-type="string" office:string-value="" calcext:value-type="string">
            <text:p/>
          </table:table-cell>
          <table:table-cell table:formula="of:=UNICHAR([.HG9])" office:value-type="string" office:string-value="" calcext:value-type="string">
            <text:p/>
          </table:table-cell>
          <table:table-cell table:formula="of:=UNICHAR([.HH9])" office:value-type="string" office:string-value="" calcext:value-type="string">
            <text:p/>
          </table:table-cell>
          <table:table-cell table:formula="of:=UNICHAR([.HI9])" office:value-type="string" office:string-value="" calcext:value-type="string">
            <text:p/>
          </table:table-cell>
          <table:table-cell table:formula="of:=UNICHAR([.HJ9])" office:value-type="string" office:string-value="" calcext:value-type="string">
            <text:p/>
          </table:table-cell>
          <table:table-cell table:formula="of:=UNICHAR([.HK9])" office:value-type="string" office:string-value="" calcext:value-type="string">
            <text:p/>
          </table:table-cell>
        </table:table-row>
        <table:table-row table:style-name="ro2">
          <table:table-cell table:number-columns-repeated="219"/>
        </table:table-row>
        <table:table-row table:style-name="ro2">
          <table:table-cell table:number-columns-repeated="2"/>
          <table:table-cell table:style-name="ce3"/>
          <table:table-cell table:number-columns-repeated="216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3" table:order="descending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.00.0000</text:date>, <text:time style:data-style-name="N2" text:time-value="13:59:38.1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2T14:46:11.542000000</dc:date>
    <meta:generator>LibreOffice/24.2.0.3$Windows_X86_64 LibreOffice_project/da48488a73ddd66ea24cf16bbc4f7b9c08e9bea1</meta:generator>
    <meta:editing-duration>PT2H33M</meta:editing-duration>
    <meta:editing-cycles>2</meta:editing-cycles>
    <meta:document-statistic meta:table-count="2" meta:cell-count="20289" meta:object-count="0"/>
  </office:meta>
</office:document-meta>
</file>